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2.577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99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3.096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6.779cm"/>
    </style:style>
    <style:style style:name="co16" style:family="table-column">
      <style:table-column-properties fo:break-before="auto" style:column-width="0.882cm"/>
    </style:style>
    <style:style style:name="co17" style:family="table-column">
      <style:table-column-properties fo:break-before="auto" style:column-width="0.991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7.634cm"/>
    </style:style>
    <style:style style:name="co20" style:family="table-column">
      <style:table-column-properties fo:break-before="auto" style:column-width="3.916cm"/>
    </style:style>
    <style:style style:name="co21" style:family="table-column">
      <style:table-column-properties fo:break-before="auto" style:column-width="4.463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1.526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e6e6ff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8" style:family="table-cell" style:parent-style-name="Default">
      <style:table-cell-properties fo:padding="0.071cm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0" style:family="table-cell" style:parent-style-name="Default">
      <style:table-cell-properties style:diagonal-bl-tr="none" style:diagonal-tl-br="none" fo:border="0.06pt solid #000000" fo:padding="0.071cm" style:rotation-align="none"/>
      <style:map style:condition="cell-content()=1" style:apply-style-name="Sin_20_nombre2" style:base-cell-address="Hoja1.I1"/>
      <style:map style:condition="cell-content()=0" style:apply-style-name="Sin_20_nombre3" style:base-cell-address="Hoja1.I1"/>
    </style:style>
    <style:style style:name="ce11" style:family="table-cell" style:parent-style-name="Default">
      <style:table-cell-properties style:diagonal-bl-tr="none" style:diagonal-tl-br="none" fo:border="0.06pt solid #000000" fo:padding="0.071cm" style:rotation-align="none"/>
      <style:map style:condition="cell-content()=1" style:apply-style-name="Sin_20_nombre2" style:base-cell-address="Hoja1.L4"/>
      <style:map style:condition="cell-content()=0" style:apply-style-name="Sin_20_nombre3" style:base-cell-address="Hoja1.L4"/>
    </style:style>
    <style:style style:name="ce12" style:family="table-cell" style:parent-style-name="Default">
      <style:table-cell-properties fo:background-color="#e6e6ff" style:diagonal-bl-tr="none" style:diagonal-tl-br="none" fo:border="0.06pt solid #000000" fo:padding="0.071cm" style:rotation-align="non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15">
      <style:table-cell-properties fo:padding="0.071cm"/>
    </style:style>
    <style:style style:name="ce16" style:family="table-cell" style:parent-style-name="Default" style:data-style-name="N116">
      <style:table-cell-properties fo:padding="0.071cm"/>
    </style:style>
    <style:style style:name="ce17" style:family="table-cell" style:parent-style-name="Default">
      <style:table-cell-properties fo:background-color="#e6e6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43" table:default-cell-style-name="ce2"/>
        <table:table-column table:style-name="co10" table:number-columns-repeated="766" table:default-cell-style-name="Default"/>
        <table:table-row table:style-name="ro1">
          <table:table-cell table:style-name="ce1" office:value-type="string" table:number-columns-spanned="13" table:number-rows-spanned="1">
            <text:p>Total Keypoints train: 192</text:p>
          </table:table-cell>
          <table:covered-table-cell table:number-columns-repeated="7" table:style-name="ce5"/>
          <table:covered-table-cell table:style-name="ce7"/>
          <table:covered-table-cell table:number-columns-repeated="4" table:style-name="ce5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9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number-columns-repeated="1011"/>
        </table:table-row>
        <table:table-row table:style-name="ro1">
          <table:table-cell table:style-name="ce4" office:value-type="float" office:value="0.00228233">
            <text:p>0,00228233</text:p>
          </table:table-cell>
          <table:table-cell table:style-name="ce4" office:value-type="float" office:value="0.138066">
            <text:p>0,138066</text:p>
          </table:table-cell>
          <table:table-cell table:style-name="ce4" office:value-type="float" office:value="0.00585889">
            <text:p>0,00585889</text:p>
          </table:table-cell>
          <table:table-cell table:style-name="ce4" office:value-type="float" office:value="0.121311">
            <text:p>0,121311</text:p>
          </table:table-cell>
          <table:table-cell table:style-name="ce4" office:value-type="float" office:value="0.00000873">
            <text:p>0,000008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47186">
            <text:p>3,47186</text:p>
          </table:table-cell>
          <table:table-cell table:style-name="ce4" table:formula="of:=[.G4]" office:value-type="float" office:value="3.47186">
            <text:p>3,471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4]&lt;[.J4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4]*100/[.K4]" office:value-type="float" office:value="15.5172413793103">
            <text:p>15,5172413793</text:p>
          </table:table-cell>
          <table:table-cell table:style-name="ce1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prom</text:p>
          </table:table-cell>
          <table:table-cell table:number-columns-repeated="1006"/>
        </table:table-row>
        <table:table-row table:style-name="ro3">
          <table:table-cell table:style-name="ce4" office:value-type="float" office:value="0.00171138">
            <text:p>0,00171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23">
            <text:p>55,0723</text:p>
          </table:table-cell>
          <table:table-cell table:style-name="ce4" table:formula="of:=AVERAGE([.G4:.G5])" office:value-type="float" office:value="29.27208">
            <text:p>29,272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58">
            <text:p>58</text:p>
          </table:table-cell>
          <table:table-cell table:style-name="ce11" table:formula="of:=IF([.K5]&lt;[.J5];1;0)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 table:formula="of:=[.M5]*100/[.K5]" office:value-type="float" office:value="15.5172413793103">
            <text:p>15,5172413793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formula="of:=MIN([.J$4:.J$864])" office:value-type="float" office:value="11">
            <text:p>11</text:p>
          </table:table-cell>
          <table:table-cell table:formula="of:=MAX([.J$4:.J$864])" office:value-type="float" office:value="256">
            <text:p>256</text:p>
          </table:table-cell>
          <table:table-cell table:formula="of:=AVERAGE([.J$4:.J$864])" office:value-type="float" office:value="129.321718931475">
            <text:p>129,3217189315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4154">
            <text:p>0,00164154</text:p>
          </table:table-cell>
          <table:table-cell table:style-name="ce4" office:value-type="float" office:value="0.0245503">
            <text:p>0,0245503</text:p>
          </table:table-cell>
          <table:table-cell table:style-name="ce4" office:value-type="float" office:value="0.00115691">
            <text:p>0,00115691</text:p>
          </table:table-cell>
          <table:table-cell table:style-name="ce4" office:value-type="float" office:value="0.0466935">
            <text:p>0,0466935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.8959">
            <text:p>10,8959</text:p>
          </table:table-cell>
          <table:table-cell table:style-name="ce4" table:formula="of:=AVERAGE([.$G$4:.G6])" office:value-type="float" office:value="23.1466866666667">
            <text:p>23,14668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4">
            <text:p>104</text:p>
          </table:table-cell>
          <table:table-cell table:style-name="ce11" table:formula="of:=IF([.K6]&lt;[.J6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6]*100/[.K6]" office:value-type="float" office:value="28.8461538461538">
            <text:p>28,8461538462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formula="of:=MIN([.K$4:.K$864])" office:value-type="float" office:value="51">
            <text:p>51</text:p>
          </table:table-cell>
          <table:table-cell table:formula="of:=MAX([.K$4:.K$864])" office:value-type="float" office:value="125">
            <text:p>125</text:p>
          </table:table-cell>
          <table:table-cell table:formula="of:=AVERAGE([.K$4:.K$864])" office:value-type="float" office:value="89.6898954703833">
            <text:p>89,6898954704</text:p>
          </table:table-cell>
          <table:table-cell table:number-columns-repeated="1006"/>
        </table:table-row>
        <table:table-row table:style-name="ro2">
          <table:table-cell table:style-name="ce4" office:value-type="float" office:value="0.00167339">
            <text:p>0,00167339</text:p>
          </table:table-cell>
          <table:table-cell table:style-name="ce4" office:value-type="float" office:value="0.00897715">
            <text:p>0,00897715</text:p>
          </table:table-cell>
          <table:table-cell table:style-name="ce4" office:value-type="float" office:value="0.000898084">
            <text:p>0,000898084</text:p>
          </table:table-cell>
          <table:table-cell table:style-name="ce4" office:value-type="float" office:value="0.00407752">
            <text:p>0,0040775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.6721">
            <text:p>33,6721</text:p>
          </table:table-cell>
          <table:table-cell table:style-name="ce4" table:formula="of:=AVERAGE([.$G$4:.G7])" office:value-type="float" office:value="25.77804">
            <text:p>25,778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7]&lt;[.J7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]*100/[.K7]" office:value-type="float" office:value="52.8571428571429">
            <text:p>52,8571428571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formula="of:=MIN([.M$4:.M$864])" office:value-type="float" office:value="8">
            <text:p>8</text:p>
          </table:table-cell>
          <table:table-cell table:formula="of:=MAX([.M$4:.M$864])" office:value-type="float" office:value="81">
            <text:p>81</text:p>
          </table:table-cell>
          <table:table-cell table:formula="of:=AVERAGE([.M$4:.M$864])" office:value-type="float" office:value="37.4146341463415">
            <text:p>37,4146341463</text:p>
          </table:table-cell>
          <table:table-cell table:number-columns-repeated="1006"/>
        </table:table-row>
        <table:table-row table:style-name="ro1">
          <table:table-cell table:style-name="ce4" office:value-type="float" office:value="0.00168645">
            <text:p>0,001686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4971">
            <text:p>65,4971</text:p>
          </table:table-cell>
          <table:table-cell table:style-name="ce4" table:formula="of:=AVERAGE([.$G$4:.G8])" office:value-type="float" office:value="33.721852">
            <text:p>33,7218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70">
            <text:p>70</text:p>
          </table:table-cell>
          <table:table-cell table:style-name="ce11" table:formula="of:=IF([.K8]&lt;[.J8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8]*100/[.K8]" office:value-type="float" office:value="52.8571428571429">
            <text:p>5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3">
            <text:p>0,0015703</text:p>
          </table:table-cell>
          <table:table-cell table:style-name="ce4" office:value-type="float" office:value="0.0554783">
            <text:p>0,0554783</text:p>
          </table:table-cell>
          <table:table-cell table:style-name="ce4" office:value-type="float" office:value="0.000985247">
            <text:p>0,000985247</text:p>
          </table:table-cell>
          <table:table-cell table:style-name="ce4" office:value-type="float" office:value="0.0355183">
            <text:p>0,03551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34999">
            <text:p>9,34999</text:p>
          </table:table-cell>
          <table:table-cell table:style-name="ce4" table:formula="of:=AVERAGE([.$G$4:.G9])" office:value-type="float" office:value="29.659875">
            <text:p>29,659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4">
            <text:p>94</text:p>
          </table:table-cell>
          <table:table-cell table:style-name="ce11" table:formula="of:=IF([.K9]&lt;[.J9];1;0)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formula="of:=[.M9]*100/[.K9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27">
            <text:p>0,00160027</text:p>
          </table:table-cell>
          <table:table-cell table:style-name="ce4" office:value-type="float" office:value="0.0626052">
            <text:p>0,0626052</text:p>
          </table:table-cell>
          <table:table-cell table:style-name="ce4" office:value-type="float" office:value="0.00148168">
            <text:p>0,00148168</text:p>
          </table:table-cell>
          <table:table-cell table:style-name="ce4" office:value-type="float" office:value="0.0368507">
            <text:p>0,036850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3416">
            <text:p>8,63416</text:p>
          </table:table-cell>
          <table:table-cell table:style-name="ce4" table:formula="of:=AVERAGE([.$G$4:.G10])" office:value-type="float" office:value="26.6562014285714">
            <text:p>26,6562014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72">
            <text:p>72</text:p>
          </table:table-cell>
          <table:table-cell table:style-name="ce11" table:formula="of:=IF([.K10]&lt;[.J10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10]*100/[.K10]" office:value-type="float" office:value="30.5555555555556">
            <text:p>30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303">
            <text:p>0,00184303</text:p>
          </table:table-cell>
          <table:table-cell table:style-name="ce4" office:value-type="float" office:value="0.0786802">
            <text:p>0,0786802</text:p>
          </table:table-cell>
          <table:table-cell table:style-name="ce4" office:value-type="float" office:value="0.0018732">
            <text:p>0,0018732</text:p>
          </table:table-cell>
          <table:table-cell table:style-name="ce4" office:value-type="float" office:value="0.121583">
            <text:p>0,12158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539">
            <text:p>4,539</text:p>
          </table:table-cell>
          <table:table-cell table:style-name="ce4" table:formula="of:=AVERAGE([.$G$4:.G11])" office:value-type="float" office:value="23.89155125">
            <text:p>23,891551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96">
            <text:p>96</text:p>
          </table:table-cell>
          <table:table-cell table:style-name="ce11" table:formula="of:=IF([.K11]&lt;[.J1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11]*100/[.K11]" office:value-type="float" office:value="20.8333333333333">
            <text:p>20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256">
            <text:p>0,00155256</text:p>
          </table:table-cell>
          <table:table-cell table:style-name="ce4" office:value-type="float" office:value="0.0896449">
            <text:p>0,0896449</text:p>
          </table:table-cell>
          <table:table-cell table:style-name="ce4" office:value-type="float" office:value="0.00301818">
            <text:p>0,00301818</text:p>
          </table:table-cell>
          <table:table-cell table:style-name="ce4" office:value-type="float" office:value="0.122081">
            <text:p>0,1220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4966">
            <text:p>4,34966</text:p>
          </table:table-cell>
          <table:table-cell table:style-name="ce4" table:formula="of:=AVERAGE([.$G$4:.G12])" office:value-type="float" office:value="21.72023">
            <text:p>21,720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80">
            <text:p>80</text:p>
          </table:table-cell>
          <table:table-cell table:style-name="ce11" table:formula="of:=IF([.K12]&lt;[.J1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12]*100/[.K12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$G$4:.G13])" office:value-type="float" office:value="20.060718">
            <text:p>20,0607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11" table:formula="of:=IF([.K13]&lt;[.J13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13]*100/[.K13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G$4:.G14])" office:value-type="float" office:value="18.8038872727273">
            <text:p>18,80388727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11" table:formula="of:=IF([.K14]&lt;[.J1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14]*100/[.K14]" office:value-type="float" office:value="32.5842696629214">
            <text:p>32,58426966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G$4:.G15])" office:value-type="float" office:value="17.8208191666667">
            <text:p>17,8208191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11" table:formula="of:=IF([.K15]&lt;[.J1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15]*100/[.K15]" office:value-type="float" office:value="52.3255813953488">
            <text:p>52,32558139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G$4:.G16])" office:value-type="float" office:value="16.9404861538462">
            <text:p>16,94048615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11" table:formula="of:=IF([.K16]&lt;[.J1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16]*100/[.K16]" office:value-type="float" office:value="40.2298850574713">
            <text:p>40,22988505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G$4:.G17])" office:value-type="float" office:value="16.4294442857143">
            <text:p>16,4294442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7]&lt;[.J17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7]*100/[.K17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39">
            <text:p>0,001629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6125">
            <text:p>56,6125</text:p>
          </table:table-cell>
          <table:table-cell table:style-name="ce4" table:formula="of:=AVERAGE([.$G$4:.G18])" office:value-type="float" office:value="19.1083146666667">
            <text:p>19,108314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8]&lt;[.J1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8]*100/[.K18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453">
            <text:p>52,7453</text:p>
          </table:table-cell>
          <table:table-cell table:style-name="ce4" table:formula="of:=AVERAGE([.$G$4:.G19])" office:value-type="float" office:value="21.21062625">
            <text:p>21,21062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11" table:formula="of:=IF([.K19]&lt;[.J1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19]*100/[.K19]" office:value-type="float" office:value="40.3508771929825">
            <text:p>40,3508771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G$4:.G20])" office:value-type="float" office:value="20.47055">
            <text:p>20,470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11" table:formula="of:=IF([.K20]&lt;[.J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]*100/[.K20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G$4:.G21])" office:value-type="float" office:value="19.7002138888889">
            <text:p>19,70021388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1]&lt;[.J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]*100/[.K21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1297">
            <text:p>59,1297</text:p>
          </table:table-cell>
          <table:table-cell table:style-name="ce4" table:formula="of:=AVERAGE([.$G$4:.G22])" office:value-type="float" office:value="21.77545">
            <text:p>21,775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2]&lt;[.J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]*100/[.K22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43">
            <text:p>0,001643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6842">
            <text:p>59,6842</text:p>
          </table:table-cell>
          <table:table-cell table:style-name="ce4" table:formula="of:=AVERAGE([.$G$4:.G23])" office:value-type="float" office:value="23.6708875">
            <text:p>23,6708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23]&lt;[.J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3]*100/[.K23]" office:value-type="float" office:value="34.0425531914894">
            <text:p>34,04255319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548">
            <text:p>0,00217548</text:p>
          </table:table-cell>
          <table:table-cell table:style-name="ce4" office:value-type="float" office:value="0.0337899">
            <text:p>0,0337899</text:p>
          </table:table-cell>
          <table:table-cell table:style-name="ce4" office:value-type="float" office:value="0.00413151">
            <text:p>0,00413151</text:p>
          </table:table-cell>
          <table:table-cell table:style-name="ce4" office:value-type="float" office:value="0.124464">
            <text:p>0,12446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53213">
            <text:p>5,53213</text:p>
          </table:table-cell>
          <table:table-cell table:style-name="ce4" table:formula="of:=AVERAGE([.$G$4:.G24])" office:value-type="float" office:value="22.8071371428571">
            <text:p>22,80713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4]&lt;[.J24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4]*100/[.K24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62">
            <text:p>0,001672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5199">
            <text:p>61,5199</text:p>
          </table:table-cell>
          <table:table-cell table:style-name="ce4" table:formula="of:=AVERAGE([.$G$4:.G25])" office:value-type="float" office:value="24.5668081818182">
            <text:p>24,5668081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5]&lt;[.J25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5]*100/[.K25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508">
            <text:p>0,002045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328">
            <text:p>57,0328</text:p>
          </table:table-cell>
          <table:table-cell table:style-name="ce4" table:formula="of:=AVERAGE([.$G$4:.G26])" office:value-type="float" office:value="25.9783730434783">
            <text:p>25,9783730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6]&lt;[.J26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6]*100/[.K26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07">
            <text:p>0,001634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63">
            <text:p>54,463</text:p>
          </table:table-cell>
          <table:table-cell table:style-name="ce4" table:formula="of:=AVERAGE([.$G$4:.G27])" office:value-type="float" office:value="27.1652325">
            <text:p>27,1652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7]&lt;[.J27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7]*100/[.K27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881">
            <text:p>48,2881</text:p>
          </table:table-cell>
          <table:table-cell table:style-name="ce4" table:formula="of:=AVERAGE([.$G$4:.G28])" office:value-type="float" office:value="28.0101472">
            <text:p>28,0101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8]&lt;[.J28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8]*100/[.K28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1">
            <text:p>0,0021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15">
            <text:p>49,2515</text:p>
          </table:table-cell>
          <table:table-cell table:style-name="ce4" table:formula="of:=AVERAGE([.$G$4:.G29])" office:value-type="float" office:value="28.8271223076923">
            <text:p>28,82712230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29]&lt;[.J29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29]*100/[.K29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0586">
            <text:p>0,00280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4051">
            <text:p>57,4051</text:p>
          </table:table-cell>
          <table:table-cell table:style-name="ce4" table:formula="of:=AVERAGE([.$G$4:.G30])" office:value-type="float" office:value="29.8855659259259">
            <text:p>29,885565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0]&lt;[.J30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0]*100/[.K30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7033">
            <text:p>0,002970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7873">
            <text:p>45,7873</text:p>
          </table:table-cell>
          <table:table-cell table:style-name="ce4" table:formula="of:=AVERAGE([.$G$4:.G31])" office:value-type="float" office:value="30.453485">
            <text:p>30,4534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1]&lt;[.J31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1]*100/[.K31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95">
            <text:p>0,002116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866">
            <text:p>50,2866</text:p>
          </table:table-cell>
          <table:table-cell table:style-name="ce4" table:formula="of:=AVERAGE([.$G$4:.G32])" office:value-type="float" office:value="31.1373855172414">
            <text:p>31,13738551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2]&lt;[.J32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2]*100/[.K32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64">
            <text:p>0,00169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008">
            <text:p>51,3008</text:p>
          </table:table-cell>
          <table:table-cell table:style-name="ce4" table:formula="of:=AVERAGE([.$G$4:.G33])" office:value-type="float" office:value="31.8094993333333">
            <text:p>31,809499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7">
            <text:p>57</text:p>
          </table:table-cell>
          <table:table-cell table:style-name="ce11" table:formula="of:=IF([.K33]&lt;[.J33];1;0)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formula="of:=[.M33]*100/[.K33]" office:value-type="float" office:value="19.2982456140351">
            <text:p>19,2982456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G$4:.G34])" office:value-type="float" office:value="30.949055483871">
            <text:p>30,94905548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4]&lt;[.J34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4]*100/[.K34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15">
            <text:p>0,00164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592">
            <text:p>59,2592</text:p>
          </table:table-cell>
          <table:table-cell table:style-name="ce4" table:formula="of:=AVERAGE([.$G$4:.G35])" office:value-type="float" office:value="31.8337475">
            <text:p>31,8337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5]&lt;[.J35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5]*100/[.K35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04">
            <text:p>0,001607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185">
            <text:p>55,3185</text:p>
          </table:table-cell>
          <table:table-cell table:style-name="ce4" table:formula="of:=AVERAGE([.$G$4:.G36])" office:value-type="float" office:value="32.5454066666667">
            <text:p>32,54540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6]&lt;[.J3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6]*100/[.K36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81">
            <text:p>0,00165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9497">
            <text:p>36,9497</text:p>
          </table:table-cell>
          <table:table-cell table:style-name="ce4" table:formula="of:=AVERAGE([.$G$4:.G37])" office:value-type="float" office:value="32.6749447058823">
            <text:p>32,67494470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11" table:formula="of:=IF([.K37]&lt;[.J3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37]*100/[.K37]" office:value-type="float" office:value="21.5909090909091">
            <text:p>21,5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G$4:.G38])" office:value-type="float" office:value="31.9257034285714">
            <text:p>31,92570342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11" table:formula="of:=IF([.K38]&lt;[.J3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8]*100/[.K38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G$4:.G39])" office:value-type="float" office:value="31.1912472222222">
            <text:p>31,19124722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39]&lt;[.J3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9]*100/[.K3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282">
            <text:p>62,2282</text:p>
          </table:table-cell>
          <table:table-cell table:style-name="ce4" table:formula="of:=AVERAGE([.$G$4:.G40])" office:value-type="float" office:value="32.0300837837838">
            <text:p>32,03008378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0]&lt;[.J4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0]*100/[.K4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13">
            <text:p>0,001691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15">
            <text:p>51,7515</text:p>
          </table:table-cell>
          <table:table-cell table:style-name="ce4" table:formula="of:=AVERAGE([.$G$4:.G41])" office:value-type="float" office:value="32.5490684210526">
            <text:p>32,549068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1]&lt;[.J4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1]*100/[.K4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51">
            <text:p>0,00203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42])" office:value-type="float" office:value="33.1828666666667">
            <text:p>33,1828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2]&lt;[.J4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2]*100/[.K4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318">
            <text:p>0,001673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8672">
            <text:p>50,8672</text:p>
          </table:table-cell>
          <table:table-cell table:style-name="ce4" table:formula="of:=AVERAGE([.$G$4:.G43])" office:value-type="float" office:value="33.624975">
            <text:p>33,6249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3]&lt;[.J4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3]*100/[.K4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855">
            <text:p>60,4855</text:p>
          </table:table-cell>
          <table:table-cell table:style-name="ce4" table:formula="of:=AVERAGE([.$G$4:.G44])" office:value-type="float" office:value="34.2801097560976">
            <text:p>34,28010975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4]&lt;[.J4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4]*100/[.K4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53">
            <text:p>53,1153</text:p>
          </table:table-cell>
          <table:table-cell table:style-name="ce4" table:formula="of:=AVERAGE([.$G$4:.G45])" office:value-type="float" office:value="34.7285666666667">
            <text:p>34,728566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5]&lt;[.J4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5]*100/[.K4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56">
            <text:p>0,001574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871">
            <text:p>57,7871</text:p>
          </table:table-cell>
          <table:table-cell table:style-name="ce4" table:formula="of:=AVERAGE([.$G$4:.G46])" office:value-type="float" office:value="35.264811627907">
            <text:p>35,26481162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6]&lt;[.J4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6]*100/[.K4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106">
            <text:p>0,00169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849">
            <text:p>40,8849</text:p>
          </table:table-cell>
          <table:table-cell table:style-name="ce4" table:formula="of:=AVERAGE([.$G$4:.G47])" office:value-type="float" office:value="35.3925409090909">
            <text:p>35,3925409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7]&lt;[.J4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7]*100/[.K4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82">
            <text:p>0,001600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15">
            <text:p>49,0315</text:p>
          </table:table-cell>
          <table:table-cell table:style-name="ce4" table:formula="of:=AVERAGE([.$G$4:.G48])" office:value-type="float" office:value="35.6956288888889">
            <text:p>35,695628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8]&lt;[.J4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8]*100/[.K4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39">
            <text:p>54,239</text:p>
          </table:table-cell>
          <table:table-cell table:style-name="ce4" table:formula="of:=AVERAGE([.$G$4:.G49])" office:value-type="float" office:value="36.0987456521739">
            <text:p>36,09874565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49]&lt;[.J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49]*100/[.K4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299">
            <text:p>57,1299</text:p>
          </table:table-cell>
          <table:table-cell table:style-name="ce4" table:formula="of:=AVERAGE([.$G$4:.G50])" office:value-type="float" office:value="36.5462170212766">
            <text:p>36,54621702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0]&lt;[.J5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0]*100/[.K5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13">
            <text:p>0,00160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189">
            <text:p>54,8189</text:p>
          </table:table-cell>
          <table:table-cell table:style-name="ce4" table:formula="of:=AVERAGE([.$G$4:.G51])" office:value-type="float" office:value="36.9268979166667">
            <text:p>36,9268979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1]&lt;[.J5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1]*100/[.K5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46">
            <text:p>0,001582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427">
            <text:p>55,2427</text:p>
          </table:table-cell>
          <table:table-cell table:style-name="ce4" table:formula="of:=AVERAGE([.$G$4:.G52])" office:value-type="float" office:value="37.3006897959184">
            <text:p>37,3006897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2]&lt;[.J52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2]*100/[.K52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823">
            <text:p>57,3823</text:p>
          </table:table-cell>
          <table:table-cell table:style-name="ce4" table:formula="of:=AVERAGE([.$G$4:.G53])" office:value-type="float" office:value="37.702322">
            <text:p>37,702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3]&lt;[.J5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3]*100/[.K53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8">
            <text:p>0,00168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179">
            <text:p>56,2179</text:p>
          </table:table-cell>
          <table:table-cell table:style-name="ce4" table:formula="of:=AVERAGE([.$G$4:.G54])" office:value-type="float" office:value="38.0653725490196">
            <text:p>38,0653725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4]&lt;[.J54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4]*100/[.K54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672">
            <text:p>54,5672</text:p>
          </table:table-cell>
          <table:table-cell table:style-name="ce4" table:formula="of:=AVERAGE([.$G$4:.G55])" office:value-type="float" office:value="38.3827153846154">
            <text:p>38,38271538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5]&lt;[.J55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5]*100/[.K55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871">
            <text:p>50,7871</text:p>
          </table:table-cell>
          <table:table-cell table:style-name="ce4" table:formula="of:=AVERAGE([.$G$4:.G56])" office:value-type="float" office:value="38.6167603773585">
            <text:p>38,61676037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6]&lt;[.J56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6]*100/[.K56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4">
            <text:p>0,001565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57])" office:value-type="float" office:value="38.9628037037037">
            <text:p>38,96280370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7]&lt;[.J57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7]*100/[.K57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1789">
            <text:p>0,002417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075">
            <text:p>52,0075</text:p>
          </table:table-cell>
          <table:table-cell table:style-name="ce4" table:formula="of:=AVERAGE([.$G$4:.G58])" office:value-type="float" office:value="39.19998">
            <text:p>39,19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8]&lt;[.J58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8]*100/[.K58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71">
            <text:p>0,001649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288">
            <text:p>53,1288</text:p>
          </table:table-cell>
          <table:table-cell table:style-name="ce4" table:formula="of:=AVERAGE([.$G$4:.G59])" office:value-type="float" office:value="39.4487089285714">
            <text:p>39,44870892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59]&lt;[.J5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59]*100/[.K59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">
            <text:p>0,001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18">
            <text:p>53,7318</text:p>
          </table:table-cell>
          <table:table-cell table:style-name="ce4" table:formula="of:=AVERAGE([.$G$4:.G60])" office:value-type="float" office:value="39.6992894736842">
            <text:p>39,6992894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0]&lt;[.J60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0]*100/[.K60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188">
            <text:p>55,9188</text:p>
          </table:table-cell>
          <table:table-cell table:style-name="ce4" table:formula="of:=AVERAGE([.$G$4:.G61])" office:value-type="float" office:value="39.9789362068965">
            <text:p>39,97893620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11" table:formula="of:=IF([.K61]&lt;[.J61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61]*100/[.K61]" office:value-type="float" office:value="32.6315789473684">
            <text:p>32,63157894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G$4:.G62])" office:value-type="float" office:value="39.3890247457627">
            <text:p>39,38902474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2]&lt;[.J6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2]*100/[.K6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52">
            <text:p>0,001623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213">
            <text:p>53,5213</text:p>
          </table:table-cell>
          <table:table-cell table:style-name="ce4" table:formula="of:=AVERAGE([.$G$4:.G63])" office:value-type="float" office:value="39.6245626666667">
            <text:p>39,62456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3]&lt;[.J6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3]*100/[.K6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138">
            <text:p>0,00166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79">
            <text:p>53,479</text:p>
          </table:table-cell>
          <table:table-cell table:style-name="ce4" table:formula="of:=AVERAGE([.$G$4:.G64])" office:value-type="float" office:value="39.8516845901639">
            <text:p>39,85168459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4]&lt;[.J64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4]*100/[.K64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91">
            <text:p>0,001596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044">
            <text:p>57,9044</text:p>
          </table:table-cell>
          <table:table-cell table:style-name="ce4" table:formula="of:=AVERAGE([.$G$4:.G65])" office:value-type="float" office:value="40.1428574193548">
            <text:p>40,14285741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5]&lt;[.J65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5]*100/[.K65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043">
            <text:p>0,001800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794">
            <text:p>51,3794</text:p>
          </table:table-cell>
          <table:table-cell table:style-name="ce4" table:formula="of:=AVERAGE([.$G$4:.G66])" office:value-type="float" office:value="40.3212152380952">
            <text:p>40,32121523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6]&lt;[.J6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6]*100/[.K66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86">
            <text:p>0,001655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256">
            <text:p>56,0256</text:p>
          </table:table-cell>
          <table:table-cell table:style-name="ce4" table:formula="of:=AVERAGE([.$G$4:.G67])" office:value-type="float" office:value="40.56659625">
            <text:p>40,56659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7]&lt;[.J6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7]*100/[.K67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736">
            <text:p>0,001907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239">
            <text:p>56,2239</text:p>
          </table:table-cell>
          <table:table-cell table:style-name="ce4" table:formula="of:=AVERAGE([.$G$4:.G68])" office:value-type="float" office:value="40.8074778461538">
            <text:p>40,8074778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8]&lt;[.J68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8]*100/[.K68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27">
            <text:p>53,1827</text:p>
          </table:table-cell>
          <table:table-cell table:style-name="ce4" table:formula="of:=AVERAGE([.$G$4:.G69])" office:value-type="float" office:value="40.9949812121212">
            <text:p>40,99498121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69]&lt;[.J69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69]*100/[.K69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16">
            <text:p>0,00160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047">
            <text:p>49,3047</text:p>
          </table:table-cell>
          <table:table-cell table:style-name="ce4" table:formula="of:=AVERAGE([.$G$4:.G70])" office:value-type="float" office:value="41.1190068656716">
            <text:p>41,11900686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0]&lt;[.J70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0]*100/[.K70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3">
            <text:p>0,00201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37">
            <text:p>48,237</text:p>
          </table:table-cell>
          <table:table-cell table:style-name="ce4" table:formula="of:=AVERAGE([.$G$4:.G71])" office:value-type="float" office:value="41.2236832352941">
            <text:p>41,22368323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1]&lt;[.J71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1]*100/[.K71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36">
            <text:p>0,00160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785">
            <text:p>55,9785</text:p>
          </table:table-cell>
          <table:table-cell table:style-name="ce4" table:formula="of:=AVERAGE([.$G$4:.G72])" office:value-type="float" office:value="41.4375211594203">
            <text:p>41,43752115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2]&lt;[.J72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2]*100/[.K72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85">
            <text:p>0,001624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221">
            <text:p>51,7221</text:p>
          </table:table-cell>
          <table:table-cell table:style-name="ce4" table:formula="of:=AVERAGE([.$G$4:.G73])" office:value-type="float" office:value="41.5844437142857">
            <text:p>41,58444371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11" table:formula="of:=IF([.K73]&lt;[.J7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73]*100/[.K73]" office:value-type="float" office:value="24.1379310344828">
            <text:p>24,13793103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0359">
            <text:p>0,00190359</text:p>
          </table:table-cell>
          <table:table-cell table:style-name="ce4" office:value-type="float" office:value="0.0305069">
            <text:p>0,0305069</text:p>
          </table:table-cell>
          <table:table-cell table:style-name="ce4" office:value-type="float" office:value="0.00421993">
            <text:p>0,00421993</text:p>
          </table:table-cell>
          <table:table-cell table:style-name="ce4" office:value-type="float" office:value="0.121659">
            <text:p>0,121659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3">
            <text:p>5,73253</text:p>
          </table:table-cell>
          <table:table-cell table:style-name="ce4" table:formula="of:=AVERAGE([.$G$4:.G74])" office:value-type="float" office:value="41.0794871830986">
            <text:p>41,07948718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4]&lt;[.J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4]*100/[.K74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38">
            <text:p>0,0015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78">
            <text:p>53,778</text:p>
          </table:table-cell>
          <table:table-cell table:style-name="ce4" table:formula="of:=AVERAGE([.$G$4:.G75])" office:value-type="float" office:value="41.2558554166667">
            <text:p>41,25585541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5]&lt;[.J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5]*100/[.K75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9">
            <text:p>0,00170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3389">
            <text:p>49,3389</text:p>
          </table:table-cell>
          <table:table-cell table:style-name="ce4" table:formula="of:=AVERAGE([.$G$4:.G76])" office:value-type="float" office:value="41.3665820547945">
            <text:p>41,36658205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6]&lt;[.J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6]*100/[.K76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55">
            <text:p>0,001565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86">
            <text:p>60,0886</text:p>
          </table:table-cell>
          <table:table-cell table:style-name="ce4" table:formula="of:=AVERAGE([.$G$4:.G77])" office:value-type="float" office:value="41.6195822972973">
            <text:p>41,61958229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7]&lt;[.J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]*100/[.K77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61">
            <text:p>0,00163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742">
            <text:p>50,6742</text:p>
          </table:table-cell>
          <table:table-cell table:style-name="ce4" table:formula="of:=AVERAGE([.$G$4:.G78])" office:value-type="float" office:value="41.7403105333333">
            <text:p>41,7403105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1">
            <text:p>61</text:p>
          </table:table-cell>
          <table:table-cell table:style-name="ce11" table:formula="of:=IF([.K78]&lt;[.J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8]*100/[.K78]" office:value-type="float" office:value="21.3114754098361">
            <text:p>21,31147540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G$4:.G79])" office:value-type="float" office:value="41.2872969736842">
            <text:p>41,28729697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79]&lt;[.J7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79]*100/[.K79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48">
            <text:p>0,00157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466">
            <text:p>54,7466</text:p>
          </table:table-cell>
          <table:table-cell table:style-name="ce4" table:formula="of:=AVERAGE([.$G$4:.G80])" office:value-type="float" office:value="41.4620931168831">
            <text:p>41,4620931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0]&lt;[.J8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0]*100/[.K80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29">
            <text:p>0,001665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5531">
            <text:p>48,5531</text:p>
          </table:table-cell>
          <table:table-cell table:style-name="ce4" table:formula="of:=AVERAGE([.$G$4:.G81])" office:value-type="float" office:value="41.5530034615385">
            <text:p>41,553003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1]&lt;[.J81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1]*100/[.K81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106">
            <text:p>0,001741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946">
            <text:p>56,0946</text:p>
          </table:table-cell>
          <table:table-cell table:style-name="ce4" table:formula="of:=AVERAGE([.$G$4:.G82])" office:value-type="float" office:value="41.7370743037975">
            <text:p>41,73707430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11" table:formula="of:=IF([.K82]&lt;[.J8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82]*100/[.K8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G$4:.G83])" office:value-type="float" office:value="41.3112595">
            <text:p>41,31125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3]&lt;[.J8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3]*100/[.K8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1">
            <text:p>0,001658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346">
            <text:p>55,5346</text:p>
          </table:table-cell>
          <table:table-cell table:style-name="ce4" table:formula="of:=AVERAGE([.$G$4:.G84])" office:value-type="float" office:value="41.4868562962963">
            <text:p>41,48685629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4]&lt;[.J8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4]*100/[.K8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2">
            <text:p>0,001702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51">
            <text:p>52,2551</text:p>
          </table:table-cell>
          <table:table-cell table:style-name="ce4" table:formula="of:=AVERAGE([.$G$4:.G85])" office:value-type="float" office:value="41.6181763414634">
            <text:p>41,61817634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5]&lt;[.J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5]*100/[.K8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109">
            <text:p>49,109</text:p>
          </table:table-cell>
          <table:table-cell table:style-name="ce4" table:formula="of:=AVERAGE([.$G$4:.G86])" office:value-type="float" office:value="41.7084272289157">
            <text:p>41,7084272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6]&lt;[.J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6]*100/[.K8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">
            <text:p>0,001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168">
            <text:p>55,7168</text:p>
          </table:table-cell>
          <table:table-cell table:style-name="ce4" table:formula="of:=AVERAGE([.$G$4:.G87])" office:value-type="float" office:value="41.8751935714286">
            <text:p>41,87519357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7]&lt;[.J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7]*100/[.K8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34">
            <text:p>0,0019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48">
            <text:p>54,1648</text:p>
          </table:table-cell>
          <table:table-cell table:style-name="ce4" table:formula="of:=AVERAGE([.$G$4:.G88])" office:value-type="float" office:value="42.0197771764706">
            <text:p>42,01977717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8]&lt;[.J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8]*100/[.K8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517">
            <text:p>55,6517</text:p>
          </table:table-cell>
          <table:table-cell table:style-name="ce4" table:formula="of:=AVERAGE([.$G$4:.G89])" office:value-type="float" office:value="42.1782879069767">
            <text:p>42,1782879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89]&lt;[.J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89]*100/[.K8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65">
            <text:p>0,001925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104">
            <text:p>53,3104</text:p>
          </table:table-cell>
          <table:table-cell table:style-name="ce4" table:formula="of:=AVERAGE([.$G$4:.G90])" office:value-type="float" office:value="42.3062432183908">
            <text:p>42,30624321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0]&lt;[.J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0]*100/[.K9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17">
            <text:p>0,002016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502">
            <text:p>49,6502</text:p>
          </table:table-cell>
          <table:table-cell table:style-name="ce4" table:formula="of:=AVERAGE([.$G$4:.G91])" office:value-type="float" office:value="42.3896972727273">
            <text:p>42,389697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1]&lt;[.J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1]*100/[.K9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94">
            <text:p>0,001623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5756">
            <text:p>58,5756</text:p>
          </table:table-cell>
          <table:table-cell table:style-name="ce4" table:formula="of:=AVERAGE([.$G$4:.G92])" office:value-type="float" office:value="42.5715613483146">
            <text:p>42,57156134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2]&lt;[.J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2]*100/[.K9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">
            <text:p>0,00160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966">
            <text:p>51,9966</text:p>
          </table:table-cell>
          <table:table-cell table:style-name="ce4" table:formula="of:=AVERAGE([.$G$4:.G93])" office:value-type="float" office:value="42.676284">
            <text:p>42,6762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3]&lt;[.J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3]*100/[.K9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">
            <text:p>0,0015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957">
            <text:p>56,7957</text:p>
          </table:table-cell>
          <table:table-cell table:style-name="ce4" table:formula="of:=AVERAGE([.$G$4:.G94])" office:value-type="float" office:value="42.8314424175824">
            <text:p>42,83144241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4]&lt;[.J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4]*100/[.K9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07">
            <text:p>0,001722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37">
            <text:p>52,8237</text:p>
          </table:table-cell>
          <table:table-cell table:style-name="ce4" table:formula="of:=AVERAGE([.$G$4:.G95])" office:value-type="float" office:value="42.9400539130435">
            <text:p>42,9400539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5]&lt;[.J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5]*100/[.K95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117945">
            <text:p>0,0117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3583">
            <text:p>29,3583</text:p>
          </table:table-cell>
          <table:table-cell table:style-name="ce4" table:formula="of:=AVERAGE([.$G$4:.G96])" office:value-type="float" office:value="42.7940135483871">
            <text:p>42,7940135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6]&lt;[.J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6]*100/[.K96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52">
            <text:p>0,001667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959">
            <text:p>53,3959</text:p>
          </table:table-cell>
          <table:table-cell table:style-name="ce4" table:formula="of:=AVERAGE([.$G$4:.G97])" office:value-type="float" office:value="42.9067995744681">
            <text:p>42,90679957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7]&lt;[.J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7]*100/[.K97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28">
            <text:p>0,001634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17">
            <text:p>55,0817</text:p>
          </table:table-cell>
          <table:table-cell table:style-name="ce4" table:formula="of:=AVERAGE([.$G$4:.G98])" office:value-type="float" office:value="43.0349564210526">
            <text:p>43,0349564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8]&lt;[.J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8]*100/[.K98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11">
            <text:p>0,00156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038">
            <text:p>57,6038</text:p>
          </table:table-cell>
          <table:table-cell table:style-name="ce4" table:formula="of:=AVERAGE([.$G$4:.G99])" office:value-type="float" office:value="43.1867152083333">
            <text:p>43,18671520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99]&lt;[.J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99]*100/[.K99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46">
            <text:p>0,0015634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025">
            <text:p>58,1025</text:p>
          </table:table-cell>
          <table:table-cell table:style-name="ce4" table:formula="of:=AVERAGE([.$G$4:.G100])" office:value-type="float" office:value="43.340486185567">
            <text:p>43,34048618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0]&lt;[.J10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0]*100/[.K100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2">
            <text:p>0,001630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3.1748">
            <text:p>63,1748</text:p>
          </table:table-cell>
          <table:table-cell table:style-name="ce4" table:formula="of:=AVERAGE([.$G$4:.G101])" office:value-type="float" office:value="43.5428771428571">
            <text:p>43,542877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1]&lt;[.J10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1]*100/[.K101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81">
            <text:p>0,001852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04">
            <text:p>54,104</text:p>
          </table:table-cell>
          <table:table-cell table:style-name="ce4" table:formula="of:=AVERAGE([.$G$4:.G102])" office:value-type="float" office:value="43.6495551515151">
            <text:p>43,64955515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2]&lt;[.J10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2]*100/[.K102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59">
            <text:p>0,00161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388">
            <text:p>54,9388</text:p>
          </table:table-cell>
          <table:table-cell table:style-name="ce4" table:formula="of:=AVERAGE([.$G$4:.G103])" office:value-type="float" office:value="43.7624476">
            <text:p>43,76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3]&lt;[.J10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3]*100/[.K103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402">
            <text:p>0,00200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125">
            <text:p>53,8125</text:p>
          </table:table-cell>
          <table:table-cell table:style-name="ce4" table:formula="of:=AVERAGE([.$G$4:.G104])" office:value-type="float" office:value="43.8619530693069">
            <text:p>43,8619530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11" table:formula="of:=IF([.K104]&lt;[.J1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04]*100/[.K104]" office:value-type="float" office:value="38.2022471910112">
            <text:p>38,2022471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G$4:.G105])" office:value-type="float" office:value="43.5005556862745">
            <text:p>43,50055568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5]&lt;[.J10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5]*100/[.K10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41">
            <text:p>0,00155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649">
            <text:p>58,6649</text:p>
          </table:table-cell>
          <table:table-cell table:style-name="ce4" table:formula="of:=AVERAGE([.$G$4:.G106])" office:value-type="float" office:value="43.6477823300971">
            <text:p>43,64778233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6]&lt;[.J10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6]*100/[.K10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68">
            <text:p>0,001575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84">
            <text:p>54,0684</text:p>
          </table:table-cell>
          <table:table-cell table:style-name="ce4" table:formula="of:=AVERAGE([.$G$4:.G107])" office:value-type="float" office:value="43.7479805769231">
            <text:p>43,74798057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7]&lt;[.J1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7]*100/[.K10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72944">
            <text:p>0,00372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042">
            <text:p>48,3042</text:p>
          </table:table-cell>
          <table:table-cell table:style-name="ce4" table:formula="of:=AVERAGE([.$G$4:.G108])" office:value-type="float" office:value="43.7913731428571">
            <text:p>43,79137314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8]&lt;[.J1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8]*100/[.K10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41">
            <text:p>0,001732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2613">
            <text:p>51,2613</text:p>
          </table:table-cell>
          <table:table-cell table:style-name="ce4" table:formula="of:=AVERAGE([.$G$4:.G109])" office:value-type="float" office:value="43.8618441509434">
            <text:p>43,8618441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09]&lt;[.J1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09]*100/[.K109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66">
            <text:p>0,00159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447">
            <text:p>54,0447</text:p>
          </table:table-cell>
          <table:table-cell table:style-name="ce4" table:formula="of:=AVERAGE([.$G$4:.G110])" office:value-type="float" office:value="43.9570110280374">
            <text:p>43,9570110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0]&lt;[.J1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0]*100/[.K110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5">
            <text:p>0,0015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727">
            <text:p>55,8727</text:p>
          </table:table-cell>
          <table:table-cell table:style-name="ce4" table:formula="of:=AVERAGE([.$G$4:.G111])" office:value-type="float" office:value="44.0673414814815">
            <text:p>44,0673414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1]&lt;[.J1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1]*100/[.K111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64">
            <text:p>0,001668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3841">
            <text:p>45,3841</text:p>
          </table:table-cell>
          <table:table-cell table:style-name="ce4" table:formula="of:=AVERAGE([.$G$4:.G112])" office:value-type="float" office:value="44.0794218348624">
            <text:p>44,0794218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2]&lt;[.J1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2]*100/[.K112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81">
            <text:p>0,00159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5544">
            <text:p>56,5544</text:p>
          </table:table-cell>
          <table:table-cell table:style-name="ce4" table:formula="of:=AVERAGE([.$G$4:.G113])" office:value-type="float" office:value="44.1928307272727">
            <text:p>44,19283072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3]&lt;[.J1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3]*100/[.K113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114])" office:value-type="float" office:value="44.3392106306306">
            <text:p>44,33921063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4]&lt;[.J1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4]*100/[.K114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676">
            <text:p>0,001826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8329">
            <text:p>48,8329</text:p>
          </table:table-cell>
          <table:table-cell table:style-name="ce4" table:formula="of:=AVERAGE([.$G$4:.G115])" office:value-type="float" office:value="44.3793328571429">
            <text:p>44,37933285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5]&lt;[.J1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5]*100/[.K115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23">
            <text:p>0,001592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844">
            <text:p>50,5844</text:p>
          </table:table-cell>
          <table:table-cell table:style-name="ce4" table:formula="of:=AVERAGE([.$G$4:.G116])" office:value-type="float" office:value="44.4342449557522">
            <text:p>44,4342449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6]&lt;[.J1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6]*100/[.K116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">
            <text:p>0,001595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333">
            <text:p>55,2333</text:p>
          </table:table-cell>
          <table:table-cell table:style-name="ce4" table:formula="of:=AVERAGE([.$G$4:.G117])" office:value-type="float" office:value="44.5289735087719">
            <text:p>44,5289735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7]&lt;[.J1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7]*100/[.K117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8379">
            <text:p>62,8379</text:p>
          </table:table-cell>
          <table:table-cell table:style-name="ce4" table:formula="of:=AVERAGE([.$G$4:.G118])" office:value-type="float" office:value="44.6881815652174">
            <text:p>44,68818156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11" table:formula="of:=IF([.K118]&lt;[.J11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118]*100/[.K118]" office:value-type="float" office:value="27.7777777777778">
            <text:p>2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59">
            <text:p>0,00157659</text:p>
          </table:table-cell>
          <table:table-cell table:style-name="ce4" office:value-type="float" office:value="0.0331024">
            <text:p>0,0331024</text:p>
          </table:table-cell>
          <table:table-cell table:style-name="ce4" office:value-type="float" office:value="0.00449664">
            <text:p>0,00449664</text:p>
          </table:table-cell>
          <table:table-cell table:style-name="ce4" office:value-type="float" office:value="0.122516">
            <text:p>0,122516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285">
            <text:p>5,65285</text:p>
          </table:table-cell>
          <table:table-cell table:style-name="ce4" table:formula="of:=AVERAGE([.$G$4:.G119])" office:value-type="float" office:value="44.3516700862069">
            <text:p>44,35167008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19]&lt;[.J11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19]*100/[.K119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82">
            <text:p>0,001949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077">
            <text:p>52,1077</text:p>
          </table:table-cell>
          <table:table-cell table:style-name="ce4" table:formula="of:=AVERAGE([.$G$4:.G120])" office:value-type="float" office:value="44.4179609401709">
            <text:p>44,41796094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0]&lt;[.J12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0]*100/[.K120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91">
            <text:p>0,00203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56">
            <text:p>54,0656</text:p>
          </table:table-cell>
          <table:table-cell table:style-name="ce4" table:formula="of:=AVERAGE([.$G$4:.G121])" office:value-type="float" office:value="44.4997205932203">
            <text:p>44,4997205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1]&lt;[.J12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1]*100/[.K121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21">
            <text:p>0,001637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546">
            <text:p>47,0546</text:p>
          </table:table-cell>
          <table:table-cell table:style-name="ce4" table:formula="of:=AVERAGE([.$G$4:.G122])" office:value-type="float" office:value="44.5211901680672">
            <text:p>44,52119016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2]&lt;[.J12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2]*100/[.K122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73">
            <text:p>0,001796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584">
            <text:p>48,1584</text:p>
          </table:table-cell>
          <table:table-cell table:style-name="ce4" table:formula="of:=AVERAGE([.$G$4:.G123])" office:value-type="float" office:value="44.55150025">
            <text:p>44,55150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3]&lt;[.J12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3]*100/[.K123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37">
            <text:p>0,001608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89">
            <text:p>56,3289</text:p>
          </table:table-cell>
          <table:table-cell table:style-name="ce4" table:formula="of:=AVERAGE([.$G$4:.G124])" office:value-type="float" office:value="44.6488341322314">
            <text:p>44,64883413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4]&lt;[.J12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4]*100/[.K124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586867">
            <text:p>0,00586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6008">
            <text:p>44,6008</text:p>
          </table:table-cell>
          <table:table-cell table:style-name="ce4" table:formula="of:=AVERAGE([.$G$4:.G125])" office:value-type="float" office:value="44.6484404098361">
            <text:p>44,64844040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5]&lt;[.J12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5]*100/[.K125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59">
            <text:p>0,00166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968">
            <text:p>50,2968</text:p>
          </table:table-cell>
          <table:table-cell table:style-name="ce4" table:formula="of:=AVERAGE([.$G$4:.G126])" office:value-type="float" office:value="44.6943620325203">
            <text:p>44,69436203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6]&lt;[.J12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6]*100/[.K126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973">
            <text:p>0,00163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97">
            <text:p>36,5297</text:p>
          </table:table-cell>
          <table:table-cell table:style-name="ce4" table:formula="of:=AVERAGE([.$G$4:.G127])" office:value-type="float" office:value="44.628517983871">
            <text:p>44,6285179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67">
            <text:p>67</text:p>
          </table:table-cell>
          <table:table-cell table:style-name="ce11" table:formula="of:=IF([.K127]&lt;[.J12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7]*100/[.K127]" office:value-type="float" office:value="19.4029850746269">
            <text:p>19,40298507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9">
            <text:p>0,00171599</text:p>
          </table:table-cell>
          <table:table-cell table:style-name="ce4" office:value-type="float" office:value="0.0294113">
            <text:p>0,0294113</text:p>
          </table:table-cell>
          <table:table-cell table:style-name="ce4" office:value-type="float" office:value="0.00439062">
            <text:p>0,00439062</text:p>
          </table:table-cell>
          <table:table-cell table:style-name="ce4" office:value-type="float" office:value="0.132771">
            <text:p>0,13277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5337">
            <text:p>5,25337</text:p>
          </table:table-cell>
          <table:table-cell table:style-name="ce4" table:formula="of:=AVERAGE([.$G$4:.G128])" office:value-type="float" office:value="44.3135168">
            <text:p>44,31351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8]&lt;[.J12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8]*100/[.K128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155">
            <text:p>50,0155</text:p>
          </table:table-cell>
          <table:table-cell table:style-name="ce4" table:formula="of:=AVERAGE([.$G$4:.G129])" office:value-type="float" office:value="44.3587706349206">
            <text:p>44,35877063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29]&lt;[.J12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29]*100/[.K129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91">
            <text:p>0,001659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7515">
            <text:p>49,7515</text:p>
          </table:table-cell>
          <table:table-cell table:style-name="ce4" table:formula="of:=AVERAGE([.$G$4:.G130])" office:value-type="float" office:value="44.4012330708662">
            <text:p>44,4012330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0]&lt;[.J13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0]*100/[.K130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309">
            <text:p>0,001743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628">
            <text:p>60,628</text:p>
          </table:table-cell>
          <table:table-cell table:style-name="ce4" table:formula="of:=AVERAGE([.$G$4:.G131])" office:value-type="float" office:value="44.5280046875">
            <text:p>44,52800468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1">
            <text:p>71</text:p>
          </table:table-cell>
          <table:table-cell table:style-name="ce11" table:formula="of:=IF([.K131]&lt;[.J13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131]*100/[.K131]" office:value-type="float" office:value="18.3098591549296">
            <text:p>18,30985915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G$4:.G132])" office:value-type="float" office:value="44.2318744186047">
            <text:p>44,23187441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2]&lt;[.J13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2]*100/[.K13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47">
            <text:p>0,001679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481">
            <text:p>56,0481</text:p>
          </table:table-cell>
          <table:table-cell table:style-name="ce4" table:formula="of:=AVERAGE([.$G$4:.G133])" office:value-type="float" office:value="44.3227684615385">
            <text:p>44,3227684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3]&lt;[.J13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3]*100/[.K133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24">
            <text:p>0,00201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55">
            <text:p>50,9555</text:p>
          </table:table-cell>
          <table:table-cell table:style-name="ce4" table:formula="of:=AVERAGE([.$G$4:.G134])" office:value-type="float" office:value="44.3734">
            <text:p>44,3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11" table:formula="of:=IF([.K134]&lt;[.J13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34]*100/[.K134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G$4:.G135])" office:value-type="float" office:value="44.0767160606061">
            <text:p>44,0767160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5]&lt;[.J135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5]*100/[.K135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03">
            <text:p>0,001595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956">
            <text:p>50,0956</text:p>
          </table:table-cell>
          <table:table-cell table:style-name="ce4" table:formula="of:=AVERAGE([.$G$4:.G136])" office:value-type="float" office:value="44.1219708270677">
            <text:p>44,12197082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6]&lt;[.J136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6]*100/[.K136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86">
            <text:p>0,00176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577">
            <text:p>55,1577</text:p>
          </table:table-cell>
          <table:table-cell table:style-name="ce4" table:formula="of:=AVERAGE([.$G$4:.G137])" office:value-type="float" office:value="44.2043270149254">
            <text:p>44,20432701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11" table:formula="of:=IF([.K137]&lt;[.J13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137]*100/[.K137]" office:value-type="float" office:value="20.9302325581395">
            <text:p>20,93023255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G$4:.G138])" office:value-type="float" office:value="43.9201692592593">
            <text:p>43,92016925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8]&lt;[.J13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8]*100/[.K138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96">
            <text:p>0,001685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808">
            <text:p>51,8808</text:p>
          </table:table-cell>
          <table:table-cell table:style-name="ce4" table:formula="of:=AVERAGE([.$G$4:.G139])" office:value-type="float" office:value="43.9787033088235">
            <text:p>43,97870330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11" table:formula="of:=IF([.K139]&lt;[.J139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139]*100/[.K139]" office:value-type="float" office:value="34.1463414634146">
            <text:p>34,14634146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G$4:.G140])" office:value-type="float" office:value="43.7014341605839">
            <text:p>43,7014341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0]&lt;[.J14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0]*100/[.K140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9">
            <text:p>0,00167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9664">
            <text:p>37,9664</text:p>
          </table:table-cell>
          <table:table-cell table:style-name="ce4" table:formula="of:=AVERAGE([.$G$4:.G141])" office:value-type="float" office:value="43.659875942029">
            <text:p>43,6598759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1]&lt;[.J14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1]*100/[.K141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9">
            <text:p>0,001963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498">
            <text:p>47,1498</text:p>
          </table:table-cell>
          <table:table-cell table:style-name="ce4" table:formula="of:=AVERAGE([.$G$4:.G142])" office:value-type="float" office:value="43.6849833093525">
            <text:p>43,68498330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2]&lt;[.J14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2]*100/[.K142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1">
            <text:p>0,001631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184">
            <text:p>54,3184</text:p>
          </table:table-cell>
          <table:table-cell table:style-name="ce4" table:formula="of:=AVERAGE([.$G$4:.G143])" office:value-type="float" office:value="43.7609362857143">
            <text:p>43,7609362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3]&lt;[.J14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3]*100/[.K14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511">
            <text:p>0,001645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15">
            <text:p>49,915</text:p>
          </table:table-cell>
          <table:table-cell table:style-name="ce4" table:formula="of:=AVERAGE([.$G$4:.G144])" office:value-type="float" office:value="43.8045821276596">
            <text:p>43,80458212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4]&lt;[.J144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4]*100/[.K144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2">
            <text:p>0,00157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7712">
            <text:p>60,7712</text:p>
          </table:table-cell>
          <table:table-cell table:style-name="ce4" table:formula="of:=AVERAGE([.$G$4:.G145])" office:value-type="float" office:value="43.9240653521127">
            <text:p>43,9240653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5]&lt;[.J145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5]*100/[.K145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673">
            <text:p>51,8673</text:p>
          </table:table-cell>
          <table:table-cell table:style-name="ce4" table:formula="of:=AVERAGE([.$G$4:.G146])" office:value-type="float" office:value="43.9796124475525">
            <text:p>43,97961244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11" table:formula="of:=IF([.K146]&lt;[.J146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146]*100/[.K14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G$4:.G147])" office:value-type="float" office:value="43.7073446527778">
            <text:p>43,7073446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7]&lt;[.J147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7]*100/[.K147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05">
            <text:p>0,001682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998">
            <text:p>54,5998</text:p>
          </table:table-cell>
          <table:table-cell table:style-name="ce4" table:formula="of:=AVERAGE([.$G$4:.G148])" office:value-type="float" office:value="43.7824650344828">
            <text:p>43,78246503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8]&lt;[.J148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8]*100/[.K148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08">
            <text:p>0,001646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042">
            <text:p>52,7042</text:p>
          </table:table-cell>
          <table:table-cell table:style-name="ce4" table:formula="of:=AVERAGE([.$G$4:.G149])" office:value-type="float" office:value="43.8435728082192">
            <text:p>43,843572808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49]&lt;[.J149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49]*100/[.K149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5377">
            <text:p>46,5377</text:p>
          </table:table-cell>
          <table:table-cell table:style-name="ce4" table:formula="of:=AVERAGE([.$G$4:.G150])" office:value-type="float" office:value="43.8619002040816">
            <text:p>43,86190020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0]&lt;[.J15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0]*100/[.K150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21">
            <text:p>0,001640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964">
            <text:p>56,2964</text:p>
          </table:table-cell>
          <table:table-cell table:style-name="ce4" table:formula="of:=AVERAGE([.$G$4:.G151])" office:value-type="float" office:value="43.9459170945946">
            <text:p>43,9459170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11" table:formula="of:=IF([.K151]&lt;[.J15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51]*100/[.K151]" office:value-type="float" office:value="19.7368421052632">
            <text:p>19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55">
            <text:p>0,00165355</text:p>
          </table:table-cell>
          <table:table-cell table:style-name="ce4" office:value-type="float" office:value="0.0311372">
            <text:p>0,0311372</text:p>
          </table:table-cell>
          <table:table-cell table:style-name="ce4" office:value-type="float" office:value="0.00464715">
            <text:p>0,00464715</text:p>
          </table:table-cell>
          <table:table-cell table:style-name="ce4" office:value-type="float" office:value="0.124852">
            <text:p>0,124852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0402">
            <text:p>5,60402</text:p>
          </table:table-cell>
          <table:table-cell table:style-name="ce4" table:formula="of:=AVERAGE([.$G$4:.G152])" office:value-type="float" office:value="43.6885889261745">
            <text:p>43,6885889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2]&lt;[.J15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2]*100/[.K15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69">
            <text:p>0,00163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6056">
            <text:p>38,6056</text:p>
          </table:table-cell>
          <table:table-cell table:style-name="ce4" table:formula="of:=AVERAGE([.$G$4:.G153])" office:value-type="float" office:value="43.6547023333333">
            <text:p>43,65470233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3]&lt;[.J15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3]*100/[.K15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603">
            <text:p>56,7603</text:p>
          </table:table-cell>
          <table:table-cell table:style-name="ce4" table:formula="of:=AVERAGE([.$G$4:.G154])" office:value-type="float" office:value="43.7414943708609">
            <text:p>43,74149437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4]&lt;[.J1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4]*100/[.K15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32">
            <text:p>0,0016073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881">
            <text:p>53,2881</text:p>
          </table:table-cell>
          <table:table-cell table:style-name="ce4" table:formula="of:=AVERAGE([.$G$4:.G155])" office:value-type="float" office:value="43.8043009868421">
            <text:p>43,80430098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5]&lt;[.J1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5]*100/[.K155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667">
            <text:p>0,00211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968">
            <text:p>59,3968</text:p>
          </table:table-cell>
          <table:table-cell table:style-name="ce4" table:formula="of:=AVERAGE([.$G$4:.G156])" office:value-type="float" office:value="43.906212745098">
            <text:p>43,906212745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6]&lt;[.J1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6]*100/[.K15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82">
            <text:p>0,001682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8359">
            <text:p>41,8359</text:p>
          </table:table-cell>
          <table:table-cell table:style-name="ce4" table:formula="of:=AVERAGE([.$G$4:.G157])" office:value-type="float" office:value="43.8927691558442">
            <text:p>43,89276915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7]&lt;[.J157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7]*100/[.K15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943">
            <text:p>0,001929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817">
            <text:p>60,0817</text:p>
          </table:table-cell>
          <table:table-cell table:style-name="ce4" table:formula="of:=AVERAGE([.$G$4:.G158])" office:value-type="float" office:value="43.9972138709677">
            <text:p>43,9972138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8]&lt;[.J158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8]*100/[.K15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54">
            <text:p>0,001594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66">
            <text:p>56,366</text:p>
          </table:table-cell>
          <table:table-cell table:style-name="ce4" table:formula="of:=AVERAGE([.$G$4:.G159])" office:value-type="float" office:value="44.0765009615385">
            <text:p>44,07650096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59]&lt;[.J159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59]*100/[.K15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01">
            <text:p>0,001599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8361">
            <text:p>49,8361</text:p>
          </table:table-cell>
          <table:table-cell table:style-name="ce4" table:formula="of:=AVERAGE([.$G$4:.G160])" office:value-type="float" office:value="44.1131863057325">
            <text:p>44,11318630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0]&lt;[.J160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0]*100/[.K16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09">
            <text:p>0,001652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161])" office:value-type="float" office:value="44.1629794303798">
            <text:p>44,1629794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1]&lt;[.J161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1]*100/[.K16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202">
            <text:p>52,3202</text:p>
          </table:table-cell>
          <table:table-cell table:style-name="ce4" table:formula="of:=AVERAGE([.$G$4:.G162])" office:value-type="float" office:value="44.2142827044025">
            <text:p>44,21428270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2]&lt;[.J162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2]*100/[.K162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501">
            <text:p>53,0501</text:p>
          </table:table-cell>
          <table:table-cell table:style-name="ce4" table:formula="of:=AVERAGE([.$G$4:.G163])" office:value-type="float" office:value="44.2695065625">
            <text:p>44,26950656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3]&lt;[.J163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3]*100/[.K163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45">
            <text:p>0,001601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251">
            <text:p>56,3251</text:p>
          </table:table-cell>
          <table:table-cell table:style-name="ce4" table:formula="of:=AVERAGE([.$G$4:.G164])" office:value-type="float" office:value="44.3443860248447">
            <text:p>44,3443860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79">
            <text:p>79</text:p>
          </table:table-cell>
          <table:table-cell table:style-name="ce11" table:formula="of:=IF([.K164]&lt;[.J16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164]*100/[.K164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G$4:.G165])" office:value-type="float" office:value="44.1203380864198">
            <text:p>44,12033808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5]&lt;[.J16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5]*100/[.K16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1">
            <text:p>0,001566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586">
            <text:p>56,2586</text:p>
          </table:table-cell>
          <table:table-cell table:style-name="ce4" table:formula="of:=AVERAGE([.$G$4:.G166])" office:value-type="float" office:value="44.1948059509202">
            <text:p>44,1948059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6]&lt;[.J16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6]*100/[.K16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9">
            <text:p>0,001604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81">
            <text:p>53,0481</text:p>
          </table:table-cell>
          <table:table-cell table:style-name="ce4" table:formula="of:=AVERAGE([.$G$4:.G167])" office:value-type="float" office:value="44.2487894512195">
            <text:p>44,2487894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7]&lt;[.J16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7]*100/[.K16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466">
            <text:p>0,001774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2315">
            <text:p>59,2315</text:p>
          </table:table-cell>
          <table:table-cell table:style-name="ce4" table:formula="of:=AVERAGE([.$G$4:.G168])" office:value-type="float" office:value="44.3395937575758">
            <text:p>44,33959375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8]&lt;[.J16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8]*100/[.K16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34">
            <text:p>0,001581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2162">
            <text:p>62,2162</text:p>
          </table:table-cell>
          <table:table-cell table:style-name="ce4" table:formula="of:=AVERAGE([.$G$4:.G169])" office:value-type="float" office:value="44.4472841566265">
            <text:p>44,4472841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69]&lt;[.J16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69]*100/[.K16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7">
            <text:p>0,00157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52">
            <text:p>59,952</text:p>
          </table:table-cell>
          <table:table-cell table:style-name="ce4" table:formula="of:=AVERAGE([.$G$4:.G170])" office:value-type="float" office:value="44.5401267664671">
            <text:p>44,54012676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0]&lt;[.J170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0]*100/[.K170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173">
            <text:p>0,001711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1038">
            <text:p>62,1038</text:p>
          </table:table-cell>
          <table:table-cell table:style-name="ce4" table:formula="of:=AVERAGE([.$G$4:.G171])" office:value-type="float" office:value="44.6446724404762">
            <text:p>44,64467244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1]&lt;[.J171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1]*100/[.K171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826">
            <text:p>0,001748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8377">
            <text:p>58,8377</text:p>
          </table:table-cell>
          <table:table-cell table:style-name="ce4" table:formula="of:=AVERAGE([.$G$4:.G172])" office:value-type="float" office:value="44.728654852071">
            <text:p>44,72865485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2]&lt;[.J172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2]*100/[.K172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42">
            <text:p>0,00166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8733">
            <text:p>59,8733</text:p>
          </table:table-cell>
          <table:table-cell table:style-name="ce4" table:formula="of:=AVERAGE([.$G$4:.G173])" office:value-type="float" office:value="44.817741">
            <text:p>44,8177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3]&lt;[.J173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3]*100/[.K173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05677">
            <text:p>0,005056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5256">
            <text:p>36,5256</text:p>
          </table:table-cell>
          <table:table-cell table:style-name="ce4" table:formula="of:=AVERAGE([.$G$4:.G174])" office:value-type="float" office:value="44.7692489473684">
            <text:p>44,76924894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4]&lt;[.J17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4]*100/[.K174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032">
            <text:p>59,0032</text:p>
          </table:table-cell>
          <table:table-cell table:style-name="ce4" table:formula="of:=AVERAGE([.$G$4:.G175])" office:value-type="float" office:value="44.8520044767442">
            <text:p>44,8520044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5]&lt;[.J1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5]*100/[.K175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82">
            <text:p>0,001688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111">
            <text:p>55,6111</text:p>
          </table:table-cell>
          <table:table-cell table:style-name="ce4" table:formula="of:=AVERAGE([.$G$4:.G176])" office:value-type="float" office:value="44.9141957803468">
            <text:p>44,914195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6]&lt;[.J176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6]*100/[.K176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575">
            <text:p>0,001745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446">
            <text:p>54,6446</text:p>
          </table:table-cell>
          <table:table-cell table:style-name="ce4" table:formula="of:=AVERAGE([.$G$4:.G177])" office:value-type="float" office:value="44.9701176436782">
            <text:p>44,97011764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7]&lt;[.J177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7]*100/[.K177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12">
            <text:p>0,00196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757">
            <text:p>52,1757</text:p>
          </table:table-cell>
          <table:table-cell table:style-name="ce4" table:formula="of:=AVERAGE([.$G$4:.G178])" office:value-type="float" office:value="45.0112924">
            <text:p>45,01129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8]&lt;[.J178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8]*100/[.K178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41">
            <text:p>0,001977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464">
            <text:p>48,2464</text:p>
          </table:table-cell>
          <table:table-cell table:style-name="ce4" table:formula="of:=AVERAGE([.$G$4:.G179])" office:value-type="float" office:value="45.0296736931818">
            <text:p>45,02967369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11" table:formula="of:=IF([.K179]&lt;[.J179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179]*100/[.K179]" office:value-type="float" office:value="31.3953488372093">
            <text:p>31,39534883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69">
            <text:p>0,00208769</text:p>
          </table:table-cell>
          <table:table-cell table:style-name="ce4" office:value-type="float" office:value="0.0283498">
            <text:p>0,0283498</text:p>
          </table:table-cell>
          <table:table-cell table:style-name="ce4" office:value-type="float" office:value="0.00439439">
            <text:p>0,00439439</text:p>
          </table:table-cell>
          <table:table-cell table:style-name="ce4" office:value-type="float" office:value="0.0627232">
            <text:p>0,062723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6312">
            <text:p>8,56312</text:p>
          </table:table-cell>
          <table:table-cell table:style-name="ce4" table:formula="of:=AVERAGE([.$G$4:.G180])" office:value-type="float" office:value="44.8236479661017">
            <text:p>44,82364796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0]&lt;[.J18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0]*100/[.K180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96">
            <text:p>0,00194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94">
            <text:p>54,2594</text:p>
          </table:table-cell>
          <table:table-cell table:style-name="ce4" table:formula="of:=AVERAGE([.$G$4:.G181])" office:value-type="float" office:value="44.8766578089888">
            <text:p>44,8766578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1]&lt;[.J181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1]*100/[.K181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31">
            <text:p>0,001689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6427">
            <text:p>52,6427</text:p>
          </table:table-cell>
          <table:table-cell table:style-name="ce4" table:formula="of:=AVERAGE([.$G$4:.G182])" office:value-type="float" office:value="44.9200435195531">
            <text:p>44,92004351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2]&lt;[.J182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2]*100/[.K182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897">
            <text:p>0,002068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26">
            <text:p>47,726</text:p>
          </table:table-cell>
          <table:table-cell table:style-name="ce4" table:formula="of:=AVERAGE([.$G$4:.G183])" office:value-type="float" office:value="44.9356321666667">
            <text:p>44,935632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3]&lt;[.J183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3]*100/[.K183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951">
            <text:p>0,002029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3506">
            <text:p>59,3506</text:p>
          </table:table-cell>
          <table:table-cell table:style-name="ce4" table:formula="of:=AVERAGE([.$G$4:.G184])" office:value-type="float" office:value="45.0152728729282">
            <text:p>45,01527287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56">
            <text:p>56</text:p>
          </table:table-cell>
          <table:table-cell table:style-name="ce11" table:formula="of:=IF([.K184]&lt;[.J184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184]*100/[.K184]" office:value-type="float" office:value="26.7857142857143">
            <text:p>26,7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G$4:.G185])" office:value-type="float" office:value="44.8055460989011">
            <text:p>44,80554609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5]&lt;[.J18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5]*100/[.K18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003">
            <text:p>61,9003</text:p>
          </table:table-cell>
          <table:table-cell table:style-name="ce4" table:formula="of:=AVERAGE([.$G$4:.G186])" office:value-type="float" office:value="44.8989600546448">
            <text:p>44,89896005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6]&lt;[.J18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6]*100/[.K18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495">
            <text:p>0,00171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8132">
            <text:p>55,8132</text:p>
          </table:table-cell>
          <table:table-cell table:style-name="ce4" table:formula="of:=AVERAGE([.$G$4:.G187])" office:value-type="float" office:value="44.958276576087">
            <text:p>44,95827657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7]&lt;[.J18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7]*100/[.K18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74">
            <text:p>0,001629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36">
            <text:p>55,5736</text:p>
          </table:table-cell>
          <table:table-cell table:style-name="ce4" table:formula="of:=AVERAGE([.$G$4:.G188])" office:value-type="float" office:value="45.0156567027027">
            <text:p>45,01565670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8]&lt;[.J18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8]*100/[.K18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04">
            <text:p>0,001629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116">
            <text:p>58,4116</text:p>
          </table:table-cell>
          <table:table-cell table:style-name="ce4" table:formula="of:=AVERAGE([.$G$4:.G189])" office:value-type="float" office:value="45.0876779032258">
            <text:p>45,08767790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89]&lt;[.J18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89]*100/[.K18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771">
            <text:p>0,001687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542">
            <text:p>58,6542</text:p>
          </table:table-cell>
          <table:table-cell table:style-name="ce4" table:formula="of:=AVERAGE([.$G$4:.G190])" office:value-type="float" office:value="45.1602261497326">
            <text:p>45,16022614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0]&lt;[.J19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0]*100/[.K190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34">
            <text:p>0,0016093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698">
            <text:p>65,5698</text:p>
          </table:table-cell>
          <table:table-cell table:style-name="ce4" table:formula="of:=AVERAGE([.$G$4:.G191])" office:value-type="float" office:value="45.2687877127659">
            <text:p>45,26878771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1]&lt;[.J19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1]*100/[.K191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02">
            <text:p>0,00156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623">
            <text:p>60,5623</text:p>
          </table:table-cell>
          <table:table-cell table:style-name="ce4" table:formula="of:=AVERAGE([.$G$4:.G192])" office:value-type="float" office:value="45.3497057671958">
            <text:p>45,34970576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2]&lt;[.J19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2]*100/[.K192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04">
            <text:p>0,00169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08">
            <text:p>61,08</text:p>
          </table:table-cell>
          <table:table-cell table:style-name="ce4" table:formula="of:=AVERAGE([.$G$4:.G193])" office:value-type="float" office:value="45.4324967894737">
            <text:p>45,4324967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3]&lt;[.J19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3]*100/[.K193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73">
            <text:p>0,001623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645">
            <text:p>52,7645</text:p>
          </table:table-cell>
          <table:table-cell table:style-name="ce4" table:formula="of:=AVERAGE([.$G$4:.G194])" office:value-type="float" office:value="45.4708842408377">
            <text:p>45,47088424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4]&lt;[.J19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4]*100/[.K194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6942">
            <text:p>0,002869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196">
            <text:p>51,7196</text:p>
          </table:table-cell>
          <table:table-cell table:style-name="ce4" table:formula="of:=AVERAGE([.$G$4:.G195])" office:value-type="float" office:value="45.5034296354167">
            <text:p>45,50342963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5]&lt;[.J19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5]*100/[.K195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689">
            <text:p>0,00199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068">
            <text:p>55,3068</text:p>
          </table:table-cell>
          <table:table-cell table:style-name="ce4" table:formula="of:=AVERAGE([.$G$4:.G196])" office:value-type="float" office:value="45.5542243005181">
            <text:p>45,5542243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6]&lt;[.J19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6]*100/[.K196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779">
            <text:p>0,002007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65">
            <text:p>52,9965</text:p>
          </table:table-cell>
          <table:table-cell table:style-name="ce4" table:formula="of:=AVERAGE([.$G$4:.G197])" office:value-type="float" office:value="45.5925865463918">
            <text:p>45,5925865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7]&lt;[.J19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7]*100/[.K197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265">
            <text:p>0,002032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288">
            <text:p>54,5288</text:p>
          </table:table-cell>
          <table:table-cell table:style-name="ce4" table:formula="of:=AVERAGE([.$G$4:.G198])" office:value-type="float" office:value="45.6384132820513">
            <text:p>45,638413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8]&lt;[.J19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8]*100/[.K198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199])" office:value-type="float" office:value="45.6849749489796">
            <text:p>45,6849749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11" table:formula="of:=IF([.K199]&lt;[.J19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199]*100/[.K199]" office:value-type="float" office:value="38.6363636363636">
            <text:p>38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G$4:.G200])" office:value-type="float" office:value="45.4926010659898">
            <text:p>45,4926010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0]&lt;[.J20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0]*100/[.K20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568">
            <text:p>57,6568</text:p>
          </table:table-cell>
          <table:table-cell table:style-name="ce4" table:formula="of:=AVERAGE([.$G$4:.G201])" office:value-type="float" office:value="45.5540364141414">
            <text:p>45,55403641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1]&lt;[.J20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1]*100/[.K20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68">
            <text:p>54,6268</text:p>
          </table:table-cell>
          <table:table-cell table:style-name="ce4" table:formula="of:=AVERAGE([.$G$4:.G202])" office:value-type="float" office:value="45.5996281909548">
            <text:p>45,5996281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2]&lt;[.J20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2]*100/[.K20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12">
            <text:p>55,0412</text:p>
          </table:table-cell>
          <table:table-cell table:style-name="ce4" table:formula="of:=AVERAGE([.$G$4:.G203])" office:value-type="float" office:value="45.64683605">
            <text:p>45,646836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3]&lt;[.J20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3]*100/[.K20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607">
            <text:p>53,7607</text:p>
          </table:table-cell>
          <table:table-cell table:style-name="ce4" table:formula="of:=AVERAGE([.$G$4:.G204])" office:value-type="float" office:value="45.6872035323383">
            <text:p>45,68720353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4]&lt;[.J20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4]*100/[.K20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92">
            <text:p>0,00204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4403">
            <text:p>46,4403</text:p>
          </table:table-cell>
          <table:table-cell table:style-name="ce4" table:formula="of:=AVERAGE([.$G$4:.G205])" office:value-type="float" office:value="45.6909317326733">
            <text:p>45,69093173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5]&lt;[.J20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5]*100/[.K20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7807">
            <text:p>0,00227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8">
            <text:p>53,18</text:p>
          </table:table-cell>
          <table:table-cell table:style-name="ce4" table:formula="of:=AVERAGE([.$G$4:.G206])" office:value-type="float" office:value="45.7278236945813">
            <text:p>45,7278236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6]&lt;[.J20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6]*100/[.K20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1">
            <text:p>0,0016034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483">
            <text:p>57,0483</text:p>
          </table:table-cell>
          <table:table-cell table:style-name="ce4" table:formula="of:=AVERAGE([.$G$4:.G207])" office:value-type="float" office:value="45.7833162254902">
            <text:p>45,78331622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7]&lt;[.J20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7]*100/[.K20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2">
            <text:p>0,00160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33">
            <text:p>49,6033</text:p>
          </table:table-cell>
          <table:table-cell table:style-name="ce4" table:formula="of:=AVERAGE([.$G$4:.G208])" office:value-type="float" office:value="45.8019502926829">
            <text:p>45,80195029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8]&lt;[.J20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8]*100/[.K20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747">
            <text:p>0,0016574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321">
            <text:p>52,0321</text:p>
          </table:table-cell>
          <table:table-cell table:style-name="ce4" table:formula="of:=AVERAGE([.$G$4:.G209])" office:value-type="float" office:value="45.8321937378641">
            <text:p>45,83219373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09]&lt;[.J20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09]*100/[.K20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6608">
            <text:p>57,6608</text:p>
          </table:table-cell>
          <table:table-cell table:style-name="ce4" table:formula="of:=AVERAGE([.$G$4:.G210])" office:value-type="float" office:value="45.889336763285">
            <text:p>45,88933676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0]&lt;[.J21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0]*100/[.K21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1791">
            <text:p>0,002517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355">
            <text:p>55,4355</text:p>
          </table:table-cell>
          <table:table-cell table:style-name="ce4" table:formula="of:=AVERAGE([.$G$4:.G211])" office:value-type="float" office:value="45.9352317788462">
            <text:p>45,93523177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1]&lt;[.J21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1]*100/[.K21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079">
            <text:p>0,001630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579">
            <text:p>54,5579</text:p>
          </table:table-cell>
          <table:table-cell table:style-name="ce4" table:formula="of:=AVERAGE([.$G$4:.G212])" office:value-type="float" office:value="45.9764885645933">
            <text:p>45,97648856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2]&lt;[.J21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2]*100/[.K21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961">
            <text:p>0,0017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25">
            <text:p>57,225</text:p>
          </table:table-cell>
          <table:table-cell table:style-name="ce4" table:formula="of:=AVERAGE([.$G$4:.G213])" office:value-type="float" office:value="46.0300529047619">
            <text:p>46,0300529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3]&lt;[.J21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3]*100/[.K21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23">
            <text:p>0,001762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881">
            <text:p>54,7881</text:p>
          </table:table-cell>
          <table:table-cell table:style-name="ce4" table:formula="of:=AVERAGE([.$G$4:.G214])" office:value-type="float" office:value="46.0715602369668">
            <text:p>46,0715602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4]&lt;[.J21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4]*100/[.K21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35">
            <text:p>0,002008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215])" office:value-type="float" office:value="46.1064335377358">
            <text:p>46,10643353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5]&lt;[.J21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5]*100/[.K21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694">
            <text:p>0,0020169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886">
            <text:p>54,1886</text:p>
          </table:table-cell>
          <table:table-cell table:style-name="ce4" table:formula="of:=AVERAGE([.$G$4:.G216])" office:value-type="float" office:value="46.1443779812207">
            <text:p>46,1443779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6]&lt;[.J21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6]*100/[.K216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848">
            <text:p>0,001958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22">
            <text:p>53,8622</text:p>
          </table:table-cell>
          <table:table-cell table:style-name="ce4" table:formula="of:=AVERAGE([.$G$4:.G217])" office:value-type="float" office:value="46.1804425700935">
            <text:p>46,18044257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7]&lt;[.J217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7]*100/[.K217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403">
            <text:p>47,8403</text:p>
          </table:table-cell>
          <table:table-cell table:style-name="ce4" table:formula="of:=AVERAGE([.$G$4:.G218])" office:value-type="float" office:value="46.1881628372093">
            <text:p>46,18816283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8]&lt;[.J21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8]*100/[.K218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66">
            <text:p>0,001601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719">
            <text:p>53,1719</text:p>
          </table:table-cell>
          <table:table-cell table:style-name="ce4" table:formula="of:=AVERAGE([.$G$4:.G219])" office:value-type="float" office:value="46.2204949537037">
            <text:p>46,2204949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19]&lt;[.J219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19]*100/[.K219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87">
            <text:p>0,001595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448">
            <text:p>55,0448</text:p>
          </table:table-cell>
          <table:table-cell table:style-name="ce4" table:formula="of:=AVERAGE([.$G$4:.G220])" office:value-type="float" office:value="46.261159953917">
            <text:p>46,26115995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0]&lt;[.J220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0]*100/[.K220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601">
            <text:p>56,0601</text:p>
          </table:table-cell>
          <table:table-cell table:style-name="ce4" table:formula="of:=AVERAGE([.$G$4:.G221])" office:value-type="float" office:value="46.3061092201835">
            <text:p>46,3061092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1]&lt;[.J221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1]*100/[.K221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55">
            <text:p>52,3555</text:p>
          </table:table-cell>
          <table:table-cell table:style-name="ce4" table:formula="of:=AVERAGE([.$G$4:.G222])" office:value-type="float" office:value="46.3337320091324">
            <text:p>46,33373200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2]&lt;[.J2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2]*100/[.K222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24">
            <text:p>0,00199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566">
            <text:p>54,2566</text:p>
          </table:table-cell>
          <table:table-cell table:style-name="ce4" table:formula="of:=AVERAGE([.$G$4:.G223])" office:value-type="float" office:value="46.3697450454545">
            <text:p>46,36974504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3]&lt;[.J223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3]*100/[.K223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62">
            <text:p>0,001578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224])" office:value-type="float" office:value="46.3989724434389">
            <text:p>46,39897244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4]&lt;[.J224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4]*100/[.K224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54">
            <text:p>0,001701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792">
            <text:p>50,792</text:p>
          </table:table-cell>
          <table:table-cell table:style-name="ce4" table:formula="of:=AVERAGE([.$G$4:.G225])" office:value-type="float" office:value="46.4187608558559">
            <text:p>46,41876085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11" table:formula="of:=IF([.K225]&lt;[.J225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225]*100/[.K225]" office:value-type="float" office:value="35.5555555555556">
            <text:p>3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G$4:.G226])" office:value-type="float" office:value="46.2409324215247">
            <text:p>46,24093242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6]&lt;[.J22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6]*100/[.K22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4114">
            <text:p>56,4114</text:p>
          </table:table-cell>
          <table:table-cell table:style-name="ce4" table:formula="of:=AVERAGE([.$G$4:.G227])" office:value-type="float" office:value="46.2863362946429">
            <text:p>46,28633629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7]&lt;[.J22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7]*100/[.K22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83">
            <text:p>0,001565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479">
            <text:p>58,7479</text:p>
          </table:table-cell>
          <table:table-cell table:style-name="ce4" table:formula="of:=AVERAGE([.$G$4:.G228])" office:value-type="float" office:value="46.3417210222222">
            <text:p>46,3417210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8]&lt;[.J22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8]*100/[.K22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29">
            <text:p>0,001671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475">
            <text:p>53,0475</text:p>
          </table:table-cell>
          <table:table-cell table:style-name="ce4" table:formula="of:=AVERAGE([.$G$4:.G229])" office:value-type="float" office:value="46.3713926106195">
            <text:p>46,37139261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29]&lt;[.J22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29]*100/[.K22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86">
            <text:p>0,001652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18">
            <text:p>53,118</text:p>
          </table:table-cell>
          <table:table-cell table:style-name="ce4" table:formula="of:=AVERAGE([.$G$4:.G230])" office:value-type="float" office:value="46.4011133480176">
            <text:p>46,40111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0]&lt;[.J2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0]*100/[.K23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733">
            <text:p>0,002697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208">
            <text:p>54,9208</text:p>
          </table:table-cell>
          <table:table-cell table:style-name="ce4" table:formula="of:=AVERAGE([.$G$4:.G231])" office:value-type="float" office:value="46.4384803947368">
            <text:p>46,43848039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1]&lt;[.J23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1]*100/[.K23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38">
            <text:p>0,001664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388">
            <text:p>54,3388</text:p>
          </table:table-cell>
          <table:table-cell table:style-name="ce4" table:formula="of:=AVERAGE([.$G$4:.G232])" office:value-type="float" office:value="46.4729796069869">
            <text:p>46,472979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2]&lt;[.J23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2]*100/[.K23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1">
            <text:p>0,0016027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0691">
            <text:p>54,0691</text:p>
          </table:table-cell>
          <table:table-cell table:style-name="ce4" table:formula="of:=AVERAGE([.$G$4:.G233])" office:value-type="float" office:value="46.5060062173913">
            <text:p>46,5060062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3]&lt;[.J23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3]*100/[.K23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75">
            <text:p>0,001644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124">
            <text:p>54,1124</text:p>
          </table:table-cell>
          <table:table-cell table:style-name="ce4" table:formula="of:=AVERAGE([.$G$4:.G234])" office:value-type="float" office:value="46.5389343290043">
            <text:p>46,538934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4]&lt;[.J23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4]*100/[.K23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239">
            <text:p>0,00191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092">
            <text:p>48,1092</text:p>
          </table:table-cell>
          <table:table-cell table:style-name="ce4" table:formula="of:=AVERAGE([.$G$4:.G235])" office:value-type="float" office:value="46.5457027155173">
            <text:p>46,5457027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5]&lt;[.J23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5]*100/[.K23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88">
            <text:p>0,0015668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6714">
            <text:p>58,6714</text:p>
          </table:table-cell>
          <table:table-cell table:style-name="ce4" table:formula="of:=AVERAGE([.$G$4:.G236])" office:value-type="float" office:value="46.597744334764">
            <text:p>46,59774433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6]&lt;[.J23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6]*100/[.K23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99">
            <text:p>0,0016439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483">
            <text:p>54,8483</text:p>
          </table:table-cell>
          <table:table-cell table:style-name="ce4" table:formula="of:=AVERAGE([.$G$4:.G237])" office:value-type="float" office:value="46.6330031196581">
            <text:p>46,63300311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7]&lt;[.J23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7]*100/[.K23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72">
            <text:p>0,001655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822">
            <text:p>50,6822</text:p>
          </table:table-cell>
          <table:table-cell table:style-name="ce4" table:formula="of:=AVERAGE([.$G$4:.G238])" office:value-type="float" office:value="46.6502337446809">
            <text:p>46,65023374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8]&lt;[.J2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8]*100/[.K23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8">
            <text:p>0,00173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4313">
            <text:p>47,4313</text:p>
          </table:table-cell>
          <table:table-cell table:style-name="ce4" table:formula="of:=AVERAGE([.$G$4:.G239])" office:value-type="float" office:value="46.6535433474576">
            <text:p>46,65354334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39]&lt;[.J23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39]*100/[.K23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96">
            <text:p>0,001569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0902">
            <text:p>57,0902</text:p>
          </table:table-cell>
          <table:table-cell table:style-name="ce4" table:formula="of:=AVERAGE([.$G$4:.G240])" office:value-type="float" office:value="46.6975798734177">
            <text:p>46,697579873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0]&lt;[.J24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0]*100/[.K24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436">
            <text:p>0,002064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1129">
            <text:p>52,1129</text:p>
          </table:table-cell>
          <table:table-cell table:style-name="ce4" table:formula="of:=AVERAGE([.$G$4:.G241])" office:value-type="float" office:value="46.7203333193277">
            <text:p>46,72033331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1]&lt;[.J24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1]*100/[.K24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168">
            <text:p>0,001751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536">
            <text:p>54,3536</text:p>
          </table:table-cell>
          <table:table-cell table:style-name="ce4" table:formula="of:=AVERAGE([.$G$4:.G242])" office:value-type="float" office:value="46.7522716736402">
            <text:p>46,75227167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2]&lt;[.J24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2]*100/[.K24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797">
            <text:p>0,001977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947">
            <text:p>50,5947</text:p>
          </table:table-cell>
          <table:table-cell table:style-name="ce4" table:formula="of:=AVERAGE([.$G$4:.G243])" office:value-type="float" office:value="46.7682817916667">
            <text:p>46,76828179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3]&lt;[.J24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3]*100/[.K24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598">
            <text:p>0,001995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345">
            <text:p>53,7345</text:p>
          </table:table-cell>
          <table:table-cell table:style-name="ce4" table:formula="of:=AVERAGE([.$G$4:.G244])" office:value-type="float" office:value="46.7971872614108">
            <text:p>46,79718726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4]&lt;[.J24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4]*100/[.K24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1086">
            <text:p>0,002010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245])" office:value-type="float" office:value="46.8226108677686">
            <text:p>46,82261086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5]&lt;[.J245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5]*100/[.K245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244">
            <text:p>0,00192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0888">
            <text:p>43,0888</text:p>
          </table:table-cell>
          <table:table-cell table:style-name="ce4" table:formula="of:=AVERAGE([.$G$4:.G246])" office:value-type="float" office:value="46.8072453909465">
            <text:p>46,80724539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6]&lt;[.J246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6]*100/[.K246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36">
            <text:p>0,001665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662">
            <text:p>58,4662</text:p>
          </table:table-cell>
          <table:table-cell table:style-name="ce4" table:formula="of:=AVERAGE([.$G$4:.G247])" office:value-type="float" office:value="46.8550279918033">
            <text:p>46,85502799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7]&lt;[.J24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7]*100/[.K247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57">
            <text:p>0,001599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43">
            <text:p>51,843</text:p>
          </table:table-cell>
          <table:table-cell table:style-name="ce4" table:formula="of:=AVERAGE([.$G$4:.G248])" office:value-type="float" office:value="46.8753870612245">
            <text:p>46,8753870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8]&lt;[.J2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8]*100/[.K248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496">
            <text:p>56,2496</text:p>
          </table:table-cell>
          <table:table-cell table:style-name="ce4" table:formula="of:=AVERAGE([.$G$4:.G249])" office:value-type="float" office:value="46.9134936178862">
            <text:p>46,9134936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49]&lt;[.J249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49]*100/[.K249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7">
            <text:p>0,00160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9907">
            <text:p>38,9907</text:p>
          </table:table-cell>
          <table:table-cell table:style-name="ce4" table:formula="of:=AVERAGE([.$G$4:.G250])" office:value-type="float" office:value="46.8814175303644">
            <text:p>46,88141753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0]&lt;[.J25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0]*100/[.K250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48">
            <text:p>0,001647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056">
            <text:p>52,2056</text:p>
          </table:table-cell>
          <table:table-cell table:style-name="ce4" table:formula="of:=AVERAGE([.$G$4:.G251])" office:value-type="float" office:value="46.9028860080645">
            <text:p>46,90288600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1]&lt;[.J251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1]*100/[.K251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44">
            <text:p>0,001611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4193">
            <text:p>30,4193</text:p>
          </table:table-cell>
          <table:table-cell table:style-name="ce4" table:formula="of:=AVERAGE([.$G$4:.G252])" office:value-type="float" office:value="46.8366868674699">
            <text:p>46,83668686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2]&lt;[.J252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2]*100/[.K252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15">
            <text:p>0,001602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7758">
            <text:p>52,7758</text:p>
          </table:table-cell>
          <table:table-cell table:style-name="ce4" table:formula="of:=AVERAGE([.$G$4:.G253])" office:value-type="float" office:value="46.86044332">
            <text:p>46,8604433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3]&lt;[.J2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3]*100/[.K253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7753">
            <text:p>55,7753</text:p>
          </table:table-cell>
          <table:table-cell table:style-name="ce4" table:formula="of:=AVERAGE([.$G$4:.G254])" office:value-type="float" office:value="46.8959606772908">
            <text:p>46,89596067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254]&lt;[.J25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254]*100/[.K254]" office:value-type="float" office:value="40.9638554216867">
            <text:p>40,9638554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315">
            <text:p>0,00169315</text:p>
          </table:table-cell>
          <table:table-cell table:style-name="ce4" office:value-type="float" office:value="0.0458243">
            <text:p>0,0458243</text:p>
          </table:table-cell>
          <table:table-cell table:style-name="ce4" office:value-type="float" office:value="0.00436178">
            <text:p>0,00436178</text:p>
          </table:table-cell>
          <table:table-cell table:style-name="ce4" office:value-type="float" office:value="0.12283">
            <text:p>0,122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5549">
            <text:p>5,15549</text:p>
          </table:table-cell>
          <table:table-cell table:style-name="ce4" table:formula="of:=AVERAGE([.$G$4:.G255])" office:value-type="float" office:value="46.7303238888889">
            <text:p>46,73032388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5]&lt;[.J25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5]*100/[.K25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43">
            <text:p>0,0017154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913">
            <text:p>40,8913</text:p>
          </table:table-cell>
          <table:table-cell table:style-name="ce4" table:formula="of:=AVERAGE([.$G$4:.G256])" office:value-type="float" office:value="46.707244743083">
            <text:p>46,70724474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6]&lt;[.J25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6]*100/[.K25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63">
            <text:p>0,001593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989">
            <text:p>52,8989</text:p>
          </table:table-cell>
          <table:table-cell table:style-name="ce4" table:formula="of:=AVERAGE([.$G$4:.G257])" office:value-type="float" office:value="46.7316213385827">
            <text:p>46,7316213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7]&lt;[.J25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7]*100/[.K25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59">
            <text:p>0,001675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823">
            <text:p>52,8823</text:p>
          </table:table-cell>
          <table:table-cell table:style-name="ce4" table:formula="of:=AVERAGE([.$G$4:.G258])" office:value-type="float" office:value="46.7557416470588">
            <text:p>46,75574164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8]&lt;[.J25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8]*100/[.K25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45">
            <text:p>0,001595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415">
            <text:p>48,3415</text:p>
          </table:table-cell>
          <table:table-cell table:style-name="ce4" table:formula="of:=AVERAGE([.$G$4:.G259])" office:value-type="float" office:value="46.761936015625">
            <text:p>46,76193601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59]&lt;[.J25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59]*100/[.K25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9.0291">
            <text:p>39,0291</text:p>
          </table:table-cell>
          <table:table-cell table:style-name="ce4" table:formula="of:=AVERAGE([.$G$4:.G260])" office:value-type="float" office:value="46.7318471595331">
            <text:p>46,73184715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0]&lt;[.J26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0]*100/[.K26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78">
            <text:p>0,001605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074">
            <text:p>54,7074</text:p>
          </table:table-cell>
          <table:table-cell table:style-name="ce4" table:formula="of:=AVERAGE([.$G$4:.G261])" office:value-type="float" office:value="46.7627601550387">
            <text:p>46,76276015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1]&lt;[.J26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1]*100/[.K26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69">
            <text:p>0,001581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1.9159">
            <text:p>61,9159</text:p>
          </table:table-cell>
          <table:table-cell table:style-name="ce4" table:formula="of:=AVERAGE([.$G$4:.G262])" office:value-type="float" office:value="46.8212664864865">
            <text:p>46,82126648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2]&lt;[.J26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2]*100/[.K26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68">
            <text:p>0,001619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531">
            <text:p>48,2531</text:p>
          </table:table-cell>
          <table:table-cell table:style-name="ce4" table:formula="of:=AVERAGE([.$G$4:.G263])" office:value-type="float" office:value="46.8267735384615">
            <text:p>46,826773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3]&lt;[.J26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3]*100/[.K26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8424">
            <text:p>0,002484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56">
            <text:p>58,4556</text:p>
          </table:table-cell>
          <table:table-cell table:style-name="ce4" table:formula="of:=AVERAGE([.$G$4:.G264])" office:value-type="float" office:value="46.8713284291187">
            <text:p>46,87132842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4]&lt;[.J26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4]*100/[.K26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8569">
            <text:p>0,00178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8442">
            <text:p>56,8442</text:p>
          </table:table-cell>
          <table:table-cell table:style-name="ce4" table:formula="of:=AVERAGE([.$G$4:.G265])" office:value-type="float" office:value="46.9093928244275">
            <text:p>46,90939282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5]&lt;[.J26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5]*100/[.K265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315">
            <text:p>0,001863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711">
            <text:p>55,3711</text:p>
          </table:table-cell>
          <table:table-cell table:style-name="ce4" table:formula="of:=AVERAGE([.$G$4:.G266])" office:value-type="float" office:value="46.9415666159696">
            <text:p>46,9415666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6]&lt;[.J266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6]*100/[.K266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51">
            <text:p>0,00186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442">
            <text:p>53,4442</text:p>
          </table:table-cell>
          <table:table-cell table:style-name="ce4" table:formula="of:=AVERAGE([.$G$4:.G267])" office:value-type="float" office:value="46.9661978030303">
            <text:p>46,9661978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7]&lt;[.J267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7]*100/[.K267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95">
            <text:p>0,001629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955">
            <text:p>46,955</text:p>
          </table:table-cell>
          <table:table-cell table:style-name="ce4" table:formula="of:=AVERAGE([.$G$4:.G268])" office:value-type="float" office:value="46.9661555471698">
            <text:p>46,96615554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8]&lt;[.J268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8]*100/[.K268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8">
            <text:p>0,00160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003">
            <text:p>49,6003</text:p>
          </table:table-cell>
          <table:table-cell table:style-name="ce4" table:formula="of:=AVERAGE([.$G$4:.G269])" office:value-type="float" office:value="46.9760583458646">
            <text:p>46,97605834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69]&lt;[.J26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69]*100/[.K269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05">
            <text:p>0,00167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259">
            <text:p>49,259</text:p>
          </table:table-cell>
          <table:table-cell table:style-name="ce4" table:formula="of:=AVERAGE([.$G$4:.G270])" office:value-type="float" office:value="46.9846086891386">
            <text:p>46,98460868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0]&lt;[.J27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0]*100/[.K270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833">
            <text:p>0,001638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9878">
            <text:p>54,9878</text:p>
          </table:table-cell>
          <table:table-cell table:style-name="ce4" table:formula="of:=AVERAGE([.$G$4:.G271])" office:value-type="float" office:value="47.0144713432836">
            <text:p>47,01447134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1]&lt;[.J271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1]*100/[.K271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57">
            <text:p>0,001602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817">
            <text:p>55,1817</text:p>
          </table:table-cell>
          <table:table-cell table:style-name="ce4" table:formula="of:=AVERAGE([.$G$4:.G272])" office:value-type="float" office:value="47.0448327881041">
            <text:p>47,0448327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2]&lt;[.J272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2]*100/[.K272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637417">
            <text:p>0,006374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8427">
            <text:p>40,8427</text:p>
          </table:table-cell>
          <table:table-cell table:style-name="ce4" table:formula="of:=AVERAGE([.$G$4:.G273])" office:value-type="float" office:value="47.0218619259259">
            <text:p>47,02186192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3]&lt;[.J273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3]*100/[.K273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72">
            <text:p>0,0019637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1517">
            <text:p>56,1517</text:p>
          </table:table-cell>
          <table:table-cell table:style-name="ce4" table:formula="of:=AVERAGE([.$G$4:.G274])" office:value-type="float" office:value="47.0555513653136">
            <text:p>47,0555513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85">
            <text:p>85</text:p>
          </table:table-cell>
          <table:table-cell table:style-name="ce11" table:formula="of:=IF([.K274]&lt;[.J274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274]*100/[.K274]" office:value-type="float" office:value="15.2941176470588">
            <text:p>1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266">
            <text:p>0,00197266</text:p>
          </table:table-cell>
          <table:table-cell table:style-name="ce4" office:value-type="float" office:value="0.026374">
            <text:p>0,026374</text:p>
          </table:table-cell>
          <table:table-cell table:style-name="ce4" office:value-type="float" office:value="0.00435898">
            <text:p>0,00435898</text:p>
          </table:table-cell>
          <table:table-cell table:style-name="ce4" office:value-type="float" office:value="0.113338">
            <text:p>0,11333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9045">
            <text:p>6,19045</text:p>
          </table:table-cell>
          <table:table-cell table:style-name="ce4" table:formula="of:=AVERAGE([.$G$4:.G275])" office:value-type="float" office:value="46.9053120220588">
            <text:p>46,9053120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5]&lt;[.J27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5]*100/[.K275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211">
            <text:p>0,001852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8.8985">
            <text:p>38,8985</text:p>
          </table:table-cell>
          <table:table-cell table:style-name="ce4" table:formula="of:=AVERAGE([.$G$4:.G276])" office:value-type="float" office:value="46.875983040293">
            <text:p>46,87598304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6]&lt;[.J27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6]*100/[.K276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516">
            <text:p>0,002095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165">
            <text:p>48,3165</text:p>
          </table:table-cell>
          <table:table-cell table:style-name="ce4" table:formula="of:=AVERAGE([.$G$4:.G277])" office:value-type="float" office:value="46.8812404014598">
            <text:p>46,88124040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7]&lt;[.J2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7]*100/[.K277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757">
            <text:p>0,00173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274">
            <text:p>53,3274</text:p>
          </table:table-cell>
          <table:table-cell table:style-name="ce4" table:formula="of:=AVERAGE([.$G$4:.G278])" office:value-type="float" office:value="46.9046809818182">
            <text:p>46,9046809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8]&lt;[.J278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8]*100/[.K278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179">
            <text:p>0,001991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683">
            <text:p>54,1683</text:p>
          </table:table-cell>
          <table:table-cell table:style-name="ce4" table:formula="of:=AVERAGE([.$G$4:.G279])" office:value-type="float" office:value="46.930998442029">
            <text:p>46,9309984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56">
            <text:p>56</text:p>
          </table:table-cell>
          <table:table-cell table:style-name="ce11" table:formula="of:=IF([.K279]&lt;[.J279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279]*100/[.K279]" office:value-type="float" office:value="23.2142857142857">
            <text:p>23,2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G$4:.G280])" office:value-type="float" office:value="46.7981186642599">
            <text:p>46,79811866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0]&lt;[.J28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0]*100/[.K28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16">
            <text:p>0,001592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79">
            <text:p>57,2179</text:p>
          </table:table-cell>
          <table:table-cell table:style-name="ce4" table:formula="of:=AVERAGE([.$G$4:.G281])" office:value-type="float" office:value="46.8355998920863">
            <text:p>46,83559989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1]&lt;[.J28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1]*100/[.K28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44">
            <text:p>0,001702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945">
            <text:p>52,9945</text:p>
          </table:table-cell>
          <table:table-cell table:style-name="ce4" table:formula="of:=AVERAGE([.$G$4:.G282])" office:value-type="float" office:value="46.8576748028674">
            <text:p>46,8576748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2]&lt;[.J28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2]*100/[.K28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85">
            <text:p>0,00164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7.8397">
            <text:p>27,8397</text:p>
          </table:table-cell>
          <table:table-cell table:style-name="ce4" table:formula="of:=AVERAGE([.$G$4:.G283])" office:value-type="float" office:value="46.7897534642857">
            <text:p>46,78975346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3]&lt;[.J28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3]*100/[.K28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311">
            <text:p>0,002003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39">
            <text:p>49,039</text:p>
          </table:table-cell>
          <table:table-cell table:style-name="ce4" table:formula="of:=AVERAGE([.$G$4:.G284])" office:value-type="float" office:value="46.7977579003559">
            <text:p>46,79775790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4]&lt;[.J28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4]*100/[.K28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98">
            <text:p>0,001637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1096">
            <text:p>57,1096</text:p>
          </table:table-cell>
          <table:table-cell table:style-name="ce4" table:formula="of:=AVERAGE([.$G$4:.G285])" office:value-type="float" office:value="46.834324716312">
            <text:p>46,8343247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5]&lt;[.J28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5]*100/[.K28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14">
            <text:p>0,00163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8096">
            <text:p>54,8096</text:p>
          </table:table-cell>
          <table:table-cell table:style-name="ce4" table:formula="of:=AVERAGE([.$G$4:.G286])" office:value-type="float" office:value="46.86250590106">
            <text:p>46,8625059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6]&lt;[.J286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6]*100/[.K286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6">
            <text:p>0,001607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715">
            <text:p>55,0715</text:p>
          </table:table-cell>
          <table:table-cell table:style-name="ce4" table:formula="of:=AVERAGE([.$G$4:.G287])" office:value-type="float" office:value="46.8914108098591">
            <text:p>46,89141080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7]&lt;[.J287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7]*100/[.K287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75">
            <text:p>0,001773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705">
            <text:p>53,8705</text:p>
          </table:table-cell>
          <table:table-cell table:style-name="ce4" table:formula="of:=AVERAGE([.$G$4:.G288])" office:value-type="float" office:value="46.9158988421052">
            <text:p>46,91589884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8]&lt;[.J288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8]*100/[.K288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57">
            <text:p>0,0015775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94">
            <text:p>53,894</text:p>
          </table:table-cell>
          <table:table-cell table:style-name="ce4" table:formula="of:=AVERAGE([.$G$4:.G289])" office:value-type="float" office:value="46.9402977972028">
            <text:p>46,9402977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89]&lt;[.J28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89]*100/[.K289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395">
            <text:p>0,001943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7807">
            <text:p>53,7807</text:p>
          </table:table-cell>
          <table:table-cell table:style-name="ce4" table:formula="of:=AVERAGE([.$G$4:.G290])" office:value-type="float" office:value="46.9641319512195">
            <text:p>46,96413195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0]&lt;[.J290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0]*100/[.K290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654">
            <text:p>0,001946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004">
            <text:p>56,004</text:p>
          </table:table-cell>
          <table:table-cell table:style-name="ce4" table:formula="of:=AVERAGE([.$G$4:.G291])" office:value-type="float" office:value="46.9955203819444">
            <text:p>46,995520381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1]&lt;[.J291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1]*100/[.K291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6212">
            <text:p>0,002062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6126">
            <text:p>35,6126</text:p>
          </table:table-cell>
          <table:table-cell table:style-name="ce4" table:formula="of:=AVERAGE([.$G$4:.G292])" office:value-type="float" office:value="46.9561331141868">
            <text:p>46,95613311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2]&lt;[.J29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2]*100/[.K292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9783">
            <text:p>0,002797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293])" office:value-type="float" office:value="46.9810943793103">
            <text:p>46,98109437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3]&lt;[.J293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3]*100/[.K293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866">
            <text:p>0,001978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472">
            <text:p>55,9472</text:p>
          </table:table-cell>
          <table:table-cell table:style-name="ce4" table:formula="of:=AVERAGE([.$G$4:.G294])" office:value-type="float" office:value="47.0119057388316">
            <text:p>47,01190573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4]&lt;[.J294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4]*100/[.K294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4">
            <text:p>0,001971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252">
            <text:p>53,2252</text:p>
          </table:table-cell>
          <table:table-cell table:style-name="ce4" table:formula="of:=AVERAGE([.$G$4:.G295])" office:value-type="float" office:value="47.0331841438356">
            <text:p>47,03318414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11" table:formula="of:=IF([.K295]&lt;[.J295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295]*100/[.K295]" office:value-type="float" office:value="36.2637362637363">
            <text:p>36,26373626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G$4:.G296])" office:value-type="float" office:value="46.8904762798635">
            <text:p>46,8904762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11" table:formula="of:=IF([.K296]&lt;[.J296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296]*100/[.K296]" office:value-type="float" office:value="15.2777777777778">
            <text:p>15,2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G$4:.G297])" office:value-type="float" office:value="46.7449393877551">
            <text:p>46,7449393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11" table:formula="of:=IF([.K297]&lt;[.J297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297]*100/[.K297]" office:value-type="float" office:value="20.3389830508475">
            <text:p>20,33898305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G$4:.G298])" office:value-type="float" office:value="46.6033881694915">
            <text:p>46,60338816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11" table:formula="of:=IF([.K298]&lt;[.J298];1;0)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formula="of:=[.M298]*100/[.K298]" office:value-type="float" office:value="26.0869565217391">
            <text:p>26,08695652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G$4:.G299])" office:value-type="float" office:value="46.4699301013513">
            <text:p>46,46993010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299]&lt;[.J29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299]*100/[.K299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28">
            <text:p>0,001697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133">
            <text:p>58,7133</text:p>
          </table:table-cell>
          <table:table-cell table:style-name="ce4" table:formula="of:=AVERAGE([.$G$4:.G300])" office:value-type="float" office:value="46.5111535690236">
            <text:p>46,5111535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11" table:formula="of:=IF([.K300]&lt;[.J30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00]*100/[.K300]" office:value-type="float" office:value="36.144578313253">
            <text:p>36,14457831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G$4:.G301])" office:value-type="float" office:value="46.3772084899329">
            <text:p>46,37720848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11" table:formula="of:=IF([.K301]&lt;[.J30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01]*100/[.K301]" office:value-type="float" office:value="47.3684210526316">
            <text:p>47,3684210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G$4:.G302])" office:value-type="float" office:value="46.2459760869565">
            <text:p>46,245976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2]&lt;[.J302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2]*100/[.K302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711">
            <text:p>0,00198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221">
            <text:p>50,221</text:p>
          </table:table-cell>
          <table:table-cell table:style-name="ce4" table:formula="of:=AVERAGE([.$G$4:.G303])" office:value-type="float" office:value="46.2592261666667">
            <text:p>46,2592261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3]&lt;[.J30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3]*100/[.K303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0.0445">
            <text:p>30,0445</text:p>
          </table:table-cell>
          <table:table-cell table:style-name="ce4" table:formula="of:=AVERAGE([.$G$4:.G304])" office:value-type="float" office:value="46.2053566445183">
            <text:p>46,20535664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4]&lt;[.J304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4]*100/[.K304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6946">
            <text:p>55,6946</text:p>
          </table:table-cell>
          <table:table-cell table:style-name="ce4" table:formula="of:=AVERAGE([.$G$4:.G305])" office:value-type="float" office:value="46.2367779801324">
            <text:p>46,23677798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11" table:formula="of:=IF([.K305]&lt;[.J305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5]*100/[.K305]" office:value-type="float" office:value="43.010752688172">
            <text:p>43,010752688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63">
            <text:p>0,00165663</text:p>
          </table:table-cell>
          <table:table-cell table:style-name="ce4" office:value-type="float" office:value="0.025058">
            <text:p>0,025058</text:p>
          </table:table-cell>
          <table:table-cell table:style-name="ce4" office:value-type="float" office:value="0.00426539">
            <text:p>0,00426539</text:p>
          </table:table-cell>
          <table:table-cell table:style-name="ce4" office:value-type="float" office:value="0.121588">
            <text:p>0,121588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9922">
            <text:p>5,89922</text:p>
          </table:table-cell>
          <table:table-cell table:style-name="ce4" table:formula="of:=AVERAGE([.$G$4:.G306])" office:value-type="float" office:value="46.1036507260726">
            <text:p>46,10365072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6]&lt;[.J30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6]*100/[.K306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5.5094">
            <text:p>65,5094</text:p>
          </table:table-cell>
          <table:table-cell table:style-name="ce4" table:formula="of:=AVERAGE([.$G$4:.G307])" office:value-type="float" office:value="46.1674854276316">
            <text:p>46,1674854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5">
            <text:p>65</text:p>
          </table:table-cell>
          <table:table-cell table:style-name="ce11" table:formula="of:=IF([.K307]&lt;[.J30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07]*100/[.K30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G$4:.G308])" office:value-type="float" office:value="46.0403653114754">
            <text:p>46,04036531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8]&lt;[.J30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8]*100/[.K308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997">
            <text:p>0,001669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4.2178">
            <text:p>24,2178</text:p>
          </table:table-cell>
          <table:table-cell table:style-name="ce4" table:formula="of:=AVERAGE([.$G$4:.G309])" office:value-type="float" office:value="45.9690497385621">
            <text:p>45,96904973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09]&lt;[.J309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09]*100/[.K309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2">
            <text:p>0,00171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1777">
            <text:p>50,1777</text:p>
          </table:table-cell>
          <table:table-cell table:style-name="ce4" table:formula="of:=AVERAGE([.$G$4:.G310])" office:value-type="float" office:value="45.9827586970684">
            <text:p>45,98275869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0]&lt;[.J310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0]*100/[.K310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4763">
            <text:p>0,001747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8518">
            <text:p>47,8518</text:p>
          </table:table-cell>
          <table:table-cell table:style-name="ce4" table:formula="of:=AVERAGE([.$G$4:.G311])" office:value-type="float" office:value="45.988827012987">
            <text:p>45,9888270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311]&lt;[.J3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311]*100/[.K311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619">
            <text:p>0,00172619</text:p>
          </table:table-cell>
          <table:table-cell table:style-name="ce4" office:value-type="float" office:value="0.0448221">
            <text:p>0,0448221</text:p>
          </table:table-cell>
          <table:table-cell table:style-name="ce4" office:value-type="float" office:value="0.00461781">
            <text:p>0,00461781</text:p>
          </table:table-cell>
          <table:table-cell table:style-name="ce4" office:value-type="float" office:value="0.12398">
            <text:p>0,1239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24114">
            <text:p>5,24114</text:p>
          </table:table-cell>
          <table:table-cell table:style-name="ce4" table:formula="of:=AVERAGE([.$G$4:.G312])" office:value-type="float" office:value="45.8569574757282">
            <text:p>45,85695747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2]&lt;[.J31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2]*100/[.K312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8">
            <text:p>0,001599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2791">
            <text:p>55,2791</text:p>
          </table:table-cell>
          <table:table-cell table:style-name="ce4" table:formula="of:=AVERAGE([.$G$4:.G313])" office:value-type="float" office:value="45.887351483871">
            <text:p>45,88735148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3]&lt;[.J31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3]*100/[.K313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36">
            <text:p>0,001753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899">
            <text:p>53,4899</text:p>
          </table:table-cell>
          <table:table-cell table:style-name="ce4" table:formula="of:=AVERAGE([.$G$4:.G314])" office:value-type="float" office:value="45.911796977492">
            <text:p>45,911796977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4]&lt;[.J31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4]*100/[.K314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">
            <text:p>0,0021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875">
            <text:p>55,0875</text:p>
          </table:table-cell>
          <table:table-cell table:style-name="ce4" table:formula="of:=AVERAGE([.$G$4:.G315])" office:value-type="float" office:value="45.9412062820513">
            <text:p>45,94120628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5]&lt;[.J315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5]*100/[.K315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567">
            <text:p>55,4567</text:p>
          </table:table-cell>
          <table:table-cell table:style-name="ce4" table:formula="of:=AVERAGE([.$G$4:.G316])" office:value-type="float" office:value="45.9716072204473">
            <text:p>45,971607220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6]&lt;[.J316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6]*100/[.K316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0.6271">
            <text:p>40,6271</text:p>
          </table:table-cell>
          <table:table-cell table:style-name="ce4" table:formula="of:=AVERAGE([.$G$4:.G317])" office:value-type="float" office:value="45.9545864968153">
            <text:p>45,95458649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8">
            <text:p>78</text:p>
          </table:table-cell>
          <table:table-cell table:style-name="ce11" table:formula="of:=IF([.K317]&lt;[.J31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17]*100/[.K317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G$4:.G318])" office:value-type="float" office:value="45.8396178095238">
            <text:p>45,83961780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8]&lt;[.J31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8]*100/[.K318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442">
            <text:p>0,001634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6974">
            <text:p>53,6974</text:p>
          </table:table-cell>
          <table:table-cell table:style-name="ce4" table:formula="of:=AVERAGE([.$G$4:.G319])" office:value-type="float" office:value="45.8644842088608">
            <text:p>45,8644842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19]&lt;[.J319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19]*100/[.K319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807">
            <text:p>0,0020080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0166">
            <text:p>53,0166</text:p>
          </table:table-cell>
          <table:table-cell table:style-name="ce4" table:formula="of:=AVERAGE([.$G$4:.G320])" office:value-type="float" office:value="45.8870460883281">
            <text:p>45,887046088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0]&lt;[.J32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0]*100/[.K320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73">
            <text:p>0,00160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108">
            <text:p>47,108</text:p>
          </table:table-cell>
          <table:table-cell table:style-name="ce4" table:formula="of:=AVERAGE([.$G$4:.G321])" office:value-type="float" office:value="45.8908855660377">
            <text:p>45,8908855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1]&lt;[.J321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1]*100/[.K321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24">
            <text:p>0,001617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31">
            <text:p>53,4531</text:p>
          </table:table-cell>
          <table:table-cell table:style-name="ce4" table:formula="of:=AVERAGE([.$G$4:.G322])" office:value-type="float" office:value="45.9145915673981">
            <text:p>45,9145915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2]&lt;[.J322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2]*100/[.K322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01">
            <text:p>0,001668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789">
            <text:p>52,8789</text:p>
          </table:table-cell>
          <table:table-cell table:style-name="ce4" table:formula="of:=AVERAGE([.$G$4:.G323])" office:value-type="float" office:value="45.93635503125">
            <text:p>45,93635503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3]&lt;[.J32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3]*100/[.K323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439">
            <text:p>0,001654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307">
            <text:p>50,5307</text:p>
          </table:table-cell>
          <table:table-cell table:style-name="ce4" table:formula="of:=AVERAGE([.$G$4:.G324])" office:value-type="float" office:value="45.9506676323988">
            <text:p>45,9506676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4]&lt;[.J324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4]*100/[.K324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333">
            <text:p>53,4333</text:p>
          </table:table-cell>
          <table:table-cell table:style-name="ce4" table:formula="of:=AVERAGE([.$G$4:.G325])" office:value-type="float" office:value="45.973905621118">
            <text:p>45,97390562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11" table:formula="of:=IF([.K325]&lt;[.J325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25]*100/[.K325]" office:value-type="float" office:value="45.6521739130435">
            <text:p>45,65217391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28">
            <text:p>0,00161828</text:p>
          </table:table-cell>
          <table:table-cell table:style-name="ce4" office:value-type="float" office:value="0.0268337">
            <text:p>0,0268337</text:p>
          </table:table-cell>
          <table:table-cell table:style-name="ce4" office:value-type="float" office:value="0.00370506">
            <text:p>0,00370506</text:p>
          </table:table-cell>
          <table:table-cell table:style-name="ce4" office:value-type="float" office:value="0.12389">
            <text:p>0,1238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80872">
            <text:p>5,80872</text:p>
          </table:table-cell>
          <table:table-cell table:style-name="ce4" table:formula="of:=AVERAGE([.$G$4:.G326])" office:value-type="float" office:value="45.8495552012384">
            <text:p>45,8495552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6]&lt;[.J326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6]*100/[.K326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52">
            <text:p>0,0015985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998">
            <text:p>55,1998</text:p>
          </table:table-cell>
          <table:table-cell table:style-name="ce4" table:formula="of:=AVERAGE([.$G$4:.G327])" office:value-type="float" office:value="45.8784139814815">
            <text:p>45,87841398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7]&lt;[.J32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7]*100/[.K327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61">
            <text:p>0,001682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313">
            <text:p>53,2313</text:p>
          </table:table-cell>
          <table:table-cell table:style-name="ce4" table:formula="of:=AVERAGE([.$G$4:.G328])" office:value-type="float" office:value="45.9010382461539">
            <text:p>45,90103824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8]&lt;[.J32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8]*100/[.K328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65">
            <text:p>0,001680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739">
            <text:p>52,2739</text:p>
          </table:table-cell>
          <table:table-cell table:style-name="ce4" table:formula="of:=AVERAGE([.$G$4:.G329])" office:value-type="float" office:value="45.9205869018405">
            <text:p>45,9205869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29]&lt;[.J32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29]*100/[.K329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45">
            <text:p>0,001683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4919">
            <text:p>48,4919</text:p>
          </table:table-cell>
          <table:table-cell table:style-name="ce4" table:formula="of:=AVERAGE([.$G$4:.G330])" office:value-type="float" office:value="45.9284502446483">
            <text:p>45,92845024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0]&lt;[.J33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0]*100/[.K330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43">
            <text:p>49,0843</text:p>
          </table:table-cell>
          <table:table-cell table:style-name="ce4" table:formula="of:=AVERAGE([.$G$4:.G331])" office:value-type="float" office:value="45.9380717378049">
            <text:p>45,9380717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9">
            <text:p>79</text:p>
          </table:table-cell>
          <table:table-cell table:style-name="ce11" table:formula="of:=IF([.K331]&lt;[.J33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31]*100/[.K331]" office:value-type="float" office:value="20.253164556962">
            <text:p>20,2531645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G$4:.G332])" office:value-type="float" office:value="45.8223505167173">
            <text:p>45,8223505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2]&lt;[.J33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2]*100/[.K332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553">
            <text:p>0,001855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3.613">
            <text:p>43,613</text:p>
          </table:table-cell>
          <table:table-cell table:style-name="ce4" table:formula="of:=AVERAGE([.$G$4:.G333])" office:value-type="float" office:value="45.8156555151515">
            <text:p>45,815655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3]&lt;[.J33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3]*100/[.K333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236">
            <text:p>0,002422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4609">
            <text:p>52,4609</text:p>
          </table:table-cell>
          <table:table-cell table:style-name="ce4" table:formula="of:=AVERAGE([.$G$4:.G334])" office:value-type="float" office:value="45.8357317824773">
            <text:p>45,83573178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4]&lt;[.J334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4]*100/[.K334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26">
            <text:p>0,001597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048">
            <text:p>50,0048</text:p>
          </table:table-cell>
          <table:table-cell table:style-name="ce4" table:formula="of:=AVERAGE([.$G$4:.G335])" office:value-type="float" office:value="45.8482892168675">
            <text:p>45,84828921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11" table:formula="of:=IF([.K335]&lt;[.J335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335]*100/[.K335]" office:value-type="float" office:value="54.4444444444444">
            <text:p>5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G$4:.G336])" office:value-type="float" office:value="45.7310021021021">
            <text:p>45,73100210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11" table:formula="of:=IF([.K336]&lt;[.J33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36]*100/[.K336]" office:value-type="float" office:value="44.6808510638298">
            <text:p>44,68085106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G$4:.G337])" office:value-type="float" office:value="45.6167351497006">
            <text:p>45,61673514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11" table:formula="of:=IF([.K337]&lt;[.J3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37]*100/[.K337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G$4:.G338])" office:value-type="float" office:value="45.5040962686567">
            <text:p>45,50409626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8]&lt;[.J338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8]*100/[.K338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935">
            <text:p>53,2935</text:p>
          </table:table-cell>
          <table:table-cell table:style-name="ce4" table:formula="of:=AVERAGE([.$G$4:.G339])" office:value-type="float" office:value="45.5272790178571">
            <text:p>45,52727901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11" table:formula="of:=IF([.K339]&lt;[.J33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39]*100/[.K339]" office:value-type="float" office:value="54.7619047619048">
            <text:p>5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G$4:.G340])" office:value-type="float" office:value="45.4185429080119">
            <text:p>45,4185429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11" table:formula="of:=IF([.K340]&lt;[.J340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40]*100/[.K340]" office:value-type="float" office:value="58.8888888888889">
            <text:p>5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G$4:.G341])" office:value-type="float" office:value="45.3072370118343">
            <text:p>45,30723701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11" table:formula="of:=IF([.K341]&lt;[.J34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1]*100/[.K341]" office:value-type="float" office:value="39.6396396396396">
            <text:p>39,63963963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G$4:.G342])" office:value-type="float" office:value="45.1980650147493">
            <text:p>45,1980650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11" table:formula="of:=IF([.K342]&lt;[.J3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2]*100/[.K342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G$4:.G343])" office:value-type="float" office:value="45.0870779411765">
            <text:p>45,08707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11" table:formula="of:=IF([.K343]&lt;[.J343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343]*100/[.K343]" office:value-type="float" office:value="42.3529411764706">
            <text:p>42,35294117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G$4:.G344])" office:value-type="float" office:value="44.9694153372434">
            <text:p>44,9694153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11" table:formula="of:=IF([.K344]&lt;[.J344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344]*100/[.K344]" office:value-type="float" office:value="21.4285714285714">
            <text:p>2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G$4:.G345])" office:value-type="float" office:value="44.8591677777778">
            <text:p>44,85916777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11" table:formula="of:=IF([.K345]&lt;[.J34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45]*100/[.K345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G$4:.G346])" office:value-type="float" office:value="44.7445717784257">
            <text:p>44,7445717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11" table:formula="of:=IF([.K346]&lt;[.J34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346]*100/[.K346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G$4:.G347])" office:value-type="float" office:value="44.6330538081395">
            <text:p>44,6330538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11" table:formula="of:=IF([.K347]&lt;[.J34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47]*100/[.K347]" office:value-type="float" office:value="48.0519480519481">
            <text:p>48,05194805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G$4:.G348])" office:value-type="float" office:value="44.5172900289855">
            <text:p>44,517290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11" table:formula="of:=IF([.K348]&lt;[.J34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48]*100/[.K348]" office:value-type="float" office:value="26.4367816091954">
            <text:p>26,43678160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7">
            <text:p>0,0015967</text:p>
          </table:table-cell>
          <table:table-cell table:style-name="ce4" office:value-type="float" office:value="0.124333">
            <text:p>0,124333</text:p>
          </table:table-cell>
          <table:table-cell table:style-name="ce4" office:value-type="float" office:value="0.00481707">
            <text:p>0,00481707</text:p>
          </table:table-cell>
          <table:table-cell table:style-name="ce4" office:value-type="float" office:value="0.0276008">
            <text:p>0,027600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325">
            <text:p>5,7325</text:p>
          </table:table-cell>
          <table:table-cell table:style-name="ce4" table:formula="of:=AVERAGE([.$G$4:.G349])" office:value-type="float" office:value="44.4051952601156">
            <text:p>44,405195260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4">
            <text:p>94</text:p>
          </table:table-cell>
          <table:table-cell table:style-name="ce11" table:formula="of:=IF([.K349]&lt;[.J349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49]*100/[.K349]" office:value-type="float" office:value="32.9787234042553">
            <text:p>32,9787234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1057">
            <text:p>0,111057</text:p>
          </table:table-cell>
          <table:table-cell table:style-name="ce4" office:value-type="float" office:value="0.00468416">
            <text:p>0,00468416</text:p>
          </table:table-cell>
          <table:table-cell table:style-name="ce4" office:value-type="float" office:value="0.121532">
            <text:p>0,12153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238">
            <text:p>3,94238</text:p>
          </table:table-cell>
          <table:table-cell table:style-name="ce4" table:formula="of:=AVERAGE([.$G$4:.G350])" office:value-type="float" office:value="44.288587723343">
            <text:p>44,28858772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11" table:formula="of:=IF([.K350]&lt;[.J350];1;0)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formula="of:=[.M350]*100/[.K350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46">
            <text:p>0,00160746</text:p>
          </table:table-cell>
          <table:table-cell table:style-name="ce4" office:value-type="float" office:value="0.12125">
            <text:p>0,12125</text:p>
          </table:table-cell>
          <table:table-cell table:style-name="ce4" office:value-type="float" office:value="0.00474625">
            <text:p>0,00474625</text:p>
          </table:table-cell>
          <table:table-cell table:style-name="ce4" office:value-type="float" office:value="0.0304892">
            <text:p>0,030489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0756">
            <text:p>5,70756</text:p>
          </table:table-cell>
          <table:table-cell table:style-name="ce4" table:formula="of:=AVERAGE([.$G$4:.G351])" office:value-type="float" office:value="44.1777227011494">
            <text:p>44,1777227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87">
            <text:p>87</text:p>
          </table:table-cell>
          <table:table-cell table:style-name="ce11" table:formula="of:=IF([.K351]&lt;[.J35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1]*100/[.K35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G$4:.G352])" office:value-type="float" office:value="44.0672834097421">
            <text:p>44,067283409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11" table:formula="of:=IF([.K352]&lt;[.J352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52]*100/[.K352]" office:value-type="float" office:value="32.1428571428571">
            <text:p>32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G$4:.G353])" office:value-type="float" office:value="43.9598619714286">
            <text:p>43,95986197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11" table:formula="of:=IF([.K353]&lt;[.J353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353]*100/[.K353]" office:value-type="float" office:value="36.5591397849462">
            <text:p>36,5591397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G$4:.G354])" office:value-type="float" office:value="43.8551817094017">
            <text:p>43,85518170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11" table:formula="of:=IF([.K354]&lt;[.J354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54]*100/[.K354]" office:value-type="float" office:value="42.8571428571429">
            <text:p>4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G$4:.G355])" office:value-type="float" office:value="43.7464059943182">
            <text:p>43,7464059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11" table:formula="of:=IF([.K355]&lt;[.J355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5]*100/[.K355]" office:value-type="float" office:value="27.3809523809524">
            <text:p>27,3809523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G$4:.G356])" office:value-type="float" office:value="43.6419216147309">
            <text:p>43,6419216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356]&lt;[.J3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356]*100/[.K356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G$4:.G357])" office:value-type="float" office:value="43.5308598870057">
            <text:p>43,5308598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11" table:formula="of:=IF([.K357]&lt;[.J35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357]*100/[.K357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363">
            <text:p>0,00192363</text:p>
          </table:table-cell>
          <table:table-cell table:style-name="ce4" office:value-type="float" office:value="0.0890372">
            <text:p>0,0890372</text:p>
          </table:table-cell>
          <table:table-cell table:style-name="ce4" office:value-type="float" office:value="0.00471448">
            <text:p>0,00471448</text:p>
          </table:table-cell>
          <table:table-cell table:style-name="ce4" office:value-type="float" office:value="0.0607609">
            <text:p>0,060760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5758">
            <text:p>5,75758</text:p>
          </table:table-cell>
          <table:table-cell table:style-name="ce4" table:formula="of:=AVERAGE([.$G$4:.G358])" office:value-type="float" office:value="43.4244562816901">
            <text:p>43,42445628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2">
            <text:p>72</text:p>
          </table:table-cell>
          <table:table-cell table:style-name="ce11" table:formula="of:=IF([.K358]&lt;[.J35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58]*100/[.K358]" office:value-type="float" office:value="31.9444444444444">
            <text:p>31,9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G$4:.G359])" office:value-type="float" office:value="43.3236123033708">
            <text:p>43,32361230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11" table:formula="of:=IF([.K359]&lt;[.J359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59]*100/[.K359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G$4:.G360])" office:value-type="float" office:value="43.2196425210084">
            <text:p>43,2196425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11" table:formula="of:=IF([.K360]&lt;[.J3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0]*100/[.K360]" office:value-type="float" office:value="45.1219512195122">
            <text:p>45,12195121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G$4:.G361])" office:value-type="float" office:value="43.1195113407821">
            <text:p>43,11951134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11" table:formula="of:=IF([.K361]&lt;[.J36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1]*100/[.K361]" office:value-type="float" office:value="53.7634408602151">
            <text:p>53,76344086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G$4:.G362])" office:value-type="float" office:value="43.0180018941504">
            <text:p>43,0180018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11" table:formula="of:=IF([.K362]&lt;[.J36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362]*100/[.K362]" office:value-type="float" office:value="47.9166666666667">
            <text:p>47,91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G$4:.G363])" office:value-type="float" office:value="42.9190744166667">
            <text:p>42,91907441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11" table:formula="of:=IF([.K363]&lt;[.J363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363]*100/[.K363]" office:value-type="float" office:value="60.2409638554217">
            <text:p>60,2409638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G$4:.G364])" office:value-type="float" office:value="42.8218757894737">
            <text:p>42,8218757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11" table:formula="of:=IF([.K364]&lt;[.J364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4]*100/[.K364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G$4:.G365])" office:value-type="float" office:value="42.7249243922652">
            <text:p>42,72492439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365]&lt;[.J36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365]*100/[.K365]" office:value-type="float" office:value="55.1401869158879">
            <text:p>55,1401869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G$4:.G366])" office:value-type="float" office:value="42.6229255371901">
            <text:p>42,6229255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11" table:formula="of:=IF([.K366]&lt;[.J366];1;0)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formula="of:=[.M366]*100/[.K366]" office:value-type="float" office:value="26.3888888888889">
            <text:p>26,3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G$4:.G367])" office:value-type="float" office:value="42.5274196428571">
            <text:p>42,5274196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11" table:formula="of:=IF([.K367]&lt;[.J367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67]*100/[.K367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G$4:.G368])" office:value-type="float" office:value="42.4312406575343">
            <text:p>42,4312406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11" table:formula="of:=IF([.K368]&lt;[.J36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368]*100/[.K368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G$4:.G369])" office:value-type="float" office:value="42.3365972131148">
            <text:p>42,33659721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11" table:formula="of:=IF([.K369]&lt;[.J3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369]*100/[.K369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G$4:.G370])" office:value-type="float" office:value="42.2393717983651">
            <text:p>42,23937179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11" table:formula="of:=IF([.K370]&lt;[.J370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370]*100/[.K370]" office:value-type="float" office:value="42.3423423423423">
            <text:p>42,3423423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51">
            <text:p>0,00207651</text:p>
          </table:table-cell>
          <table:table-cell table:style-name="ce4" office:value-type="float" office:value="0.111348">
            <text:p>0,111348</text:p>
          </table:table-cell>
          <table:table-cell table:style-name="ce4" office:value-type="float" office:value="0.00503023">
            <text:p>0,00503023</text:p>
          </table:table-cell>
          <table:table-cell table:style-name="ce4" office:value-type="float" office:value="0.0132478">
            <text:p>0,0132478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7241">
            <text:p>6,77241</text:p>
          </table:table-cell>
          <table:table-cell table:style-name="ce4" table:formula="of:=AVERAGE([.$G$4:.G371])" office:value-type="float" office:value="42.1429941847826">
            <text:p>42,14299418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83">
            <text:p>83</text:p>
          </table:table-cell>
          <table:table-cell table:style-name="ce11" table:formula="of:=IF([.K371]&lt;[.J371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371]*100/[.K371]" office:value-type="float" office:value="39.7590361445783">
            <text:p>39,7590361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G$4:.G372])" office:value-type="float" office:value="42.0456656910569">
            <text:p>42,04566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11" table:formula="of:=IF([.K372]&lt;[.J37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372]*100/[.K372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G$4:.G373])" office:value-type="float" office:value="41.9518206756757">
            <text:p>41,95182067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11" table:formula="of:=IF([.K373]&lt;[.J373];1;0)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formula="of:=[.M373]*100/[.K373]" office:value-type="float" office:value="42.4657534246575">
            <text:p>42,46575342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G$4:.G374])" office:value-type="float" office:value="41.8571628571429">
            <text:p>41,8571628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11" table:formula="of:=IF([.K374]&lt;[.J374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374]*100/[.K374]" office:value-type="float" office:value="47.4358974358974">
            <text:p>47,43589743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G$4:.G375])" office:value-type="float" office:value="41.7610879301075">
            <text:p>41,761087930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11" table:formula="of:=IF([.K375]&lt;[.J37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375]*100/[.K375]" office:value-type="float" office:value="47.3118279569893">
            <text:p>47,311827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G$4:.G376])" office:value-type="float" office:value="41.66705">
            <text:p>41,667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11" table:formula="of:=IF([.K376]&lt;[.J376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376]*100/[.K376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955">
            <text:p>0,00155955</text:p>
          </table:table-cell>
          <table:table-cell table:style-name="ce4" office:value-type="float" office:value="0.109867">
            <text:p>0,109867</text:p>
          </table:table-cell>
          <table:table-cell table:style-name="ce4" office:value-type="float" office:value="0.00492784">
            <text:p>0,00492784</text:p>
          </table:table-cell>
          <table:table-cell table:style-name="ce4" office:value-type="float" office:value="0.122436">
            <text:p>0,12243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2633">
            <text:p>3,92633</text:p>
          </table:table-cell>
          <table:table-cell table:style-name="ce4" table:formula="of:=AVERAGE([.$G$4:.G377])" office:value-type="float" office:value="41.5661389839572">
            <text:p>41,5661389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11" table:formula="of:=IF([.K377]&lt;[.J377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377]*100/[.K377]" office:value-type="float" office:value="18.5714285714286">
            <text:p>1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G$4:.G378])" office:value-type="float" office:value="41.4709345866667">
            <text:p>41,47093458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11" table:formula="of:=IF([.K378]&lt;[.J37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378]*100/[.K378]" office:value-type="float" office:value="32.5581395348837">
            <text:p>32,55813953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G$4:.G379])" office:value-type="float" office:value="41.377297606383">
            <text:p>41,37729760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379]&lt;[.J379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79]*100/[.K379]" office:value-type="float" office:value="32.0987654320988">
            <text:p>32,0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G$4:.G380])" office:value-type="float" office:value="41.2831299734748">
            <text:p>41,2831299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11" table:formula="of:=IF([.K380]&lt;[.J38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380]*100/[.K380]" office:value-type="float" office:value="45.7831325301205">
            <text:p>45,7831325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357">
            <text:p>0,00202357</text:p>
          </table:table-cell>
          <table:table-cell table:style-name="ce4" office:value-type="float" office:value="0.0504634">
            <text:p>0,0504634</text:p>
          </table:table-cell>
          <table:table-cell table:style-name="ce4" office:value-type="float" office:value="0.00444217">
            <text:p>0,00444217</text:p>
          </table:table-cell>
          <table:table-cell table:style-name="ce4" office:value-type="float" office:value="0.127902">
            <text:p>0,12790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2298">
            <text:p>5,02298</text:p>
          </table:table-cell>
          <table:table-cell table:style-name="ce4" table:formula="of:=AVERAGE([.$G$4:.G381])" office:value-type="float" office:value="41.1872036507936">
            <text:p>41,18720365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0">
            <text:p>70</text:p>
          </table:table-cell>
          <table:table-cell table:style-name="ce11" table:formula="of:=IF([.K381]&lt;[.J38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81]*100/[.K381]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G$4:.G382])" office:value-type="float" office:value="41.0941991029024">
            <text:p>41,09419910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11" table:formula="of:=IF([.K382]&lt;[.J38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2]*100/[.K38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G$4:.G383])" office:value-type="float" office:value="41.0013567105263">
            <text:p>41,00135671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11" table:formula="of:=IF([.K383]&lt;[.J383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383]*100/[.K383]" office:value-type="float" office:value="39.4736842105263">
            <text:p>3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G$4:.G384])" office:value-type="float" office:value="40.908489527559">
            <text:p>40,90848952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11" table:formula="of:=IF([.K384]&lt;[.J384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4]*100/[.K384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G$4:.G385])" office:value-type="float" office:value="40.8148569109948">
            <text:p>40,814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11" table:formula="of:=IF([.K385]&lt;[.J38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385]*100/[.K385]" office:value-type="float" office:value="23.3333333333333">
            <text:p>2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G$4:.G386])" office:value-type="float" office:value="40.722644229765">
            <text:p>40,7226442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6]&lt;[.J386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6]*100/[.K386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G$4:.G387])" office:value-type="float" office:value="40.6323317708333">
            <text:p>40,63233177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11" table:formula="of:=IF([.K387]&lt;[.J38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387]*100/[.K387]" office:value-type="float" office:value="34.6153846153846">
            <text:p>34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G$4:.G388])" office:value-type="float" office:value="40.5476035844156">
            <text:p>40,54760358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11" table:formula="of:=IF([.K388]&lt;[.J388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388]*100/[.K388]" office:value-type="float" office:value="33.7662337662338">
            <text:p>33,76623376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G$4:.G389])" office:value-type="float" office:value="40.4610357512953">
            <text:p>40,46103575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89]&lt;[.J389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89]*100/[.K389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35">
            <text:p>0,001662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6.0487">
            <text:p>46,0487</text:p>
          </table:table-cell>
          <table:table-cell table:style-name="ce4" table:formula="of:=AVERAGE([.$G$4:.G390])" office:value-type="float" office:value="40.4754741602067">
            <text:p>40,47547416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11" table:formula="of:=IF([.K390]&lt;[.J390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0]*100/[.K390]" office:value-type="float" office:value="28.75">
            <text:p>28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G$4:.G391])" office:value-type="float" office:value="40.3887151030928">
            <text:p>40,388715103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11" table:formula="of:=IF([.K391]&lt;[.J391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391]*100/[.K391]" office:value-type="float" office:value="38.0434782608696">
            <text:p>38,04347826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G$4:.G392])" office:value-type="float" office:value="40.2990497943445">
            <text:p>40,29904979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11" table:formula="of:=IF([.K392]&lt;[.J392];1;0)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formula="of:=[.M392]*100/[.K392]" office:value-type="float" office:value="30.379746835443">
            <text:p>30,37974683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97">
            <text:p>0,00157897</text:p>
          </table:table-cell>
          <table:table-cell table:style-name="ce4" office:value-type="float" office:value="0.0463312">
            <text:p>0,0463312</text:p>
          </table:table-cell>
          <table:table-cell table:style-name="ce4" office:value-type="float" office:value="0.00432274">
            <text:p>0,00432274</text:p>
          </table:table-cell>
          <table:table-cell table:style-name="ce4" office:value-type="float" office:value="0.120918">
            <text:p>0,12091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30267">
            <text:p>5,30267</text:p>
          </table:table-cell>
          <table:table-cell table:style-name="ce4" table:formula="of:=AVERAGE([.$G$4:.G393])" office:value-type="float" office:value="40.2093154871795">
            <text:p>40,2093154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69">
            <text:p>69</text:p>
          </table:table-cell>
          <table:table-cell table:style-name="ce11" table:formula="of:=IF([.K393]&lt;[.J393];1;0)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formula="of:=[.M393]*100/[.K393]" office:value-type="float" office:value="11.5942028985507">
            <text:p>11,59420289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62">
            <text:p>0,0026462</text:p>
          </table:table-cell>
          <table:table-cell table:style-name="ce4" office:value-type="float" office:value="0.0438336">
            <text:p>0,0438336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259134">
            <text:p>0,025913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.0763">
            <text:p>11,0763</text:p>
          </table:table-cell>
          <table:table-cell table:style-name="ce4" table:formula="of:=AVERAGE([.$G$4:.G394])" office:value-type="float" office:value="40.1348064961637">
            <text:p>40,13480649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9">
            <text:p>79</text:p>
          </table:table-cell>
          <table:table-cell table:style-name="ce11" table:formula="of:=IF([.K394]&lt;[.J394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394]*100/[.K394]" office:value-type="float" office:value="34.1772151898734">
            <text:p>34,17721518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133">
            <text:p>0,00197133</text:p>
          </table:table-cell>
          <table:table-cell table:style-name="ce4" office:value-type="float" office:value="0.0309812">
            <text:p>0,0309812</text:p>
          </table:table-cell>
          <table:table-cell table:style-name="ce4" office:value-type="float" office:value="0.00275243">
            <text:p>0,00275243</text:p>
          </table:table-cell>
          <table:table-cell table:style-name="ce4" office:value-type="float" office:value="0.128436">
            <text:p>0,1284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1709">
            <text:p>5,61709</text:p>
          </table:table-cell>
          <table:table-cell table:style-name="ce4" table:formula="of:=AVERAGE([.$G$4:.G395])" office:value-type="float" office:value="40.0467510969388">
            <text:p>40,046751096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3">
            <text:p>73</text:p>
          </table:table-cell>
          <table:table-cell table:style-name="ce11" table:formula="of:=IF([.K395]&lt;[.J395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395]*100/[.K395]" office:value-type="float" office:value="20.5479452054794">
            <text:p>20,54794520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style-name="ce4" office:value-type="float" office:value="0.0485862">
            <text:p>0,0485862</text:p>
          </table:table-cell>
          <table:table-cell table:style-name="ce4" office:value-type="float" office:value="0.00407822">
            <text:p>0,00407822</text:p>
          </table:table-cell>
          <table:table-cell table:style-name="ce4" office:value-type="float" office:value="0.0496199">
            <text:p>0,049619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35149">
            <text:p>8,35149</text:p>
          </table:table-cell>
          <table:table-cell table:style-name="ce4" table:formula="of:=AVERAGE([.$G$4:.G396])" office:value-type="float" office:value="39.9661015776081">
            <text:p>39,96610157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4">
            <text:p>74</text:p>
          </table:table-cell>
          <table:table-cell table:style-name="ce11" table:formula="of:=IF([.K396]&lt;[.J39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396]*100/[.K396]" office:value-type="float" office:value="28.3783783783784">
            <text:p>28,37837837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G$4:.G397])" office:value-type="float" office:value="39.8784832741117">
            <text:p>39,8784832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397]&lt;[.J397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397]*100/[.K397]" office:value-type="float" office:value="30.8510638297872">
            <text:p>30,85106382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G$4:.G398])" office:value-type="float" office:value="39.7882624556962">
            <text:p>39,788262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11" table:formula="of:=IF([.K398]&lt;[.J398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398]*100/[.K398]" office:value-type="float" office:value="25.8426966292135">
            <text:p>25,84269662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515">
            <text:p>0,00193515</text:p>
          </table:table-cell>
          <table:table-cell table:style-name="ce4" office:value-type="float" office:value="0.0507671">
            <text:p>0,0507671</text:p>
          </table:table-cell>
          <table:table-cell table:style-name="ce4" office:value-type="float" office:value="0.00368348">
            <text:p>0,00368348</text:p>
          </table:table-cell>
          <table:table-cell table:style-name="ce4" office:value-type="float" office:value="0.0756394">
            <text:p>0,07563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73773">
            <text:p>6,73773</text:p>
          </table:table-cell>
          <table:table-cell table:style-name="ce4" table:formula="of:=AVERAGE([.$G$4:.G399])" office:value-type="float" office:value="39.7048015151515">
            <text:p>39,70480151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55">
            <text:p>55</text:p>
          </table:table-cell>
          <table:table-cell table:style-name="ce11" table:formula="of:=IF([.K399]&lt;[.J399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399]*100/[.K399]" office:value-type="float" office:value="25.4545454545455">
            <text:p>2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G$4:.G400])" office:value-type="float" office:value="39.6149247355164">
            <text:p>39,614924735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400]&lt;[.J400];1;0)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formula="of:=[.M400]*100/[.K400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946">
            <text:p>0,00195946</text:p>
          </table:table-cell>
          <table:table-cell table:style-name="ce4" office:value-type="float" office:value="0.0602891">
            <text:p>0,0602891</text:p>
          </table:table-cell>
          <table:table-cell table:style-name="ce4" office:value-type="float" office:value="0.00453045">
            <text:p>0,00453045</text:p>
          </table:table-cell>
          <table:table-cell table:style-name="ce4" office:value-type="float" office:value="0.12083">
            <text:p>0,1208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8002">
            <text:p>4,78002</text:p>
          </table:table-cell>
          <table:table-cell table:style-name="ce4" table:formula="of:=AVERAGE([.$G$4:.G401])" office:value-type="float" office:value="39.5273998492462">
            <text:p>39,52739984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80">
            <text:p>80</text:p>
          </table:table-cell>
          <table:table-cell table:style-name="ce11" table:formula="of:=IF([.K401]&lt;[.J401];1;0)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formula="of:=[.M401]*100/[.K401]" office:value-type="float" office:value="13.75">
            <text:p>1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G$4:.G402])" office:value-type="float" office:value="39.4457349373433">
            <text:p>39,4457349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02]&lt;[.J402];1;0)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formula="of:=[.M402]*100/[.K402]" office:value-type="float" office:value="28.3950617283951">
            <text:p>28,39506172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G$4:.G403])" office:value-type="float" office:value="39.360477925">
            <text:p>39,3604779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11" table:formula="of:=IF([.K403]&lt;[.J403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403]*100/[.K403]" office:value-type="float" office:value="23.8636363636364">
            <text:p>23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G$4:.G404])" office:value-type="float" office:value="39.2817680798005">
            <text:p>39,28176807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4]&lt;[.J404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4]*100/[.K404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02">
            <text:p>0,0016140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772">
            <text:p>59,0772</text:p>
          </table:table-cell>
          <table:table-cell table:style-name="ce4" table:formula="of:=AVERAGE([.$G$4:.G405])" office:value-type="float" office:value="39.3310104477612">
            <text:p>39,3310104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11" table:formula="of:=IF([.K405]&lt;[.J405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405]*100/[.K405]" office:value-type="float" office:value="30.7692307692308">
            <text:p>30,7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G$4:.G406])" office:value-type="float" office:value="39.2504128039702">
            <text:p>39,250412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11" table:formula="of:=IF([.K406]&lt;[.J40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406]*100/[.K406]" office:value-type="float" office:value="33.8983050847458">
            <text:p>33,89830508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18">
            <text:p>0,00158818</text:p>
          </table:table-cell>
          <table:table-cell table:style-name="ce4" office:value-type="float" office:value="0.0674741">
            <text:p>0,0674741</text:p>
          </table:table-cell>
          <table:table-cell table:style-name="ce4" office:value-type="float" office:value="0.00482203">
            <text:p>0,00482203</text:p>
          </table:table-cell>
          <table:table-cell table:style-name="ce4" office:value-type="float" office:value="0.121169">
            <text:p>0,1211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75301">
            <text:p>4,75301</text:p>
          </table:table-cell>
          <table:table-cell table:style-name="ce4" table:formula="of:=AVERAGE([.$G$4:.G407])" office:value-type="float" office:value="39.1650231930693">
            <text:p>39,16502319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4">
            <text:p>74</text:p>
          </table:table-cell>
          <table:table-cell table:style-name="ce11" table:formula="of:=IF([.K407]&lt;[.J407];1;0)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formula="of:=[.M407]*100/[.K407]" office:value-type="float" office:value="13.5135135135135">
            <text:p>13,5135135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G$4:.G408])" office:value-type="float" office:value="39.0845320740741">
            <text:p>39,08453207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11" table:formula="of:=IF([.K408]&lt;[.J408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08]*100/[.K408]" office:value-type="float" office:value="49.3670886075949">
            <text:p>49,36708860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G$4:.G409])" office:value-type="float" office:value="39.0031072660098">
            <text:p>39,0031072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11" table:formula="of:=IF([.K409]&lt;[.J409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09]*100/[.K409]" office:value-type="float" office:value="46.8354430379747">
            <text:p>46,8354430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G$4:.G410])" office:value-type="float" office:value="38.9278253562653">
            <text:p>38,9278253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11" table:formula="of:=IF([.K410]&lt;[.J410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410]*100/[.K410]"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G$4:.G411])" office:value-type="float" office:value="38.8489888970588">
            <text:p>38,84898889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11" table:formula="of:=IF([.K411]&lt;[.J411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11]*100/[.K411]" office:value-type="float" office:value="49.3827160493827">
            <text:p>49,38271604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G$4:.G412])" office:value-type="float" office:value="38.7707853545232">
            <text:p>38,77078535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11" table:formula="of:=IF([.K412]&lt;[.J41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12]*100/[.K412]" office:value-type="float" office:value="49.4736842105263">
            <text:p>49,47368421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G$4:.G413])" office:value-type="float" office:value="38.6949735365854">
            <text:p>38,6949735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11" table:formula="of:=IF([.K413]&lt;[.J41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3]*100/[.K413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G$4:.G414])" office:value-type="float" office:value="38.6126781265207">
            <text:p>38,61267812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4]&lt;[.J414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4]*100/[.K414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44">
            <text:p>0,0015894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65">
            <text:p>53,5965</text:p>
          </table:table-cell>
          <table:table-cell table:style-name="ce4" table:formula="of:=AVERAGE([.$G$4:.G415])" office:value-type="float" office:value="38.6490466262136">
            <text:p>38,649046626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11" table:formula="of:=IF([.K415]&lt;[.J415];1;0)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formula="of:=[.M415]*100/[.K415]" office:value-type="float" office:value="20.9876543209877">
            <text:p>20,9876543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G$4:.G416])" office:value-type="float" office:value="38.5756035351089">
            <text:p>38,57560353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11" table:formula="of:=IF([.K416]&lt;[.J41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16]*100/[.K416]" office:value-type="float" office:value="48.2758620689655">
            <text:p>48,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G$4:.G417])" office:value-type="float" office:value="38.4988710869565">
            <text:p>38,498871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11" table:formula="of:=IF([.K417]&lt;[.J417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17]*100/[.K417]" office:value-type="float" office:value="51.1627906976744">
            <text:p>51,16279069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G$4:.G418])" office:value-type="float" office:value="38.4220553012048">
            <text:p>38,42205530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11" table:formula="of:=IF([.K418]&lt;[.J41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18]*100/[.K418]" office:value-type="float" office:value="51.1904761904762">
            <text:p>51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G$4:.G419])" office:value-type="float" office:value="38.3449850721154">
            <text:p>38,34498507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11" table:formula="of:=IF([.K419]&lt;[.J419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19]*100/[.K419]" office:value-type="float" office:value="53.0612244897959">
            <text:p>53,061224489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48">
            <text:p>0,00164448</text:p>
          </table:table-cell>
          <table:table-cell table:style-name="ce4" office:value-type="float" office:value="0.0459331">
            <text:p>0,0459331</text:p>
          </table:table-cell>
          <table:table-cell table:style-name="ce4" office:value-type="float" office:value="0.00343436">
            <text:p>0,00343436</text:p>
          </table:table-cell>
          <table:table-cell table:style-name="ce4" office:value-type="float" office:value="0.132636">
            <text:p>0,132636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00092">
            <text:p>5,00092</text:p>
          </table:table-cell>
          <table:table-cell table:style-name="ce4" table:formula="of:=AVERAGE([.$G$4:.G420])" office:value-type="float" office:value="38.2650232853717">
            <text:p>38,26502328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77">
            <text:p>77</text:p>
          </table:table-cell>
          <table:table-cell table:style-name="ce11" table:formula="of:=IF([.K420]&lt;[.J420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20]*100/[.K420]" office:value-type="float" office:value="16.8831168831169">
            <text:p>16,88311688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G$4:.G421])" office:value-type="float" office:value="38.1903976076555">
            <text:p>38,1903976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11" table:formula="of:=IF([.K421]&lt;[.J421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21]*100/[.K421]" office:value-type="float" office:value="55.2941176470588">
            <text:p>5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G$4:.G422])" office:value-type="float" office:value="38.1183566825776">
            <text:p>38,1183566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11" table:formula="of:=IF([.K422]&lt;[.J422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2]*100/[.K422]" office:value-type="float" office:value="57.5">
            <text:p>5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G$4:.G423])" office:value-type="float" office:value="38.0450143809524">
            <text:p>38,0450143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11" table:formula="of:=IF([.K423]&lt;[.J42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23]*100/[.K423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G$4:.G424])" office:value-type="float" office:value="37.9707255819477">
            <text:p>37,97072558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11" table:formula="of:=IF([.K424]&lt;[.J42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24]*100/[.K424]" office:value-type="float" office:value="59.1397849462366">
            <text:p>59,1397849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G$4:.G425])" office:value-type="float" office:value="37.897638056872">
            <text:p>37,89763805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11" table:formula="of:=IF([.K425]&lt;[.J42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25]*100/[.K425]" office:value-type="float" office:value="52.8735632183908">
            <text:p>52,87356321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G$4:.G426])" office:value-type="float" office:value="37.8244272813239">
            <text:p>37,82442728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11" table:formula="of:=IF([.K426]&lt;[.J426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426]*100/[.K426]" office:value-type="float" office:value="37.1794871794872">
            <text:p>37,17948717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G$4:.G427])" office:value-type="float" office:value="37.751630990566">
            <text:p>37,75163099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11" table:formula="of:=IF([.K427]&lt;[.J4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27]*100/[.K427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452">
            <text:p>0,00215452</text:p>
          </table:table-cell>
          <table:table-cell table:style-name="ce4" office:value-type="float" office:value="0.118971">
            <text:p>0,118971</text:p>
          </table:table-cell>
          <table:table-cell table:style-name="ce4" office:value-type="float" office:value="0.00503162">
            <text:p>0,00503162</text:p>
          </table:table-cell>
          <table:table-cell table:style-name="ce4" office:value-type="float" office:value="0.00647803">
            <text:p>0,006478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5495">
            <text:p>6,65495</text:p>
          </table:table-cell>
          <table:table-cell table:style-name="ce4" table:formula="of:=AVERAGE([.$G$4:.G428])" office:value-type="float" office:value="37.6784623294118">
            <text:p>37,6784623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86">
            <text:p>86</text:p>
          </table:table-cell>
          <table:table-cell table:style-name="ce11" table:formula="of:=IF([.K428]&lt;[.J428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28]*100/[.K428]" office:value-type="float" office:value="48.8372093023256">
            <text:p>48,83720930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G$4:.G429])" office:value-type="float" office:value="37.6037567370892">
            <text:p>37,60375673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11" table:formula="of:=IF([.K429]&lt;[.J429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29]*100/[.K429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G$4:.G430])" office:value-type="float" office:value="37.5303386416862">
            <text:p>37,530338641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11" table:formula="of:=IF([.K430]&lt;[.J430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0]*100/[.K430]" office:value-type="float" office:value="44.1558441558442">
            <text:p>44,15584415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G$4:.G431])" office:value-type="float" office:value="37.456826682243">
            <text:p>37,45682668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11" table:formula="of:=IF([.K431]&lt;[.J431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31]*100/[.K431]" office:value-type="float" office:value="52.3364485981309">
            <text:p>52,3364485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G$4:.G432])" office:value-type="float" office:value="37.3851785081585">
            <text:p>37,3851785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11" table:formula="of:=IF([.K432]&lt;[.J43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2]*100/[.K432]" office:value-type="float" office:value="58.1967213114754">
            <text:p>58,1967213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G$4:.G433])" office:value-type="float" office:value="37.3146158837209">
            <text:p>37,31461588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11" table:formula="of:=IF([.K433]&lt;[.J43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33]*100/[.K433]" office:value-type="float" office:value="58.5106382978723">
            <text:p>58,5106382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G$4:.G434])" office:value-type="float" office:value="37.245360324826">
            <text:p>37,24536032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11" table:formula="of:=IF([.K434]&lt;[.J43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34]*100/[.K434]" office:value-type="float" office:value="51.4851485148515">
            <text:p>51,4851485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G$4:.G435])" office:value-type="float" office:value="37.1757875925926">
            <text:p>37,1757875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11" table:formula="of:=IF([.K435]&lt;[.J43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35]*100/[.K435]" office:value-type="float" office:value="60.5769230769231">
            <text:p>60,57692307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G$4:.G436])" office:value-type="float" office:value="37.1044284295612">
            <text:p>37,1044284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11" table:formula="of:=IF([.K436]&lt;[.J436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436]*100/[.K436]" office:value-type="float" office:value="62.280701754386">
            <text:p>62,28070175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G$4:.G437])" office:value-type="float" office:value="37.0334573732719">
            <text:p>37,03345737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11" table:formula="of:=IF([.K437]&lt;[.J437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437]*100/[.K437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787">
            <text:p>0,00194787</text:p>
          </table:table-cell>
          <table:table-cell table:style-name="ce4" office:value-type="float" office:value="0.12156">
            <text:p>0,12156</text:p>
          </table:table-cell>
          <table:table-cell table:style-name="ce4" office:value-type="float" office:value="0.00486407">
            <text:p>0,00486407</text:p>
          </table:table-cell>
          <table:table-cell table:style-name="ce4" office:value-type="float" office:value="0.0176638">
            <text:p>0,017663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22471">
            <text:p>6,22471</text:p>
          </table:table-cell>
          <table:table-cell table:style-name="ce4" table:formula="of:=AVERAGE([.$G$4:.G438])" office:value-type="float" office:value="36.9626326666667">
            <text:p>36,96263266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92">
            <text:p>92</text:p>
          </table:table-cell>
          <table:table-cell table:style-name="ce11" table:formula="of:=IF([.K438]&lt;[.J43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38]*100/[.K438]" office:value-type="float" office:value="36.9565217391304">
            <text:p>36,95652173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G$4:.G439])" office:value-type="float" office:value="36.8917561926605">
            <text:p>36,891756192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11" table:formula="of:=IF([.K439]&lt;[.J4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39]*100/[.K439]" office:value-type="float" office:value="48.8888888888889">
            <text:p>48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G$4:.G440])" office:value-type="float" office:value="36.8198542562929">
            <text:p>36,81985425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11" table:formula="of:=IF([.K440]&lt;[.J44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0]*100/[.K440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075">
            <text:p>0,00193075</text:p>
          </table:table-cell>
          <table:table-cell table:style-name="ce4" office:value-type="float" office:value="0.137334">
            <text:p>0,137334</text:p>
          </table:table-cell>
          <table:table-cell table:style-name="ce4" office:value-type="float" office:value="0.00509909">
            <text:p>0,00509909</text:p>
          </table:table-cell>
          <table:table-cell table:style-name="ce4" office:value-type="float" office:value="0.00447722">
            <text:p>0,0044772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177">
            <text:p>6,05177</text:p>
          </table:table-cell>
          <table:table-cell table:style-name="ce4" table:formula="of:=AVERAGE([.$G$4:.G441])" office:value-type="float" office:value="36.7496074885845">
            <text:p>36,74960748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4">
            <text:p>94</text:p>
          </table:table-cell>
          <table:table-cell table:style-name="ce11" table:formula="of:=IF([.K441]&lt;[.J441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41]*100/[.K441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44">
            <text:p>0,00196044</text:p>
          </table:table-cell>
          <table:table-cell table:style-name="ce4" office:value-type="float" office:value="0.0259939">
            <text:p>0,0259939</text:p>
          </table:table-cell>
          <table:table-cell table:style-name="ce4" office:value-type="float" office:value="0.00151185">
            <text:p>0,00151185</text:p>
          </table:table-cell>
          <table:table-cell table:style-name="ce4" office:value-type="float" office:value="0.117516">
            <text:p>0,11751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583">
            <text:p>6,0583</text:p>
          </table:table-cell>
          <table:table-cell table:style-name="ce4" table:formula="of:=AVERAGE([.$G$4:.G442])" office:value-type="float" office:value="36.6796956264237">
            <text:p>36,67969562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11" table:formula="of:=IF([.K442]&lt;[.J44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442]*100/[.K442]" office:value-type="float" office:value="22.9508196721311">
            <text:p>22,95081967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G$4:.G443])" office:value-type="float" office:value="36.6106564772727">
            <text:p>36,61065647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11" table:formula="of:=IF([.K443]&lt;[.J443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43]*100/[.K443]" office:value-type="float" office:value="43">
            <text:p>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G$4:.G444])" office:value-type="float" office:value="36.5411046938775">
            <text:p>36,541104693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11" table:formula="of:=IF([.K444]&lt;[.J444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444]*100/[.K444]" office:value-type="float" office:value="48.9583333333333">
            <text:p>48,95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57">
            <text:p>0,002457</text:p>
          </table:table-cell>
          <table:table-cell table:style-name="ce4" office:value-type="float" office:value="0.107533">
            <text:p>0,107533</text:p>
          </table:table-cell>
          <table:table-cell table:style-name="ce4" office:value-type="float" office:value="0.00302935">
            <text:p>0,00302935</text:p>
          </table:table-cell>
          <table:table-cell table:style-name="ce4" office:value-type="float" office:value="0.121493">
            <text:p>0,1214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8624">
            <text:p>3,98624</text:p>
          </table:table-cell>
          <table:table-cell table:style-name="ce4" table:formula="of:=AVERAGE([.$G$4:.G445])" office:value-type="float" office:value="36.4674511538462">
            <text:p>36,46745115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74">
            <text:p>74</text:p>
          </table:table-cell>
          <table:table-cell table:style-name="ce11" table:formula="of:=IF([.K445]&lt;[.J445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445]*100/[.K445]" office:value-type="float" office:value="16.2162162162162">
            <text:p>16,21621621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G$4:.G446])" office:value-type="float" office:value="36.4006707674944">
            <text:p>36,40067076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11" table:formula="of:=IF([.K446]&lt;[.J446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446]*100/[.K446]" office:value-type="float" office:value="39.3258426966292">
            <text:p>39,3258426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G$4:.G447])" office:value-type="float" office:value="36.3317782657658">
            <text:p>36,3317782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11" table:formula="of:=IF([.K447]&lt;[.J447];1;0)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formula="of:=[.M447]*100/[.K447]" office:value-type="float" office:value="31.7647058823529">
            <text:p>3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G$4:.G448])" office:value-type="float" office:value="36.2631413258427">
            <text:p>36,2631413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11" table:formula="of:=IF([.K448]&lt;[.J448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48]*100/[.K448]" office:value-type="float" office:value="52.6881720430108">
            <text:p>52,6881720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G$4:.G449])" office:value-type="float" office:value="36.1955061659193">
            <text:p>36,195506165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11" table:formula="of:=IF([.K449]&lt;[.J449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49]*100/[.K449]" office:value-type="float" office:value="42.5925925925926">
            <text:p>42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G$4:.G450])" office:value-type="float" office:value="36.1279417225951">
            <text:p>36,12794172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11" table:formula="of:=IF([.K450]&lt;[.J450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450]*100/[.K450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G$4:.G451])" office:value-type="float" office:value="36.0590150669643">
            <text:p>36,0590150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11" table:formula="of:=IF([.K451]&lt;[.J451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451]*100/[.K451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G$4:.G452])" office:value-type="float" office:value="35.9921666592428">
            <text:p>35,99216665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11" table:formula="of:=IF([.K452]&lt;[.J452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452]*100/[.K452]" office:value-type="float" office:value="46.6666666666667">
            <text:p>4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G$4:.G453])" office:value-type="float" office:value="35.9283666444444">
            <text:p>35,928366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11" table:formula="of:=IF([.K453]&lt;[.J453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453]*100/[.K453]" office:value-type="float" office:value="41.6666666666667">
            <text:p>41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68">
            <text:p>0,00179268</text:p>
          </table:table-cell>
          <table:table-cell table:style-name="ce4" office:value-type="float" office:value="0.115867">
            <text:p>0,115867</text:p>
          </table:table-cell>
          <table:table-cell table:style-name="ce4" office:value-type="float" office:value="0.00509895">
            <text:p>0,00509895</text:p>
          </table:table-cell>
          <table:table-cell table:style-name="ce4" office:value-type="float" office:value="0.00686746">
            <text:p>0,0068674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9019">
            <text:p>6,89019</text:p>
          </table:table-cell>
          <table:table-cell table:style-name="ce4" table:formula="of:=AVERAGE([.$G$4:.G454])" office:value-type="float" office:value="35.863980443459">
            <text:p>35,86398044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454]&lt;[.J454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54]*100/[.K454]" office:value-type="float" office:value="49.4623655913979">
            <text:p>49,46236559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G$4:.G455])" office:value-type="float" office:value="35.7983316371681">
            <text:p>35,79833163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11" table:formula="of:=IF([.K455]&lt;[.J455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455]*100/[.K455]" office:value-type="float" office:value="44.8275862068966">
            <text:p>44,82758620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G$4:.G456])" office:value-type="float" office:value="35.73293799117">
            <text:p>35,73293799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11" table:formula="of:=IF([.K456]&lt;[.J456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56]*100/[.K456]" office:value-type="float" office:value="41">
            <text:p>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G$4:.G457])" office:value-type="float" office:value="35.6681927973568">
            <text:p>35,66819279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11" table:formula="of:=IF([.K457]&lt;[.J45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457]*100/[.K457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G$4:.G458])" office:value-type="float" office:value="35.6032812967033">
            <text:p>35,60328129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11" table:formula="of:=IF([.K458]&lt;[.J4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458]*100/[.K458]" office:value-type="float" office:value="55">
            <text:p>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G$4:.G459])" office:value-type="float" office:value="35.5385700657895">
            <text:p>35,53857006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11" table:formula="of:=IF([.K459]&lt;[.J459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459]*100/[.K459]" office:value-type="float" office:value="58.4">
            <text:p>58,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G$4:.G460])" office:value-type="float" office:value="35.4729351641138">
            <text:p>35,47293516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11" table:formula="of:=IF([.K460]&lt;[.J460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60]*100/[.K460]" office:value-type="float" office:value="50.9433962264151">
            <text:p>50,94339622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G$4:.G461])" office:value-type="float" office:value="35.4076359825327">
            <text:p>35,40763598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11" table:formula="of:=IF([.K461]&lt;[.J4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61]*100/[.K461]" office:value-type="float" office:value="57.1428571428571">
            <text:p>57,14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G$4:.G462])" office:value-type="float" office:value="35.3431702832244">
            <text:p>35,34317028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11" table:formula="of:=IF([.K462]&lt;[.J46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2]*100/[.K462]" office:value-type="float" office:value="48.8636363636364">
            <text:p>48,86363636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G$4:.G463])" office:value-type="float" office:value="35.2791593478261">
            <text:p>35,27915934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11" table:formula="of:=IF([.K463]&lt;[.J463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63]*100/[.K463]" office:value-type="float" office:value="45.1612903225807">
            <text:p>45,16129032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G$4:.G464])" office:value-type="float" office:value="35.2159136008677">
            <text:p>35,21591360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11" table:formula="of:=IF([.K464]&lt;[.J464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64]*100/[.K464]" office:value-type="float" office:value="52.5252525252525">
            <text:p>52,52525252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G$4:.G465])" office:value-type="float" office:value="35.1516601515151">
            <text:p>35,15166015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11" table:formula="of:=IF([.K465]&lt;[.J465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465]*100/[.K465]" office:value-type="float" office:value="48.421052631579">
            <text:p>48,42105263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22">
            <text:p>0,00164622</text:p>
          </table:table-cell>
          <table:table-cell table:style-name="ce4" office:value-type="float" office:value="0.140171">
            <text:p>0,140171</text:p>
          </table:table-cell>
          <table:table-cell table:style-name="ce4" office:value-type="float" office:value="0.00487692">
            <text:p>0,00487692</text:p>
          </table:table-cell>
          <table:table-cell table:style-name="ce4" office:value-type="float" office:value="0.00872181">
            <text:p>0,0087218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72479">
            <text:p>5,72479</text:p>
          </table:table-cell>
          <table:table-cell table:style-name="ce4" table:formula="of:=AVERAGE([.$G$4:.G466])" office:value-type="float" office:value="35.0881031965443">
            <text:p>35,08810319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8">
            <text:p>108</text:p>
          </table:table-cell>
          <table:table-cell table:style-name="ce11" table:formula="of:=IF([.K466]&lt;[.J46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66]*100/[.K466]" office:value-type="float" office:value="44.4444444444444">
            <text:p>44,444444444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93">
            <text:p>0,00196093</text:p>
          </table:table-cell>
          <table:table-cell table:style-name="ce4" office:value-type="float" office:value="0.0647949">
            <text:p>0,0647949</text:p>
          </table:table-cell>
          <table:table-cell table:style-name="ce4" office:value-type="float" office:value="0.00469506">
            <text:p>0,00469506</text:p>
          </table:table-cell>
          <table:table-cell table:style-name="ce4" office:value-type="float" office:value="0.0170256">
            <text:p>0,017025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.21293">
            <text:p>9,21293</text:p>
          </table:table-cell>
          <table:table-cell table:style-name="ce4" table:formula="of:=AVERAGE([.$G$4:.G467])" office:value-type="float" office:value="35.032337737069">
            <text:p>35,032337737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91">
            <text:p>91</text:p>
          </table:table-cell>
          <table:table-cell table:style-name="ce11" table:formula="of:=IF([.K467]&lt;[.J467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467]*100/[.K467]" office:value-type="float" office:value="37.3626373626374">
            <text:p>37,36263736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589">
            <text:p>0,00223589</text:p>
          </table:table-cell>
          <table:table-cell table:style-name="ce4" office:value-type="float" office:value="0.0831458">
            <text:p>0,0831458</text:p>
          </table:table-cell>
          <table:table-cell table:style-name="ce4" office:value-type="float" office:value="0.00478124">
            <text:p>0,00478124</text:p>
          </table:table-cell>
          <table:table-cell table:style-name="ce4" office:value-type="float" office:value="0.00669062">
            <text:p>0,0066906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66896">
            <text:p>8,66896</text:p>
          </table:table-cell>
          <table:table-cell table:style-name="ce4" table:formula="of:=AVERAGE([.$G$4:.G468])" office:value-type="float" office:value="34.9756423010753">
            <text:p>34,975642301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0">
            <text:p>90</text:p>
          </table:table-cell>
          <table:table-cell table:style-name="ce11" table:formula="of:=IF([.K468]&lt;[.J46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68]*100/[.K468]" office:value-type="float" office:value="47.7777777777778">
            <text:p>47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G$4:.G469])" office:value-type="float" office:value="34.9122616309013">
            <text:p>34,91226163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11" table:formula="of:=IF([.K469]&lt;[.J4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469]*100/[.K469]" office:value-type="float" office:value="23.4567901234568">
            <text:p>23,4567901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G$4:.G470])" office:value-type="float" office:value="34.8528294432548">
            <text:p>34,85282944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11" table:formula="of:=IF([.K470]&lt;[.J47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0]*100/[.K470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082">
            <text:p>0,00204082</text:p>
          </table:table-cell>
          <table:table-cell table:style-name="ce4" office:value-type="float" office:value="0.078033">
            <text:p>0,078033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151033">
            <text:p>0,015103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.58412">
            <text:p>8,58412</text:p>
          </table:table-cell>
          <table:table-cell table:style-name="ce4" table:formula="of:=AVERAGE([.$G$4:.G471])" office:value-type="float" office:value="34.7966997222222">
            <text:p>34,79669972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2">
            <text:p>92</text:p>
          </table:table-cell>
          <table:table-cell table:style-name="ce11" table:formula="of:=IF([.K471]&lt;[.J471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471]*100/[.K471]" office:value-type="float" office:value="41.304347826087">
            <text:p>4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4455">
            <text:p>0,00224455</text:p>
          </table:table-cell>
          <table:table-cell table:style-name="ce4" office:value-type="float" office:value="0.0209534">
            <text:p>0,0209534</text:p>
          </table:table-cell>
          <table:table-cell table:style-name="ce4" office:value-type="float" office:value="0.00125811">
            <text:p>0,00125811</text:p>
          </table:table-cell>
          <table:table-cell table:style-name="ce4" office:value-type="float" office:value="0.0272633">
            <text:p>0,02726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.5328">
            <text:p>14,5328</text:p>
          </table:table-cell>
          <table:table-cell table:style-name="ce4" table:formula="of:=AVERAGE([.$G$4:.G472])" office:value-type="float" office:value="34.7534931130064">
            <text:p>34,7534931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11" table:formula="of:=IF([.K472]&lt;[.J472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472]*100/[.K472]" office:value-type="float" office:value="36.0655737704918">
            <text:p>36,06557377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G$4:.G473])" office:value-type="float" office:value="34.6927839361702">
            <text:p>34,69278393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11" table:formula="of:=IF([.K473]&lt;[.J473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3]*100/[.K473]" office:value-type="float" office:value="54.2553191489362">
            <text:p>54,25531914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G$4:.G474])" office:value-type="float" office:value="34.6315078768577">
            <text:p>34,631507876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11" table:formula="of:=IF([.K474]&lt;[.J47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474]*100/[.K474]" office:value-type="float" office:value="42.7083333333333">
            <text:p>42,708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31789">
            <text:p>0,131789</text:p>
          </table:table-cell>
          <table:table-cell table:style-name="ce4" office:value-type="float" office:value="0.00485178">
            <text:p>0,00485178</text:p>
          </table:table-cell>
          <table:table-cell table:style-name="ce4" office:value-type="float" office:value="0.00487644">
            <text:p>0,0048764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16857">
            <text:p>6,16857</text:p>
          </table:table-cell>
          <table:table-cell table:style-name="ce4" table:formula="of:=AVERAGE([.$G$4:.G475])" office:value-type="float" office:value="34.5712050423729">
            <text:p>34,57120504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87">
            <text:p>87</text:p>
          </table:table-cell>
          <table:table-cell table:style-name="ce11" table:formula="of:=IF([.K475]&lt;[.J475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475]*100/[.K475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G$4:.G476])" office:value-type="float" office:value="34.5100913107822">
            <text:p>34,51009131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11" table:formula="of:=IF([.K476]&lt;[.J476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76]*100/[.K476]" office:value-type="float" office:value="44.2105263157895">
            <text:p>4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G$4:.G477])" office:value-type="float" office:value="34.448884556962">
            <text:p>34,4488845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11" table:formula="of:=IF([.K477]&lt;[.J477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477]*100/[.K477]" office:value-type="float" office:value="49.4252873563218">
            <text:p>49,42528735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G$4:.G478])" office:value-type="float" office:value="34.3887313894737">
            <text:p>34,3887313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11" table:formula="of:=IF([.K478]&lt;[.J47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478]*100/[.K478]" office:value-type="float" office:value="47.2222222222222">
            <text:p>47,22222222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G$4:.G479])" office:value-type="float" office:value="34.3288579411765">
            <text:p>34,32885794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479]&lt;[.J479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479]*100/[.K479]" office:value-type="float" office:value="54.2857142857143">
            <text:p>54,28571428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G$4:.G480])" office:value-type="float" office:value="34.2688241090147">
            <text:p>34,268824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11" table:formula="of:=IF([.K480]&lt;[.J480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480]*100/[.K480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G$4:.G481])" office:value-type="float" office:value="34.2111871548117">
            <text:p>34,21118715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1]&lt;[.J48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1]*100/[.K481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22">
            <text:p>0,001602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9274">
            <text:p>60,9274</text:p>
          </table:table-cell>
          <table:table-cell table:style-name="ce4" table:formula="of:=AVERAGE([.$G$4:.G482])" office:value-type="float" office:value="34.2669621294363">
            <text:p>34,26696212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11" table:formula="of:=IF([.K482]&lt;[.J48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482]*100/[.K482]" office:value-type="float" office:value="41.7391304347826">
            <text:p>41,73913043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G$4:.G483])" office:value-type="float" office:value="34.2086845">
            <text:p>34,2086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3]&lt;[.J48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3]*100/[.K483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27">
            <text:p>0,0016252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6277">
            <text:p>50,6277</text:p>
          </table:table-cell>
          <table:table-cell table:style-name="ce4" table:formula="of:=AVERAGE([.$G$4:.G484])" office:value-type="float" office:value="34.2428196673597">
            <text:p>34,24281966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11" table:formula="of:=IF([.K484]&lt;[.J48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84]*100/[.K484]" office:value-type="float" office:value="55.045871559633">
            <text:p>55,04587155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277">
            <text:p>0,00172277</text:p>
          </table:table-cell>
          <table:table-cell table:style-name="ce4" office:value-type="float" office:value="0.0394266">
            <text:p>0,0394266</text:p>
          </table:table-cell>
          <table:table-cell table:style-name="ce4" office:value-type="float" office:value="0.00421148">
            <text:p>0,00421148</text:p>
          </table:table-cell>
          <table:table-cell table:style-name="ce4" office:value-type="float" office:value="0.123364">
            <text:p>0,12336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1263">
            <text:p>5,41263</text:p>
          </table:table-cell>
          <table:table-cell table:style-name="ce4" table:formula="of:=AVERAGE([.$G$4:.G485])" office:value-type="float" office:value="34.1830059958506">
            <text:p>34,18300599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11" table:formula="of:=IF([.K485]&lt;[.J485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85]*100/[.K485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G$4:.G486])" office:value-type="float" office:value="34.125263747412">
            <text:p>34,12526374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11" table:formula="of:=IF([.K486]&lt;[.J486];1;0)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formula="of:=[.M486]*100/[.K486]" office:value-type="float" office:value="42.2680412371134">
            <text:p>42,26804123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G$4:.G487])" office:value-type="float" office:value="34.0701222107438">
            <text:p>34,07012221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11" table:formula="of:=IF([.K487]&lt;[.J487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487]*100/[.K487]" office:value-type="float" office:value="43.75">
            <text:p>4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G$4:.G488])" office:value-type="float" office:value="34.0135352783505">
            <text:p>34,01353527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11" table:formula="of:=IF([.K488]&lt;[.J488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8]*100/[.K488]" office:value-type="float" office:value="56.5656565656566">
            <text:p>56,56565656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G$4:.G489])" office:value-type="float" office:value="33.9562084773662">
            <text:p>33,9562084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11" table:formula="of:=IF([.K489]&lt;[.J489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489]*100/[.K489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G$4:.G490])" office:value-type="float" office:value="33.9006827926078">
            <text:p>33,9006827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11" table:formula="of:=IF([.K490]&lt;[.J490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490]*100/[.K490]" office:value-type="float" office:value="61.0619469026549">
            <text:p>61,06194690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G$4:.G491])" office:value-type="float" office:value="33.8489117213115">
            <text:p>33,848911721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11" table:formula="of:=IF([.K491]&lt;[.J491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491]*100/[.K491]" office:value-type="float" office:value="54.2056074766355">
            <text:p>54,20560747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G$4:.G492])" office:value-type="float" office:value="33.7992580777096">
            <text:p>33,7992580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2]&lt;[.J49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2]*100/[.K492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75">
            <text:p>0,0016007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8817">
            <text:p>42,8817</text:p>
          </table:table-cell>
          <table:table-cell table:style-name="ce4" table:formula="of:=AVERAGE([.$G$4:.G493])" office:value-type="float" office:value="33.8177936734694">
            <text:p>33,81779367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493]&lt;[.J49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493]*100/[.K493]" office:value-type="float" office:value="55.5555555555556">
            <text:p>55,55555555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G$4:.G494])" office:value-type="float" office:value="33.7639535845214">
            <text:p>33,763953584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11" table:formula="of:=IF([.K494]&lt;[.J49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494]*100/[.K49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G$4:.G495])" office:value-type="float" office:value="33.7095648780488">
            <text:p>33,7095648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11" table:formula="of:=IF([.K495]&lt;[.J495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495]*100/[.K495]" office:value-type="float" office:value="56.1904761904762">
            <text:p>56,19047619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G$4:.G496])" office:value-type="float" office:value="33.6540506085193">
            <text:p>33,654050608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11" table:formula="of:=IF([.K496]&lt;[.J496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496]*100/[.K496]" office:value-type="float" office:value="59.3406593406593">
            <text:p>59,34065934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G$4:.G497])" office:value-type="float" office:value="33.5989515587044">
            <text:p>33,59895155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11" table:formula="of:=IF([.K497]&lt;[.J49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497]*100/[.K497]" office:value-type="float" office:value="54.0816326530612">
            <text:p>54,08163265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498])" office:value-type="float" office:value="33.5488757575757">
            <text:p>33,54887575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11" table:formula="of:=IF([.K498]&lt;[.J49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498]*100/[.K498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329">
            <text:p>0,00191329</text:p>
          </table:table-cell>
          <table:table-cell table:style-name="ce4" office:value-type="float" office:value="0.110335">
            <text:p>0,110335</text:p>
          </table:table-cell>
          <table:table-cell table:style-name="ce4" office:value-type="float" office:value="0.00291642">
            <text:p>0,00291642</text:p>
          </table:table-cell>
          <table:table-cell table:style-name="ce4" office:value-type="float" office:value="0.121348">
            <text:p>0,12134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3481">
            <text:p>3,93481</text:p>
          </table:table-cell>
          <table:table-cell table:style-name="ce4" table:formula="of:=AVERAGE([.$G$4:.G499])" office:value-type="float" office:value="33.4891699798387">
            <text:p>33,48916997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73">
            <text:p>73</text:p>
          </table:table-cell>
          <table:table-cell table:style-name="ce11" table:formula="of:=IF([.K499]&lt;[.J49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499]*100/[.K499]" office:value-type="float" office:value="17.8082191780822">
            <text:p>17,80821917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G$4:.G500])" office:value-type="float" office:value="33.4290704627766">
            <text:p>33,42907046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11" table:formula="of:=IF([.K500]&lt;[.J500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500]*100/[.K500]" office:value-type="float" office:value="19.1780821917808">
            <text:p>19,17808219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G$4:.G501])" office:value-type="float" office:value="33.3752975702811">
            <text:p>33,37529757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11" table:formula="of:=IF([.K501]&lt;[.J501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01]*100/[.K501]" office:value-type="float" office:value="58.7628865979381">
            <text:p>58,76288659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G$4:.G502])" office:value-type="float" office:value="33.3241601803607">
            <text:p>33,3241601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11" table:formula="of:=IF([.K502]&lt;[.J502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02]*100/[.K502]" office:value-type="float" office:value="61.2244897959184">
            <text:p>61,22448979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G$4:.G503])" office:value-type="float" office:value="33.27381298">
            <text:p>33,273812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3]&lt;[.J503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3]*100/[.K503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21">
            <text:p>0,001642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7948">
            <text:p>59,7948</text:p>
          </table:table-cell>
          <table:table-cell table:style-name="ce4" table:formula="of:=AVERAGE([.$G$4:.G504])" office:value-type="float" office:value="33.3267490818363">
            <text:p>33,32674908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11" table:formula="of:=IF([.K504]&lt;[.J50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04]*100/[.K50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G$4:.G505])" office:value-type="float" office:value="33.2748616135458">
            <text:p>33,27486161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11" table:formula="of:=IF([.K505]&lt;[.J505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05]*100/[.K505]" office:value-type="float" office:value="51.3761467889908">
            <text:p>51,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G$4:.G506])" office:value-type="float" office:value="33.2220778528827">
            <text:p>33,22207785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11" table:formula="of:=IF([.K506]&lt;[.J50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06]*100/[.K50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G$4:.G507])" office:value-type="float" office:value="33.1706960119047">
            <text:p>33,17069601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11" table:formula="of:=IF([.K507]&lt;[.J50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07]*100/[.K507]" office:value-type="float" office:value="54.7826086956522">
            <text:p>54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G$4:.G508])" office:value-type="float" office:value="33.1232427920792">
            <text:p>33,12324279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8]&lt;[.J508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8]*100/[.K508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300198">
            <text:p>0,00300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9352">
            <text:p>55,9352</text:p>
          </table:table-cell>
          <table:table-cell table:style-name="ce4" table:formula="of:=AVERAGE([.$G$4:.G509])" office:value-type="float" office:value="33.1683257114624">
            <text:p>33,16832571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11" table:formula="of:=IF([.K509]&lt;[.J509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09]*100/[.K509]" office:value-type="float" office:value="64.2105263157895">
            <text:p>64,21052631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G$4:.G510])" office:value-type="float" office:value="33.1168141814595">
            <text:p>33,11681418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11" table:formula="of:=IF([.K510]&lt;[.J51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0]*100/[.K510]" office:value-type="float" office:value="50.5263157894737">
            <text:p>5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G$4:.G511])" office:value-type="float" office:value="33.0643957086614">
            <text:p>33,06439570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11" table:formula="of:=IF([.K511]&lt;[.J511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11]*100/[.K511]" office:value-type="float" office:value="40.5797101449275">
            <text:p>40,57971014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G$4:.G512])" office:value-type="float" office:value="33.0118004125736">
            <text:p>33,01180041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11" table:formula="of:=IF([.K512]&lt;[.J512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12]*100/[.K512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G$4:.G513])" office:value-type="float" office:value="32.9605431372549">
            <text:p>32,96054313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3]&lt;[.J5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3]*100/[.K5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5128">
            <text:p>0,001851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11">
            <text:p>53,211</text:p>
          </table:table-cell>
          <table:table-cell table:style-name="ce4" table:formula="of:=AVERAGE([.$G$4:.G514])" office:value-type="float" office:value="33.0001722113503">
            <text:p>33,000172211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11" table:formula="of:=IF([.K514]&lt;[.J51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514]*100/[.K514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G$4:.G515])" office:value-type="float" office:value="32.9508311328125">
            <text:p>32,95083113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11" table:formula="of:=IF([.K515]&lt;[.J51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15]*100/[.K515]" office:value-type="float" office:value="66.3461538461538">
            <text:p>66,34615384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G$4:.G516])" office:value-type="float" office:value="32.9050197076023">
            <text:p>32,90501970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11" table:formula="of:=IF([.K516]&lt;[.J516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16]*100/[.K516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G$4:.G517])" office:value-type="float" office:value="32.854331692607">
            <text:p>32,854331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11" table:formula="of:=IF([.K517]&lt;[.J51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17]*100/[.K517]" office:value-type="float" office:value="67.5925925925926">
            <text:p>67,59259259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G$4:.G518])" office:value-type="float" office:value="32.8035952815534">
            <text:p>32,80359528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11" table:formula="of:=IF([.K518]&lt;[.J518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18]*100/[.K518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G$4:.G519])" office:value-type="float" office:value="32.7537400387597">
            <text:p>32,753740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11" table:formula="of:=IF([.K519]&lt;[.J519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519]*100/[.K519]" office:value-type="float" office:value="39">
            <text:p>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G$4:.G520])" office:value-type="float" office:value="32.7025808123791">
            <text:p>32,702580812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11" table:formula="of:=IF([.K520]&lt;[.J520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20]*100/[.K520]" office:value-type="float" office:value="35.2941176470588">
            <text:p>35,29411764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G$4:.G521])" office:value-type="float" office:value="32.6502694401544">
            <text:p>32,6502694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11" table:formula="of:=IF([.K521]&lt;[.J521];1;0)" office:value-type="float" office:value="1">
            <text:p>1</text:p>
          </table:table-cell>
          <table:table-cell table:style-name="ce4" office:value-type="float" office:value="21">
            <text:p>21</text:p>
          </table:table-cell>
          <table:table-cell table:formula="of:=[.M521]*100/[.K521]" office:value-type="float" office:value="30.8823529411765">
            <text:p>30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G$4:.G522])" office:value-type="float" office:value="32.5994440077071">
            <text:p>32,59944400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11" table:formula="of:=IF([.K522]&lt;[.J522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522]*100/[.K522]" office:value-type="float" office:value="31.6831683168317">
            <text:p>31,68316831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G$4:.G523])" office:value-type="float" office:value="32.5504772692307">
            <text:p>32,5504772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11" table:formula="of:=IF([.K523]&lt;[.J523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3]*100/[.K523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G$4:.G524])" office:value-type="float" office:value="32.5033096161228">
            <text:p>32,50330961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4]&lt;[.J52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4]*100/[.K524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61">
            <text:p>0,00168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242">
            <text:p>54,1242</text:p>
          </table:table-cell>
          <table:table-cell table:style-name="ce4" table:formula="of:=AVERAGE([.$G$4:.G525])" office:value-type="float" office:value="32.5447289463601">
            <text:p>32,544728946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11" table:formula="of:=IF([.K525]&lt;[.J525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25]*100/[.K525]" office:value-type="float" office:value="40.5940594059406">
            <text:p>40,59405940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G$4:.G526])" office:value-type="float" office:value="32.4979240152963">
            <text:p>32,49792401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11" table:formula="of:=IF([.K526]&lt;[.J526];1;0)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formula="of:=[.M526]*100/[.K526]" office:value-type="float" office:value="29.6296296296296">
            <text:p>29,629629629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G$4:.G527])" office:value-type="float" office:value="32.4478428435114">
            <text:p>32,447842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11" table:formula="of:=IF([.K527]&lt;[.J527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27]*100/[.K527]" office:value-type="float" office:value="40.6976744186047">
            <text:p>40,69767441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G$4:.G528])" office:value-type="float" office:value="32.3967653333333">
            <text:p>32,3967653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11" table:formula="of:=IF([.K528]&lt;[.J528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28]*100/[.K528]" office:value-type="float" office:value="37.3737373737374">
            <text:p>37,37373737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G$4:.G529])" office:value-type="float" office:value="32.3421073003802">
            <text:p>32,34210730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11" table:formula="of:=IF([.K529]&lt;[.J52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29]*100/[.K529]" office:value-type="float" office:value="17.5">
            <text:p>1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196">
            <text:p>0,0021196</text:p>
          </table:table-cell>
          <table:table-cell table:style-name="ce4" office:value-type="float" office:value="0.0957504">
            <text:p>0,0957504</text:p>
          </table:table-cell>
          <table:table-cell table:style-name="ce4" office:value-type="float" office:value="0.00411713">
            <text:p>0,00411713</text:p>
          </table:table-cell>
          <table:table-cell table:style-name="ce4" office:value-type="float" office:value="0.123645">
            <text:p>0,123645</text:p>
          </table:table-cell>
          <table:table-cell table:style-name="ce4" office:value-type="float" office:value="0.000003493">
            <text:p>0,0000034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2645">
            <text:p>4,12645</text:p>
          </table:table-cell>
          <table:table-cell table:style-name="ce4" table:formula="of:=AVERAGE([.$G$4:.G530])" office:value-type="float" office:value="32.2885671537002">
            <text:p>32,28856715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84">
            <text:p>84</text:p>
          </table:table-cell>
          <table:table-cell table:style-name="ce11" table:formula="of:=IF([.K530]&lt;[.J53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530]*100/[.K530]" office:value-type="float" office:value="16.6666666666667">
            <text:p>16,66666666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G$4:.G531])" office:value-type="float" office:value="32.2399808333333">
            <text:p>32,239980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11" table:formula="of:=IF([.K531]&lt;[.J53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531]*100/[.K531]" office:value-type="float" office:value="34.0909090909091">
            <text:p>34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G$4:.G532])" office:value-type="float" office:value="32.1928962570888">
            <text:p>32,19289625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11" table:formula="of:=IF([.K532]&lt;[.J53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532]*100/[.K532]" office:value-type="float" office:value="57.5757575757576">
            <text:p>57,57575757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G$4:.G533])" office:value-type="float" office:value="32.1464804150943">
            <text:p>32,14648041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11" table:formula="of:=IF([.K533]&lt;[.J533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33]*100/[.K533]" office:value-type="float" office:value="58.0952380952381">
            <text:p>58,09523809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G$4:.G534])" office:value-type="float" office:value="32.0999054237288">
            <text:p>32,09990542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11" table:formula="of:=IF([.K534]&lt;[.J534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4]*100/[.K534]" office:value-type="float" office:value="62.1359223300971">
            <text:p>62,135922330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G$4:.G535])" office:value-type="float" office:value="32.0550759398496">
            <text:p>32,0550759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11" table:formula="of:=IF([.K535]&lt;[.J535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535]*100/[.K535]" office:value-type="float" office:value="56.3106796116505">
            <text:p>56,31067961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G$4:.G536])" office:value-type="float" office:value="32.0107410881801">
            <text:p>32,01074108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11" table:formula="of:=IF([.K536]&lt;[.J536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536]*100/[.K536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G$4:.G537])" office:value-type="float" office:value="31.9680379026217">
            <text:p>31,96803790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11" table:formula="of:=IF([.K537]&lt;[.J537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37]*100/[.K537]" office:value-type="float" office:value="50.9615384615385">
            <text:p>50,9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G$4:.G538])" office:value-type="float" office:value="31.9243712336448">
            <text:p>31,92437123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11" table:formula="of:=IF([.K538]&lt;[.J53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538]*100/[.K538]" office:value-type="float" office:value="59.6153846153846">
            <text:p>59,61538461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G$4:.G539])" office:value-type="float" office:value="31.8795782462686">
            <text:p>31,87957824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11" table:formula="of:=IF([.K539]&lt;[.J539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39]*100/[.K539]" office:value-type="float" office:value="67.8899082568807">
            <text:p>67,889908256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G$4:.G540])" office:value-type="float" office:value="31.8346193296089">
            <text:p>31,83461932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11" table:formula="of:=IF([.K540]&lt;[.J54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40]*100/[.K540]" office:value-type="float" office:value="44.5544554455446">
            <text:p>44,554455445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G$4:.G541])" office:value-type="float" office:value="31.7880585315985">
            <text:p>31,78805853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11" table:formula="of:=IF([.K541]&lt;[.J54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41]*100/[.K541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G$4:.G542])" office:value-type="float" office:value="31.7411521892393">
            <text:p>31,74115218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11" table:formula="of:=IF([.K542]&lt;[.J542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42]*100/[.K542]" office:value-type="float" office:value="44.8979591836735">
            <text:p>44,89795918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G$4:.G543])" office:value-type="float" office:value="31.6936686111111">
            <text:p>31,69366861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11" table:formula="of:=IF([.K543]&lt;[.J543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543]*100/[.K543]" office:value-type="float" office:value="50.9090909090909">
            <text:p>5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G$4:.G544])" office:value-type="float" office:value="31.646971219963">
            <text:p>31,6469712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11" table:formula="of:=IF([.K544]&lt;[.J544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44]*100/[.K544]" office:value-type="float" office:value="53.7190082644628">
            <text:p>53,71900826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G$4:.G545])" office:value-type="float" office:value="31.5996688929889">
            <text:p>31,5996688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11" table:formula="of:=IF([.K545]&lt;[.J54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545]*100/[.K545]" office:value-type="float" office:value="60.5263157894737">
            <text:p>60,52631578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G$4:.G546])" office:value-type="float" office:value="31.5529357090239">
            <text:p>31,552935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11" table:formula="of:=IF([.K546]&lt;[.J5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46]*100/[.K546]" office:value-type="float" office:value="59.8290598290598">
            <text:p>59,82905982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G$4:.G547])" office:value-type="float" office:value="31.5088375735294">
            <text:p>31,50883757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7]&lt;[.J5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547]*100/[.K547]" office:value-type="float" office:value="60.7142857142857">
            <text:p>60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G$4:.G548])" office:value-type="float" office:value="31.4630089541284">
            <text:p>31,4630089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11" table:formula="of:=IF([.K548]&lt;[.J548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548]*100/[.K548]" office:value-type="float" office:value="63.3928571428571">
            <text:p>63,392857142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G$4:.G549])" office:value-type="float" office:value="31.4237157142857">
            <text:p>31,42371571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11" table:formula="of:=IF([.K549]&lt;[.J54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49]*100/[.K549]" office:value-type="float" office:value="62.6168224299065">
            <text:p>62,616822429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G$4:.G550])" office:value-type="float" office:value="31.3791670018281">
            <text:p>31,37916700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11" table:formula="of:=IF([.K550]&lt;[.J550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50]*100/[.K550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G$4:.G551])" office:value-type="float" office:value="31.3348095437956">
            <text:p>31,334809543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11" table:formula="of:=IF([.K551]&lt;[.J55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551]*100/[.K551]" office:value-type="float" office:value="70.7070707070707">
            <text:p>70,70707070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G$4:.G552])" office:value-type="float" office:value="31.2906390528233">
            <text:p>31,29063905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11" table:formula="of:=IF([.K552]&lt;[.J552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552]*100/[.K552]" office:value-type="float" office:value="51.4285714285714">
            <text:p>51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G$4:.G553])" office:value-type="float" office:value="31.2467457818181">
            <text:p>31,24674578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3]&lt;[.J553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53]*100/[.K553]" office:value-type="float" office:value="49.5238095238095">
            <text:p>49,52380952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G$4:.G554])" office:value-type="float" office:value="31.2046909618874">
            <text:p>31,2046909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11" table:formula="of:=IF([.K554]&lt;[.J554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54]*100/[.K554]" office:value-type="float" office:value="48">
            <text:p>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G$4:.G555])" office:value-type="float" office:value="31.1643728442029">
            <text:p>31,16437284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11" table:formula="of:=IF([.K555]&lt;[.J555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55]*100/[.K555]" office:value-type="float" office:value="51.8867924528302">
            <text:p>51,8867924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G$4:.G556])" office:value-type="float" office:value="31.1240594575045">
            <text:p>31,12405945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11" table:formula="of:=IF([.K556]&lt;[.J556];1;0)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formula="of:=[.M556]*100/[.K556]" office:value-type="float" office:value="52.2727272727273">
            <text:p>52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G$4:.G557])" office:value-type="float" office:value="31.0805565703971">
            <text:p>31,08055657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11" table:formula="of:=IF([.K557]&lt;[.J55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57]*100/[.K557]" office:value-type="float" office:value="45.4545454545455">
            <text:p>4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G$4:.G558])" office:value-type="float" office:value="31.0371429189189">
            <text:p>31,03714291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11" table:formula="of:=IF([.K558]&lt;[.J558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558]*100/[.K558]" office:value-type="float" office:value="44.7619047619048">
            <text:p>44,76190476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G$4:.G559])" office:value-type="float" office:value="30.9930312230216">
            <text:p>30,99303122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11" table:formula="of:=IF([.K559]&lt;[.J559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559]*100/[.K559]" office:value-type="float" office:value="41.5730337078652">
            <text:p>41,57303370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G$4:.G560])" office:value-type="float" office:value="30.9500328725314">
            <text:p>30,95003287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11" table:formula="of:=IF([.K560]&lt;[.J56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560]*100/[.K560]" office:value-type="float" office:value="41.1111111111111">
            <text:p>41,11111111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G$4:.G561])" office:value-type="float" office:value="30.907753297491">
            <text:p>30,90775329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11" table:formula="of:=IF([.K561]&lt;[.J561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61]*100/[.K561]" office:value-type="float" office:value="56.0747663551402">
            <text:p>56,07476635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G$4:.G562])" office:value-type="float" office:value="30.863730214669">
            <text:p>30,8637302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562]&lt;[.J562];1;0)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formula="of:=[.M562]*100/[.K562]" office:value-type="float" office:value="67.2727272727273">
            <text:p>67,2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G$4:.G563])" office:value-type="float" office:value="30.8213563214285">
            <text:p>30,82135632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11" table:formula="of:=IF([.K563]&lt;[.J563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563]*100/[.K563]" office:value-type="float" office:value="62.2950819672131">
            <text:p>62,29508196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G$4:.G564])" office:value-type="float" office:value="30.7868868805704">
            <text:p>30,78688688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11" table:formula="of:=IF([.K564]&lt;[.J564];1;0)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 table:formula="of:=[.M564]*100/[.K564]" office:value-type="float" office:value="37.5">
            <text:p>3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G$4:.G565])" office:value-type="float" office:value="30.7434055516014">
            <text:p>30,7434055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11" table:formula="of:=IF([.K565]&lt;[.J565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565]*100/[.K565]" office:value-type="float" office:value="58.4070796460177">
            <text:p>58,4070796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G$4:.G566])" office:value-type="float" office:value="30.7004581882771">
            <text:p>30,7004581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11" table:formula="of:=IF([.K566]&lt;[.J56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566]*100/[.K566]" office:value-type="float" office:value="58.7719298245614">
            <text:p>58,77192982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G$4:.G567])" office:value-type="float" office:value="30.6586626595744">
            <text:p>30,65866265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11" table:formula="of:=IF([.K567]&lt;[.J567];1;0)" office:value-type="float" office:value="1">
            <text:p>1</text:p>
          </table:table-cell>
          <table:table-cell table:style-name="ce4" office:value-type="float" office:value="73">
            <text:p>73</text:p>
          </table:table-cell>
          <table:table-cell table:formula="of:=[.M567]*100/[.K567]" office:value-type="float" office:value="64.6017699115044">
            <text:p>64,60176991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G$4:.G568])" office:value-type="float" office:value="30.6172144955752">
            <text:p>30,61721449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11" table:formula="of:=IF([.K568]&lt;[.J56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568]*100/[.K568]" office:value-type="float" office:value="57.8947368421053">
            <text:p>57,894736842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G$4:.G569])" office:value-type="float" office:value="30.5753869081272">
            <text:p>30,575386908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11" table:formula="of:=IF([.K569]&lt;[.J569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569]*100/[.K569]" office:value-type="float" office:value="67.0886075949367">
            <text:p>67,08860759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G$4:.G570])" office:value-type="float" office:value="30.5347475132275">
            <text:p>30,53474751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11" table:formula="of:=IF([.K570]&lt;[.J570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570]*100/[.K570]" office:value-type="float" office:value="63.7254901960784">
            <text:p>63,72549019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G$4:.G571])" office:value-type="float" office:value="30.4943400880281">
            <text:p>30,4943400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11" table:formula="of:=IF([.K571]&lt;[.J571];1;0)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formula="of:=[.M571]*100/[.K571]" office:value-type="float" office:value="35.1648351648352">
            <text:p>35,16483516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G$4:.G572])" office:value-type="float" office:value="30.454979595782">
            <text:p>30,45497959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11" table:formula="of:=IF([.K572]&lt;[.J572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572]*100/[.K572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G$4:.G573])" office:value-type="float" office:value="30.4163093157894">
            <text:p>30,41630931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3]&lt;[.J57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3]*100/[.K573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49">
            <text:p>0,00175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2.445">
            <text:p>62,445</text:p>
          </table:table-cell>
          <table:table-cell table:style-name="ce4" table:formula="of:=AVERAGE([.$G$4:.G574])" office:value-type="float" office:value="30.4724015936952">
            <text:p>30,47240159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11" table:formula="of:=IF([.K574]&lt;[.J574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574]*100/[.K574]" office:value-type="float" office:value="58.252427184466">
            <text:p>58,25242718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G$4:.G575])" office:value-type="float" office:value="30.4307415909091">
            <text:p>30,43074159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11" table:formula="of:=IF([.K575]&lt;[.J575];1;0)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formula="of:=[.M575]*100/[.K575]" office:value-type="float" office:value="32.9268292682927">
            <text:p>32,92682926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G$4:.G576])" office:value-type="float" office:value="30.3911972251309">
            <text:p>30,39119722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6]&lt;[.J576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6]*100/[.K576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879">
            <text:p>0,001768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102">
            <text:p>53,4102</text:p>
          </table:table-cell>
          <table:table-cell table:style-name="ce4" table:formula="of:=AVERAGE([.$G$4:.G577])" office:value-type="float" office:value="30.4313000174216">
            <text:p>30,4313000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11" table:formula="of:=IF([.K577]&lt;[.J577];1;0)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formula="of:=[.M577]*100/[.K577]" office:value-type="float" office:value="26.5822784810127">
            <text:p>26,5822784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G$4:.G578])" office:value-type="float" office:value="30.3937957391304">
            <text:p>30,393795739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11" table:formula="of:=IF([.K578]&lt;[.J578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78]*100/[.K578]" office:value-type="float" office:value="57.6923076923077">
            <text:p>57,69230769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G$4:.G579])" office:value-type="float" office:value="30.3530963715277">
            <text:p>30,35309637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579]&lt;[.J579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579]*100/[.K579]" office:value-type="float" office:value="34.7368421052632">
            <text:p>34,736842105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G$4:.G580])" office:value-type="float" office:value="30.3077876776429">
            <text:p>30,30778767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11" table:formula="of:=IF([.K580]&lt;[.J580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580]*100/[.K580]" office:value-type="float" office:value="18.2926829268293">
            <text:p>18,29268292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G$4:.G581])" office:value-type="float" office:value="30.2621225605536">
            <text:p>30,26212256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11" table:formula="of:=IF([.K581]&lt;[.J581];1;0)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formula="of:=[.M581]*100/[.K581]" office:value-type="float" office:value="19.7674418604651">
            <text:p>19,76744186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4129">
            <text:p>0,00184129</text:p>
          </table:table-cell>
          <table:table-cell table:style-name="ce4" office:value-type="float" office:value="0.109547">
            <text:p>0,109547</text:p>
          </table:table-cell>
          <table:table-cell table:style-name="ce4" office:value-type="float" office:value="0.00460056">
            <text:p>0,00460056</text:p>
          </table:table-cell>
          <table:table-cell table:style-name="ce4" office:value-type="float" office:value="0.121624">
            <text:p>0,121624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0157">
            <text:p>3,90157</text:p>
          </table:table-cell>
          <table:table-cell table:style-name="ce4" table:formula="of:=AVERAGE([.$G$4:.G582])" office:value-type="float" office:value="30.216594835924">
            <text:p>30,21659483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1">
            <text:p>81</text:p>
          </table:table-cell>
          <table:table-cell table:style-name="ce11" table:formula="of:=IF([.K582]&lt;[.J58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582]*100/[.K582]" office:value-type="float" office:value="16.0493827160494">
            <text:p>16,0493827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9">
            <text:p>0,00160599</text:p>
          </table:table-cell>
          <table:table-cell table:style-name="ce4" office:value-type="float" office:value="0.100724">
            <text:p>0,100724</text:p>
          </table:table-cell>
          <table:table-cell table:style-name="ce4" office:value-type="float" office:value="0.00438504">
            <text:p>0,00438504</text:p>
          </table:table-cell>
          <table:table-cell table:style-name="ce4" office:value-type="float" office:value="0.0152272">
            <text:p>0,0152272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0237">
            <text:p>7,10237</text:p>
          </table:table-cell>
          <table:table-cell table:style-name="ce4" table:formula="of:=AVERAGE([.$G$4:.G583])" office:value-type="float" office:value="30.1767427241379">
            <text:p>30,17674272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3">
            <text:p>73</text:p>
          </table:table-cell>
          <table:table-cell table:style-name="ce11" table:formula="of:=IF([.K583]&lt;[.J583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583]*100/[.K583]" office:value-type="float" office:value="38.3561643835616">
            <text:p>38,35616438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G$4:.G584])" office:value-type="float" office:value="30.135201858864">
            <text:p>30,13520185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11" table:formula="of:=IF([.K584]&lt;[.J584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584]*100/[.K584]" office:value-type="float" office:value="36.7088607594937">
            <text:p>36,7088607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G$4:.G585])" office:value-type="float" office:value="30.0954155670103">
            <text:p>30,0954155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11" table:formula="of:=IF([.K585]&lt;[.J585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585]*100/[.K58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G$4:.G586])" office:value-type="float" office:value="30.0573034476844">
            <text:p>30,05730344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11" table:formula="of:=IF([.K586]&lt;[.J58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586]*100/[.K586]" office:value-type="float" office:value="53.6082474226804">
            <text:p>53,60824742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G$4:.G587])" office:value-type="float" office:value="30.01692375">
            <text:p>30,016923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11" table:formula="of:=IF([.K587]&lt;[.J58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587]*100/[.K587]" office:value-type="float" office:value="41.8367346938776">
            <text:p>41,836734693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17">
            <text:p>0,00161417</text:p>
          </table:table-cell>
          <table:table-cell table:style-name="ce4" office:value-type="float" office:value="0.0940374">
            <text:p>0,0940374</text:p>
          </table:table-cell>
          <table:table-cell table:style-name="ce4" office:value-type="float" office:value="0.00501458">
            <text:p>0,00501458</text:p>
          </table:table-cell>
          <table:table-cell table:style-name="ce4" office:value-type="float" office:value="0.01022">
            <text:p>0,0102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9151">
            <text:p>7,9151</text:p>
          </table:table-cell>
          <table:table-cell table:style-name="ce4" table:formula="of:=AVERAGE([.$G$4:.G588])" office:value-type="float" office:value="29.9791428547008">
            <text:p>29,97914285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01">
            <text:p>101</text:p>
          </table:table-cell>
          <table:table-cell table:style-name="ce11" table:formula="of:=IF([.K588]&lt;[.J588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88]*100/[.K588]" office:value-type="float" office:value="42.5742574257426">
            <text:p>42,57425742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G$4:.G589])" office:value-type="float" office:value="29.9398639419795">
            <text:p>29,93986394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11" table:formula="of:=IF([.K589]&lt;[.J58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589]*100/[.K58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G$4:.G590])" office:value-type="float" office:value="29.8993293356047">
            <text:p>29,899329335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11" table:formula="of:=IF([.K590]&lt;[.J590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0]*100/[.K590]" office:value-type="float" office:value="30.952380952381">
            <text:p>3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24">
            <text:p>0,00157624</text:p>
          </table:table-cell>
          <table:table-cell table:style-name="ce4" office:value-type="float" office:value="0.104899">
            <text:p>0,104899</text:p>
          </table:table-cell>
          <table:table-cell table:style-name="ce4" office:value-type="float" office:value="0.00482643">
            <text:p>0,00482643</text:p>
          </table:table-cell>
          <table:table-cell table:style-name="ce4" office:value-type="float" office:value="0.00542329">
            <text:p>0,00542329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1207">
            <text:p>7,51207</text:p>
          </table:table-cell>
          <table:table-cell table:style-name="ce4" table:formula="of:=AVERAGE([.$G$4:.G591])" office:value-type="float" office:value="29.8612557653061">
            <text:p>29,86125576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7">
            <text:p>97</text:p>
          </table:table-cell>
          <table:table-cell table:style-name="ce11" table:formula="of:=IF([.K591]&lt;[.J591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591]*100/[.K591]" office:value-type="float" office:value="50.5154639175258">
            <text:p>50,51546391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G$4:.G592])" office:value-type="float" office:value="29.8219464006791">
            <text:p>29,821946400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11" table:formula="of:=IF([.K592]&lt;[.J592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592]*100/[.K592]" office:value-type="float" office:value="48.314606741573">
            <text:p>48,314606741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G$4:.G593])" office:value-type="float" office:value="29.7824348813559">
            <text:p>29,78243488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11" table:formula="of:=IF([.K593]&lt;[.J593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3]*100/[.K593]" office:value-type="float" office:value="42.3076923076923">
            <text:p>42,30769230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G$4:.G594])" office:value-type="float" office:value="29.7427516920473">
            <text:p>29,74275169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11" table:formula="of:=IF([.K594]&lt;[.J594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4]*100/[.K594]" office:value-type="float" office:value="35.7142857142857">
            <text:p>35,714285714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G$4:.G595])" office:value-type="float" office:value="29.703844054054">
            <text:p>29,70384405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11" table:formula="of:=IF([.K595]&lt;[.J59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595]*100/[.K595]" office:value-type="float" office:value="46.8085106382979">
            <text:p>46,80851063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G$4:.G596])" office:value-type="float" office:value="29.6617738279932">
            <text:p>29,6617738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11" table:formula="of:=IF([.K596]&lt;[.J596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596]*100/[.K596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G$4:.G597])" office:value-type="float" office:value="29.619982996633">
            <text:p>29,6199829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11" table:formula="of:=IF([.K597]&lt;[.J597];1;0)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formula="of:=[.M597]*100/[.K597]" office:value-type="float" office:value="32.5">
            <text:p>3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G$4:.G598])" office:value-type="float" office:value="29.5792083361344">
            <text:p>29,57920833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11" table:formula="of:=IF([.K598]&lt;[.J598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598]*100/[.K598]" office:value-type="float" office:value="39.1752577319588">
            <text:p>39,1752577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G$4:.G599])" office:value-type="float" office:value="29.5383155536912">
            <text:p>29,53831555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11" table:formula="of:=IF([.K599]&lt;[.J599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599]*100/[.K599]" office:value-type="float" office:value="39.7727272727273">
            <text:p>39,772727272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G$4:.G600])" office:value-type="float" office:value="29.4969952763819">
            <text:p>29,4969952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11" table:formula="of:=IF([.K600]&lt;[.J600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600]*100/[.K600]" office:value-type="float" office:value="35.8974358974359">
            <text:p>35,89743589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G$4:.G601])" office:value-type="float" office:value="29.4559943979933">
            <text:p>29,4559943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11" table:formula="of:=IF([.K601]&lt;[.J601];1;0)" office:value-type="float" office:value="1">
            <text:p>1</text:p>
          </table:table-cell>
          <table:table-cell table:style-name="ce4" office:value-type="float" office:value="29">
            <text:p>29</text:p>
          </table:table-cell>
          <table:table-cell table:formula="of:=[.M601]*100/[.K601]" office:value-type="float" office:value="34.1176470588235">
            <text:p>3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G$4:.G602])" office:value-type="float" office:value="29.4175080467445">
            <text:p>29,41750804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11" table:formula="of:=IF([.K602]&lt;[.J602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602]*100/[.K602]" office:value-type="float" office:value="53.3333333333333">
            <text:p>5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G$4:.G603])" office:value-type="float" office:value="29.3800607333333">
            <text:p>29,3800607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11" table:formula="of:=IF([.K603]&lt;[.J603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03]*100/[.K603]" office:value-type="float" office:value="50.561797752809">
            <text:p>50,56179775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G$4:.G604])" office:value-type="float" office:value="29.3421062895174">
            <text:p>29,3421062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11" table:formula="of:=IF([.K604]&lt;[.J604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04]*100/[.K604]" office:value-type="float" office:value="43.0379746835443">
            <text:p>43,03797468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G$4:.G605])" office:value-type="float" office:value="29.3035816777408">
            <text:p>29,30358167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11" table:formula="of:=IF([.K605]&lt;[.J605];1;0)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 table:formula="of:=[.M605]*100/[.K605]" office:value-type="float" office:value="38.4615384615385">
            <text:p>38,461538461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G$4:.G606])" office:value-type="float" office:value="29.2617149751243">
            <text:p>29,26171497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11" table:formula="of:=IF([.K606]&lt;[.J606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606]*100/[.K606]" office:value-type="float" office:value="22.0588235294118">
            <text:p>22,05882352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02">
            <text:p>0,00158302</text:p>
          </table:table-cell>
          <table:table-cell table:style-name="ce4" office:value-type="float" office:value="0.109699">
            <text:p>0,109699</text:p>
          </table:table-cell>
          <table:table-cell table:style-name="ce4" office:value-type="float" office:value="0.00284958">
            <text:p>0,00284958</text:p>
          </table:table-cell>
          <table:table-cell table:style-name="ce4" office:value-type="float" office:value="0.0675645">
            <text:p>0,0675645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10851">
            <text:p>5,10851</text:p>
          </table:table-cell>
          <table:table-cell table:style-name="ce4" table:formula="of:=AVERAGE([.$G$4:.G607])" office:value-type="float" office:value="29.2217262251655">
            <text:p>29,22172622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61">
            <text:p>61</text:p>
          </table:table-cell>
          <table:table-cell table:style-name="ce11" table:formula="of:=IF([.K607]&lt;[.J607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607]*100/[.K607]" office:value-type="float" office:value="26.2295081967213">
            <text:p>26,229508196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55">
            <text:p>0,00158155</text:p>
          </table:table-cell>
          <table:table-cell table:style-name="ce4" office:value-type="float" office:value="0.103801">
            <text:p>0,103801</text:p>
          </table:table-cell>
          <table:table-cell table:style-name="ce4" office:value-type="float" office:value="0.00184241">
            <text:p>0,00184241</text:p>
          </table:table-cell>
          <table:table-cell table:style-name="ce4" office:value-type="float" office:value="0.028056">
            <text:p>0,028056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6716">
            <text:p>6,6716</text:p>
          </table:table-cell>
          <table:table-cell table:style-name="ce4" table:formula="of:=AVERAGE([.$G$4:.G608])" office:value-type="float" office:value="29.1844532892561">
            <text:p>29,18445328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style-name="ce11" table:formula="of:=IF([.K608]&lt;[.J60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608]*100/[.K608]" office:value-type="float" office:value="32.7868852459016">
            <text:p>32,78688524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100678">
            <text:p>0,100678</text:p>
          </table:table-cell>
          <table:table-cell table:style-name="ce4" office:value-type="float" office:value="0.00415819">
            <text:p>0,00415819</text:p>
          </table:table-cell>
          <table:table-cell table:style-name="ce4" office:value-type="float" office:value="0.121447">
            <text:p>0,12144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3172">
            <text:p>4,13172</text:p>
          </table:table-cell>
          <table:table-cell table:style-name="ce4" table:formula="of:=AVERAGE([.$G$4:.G609])" office:value-type="float" office:value="29.1431121452145">
            <text:p>29,143112145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83">
            <text:p>83</text:p>
          </table:table-cell>
          <table:table-cell table:style-name="ce11" table:formula="of:=IF([.K609]&lt;[.J609];1;0)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formula="of:=[.M609]*100/[.K609]" office:value-type="float" office:value="15.6626506024096">
            <text:p>15,66265060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G$4:.G610])" office:value-type="float" office:value="29.1057810873146">
            <text:p>29,10578108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11" table:formula="of:=IF([.K610]&lt;[.J610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610]*100/[.K610]" office:value-type="float" office:value="45.7446808510638">
            <text:p>45,744680851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G$4:.G611])" office:value-type="float" office:value="29.0716490789473">
            <text:p>29,07164907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11" table:formula="of:=IF([.K611]&lt;[.J61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1]*100/[.K611]" office:value-type="float" office:value="56.3829787234043">
            <text:p>56,3829787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G$4:.G612])" office:value-type="float" office:value="29.0378085057471">
            <text:p>29,03780850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11" table:formula="of:=IF([.K612]&lt;[.J612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12]*100/[.K612]" office:value-type="float" office:value="62.8571428571429">
            <text:p>62,857142857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G$4:.G613])" office:value-type="float" office:value="29.0045217377049">
            <text:p>29,00452173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11" table:formula="of:=IF([.K613]&lt;[.J61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13]*100/[.K613]" office:value-type="float" office:value="57.7981651376147">
            <text:p>57,798165137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G$4:.G614])" office:value-type="float" office:value="28.967580376432">
            <text:p>28,9675803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11" table:formula="of:=IF([.K614]&lt;[.J61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14]*100/[.K614]" office:value-type="float" office:value="51.9607843137255">
            <text:p>51,960784313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G$4:.G615])" office:value-type="float" office:value="28.9362234803921">
            <text:p>28,9362234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11" table:formula="of:=IF([.K615]&lt;[.J61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15]*100/[.K615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G$4:.G616])" office:value-type="float" office:value="28.902831533442">
            <text:p>28,90283153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11" table:formula="of:=IF([.K616]&lt;[.J616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16]*100/[.K616]" office:value-type="float" office:value="60.1851851851852">
            <text:p>60,185185185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G$4:.G617])" office:value-type="float" office:value="28.8687295276872">
            <text:p>28,868729527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11" table:formula="of:=IF([.K617]&lt;[.J61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17]*100/[.K617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G$4:.G618])" office:value-type="float" office:value="28.8341856910569">
            <text:p>28,834185691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11" table:formula="of:=IF([.K618]&lt;[.J61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618]*100/[.K618]" office:value-type="float" office:value="57.9439252336449">
            <text:p>57,94392523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G$4:.G619])" office:value-type="float" office:value="28.797136801948">
            <text:p>28,79713680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11" table:formula="of:=IF([.K619]&lt;[.J619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619]*100/[.K619]" office:value-type="float" office:value="35.2112676056338">
            <text:p>35,21126760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G$4:.G620])" office:value-type="float" office:value="28.7583818314424">
            <text:p>28,75838183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11" table:formula="of:=IF([.K620]&lt;[.J620];1;0)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formula="of:=[.M620]*100/[.K620]" office:value-type="float" office:value="27.5">
            <text:p>27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G$4:.G621])" office:value-type="float" office:value="28.7211620388349">
            <text:p>28,72116203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11" table:formula="of:=IF([.K621]&lt;[.J621];1;0)" office:value-type="float" office:value="1">
            <text:p>1</text:p>
          </table:table-cell>
          <table:table-cell table:style-name="ce4" office:value-type="float" office:value="30">
            <text:p>30</text:p>
          </table:table-cell>
          <table:table-cell table:formula="of:=[.M621]*100/[.K621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G$4:.G622])" office:value-type="float" office:value="28.6871117447495">
            <text:p>28,68711174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11" table:formula="of:=IF([.K622]&lt;[.J62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22]*100/[.K622]" office:value-type="float" office:value="59.0909090909091">
            <text:p>59,090909090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G$4:.G623])" office:value-type="float" office:value="28.6545686774193">
            <text:p>28,654568677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623]&lt;[.J623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3]*100/[.K623]" office:value-type="float" office:value="54.639175257732">
            <text:p>54,63917525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G$4:.G624])" office:value-type="float" office:value="28.6198540257648">
            <text:p>28,61985402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4]&lt;[.J62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4]*100/[.K624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85">
            <text:p>0,002092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625])" office:value-type="float" office:value="28.6587754823151">
            <text:p>28,65877548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11" table:formula="of:=IF([.K625]&lt;[.J62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25]*100/[.K625]" office:value-type="float" office:value="72">
            <text:p>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G$4:.G626])" office:value-type="float" office:value="28.6249899036918">
            <text:p>28,6249899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11" table:formula="of:=IF([.K626]&lt;[.J626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626]*100/[.K626]" office:value-type="float" office:value="50.4761904761905">
            <text:p>50,47619047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G$4:.G627])" office:value-type="float" office:value="28.5908067147435">
            <text:p>28,59080671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11" table:formula="of:=IF([.K627]&lt;[.J627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627]*100/[.K627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G$4:.G628])" office:value-type="float" office:value="28.555624016">
            <text:p>28,5556240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11" table:formula="of:=IF([.K628]&lt;[.J628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628]*100/[.K62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G$4:.G629])" office:value-type="float" office:value="28.5204020127795">
            <text:p>28,520402012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11" table:formula="of:=IF([.K629]&lt;[.J629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29]*100/[.K629]" office:value-type="float" office:value="57.2815533980583">
            <text:p>57,281553398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G$4:.G630])" office:value-type="float" office:value="28.4862473046252">
            <text:p>28,48624730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11" table:formula="of:=IF([.K630]&lt;[.J630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630]*100/[.K630]" office:value-type="float" office:value="51.1363636363636">
            <text:p>51,1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G$4:.G631])" office:value-type="float" office:value="28.4531325318471">
            <text:p>28,453132531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11" table:formula="of:=IF([.K631]&lt;[.J631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631]*100/[.K631]" office:value-type="float" office:value="60.9090909090909">
            <text:p>60,909090909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G$4:.G632])" office:value-type="float" office:value="28.4197645786963">
            <text:p>28,4197645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11" table:formula="of:=IF([.K632]&lt;[.J632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632]*100/[.K632]" office:value-type="float" office:value="50.5050505050505">
            <text:p>50,50505050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G$4:.G633])" office:value-type="float" office:value="28.3869911428571">
            <text:p>28,386991142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11" table:formula="of:=IF([.K633]&lt;[.J633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33]*100/[.K633]" office:value-type="float" office:value="62.2641509433962">
            <text:p>62,26415094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G$4:.G634])" office:value-type="float" office:value="28.3553069572107">
            <text:p>28,355306957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4]&lt;[.J63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4]*100/[.K634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605">
            <text:p>0,001836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477">
            <text:p>53,3477</text:p>
          </table:table-cell>
          <table:table-cell table:style-name="ce4" table:formula="of:=AVERAGE([.$G$4:.G635])" office:value-type="float" office:value="28.3948518829113">
            <text:p>28,39485188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11" table:formula="of:=IF([.K635]&lt;[.J6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5]*100/[.K635]" office:value-type="float" office:value="63.716814159292">
            <text:p>63,71681415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G$4:.G636])" office:value-type="float" office:value="28.3609663665086">
            <text:p>28,36096636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6]&lt;[.J636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6]*100/[.K636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56">
            <text:p>0,0016595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0007">
            <text:p>48,0007</text:p>
          </table:table-cell>
          <table:table-cell table:style-name="ce4" table:formula="of:=AVERAGE([.$G$4:.G637])" office:value-type="float" office:value="28.3919438643533">
            <text:p>28,391943864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37]&lt;[.J637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637]*100/[.K637]" office:value-type="float" office:value="68.5714285714286">
            <text:p>6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G$4:.G638])" office:value-type="float" office:value="28.3587676377952">
            <text:p>28,35876763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8]&lt;[.J638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8]*100/[.K638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364">
            <text:p>0,0017536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971">
            <text:p>55,4971</text:p>
          </table:table-cell>
          <table:table-cell table:style-name="ce4" table:formula="of:=AVERAGE([.$G$4:.G639])" office:value-type="float" office:value="28.4014379716981">
            <text:p>28,401437971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39]&lt;[.J639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39]*100/[.K639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7451">
            <text:p>0,002874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2115">
            <text:p>48,2115</text:p>
          </table:table-cell>
          <table:table-cell table:style-name="ce4" table:formula="of:=AVERAGE([.$G$4:.G640])" office:value-type="float" office:value="28.4325369701726">
            <text:p>28,43253697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0]&lt;[.J640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0]*100/[.K640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9226">
            <text:p>0,001792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208">
            <text:p>45,208</text:p>
          </table:table-cell>
          <table:table-cell table:style-name="ce4" table:formula="of:=AVERAGE([.$G$4:.G641])" office:value-type="float" office:value="28.458830799373">
            <text:p>28,458830799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1]&lt;[.J641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1]*100/[.K64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248">
            <text:p>0,0016724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3478">
            <text:p>56,3478</text:p>
          </table:table-cell>
          <table:table-cell table:style-name="ce4" table:formula="of:=AVERAGE([.$G$4:.G642])" office:value-type="float" office:value="28.5024755086072">
            <text:p>28,502475508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11" table:formula="of:=IF([.K642]&lt;[.J642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642]*100/[.K64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G$4:.G643])" office:value-type="float" office:value="28.468918171875">
            <text:p>28,46891817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11" table:formula="of:=IF([.K643]&lt;[.J6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43]*100/[.K64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G$4:.G644])" office:value-type="float" office:value="28.434861450858">
            <text:p>28,43486145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4]&lt;[.J64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4]*100/[.K644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636">
            <text:p>0,00175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852">
            <text:p>51,6852</text:p>
          </table:table-cell>
          <table:table-cell table:style-name="ce4" table:formula="of:=AVERAGE([.$G$4:.G645])" office:value-type="float" office:value="28.4710769314641">
            <text:p>28,47107693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11" table:formula="of:=IF([.K645]&lt;[.J64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45]*100/[.K645]" office:value-type="float" office:value="60.3960396039604">
            <text:p>60,396039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G$4:.G646])" office:value-type="float" office:value="28.4369028460342">
            <text:p>28,43690284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6]&lt;[.J646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6]*100/[.K646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16">
            <text:p>0,001570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9666">
            <text:p>59,9666</text:p>
          </table:table-cell>
          <table:table-cell table:style-name="ce4" table:formula="of:=AVERAGE([.$G$4:.G647])" office:value-type="float" office:value="28.4858620031055">
            <text:p>28,48586200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11" table:formula="of:=IF([.K647]&lt;[.J647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647]*100/[.K647]" office:value-type="float" office:value="59.6491228070175">
            <text:p>59,6491228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G$4:.G648])" office:value-type="float" office:value="28.4560119534883">
            <text:p>28,45601195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11" table:formula="of:=IF([.K648]&lt;[.J648];1;0)" office:value-type="float" office:value="1">
            <text:p>1</text:p>
          </table:table-cell>
          <table:table-cell table:style-name="ce4" office:value-type="float" office:value="34">
            <text:p>34</text:p>
          </table:table-cell>
          <table:table-cell table:formula="of:=[.M648]*100/[.K648]"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G$4:.G649])" office:value-type="float" office:value="28.4228177089783">
            <text:p>28,4228177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49]&lt;[.J64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49]*100/[.K649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073">
            <text:p>0,0016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9674">
            <text:p>41,9674</text:p>
          </table:table-cell>
          <table:table-cell table:style-name="ce4" table:formula="of:=AVERAGE([.$G$4:.G650])" office:value-type="float" office:value="28.4437521483771">
            <text:p>28,443752148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11" table:formula="of:=IF([.K650]&lt;[.J65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50]*100/[.K650]" office:value-type="float" office:value="51.4018691588785">
            <text:p>51,40186915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G$4:.G651])" office:value-type="float" office:value="28.4120915895061">
            <text:p>28,412091589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1]&lt;[.J651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1]*100/[.K651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81">
            <text:p>0,001604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807">
            <text:p>57,807</text:p>
          </table:table-cell>
          <table:table-cell table:style-name="ce4" table:formula="of:=AVERAGE([.$G$4:.G652])" office:value-type="float" office:value="28.4573842064714">
            <text:p>28,457384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2]&lt;[.J65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2]*100/[.K652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G$4:.G653])" office:value-type="float" office:value="28.4533396153846">
            <text:p>28,45333961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11" table:formula="of:=IF([.K653]&lt;[.J653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53]*100/[.K653]" office:value-type="float" office:value="62.5">
            <text:p>62,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G$4:.G654])" office:value-type="float" office:value="28.4190261904761">
            <text:p>28,41902619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4]&lt;[.J654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4]*100/[.K654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909">
            <text:p>0,001699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177">
            <text:p>52,8177</text:p>
          </table:table-cell>
          <table:table-cell table:style-name="ce4" table:formula="of:=AVERAGE([.$G$4:.G655])" office:value-type="float" office:value="28.4564474693251">
            <text:p>28,4564474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5]&lt;[.J655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5]*100/[.K655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983">
            <text:p>0,001719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656])" office:value-type="float" office:value="28.494613552833">
            <text:p>28,494613552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11" table:formula="of:=IF([.K656]&lt;[.J656];1;0)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formula="of:=[.M656]*100/[.K656]" office:value-type="float" office:value="24.2424242424242">
            <text:p>24,24242424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G$4:.G657])" office:value-type="float" office:value="28.4653150764526">
            <text:p>28,4653150765</text:p>
          </table:table-cell>
          <table:table-cell table:style-name="ce10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7]&lt;[.J657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7]*100/[.K657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49">
            <text:p>0,001618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4077">
            <text:p>55,4077</text:p>
          </table:table-cell>
          <table:table-cell table:style-name="ce4" table:formula="of:=AVERAGE([.$G$4:.G658])" office:value-type="float" office:value="28.5064484885496">
            <text:p>28,506448488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8]&lt;[.J658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8]*100/[.K658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961">
            <text:p>0,003429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2.0149">
            <text:p>42,0149</text:p>
          </table:table-cell>
          <table:table-cell table:style-name="ce4" table:formula="of:=AVERAGE([.$G$4:.G659])" office:value-type="float" office:value="28.5270406402439">
            <text:p>28,5270406402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59]&lt;[.J659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59]*100/[.K659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7326">
            <text:p>0,0017732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2705">
            <text:p>53,2705</text:p>
          </table:table-cell>
          <table:table-cell table:style-name="ce4" table:formula="of:=AVERAGE([.$G$4:.G660])" office:value-type="float" office:value="28.5647019178082">
            <text:p>28,564701917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0]&lt;[.J660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0]*100/[.K660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865">
            <text:p>53,865</text:p>
          </table:table-cell>
          <table:table-cell table:style-name="ce4" table:formula="of:=AVERAGE([.$G$4:.G661])" office:value-type="float" office:value="28.6031522188449">
            <text:p>28,6031522188</text:p>
          </table:table-cell>
          <table:table-cell table:style-name="ce10" office:value-type="float" office:value="0">
            <text:p>0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11" table:formula="of:=IF([.K661]&lt;[.J661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661]*100/[.K661]" office:value-type="float" office:value="34.5679012345679">
            <text:p>34,56790123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G$4:.G662])" office:value-type="float" office:value="28.5719091502276">
            <text:p>28,57190915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11" table:formula="of:=IF([.K662]&lt;[.J662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62]*100/[.K662]" office:value-type="float" office:value="56.7307692307692">
            <text:p>56,73076923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G$4:.G663])" office:value-type="float" office:value="28.5432728333333">
            <text:p>28,54327283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11" table:formula="of:=IF([.K663]&lt;[.J663];1;0)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formula="of:=[.M663]*100/[.K663]" office:value-type="float" office:value="41.0526315789474">
            <text:p>41,0526315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G$4:.G664])" office:value-type="float" office:value="28.5104106051437">
            <text:p>28,510410605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11" table:formula="of:=IF([.K664]&lt;[.J66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664]*100/[.K664]" office:value-type="float" office:value="60.5504587155963">
            <text:p>60,55045871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G$4:.G665])" office:value-type="float" office:value="28.4773588670694">
            <text:p>28,477358867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11" table:formula="of:=IF([.K665]&lt;[.J66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665]*100/[.K665]" office:value-type="float" office:value="58.6538461538462">
            <text:p>58,65384615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G$4:.G666])" office:value-type="float" office:value="28.4461995475113">
            <text:p>28,446199547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11" table:formula="of:=IF([.K666]&lt;[.J666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666]*100/[.K666]" office:value-type="float" office:value="57.3033707865169">
            <text:p>57,30337078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G$4:.G667])" office:value-type="float" office:value="28.4144361746987">
            <text:p>28,414436174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11" table:formula="of:=IF([.K667]&lt;[.J667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667]*100/[.K667]" office:value-type="float" office:value="61.5384615384615">
            <text:p>6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G$4:.G668])" office:value-type="float" office:value="28.3827833233082">
            <text:p>28,38278332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11" table:formula="of:=IF([.K668]&lt;[.J668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68]*100/[.K668]" office:value-type="float" office:value="61.9047619047619">
            <text:p>61,90476190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53">
            <text:p>0,00160453</text:p>
          </table:table-cell>
          <table:table-cell table:style-name="ce4" office:value-type="float" office:value="0.0213789">
            <text:p>0,0213789</text:p>
          </table:table-cell>
          <table:table-cell table:style-name="ce4" office:value-type="float" office:value="0.00230978">
            <text:p>0,00230978</text:p>
          </table:table-cell>
          <table:table-cell table:style-name="ce4" office:value-type="float" office:value="0.10525">
            <text:p>0,1052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84191">
            <text:p>6,84191</text:p>
          </table:table-cell>
          <table:table-cell table:style-name="ce4" table:formula="of:=AVERAGE([.$G$4:.G669])" office:value-type="float" office:value="28.3504396696696">
            <text:p>28,350439669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1">
            <text:p>51</text:p>
          </table:table-cell>
          <table:table-cell table:style-name="ce11" table:formula="of:=IF([.K669]&lt;[.J669];1;0)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formula="of:=[.M669]*100/[.K669]" office:value-type="float" office:value="23.5294117647059">
            <text:p>23,52941176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G$4:.G670])" office:value-type="float" office:value="28.3183433883058">
            <text:p>28,31834338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11" table:formula="of:=IF([.K670]&lt;[.J670];1;0)" office:value-type="float" office:value="1">
            <text:p>1</text:p>
          </table:table-cell>
          <table:table-cell table:style-name="ce4" office:value-type="float" office:value="59">
            <text:p>59</text:p>
          </table:table-cell>
          <table:table-cell table:formula="of:=[.M670]*100/[.K670]" office:value-type="float" office:value="51.304347826087">
            <text:p>51,304347826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G$4:.G671])" office:value-type="float" office:value="28.2868685479041">
            <text:p>28,28686854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11" table:formula="of:=IF([.K671]&lt;[.J671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671]*100/[.K671]" office:value-type="float" office:value="54.4554455445545">
            <text:p>54,45544554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G$4:.G672])" office:value-type="float" office:value="28.255040044843">
            <text:p>28,25504004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11" table:formula="of:=IF([.K672]&lt;[.J672];1;0)" office:value-type="float" office:value="1">
            <text:p>1</text:p>
          </table:table-cell>
          <table:table-cell table:style-name="ce4" office:value-type="float" office:value="65">
            <text:p>65</text:p>
          </table:table-cell>
          <table:table-cell table:formula="of:=[.M672]*100/[.K672]" office:value-type="float" office:value="64.3564356435644">
            <text:p>64,356435643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G$4:.G673])" office:value-type="float" office:value="28.2235379253731">
            <text:p>28,22353792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11" table:formula="of:=IF([.K673]&lt;[.J673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673]*100/[.K673]" office:value-type="float" office:value="56.8421052631579">
            <text:p>5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G$4:.G674])" office:value-type="float" office:value="28.1922648435171">
            <text:p>28,192264843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4]&lt;[.J674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4]*100/[.K674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7">
            <text:p>0,0016229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415">
            <text:p>45,415</text:p>
          </table:table-cell>
          <table:table-cell table:style-name="ce4" table:formula="of:=AVERAGE([.$G$4:.G675])" office:value-type="float" office:value="28.2178939136904">
            <text:p>28,21789391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5]&lt;[.J675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5]*100/[.K675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136">
            <text:p>0,001671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605">
            <text:p>51,3605</text:p>
          </table:table-cell>
          <table:table-cell table:style-name="ce4" table:formula="of:=AVERAGE([.$G$4:.G676])" office:value-type="float" office:value="28.2522811441307">
            <text:p>28,2522811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6]&lt;[.J676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6]*100/[.K676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55">
            <text:p>0,001587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0609">
            <text:p>47,0609</text:p>
          </table:table-cell>
          <table:table-cell table:style-name="ce4" table:formula="of:=AVERAGE([.$G$4:.G677])" office:value-type="float" office:value="28.2801871068249">
            <text:p>28,28018710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11" table:formula="of:=IF([.K677]&lt;[.J67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677]*100/[.K677]" office:value-type="float" office:value="64.4859813084112">
            <text:p>64,48598130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G$4:.G678])" office:value-type="float" office:value="28.2484936444444">
            <text:p>28,24849364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8]&lt;[.J678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8]*100/[.K678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28">
            <text:p>0,002030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227">
            <text:p>50,0227</text:p>
          </table:table-cell>
          <table:table-cell table:style-name="ce4" table:formula="of:=AVERAGE([.$G$4:.G679])" office:value-type="float" office:value="28.2807040088757">
            <text:p>28,28070400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79]&lt;[.J679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79]*100/[.K679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495">
            <text:p>0,0016049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3158">
            <text:p>58,3158</text:p>
          </table:table-cell>
          <table:table-cell table:style-name="ce4" table:formula="of:=AVERAGE([.$G$4:.G680])" office:value-type="float" office:value="28.3250689955686">
            <text:p>28,32506899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0]&lt;[.J680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0]*100/[.K680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715">
            <text:p>0,001577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0207">
            <text:p>60,0207</text:p>
          </table:table-cell>
          <table:table-cell table:style-name="ce4" table:formula="of:=AVERAGE([.$G$4:.G681])" office:value-type="float" office:value="28.3718177138643">
            <text:p>28,371817713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1]&lt;[.J68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1]*100/[.K681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2181">
            <text:p>0,00242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227">
            <text:p>57,3227</text:p>
          </table:table-cell>
          <table:table-cell table:style-name="ce4" table:formula="of:=AVERAGE([.$G$4:.G682])" office:value-type="float" office:value="28.4144552430044">
            <text:p>28,4144552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2]&lt;[.J68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2]*100/[.K682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981">
            <text:p>0,001679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117">
            <text:p>57,2117</text:p>
          </table:table-cell>
          <table:table-cell table:style-name="ce4" table:formula="of:=AVERAGE([.$G$4:.G683])" office:value-type="float" office:value="28.4568041323529">
            <text:p>28,456804132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3]&lt;[.J683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3]*100/[.K683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09">
            <text:p>0,0016050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803">
            <text:p>52,3803</text:p>
          </table:table-cell>
          <table:table-cell table:style-name="ce4" table:formula="of:=AVERAGE([.$G$4:.G684])" office:value-type="float" office:value="28.491934082232">
            <text:p>28,491934082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4]&lt;[.J684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4]*100/[.K684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35">
            <text:p>0,0015933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368">
            <text:p>57,3368</text:p>
          </table:table-cell>
          <table:table-cell table:style-name="ce4" table:formula="of:=AVERAGE([.$G$4:.G685])" office:value-type="float" office:value="28.5342286070381">
            <text:p>28,5342286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5]&lt;[.J685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5]*100/[.K685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87">
            <text:p>0,001598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.7173">
            <text:p>41,7173</text:p>
          </table:table-cell>
          <table:table-cell table:style-name="ce4" table:formula="of:=AVERAGE([.$G$4:.G686])" office:value-type="float" office:value="28.5535303221083">
            <text:p>28,553530322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6]&lt;[.J686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6]*100/[.K686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89505">
            <text:p>0,002895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7534">
            <text:p>56,7534</text:p>
          </table:table-cell>
          <table:table-cell table:style-name="ce4" table:formula="of:=AVERAGE([.$G$4:.G687])" office:value-type="float" office:value="28.5947582017543">
            <text:p>28,59475820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11" table:formula="of:=IF([.K687]&lt;[.J687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687]*100/[.K687]" office:value-type="float" office:value="55.2631578947368">
            <text:p>55,263157894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174">
            <text:p>0,00165174</text:p>
          </table:table-cell>
          <table:table-cell table:style-name="ce4" office:value-type="float" office:value="0.0217203">
            <text:p>0,0217203</text:p>
          </table:table-cell>
          <table:table-cell table:style-name="ce4" office:value-type="float" office:value="0.00398107">
            <text:p>0,00398107</text:p>
          </table:table-cell>
          <table:table-cell table:style-name="ce4" office:value-type="float" office:value="0.121536">
            <text:p>0,12153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90918">
            <text:p>5,90918</text:p>
          </table:table-cell>
          <table:table-cell table:style-name="ce4" table:formula="of:=AVERAGE([.$G$4:.G688])" office:value-type="float" office:value="28.561640569343">
            <text:p>28,561640569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8]&lt;[.J688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8]*100/[.K688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1">
            <text:p>0,001644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3863">
            <text:p>47,3863</text:p>
          </table:table-cell>
          <table:table-cell table:style-name="ce4" table:formula="of:=AVERAGE([.$G$4:.G689])" office:value-type="float" office:value="28.5890817638484">
            <text:p>28,589081763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89]&lt;[.J689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89]*100/[.K689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867">
            <text:p>0,001698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128">
            <text:p>48,128</text:p>
          </table:table-cell>
          <table:table-cell table:style-name="ce4" table:formula="of:=AVERAGE([.$G$4:.G690])" office:value-type="float" office:value="28.6175226928675">
            <text:p>28,61752269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0]&lt;[.J690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0]*100/[.K690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3">
            <text:p>0,0016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3375">
            <text:p>55,3375</text:p>
          </table:table-cell>
          <table:table-cell table:style-name="ce4" table:formula="of:=AVERAGE([.$G$4:.G691])" office:value-type="float" office:value="28.656359869186">
            <text:p>28,656359869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1]&lt;[.J691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1]*100/[.K691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54">
            <text:p>0,00168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212">
            <text:p>54,6212</text:p>
          </table:table-cell>
          <table:table-cell table:style-name="ce4" table:formula="of:=AVERAGE([.$G$4:.G692])" office:value-type="float" office:value="28.6940446879535">
            <text:p>28,694044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2]&lt;[.J692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2]*100/[.K692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706804">
            <text:p>0,007068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.9572">
            <text:p>29,9572</text:p>
          </table:table-cell>
          <table:table-cell table:style-name="ce4" table:formula="of:=AVERAGE([.$G$4:.G693])" office:value-type="float" office:value="28.6958753478261">
            <text:p>28,69587534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3]&lt;[.J69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3]*100/[.K693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025">
            <text:p>0,001940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9108">
            <text:p>57,9108</text:p>
          </table:table-cell>
          <table:table-cell table:style-name="ce4" table:formula="of:=AVERAGE([.$G$4:.G694])" office:value-type="float" office:value="28.7381545441389">
            <text:p>28,738154544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4]&lt;[.J694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4]*100/[.K694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2519">
            <text:p>0,002125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535">
            <text:p>52,3535</text:p>
          </table:table-cell>
          <table:table-cell table:style-name="ce4" table:formula="of:=AVERAGE([.$G$4:.G695])" office:value-type="float" office:value="28.7722807658959">
            <text:p>28,772280765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5]&lt;[.J695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5]*100/[.K695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4725">
            <text:p>0,0020472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0352">
            <text:p>50,0352</text:p>
          </table:table-cell>
          <table:table-cell table:style-name="ce4" table:formula="of:=AVERAGE([.$G$4:.G696])" office:value-type="float" office:value="28.8029631890332">
            <text:p>28,8029631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6]&lt;[.J696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6]*100/[.K696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8949">
            <text:p>0,001989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5.2125">
            <text:p>35,2125</text:p>
          </table:table-cell>
          <table:table-cell table:style-name="ce4" table:formula="of:=AVERAGE([.$G$4:.G697])" office:value-type="float" office:value="28.812198832853">
            <text:p>28,81219883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8">
            <text:p>78</text:p>
          </table:table-cell>
          <table:table-cell table:style-name="ce11" table:formula="of:=IF([.K697]&lt;[.J697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697]*100/[.K697]" office:value-type="float" office:value="17.948717948718">
            <text:p>17,948717948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G$4:.G698])" office:value-type="float" office:value="28.7804174532374">
            <text:p>28,780417453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8]&lt;[.J69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8]*100/[.K698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331">
            <text:p>0,0016233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4545">
            <text:p>54,4545</text:p>
          </table:table-cell>
          <table:table-cell table:style-name="ce4" table:formula="of:=AVERAGE([.$G$4:.G699])" office:value-type="float" office:value="28.8173055028735">
            <text:p>28,817305502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699]&lt;[.J69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699]*100/[.K699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9">
            <text:p>0,001942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918">
            <text:p>51,7918</text:p>
          </table:table-cell>
          <table:table-cell table:style-name="ce4" table:formula="of:=AVERAGE([.$G$4:.G700])" office:value-type="float" office:value="28.8502674748924">
            <text:p>28,85026747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0]&lt;[.J70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0]*100/[.K700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478">
            <text:p>0,001624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5277">
            <text:p>50,5277</text:p>
          </table:table-cell>
          <table:table-cell table:style-name="ce4" table:formula="of:=AVERAGE([.$G$4:.G701])" office:value-type="float" office:value="28.8813239684813">
            <text:p>28,88132396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1]&lt;[.J70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1]*100/[.K701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204">
            <text:p>0,001632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5047">
            <text:p>54,5047</text:p>
          </table:table-cell>
          <table:table-cell table:style-name="ce4" table:formula="of:=AVERAGE([.$G$4:.G702])" office:value-type="float" office:value="28.9179811587982">
            <text:p>28,91798115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2]&lt;[.J70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2]*100/[.K702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3487">
            <text:p>0,002434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825">
            <text:p>54,2825</text:p>
          </table:table-cell>
          <table:table-cell table:style-name="ce4" table:formula="of:=AVERAGE([.$G$4:.G703])" office:value-type="float" office:value="28.9542161857143">
            <text:p>28,954216185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3]&lt;[.J70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3]*100/[.K703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198">
            <text:p>0,001681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7572">
            <text:p>51,7572</text:p>
          </table:table-cell>
          <table:table-cell table:style-name="ce4" table:formula="of:=AVERAGE([.$G$4:.G704])" office:value-type="float" office:value="28.986745406562">
            <text:p>28,98674540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4]&lt;[.J70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4]*100/[.K704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642">
            <text:p>0,001706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4093">
            <text:p>49,4093</text:p>
          </table:table-cell>
          <table:table-cell table:style-name="ce4" table:formula="of:=AVERAGE([.$G$4:.G705])" office:value-type="float" office:value="29.0158373646723">
            <text:p>29,015837364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5]&lt;[.J70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5]*100/[.K705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44751">
            <text:p>0,002447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5.9302">
            <text:p>45,9302</text:p>
          </table:table-cell>
          <table:table-cell table:style-name="ce4" table:formula="of:=AVERAGE([.$G$4:.G706])" office:value-type="float" office:value="29.0398976244665">
            <text:p>29,039897624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11" table:formula="of:=IF([.K706]&lt;[.J70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706]*100/[.K706]" office:value-type="float" office:value="64.8148148148148">
            <text:p>64,814814814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G$4:.G707])" office:value-type="float" office:value="29.0129666619318">
            <text:p>29,01296666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7]&lt;[.J70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7]*100/[.K70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29">
            <text:p>0,001622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2524">
            <text:p>52,2524</text:p>
          </table:table-cell>
          <table:table-cell table:style-name="ce4" table:formula="of:=AVERAGE([.$G$4:.G708])" office:value-type="float" office:value="29.0459303971631">
            <text:p>29,04593039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8]&lt;[.J708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8]*100/[.K708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662">
            <text:p>0,0021566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37">
            <text:p>52,8037</text:p>
          </table:table-cell>
          <table:table-cell table:style-name="ce4" table:formula="of:=AVERAGE([.$G$4:.G709])" office:value-type="float" office:value="29.0795816288951">
            <text:p>29,079581628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09]&lt;[.J709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09]*100/[.K709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201">
            <text:p>0,0016020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9049">
            <text:p>49,9049</text:p>
          </table:table-cell>
          <table:table-cell table:style-name="ce4" table:formula="of:=AVERAGE([.$G$4:.G710])" office:value-type="float" office:value="29.1090375247524">
            <text:p>29,10903752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0]&lt;[.J710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0]*100/[.K710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711">
            <text:p>0,0015571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733">
            <text:p>57,733</text:p>
          </table:table-cell>
          <table:table-cell table:style-name="ce4" table:formula="of:=AVERAGE([.$G$4:.G711])" office:value-type="float" office:value="29.1494668502825">
            <text:p>29,14946685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1]&lt;[.J711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1]*100/[.K711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77">
            <text:p>0,0016597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1949">
            <text:p>54,1949</text:p>
          </table:table-cell>
          <table:table-cell table:style-name="ce4" table:formula="of:=AVERAGE([.$G$4:.G712])" office:value-type="float" office:value="29.1847918617771">
            <text:p>29,18479186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2]&lt;[.J712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2]*100/[.K712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342479">
            <text:p>0,0034247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524">
            <text:p>53,4524</text:p>
          </table:table-cell>
          <table:table-cell table:style-name="ce4" table:formula="of:=AVERAGE([.$G$4:.G713])" office:value-type="float" office:value="29.2189715915493">
            <text:p>29,2189715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3]&lt;[.J713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3]*100/[.K713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133">
            <text:p>0,001641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341">
            <text:p>51,3341</text:p>
          </table:table-cell>
          <table:table-cell table:style-name="ce4" table:formula="of:=AVERAGE([.$G$4:.G714])" office:value-type="float" office:value="29.2500758509142">
            <text:p>29,250075850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4]&lt;[.J714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4]*100/[.K714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45">
            <text:p>0,0019694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1693">
            <text:p>55,1693</text:p>
          </table:table-cell>
          <table:table-cell table:style-name="ce4" table:formula="of:=AVERAGE([.$G$4:.G715])" office:value-type="float" office:value="29.2864792556179">
            <text:p>29,286479255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5]&lt;[.J715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5]*100/[.K715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569">
            <text:p>0,002005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7483">
            <text:p>47,7483</text:p>
          </table:table-cell>
          <table:table-cell table:style-name="ce4" table:formula="of:=AVERAGE([.$G$4:.G716])" office:value-type="float" office:value="29.3123724123422">
            <text:p>29,312372412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6]&lt;[.J716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6]*100/[.K716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8333">
            <text:p>0,001883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668">
            <text:p>48,9668</text:p>
          </table:table-cell>
          <table:table-cell table:style-name="ce4" table:formula="of:=AVERAGE([.$G$4:.G717])" office:value-type="float" office:value="29.3398996218487">
            <text:p>29,33989962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11" table:formula="of:=IF([.K717]&lt;[.J717];1;0)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formula="of:=[.M717]*100/[.K717]" office:value-type="float" office:value="31.25">
            <text:p>31,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559">
            <text:p>0,00181559</text:p>
          </table:table-cell>
          <table:table-cell table:style-name="ce4" office:value-type="float" office:value="0.0206578">
            <text:p>0,0206578</text:p>
          </table:table-cell>
          <table:table-cell table:style-name="ce4" office:value-type="float" office:value="0.003884">
            <text:p>0,003884</text:p>
          </table:table-cell>
          <table:table-cell table:style-name="ce4" office:value-type="float" office:value="0.0998982">
            <text:p>0,099898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98676">
            <text:p>6,98676</text:p>
          </table:table-cell>
          <table:table-cell table:style-name="ce4" table:formula="of:=AVERAGE([.$G$4:.G718])" office:value-type="float" office:value="29.3086364895105">
            <text:p>29,308636489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8]&lt;[.J718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8]*100/[.K718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68">
            <text:p>0,0016136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6.2873">
            <text:p>56,2873</text:p>
          </table:table-cell>
          <table:table-cell table:style-name="ce4" table:formula="of:=AVERAGE([.$G$4:.G719])" office:value-type="float" office:value="29.3463161871508">
            <text:p>29,346316187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19]&lt;[.J719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19]*100/[.K719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0872">
            <text:p>49,0872</text:p>
          </table:table-cell>
          <table:table-cell table:style-name="ce4" table:formula="of:=AVERAGE([.$G$4:.G720])" office:value-type="float" office:value="29.3738488005578">
            <text:p>29,37384880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0]&lt;[.J720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0]*100/[.K720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9674">
            <text:p>0,0018967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904">
            <text:p>53,5904</text:p>
          </table:table-cell>
          <table:table-cell table:style-name="ce4" table:formula="of:=AVERAGE([.$G$4:.G721])" office:value-type="float" office:value="29.4075765877437">
            <text:p>29,4075765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1]&lt;[.J721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1]*100/[.K721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5313">
            <text:p>0,0021531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064">
            <text:p>52,8064</text:p>
          </table:table-cell>
          <table:table-cell table:style-name="ce4" table:formula="of:=AVERAGE([.$G$4:.G722])" office:value-type="float" office:value="29.4401201529902">
            <text:p>29,44012015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7">
            <text:p>67</text:p>
          </table:table-cell>
          <table:table-cell table:style-name="ce11" table:formula="of:=IF([.K722]&lt;[.J722];1;0)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formula="of:=[.M722]*100/[.K722]" office:value-type="float" office:value="23.8805970149254">
            <text:p>23,88059701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G$4:.G723])" office:value-type="float" office:value="29.4102335833333">
            <text:p>29,410233583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11" table:formula="of:=IF([.K723]&lt;[.J723];1;0)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formula="of:=[.M723]*100/[.K723]" office:value-type="float" office:value="49.4505494505495">
            <text:p>49,45054945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G$4:.G724])" office:value-type="float" office:value="29.3799710402219">
            <text:p>29,3799710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11" table:formula="of:=IF([.K724]&lt;[.J724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24]*100/[.K724]" office:value-type="float" office:value="58.2417582417582">
            <text:p>58,241758241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G$4:.G725])" office:value-type="float" office:value="29.3495183240997">
            <text:p>29,349518324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11" table:formula="of:=IF([.K725]&lt;[.J725];1;0)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formula="of:=[.M725]*100/[.K725]" office:value-type="float" office:value="43.0232558139535">
            <text:p>43,0232558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G$4:.G726])" office:value-type="float" office:value="29.318650055325">
            <text:p>29,318650055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11" table:formula="of:=IF([.K726]&lt;[.J726];1;0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formula="of:=[.M726]*100/[.K726]" office:value-type="float" office:value="48.7804878048781">
            <text:p>48,78048780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G$4:.G727])" office:value-type="float" office:value="29.2876432044199">
            <text:p>29,28764320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11" table:formula="of:=IF([.K727]&lt;[.J72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27]*100/[.K727]" office:value-type="float" office:value="43.1578947368421">
            <text:p>43,157894736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G$4:.G728])" office:value-type="float" office:value="29.2569328965517">
            <text:p>29,25693289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11" table:formula="of:=IF([.K728]&lt;[.J728];1;0)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formula="of:=[.M728]*100/[.K728]" office:value-type="float" office:value="43.956043956044">
            <text:p>43,95604395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G$4:.G729])" office:value-type="float" office:value="29.2251687052341">
            <text:p>29,225168705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11" table:formula="of:=IF([.K729]&lt;[.J729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29]*100/[.K729]" office:value-type="float" office:value="42.7272727272727">
            <text:p>4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G$4:.G730])" office:value-type="float" office:value="29.1936417744154">
            <text:p>29,193641774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11" table:formula="of:=IF([.K730]&lt;[.J730];1;0)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formula="of:=[.M730]*100/[.K730]" office:value-type="float" office:value="47.7272727272727">
            <text:p>47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G$4:.G731])" office:value-type="float" office:value="29.1617577060439">
            <text:p>29,16175770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11" table:formula="of:=IF([.K731]&lt;[.J731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31]*100/[.K731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G$4:.G732])" office:value-type="float" office:value="29.1302188203018">
            <text:p>29,13021882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11" table:formula="of:=IF([.K732]&lt;[.J732];1;0)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formula="of:=[.M732]*100/[.K732]" office:value-type="float" office:value="51.6483516483517">
            <text:p>51,648351648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G$4:.G733])" office:value-type="float" office:value="29.0990535205479">
            <text:p>29,09905352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11" table:formula="of:=IF([.K733]&lt;[.J733];1;0)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formula="of:=[.M733]*100/[.K733]" office:value-type="float" office:value="56.6037735849057">
            <text:p>56,603773584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G$4:.G734])" office:value-type="float" office:value="29.0675519288645">
            <text:p>29,0675519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11" table:formula="of:=IF([.K734]&lt;[.J734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734]*100/[.K734]" office:value-type="float" office:value="61.6822429906542">
            <text:p>61,68224299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G$4:.G735])" office:value-type="float" office:value="29.036845136612">
            <text:p>29,036845136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11" table:formula="of:=IF([.K735]&lt;[.J735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35]*100/[.K735]" office:value-type="float" office:value="59.0163934426229">
            <text:p>59,01639344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G$4:.G736])" office:value-type="float" office:value="29.0059327694406">
            <text:p>29,005932769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11" table:formula="of:=IF([.K736]&lt;[.J736];1;0)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formula="of:=[.M736]*100/[.K736]" office:value-type="float" office:value="59.1836734693878">
            <text:p>59,1836734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G$4:.G737])" office:value-type="float" office:value="28.975477506812">
            <text:p>28,97547750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11" table:formula="of:=IF([.K737]&lt;[.J737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37]*100/[.K737]" office:value-type="float" office:value="41.4141414141414">
            <text:p>41,41414141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G$4:.G738])" office:value-type="float" office:value="28.9451468979592">
            <text:p>28,9451468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11" table:formula="of:=IF([.K738]&lt;[.J738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38]*100/[.K738]" office:value-type="float" office:value="55.6701030927835">
            <text:p>55,670103092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G$4:.G739])" office:value-type="float" office:value="28.9153129211956">
            <text:p>28,91531292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11" table:formula="of:=IF([.K739]&lt;[.J739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39]*100/[.K739]" office:value-type="float" office:value="45.360824742268">
            <text:p>45,36082474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G$4:.G740])" office:value-type="float" office:value="28.8859664043419">
            <text:p>28,885966404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11" table:formula="of:=IF([.K740]&lt;[.J740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40]*100/[.K740]" office:value-type="float" office:value="51.063829787234">
            <text:p>51,063829787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G$4:.G741])" office:value-type="float" office:value="28.8553969918699">
            <text:p>28,855396991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11" table:formula="of:=IF([.K741]&lt;[.J741];1;0)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formula="of:=[.M741]*100/[.K741]" office:value-type="float" office:value="46.4912280701754">
            <text:p>46,491228070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4781">
            <text:p>0,00154781</text:p>
          </table:table-cell>
          <table:table-cell table:style-name="ce4" office:value-type="float" office:value="0.100794">
            <text:p>0,100794</text:p>
          </table:table-cell>
          <table:table-cell table:style-name="ce4" office:value-type="float" office:value="0.0027671">
            <text:p>0,0027671</text:p>
          </table:table-cell>
          <table:table-cell table:style-name="ce4" office:value-type="float" office:value="0.122212">
            <text:p>0,12221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11142">
            <text:p>4,11142</text:p>
          </table:table-cell>
          <table:table-cell table:style-name="ce4" table:formula="of:=AVERAGE([.$G$4:.G742])" office:value-type="float" office:value="28.8219139377537">
            <text:p>28,82191393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9">
            <text:p>79</text:p>
          </table:table-cell>
          <table:table-cell table:style-name="ce11" table:formula="of:=IF([.K742]&lt;[.J742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42]*100/[.K742]" office:value-type="float" office:value="18.9873417721519">
            <text:p>18,98734177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42">
            <text:p>0,00156842</text:p>
          </table:table-cell>
          <table:table-cell table:style-name="ce4" office:value-type="float" office:value="0.108473">
            <text:p>0,108473</text:p>
          </table:table-cell>
          <table:table-cell table:style-name="ce4" office:value-type="float" office:value="0.00273707">
            <text:p>0,00273707</text:p>
          </table:table-cell>
          <table:table-cell table:style-name="ce4" office:value-type="float" office:value="0.122562">
            <text:p>0,12256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.94117">
            <text:p>3,94117</text:p>
          </table:table-cell>
          <table:table-cell table:style-name="ce4" table:formula="of:=AVERAGE([.$G$4:.G743])" office:value-type="float" office:value="28.7882913108108">
            <text:p>28,78829131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79">
            <text:p>79</text:p>
          </table:table-cell>
          <table:table-cell table:style-name="ce11" table:formula="of:=IF([.K743]&lt;[.J743];1;0)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formula="of:=[.M743]*100/[.K743]" office:value-type="float" office:value="17.7215189873418">
            <text:p>17,72151898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G$4:.G744])" office:value-type="float" office:value="28.7584072604588">
            <text:p>28,7584072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11" table:formula="of:=IF([.K744]&lt;[.J744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744]*100/[.K744]" office:value-type="float" office:value="52.7777777777778">
            <text:p>52,777777777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G$4:.G745])" office:value-type="float" office:value="28.7304585579515">
            <text:p>28,73045855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5]&lt;[.J745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745]*100/[.K745]" office:value-type="float" office:value="62.7450980392157">
            <text:p>62,74509803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G$4:.G746])" office:value-type="float" office:value="28.7019538896366">
            <text:p>28,70195388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11" table:formula="of:=IF([.K746]&lt;[.J746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46]*100/[.K746]" office:value-type="float" office:value="60.3603603603604">
            <text:p>60,36036036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G$4:.G747])" office:value-type="float" office:value="28.672380577957">
            <text:p>28,67238057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11" table:formula="of:=IF([.K747]&lt;[.J747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7]*100/[.K747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G$4:.G748])" office:value-type="float" office:value="28.642014738255">
            <text:p>28,642014738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11" table:formula="of:=IF([.K748]&lt;[.J748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48]*100/[.K748]" office:value-type="float" office:value="47.6635514018692">
            <text:p>47,6635514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G$4:.G749])" office:value-type="float" office:value="28.6133317962466">
            <text:p>28,6133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11" table:formula="of:=IF([.K749]&lt;[.J74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49]*100/[.K749]" office:value-type="float" office:value="44.1176470588235">
            <text:p>44,1176470588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G$4:.G750])" office:value-type="float" office:value="28.5830352610441">
            <text:p>28,58303526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11" table:formula="of:=IF([.K750]&lt;[.J750];1;0)" office:value-type="float" office:value="1">
            <text:p>1</text:p>
          </table:table-cell>
          <table:table-cell table:style-name="ce4" office:value-type="float" office:value="37">
            <text:p>37</text:p>
          </table:table-cell>
          <table:table-cell table:formula="of:=[.M750]*100/[.K750]" office:value-type="float" office:value="45.679012345679">
            <text:p>45,67901234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G$4:.G751])" office:value-type="float" office:value="28.5523387967914">
            <text:p>28,552338796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11" table:formula="of:=IF([.K751]&lt;[.J751];1;0)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formula="of:=[.M751]*100/[.K751]" office:value-type="float" office:value="41.8604651162791">
            <text:p>41,8604651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57">
            <text:p>0,00171557</text:p>
          </table:table-cell>
          <table:table-cell table:style-name="ce4" office:value-type="float" office:value="0.113208">
            <text:p>0,113208</text:p>
          </table:table-cell>
          <table:table-cell table:style-name="ce4" office:value-type="float" office:value="0.00437882">
            <text:p>0,00437882</text:p>
          </table:table-cell>
          <table:table-cell table:style-name="ce4" office:value-type="float" office:value="0.0959016">
            <text:p>0,0959016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33873">
            <text:p>4,33873</text:p>
          </table:table-cell>
          <table:table-cell table:style-name="ce4" table:formula="of:=AVERAGE([.$G$4:.G752])" office:value-type="float" office:value="28.5200108811749">
            <text:p>28,52001088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3">
            <text:p>83</text:p>
          </table:table-cell>
          <table:table-cell table:style-name="ce11" table:formula="of:=IF([.K752]&lt;[.J75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752]*100/[.K752]" office:value-type="float" office:value="24.0963855421687">
            <text:p>24,096385542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G$4:.G753])" office:value-type="float" office:value="28.49066764">
            <text:p>28,490667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11" table:formula="of:=IF([.K753]&lt;[.J753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53]*100/[.K753]" office:value-type="float" office:value="45.7943925233645">
            <text:p>45,794392523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G$4:.G754])" office:value-type="float" office:value="28.4614759121171">
            <text:p>28,4614759121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11" table:formula="of:=IF([.K754]&lt;[.J754];1;0)" office:value-type="float" office:value="1">
            <text:p>1</text:p>
          </table:table-cell>
          <table:table-cell table:style-name="ce4" office:value-type="float" office:value="56">
            <text:p>56</text:p>
          </table:table-cell>
          <table:table-cell table:formula="of:=[.M754]*100/[.K754]" office:value-type="float" office:value="60.8695652173913">
            <text:p>60,869565217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G$4:.G755])" office:value-type="float" office:value="28.432608643617">
            <text:p>28,43260864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11" table:formula="of:=IF([.K755]&lt;[.J755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55]*100/[.K755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G$4:.G756])" office:value-type="float" office:value="28.4034957901726">
            <text:p>28,4034957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11" table:formula="of:=IF([.K756]&lt;[.J756];1;0)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formula="of:=[.M756]*100/[.K756]" office:value-type="float" office:value="56.5217391304348">
            <text:p>56,52173913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G$4:.G757])" office:value-type="float" office:value="28.3747415915119">
            <text:p>28,374741591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11" table:formula="of:=IF([.K757]&lt;[.J75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57]*100/[.K757]" office:value-type="float" office:value="55.8558558558559">
            <text:p>55,85585585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G$4:.G758])" office:value-type="float" office:value="28.3472532847682">
            <text:p>28,347253284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8]&lt;[.J758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8]*100/[.K758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61">
            <text:p>0,0015976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7.7773">
            <text:p>37,7773</text:p>
          </table:table-cell>
          <table:table-cell table:style-name="ce4" table:formula="of:=AVERAGE([.$G$4:.G759])" office:value-type="float" office:value="28.3597268915344">
            <text:p>28,359726891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11" table:formula="of:=IF([.K759]&lt;[.J759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59]*100/[.K759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G$4:.G760])" office:value-type="float" office:value="28.3308960634082">
            <text:p>28,330896063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11" table:formula="of:=IF([.K760]&lt;[.J760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760]*100/[.K760]" office:value-type="float" office:value="52.8846153846154">
            <text:p>52,8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G$4:.G761])" office:value-type="float" office:value="28.3035099208443">
            <text:p>28,3035099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11" table:formula="of:=IF([.K761]&lt;[.J761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761]*100/[.K761]" office:value-type="float" office:value="63.6363636363636">
            <text:p>63,636363636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G$4:.G762])" office:value-type="float" office:value="28.2813176811594">
            <text:p>28,28131768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11" table:formula="of:=IF([.K762]&lt;[.J762];1;0)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formula="of:=[.M762]*100/[.K762]" office:value-type="float" office:value="34.4827586206897">
            <text:p>34,482758620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G$4:.G763])" office:value-type="float" office:value="28.2509419605263">
            <text:p>28,25094196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3]&lt;[.J763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3]*100/[.K763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8296">
            <text:p>0,001682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773">
            <text:p>55,5773</text:p>
          </table:table-cell>
          <table:table-cell table:style-name="ce4" table:formula="of:=AVERAGE([.$G$4:.G764])" office:value-type="float" office:value="28.2868504467805">
            <text:p>28,286850446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11" table:formula="of:=IF([.K764]&lt;[.J764];1;0)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formula="of:=[.M764]*100/[.K764]" office:value-type="float" office:value="25">
            <text:p>2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G$4:.G765])" office:value-type="float" office:value="28.2609706036745">
            <text:p>28,26097060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11" table:formula="of:=IF([.K765]&lt;[.J765];1;0)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formula="of:=[.M765]*100/[.K765]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76">
            <text:p>0,00158176</text:p>
          </table:table-cell>
          <table:table-cell table:style-name="ce4" office:value-type="float" office:value="0.0650737">
            <text:p>0,0650737</text:p>
          </table:table-cell>
          <table:table-cell table:style-name="ce4" office:value-type="float" office:value="0.00430269">
            <text:p>0,00430269</text:p>
          </table:table-cell>
          <table:table-cell table:style-name="ce4" office:value-type="float" office:value="0.117498">
            <text:p>0,11749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.85602">
            <text:p>4,85602</text:p>
          </table:table-cell>
          <table:table-cell table:style-name="ce4" table:formula="of:=AVERAGE([.$G$4:.G766])" office:value-type="float" office:value="28.2302957011795">
            <text:p>28,23029570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6]&lt;[.J766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6]*100/[.K766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863">
            <text:p>0,00156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4.2431">
            <text:p>64,2431</text:p>
          </table:table-cell>
          <table:table-cell table:style-name="ce4" table:formula="of:=AVERAGE([.$G$4:.G767])" office:value-type="float" office:value="28.2774328795811">
            <text:p>28,27743287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7]&lt;[.J767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7]*100/[.K767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67">
            <text:p>0,001626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5986">
            <text:p>55,5986</text:p>
          </table:table-cell>
          <table:table-cell table:style-name="ce4" table:formula="of:=AVERAGE([.$G$4:.G768])" office:value-type="float" office:value="28.3131468235294">
            <text:p>28,313146823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8]&lt;[.J768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8]*100/[.K768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006">
            <text:p>0,0016000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6635">
            <text:p>51,6635</text:p>
          </table:table-cell>
          <table:table-cell table:style-name="ce4" table:formula="of:=AVERAGE([.$G$4:.G769])" office:value-type="float" office:value="28.3436303133159">
            <text:p>28,343630313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83">
            <text:p>83</text:p>
          </table:table-cell>
          <table:table-cell table:style-name="ce11" table:formula="of:=IF([.K769]&lt;[.J769];1;0)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formula="of:=[.M769]*100/[.K769]" office:value-type="float" office:value="22.8915662650602">
            <text:p>22,891566265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3289">
            <text:p>0,00173289</text:p>
          </table:table-cell>
          <table:table-cell table:style-name="ce4" office:value-type="float" office:value="0.0306663">
            <text:p>0,0306663</text:p>
          </table:table-cell>
          <table:table-cell table:style-name="ce4" office:value-type="float" office:value="0.00465253">
            <text:p>0,00465253</text:p>
          </table:table-cell>
          <table:table-cell table:style-name="ce4" office:value-type="float" office:value="0.122603">
            <text:p>0,122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65838">
            <text:p>5,65838</text:p>
          </table:table-cell>
          <table:table-cell table:style-name="ce4" table:formula="of:=AVERAGE([.$G$4:.G770])" office:value-type="float" office:value="28.3140537157757">
            <text:p>28,314053715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0]&lt;[.J770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0]*100/[.K770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03">
            <text:p>0,0016640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6.1593">
            <text:p>66,1593</text:p>
          </table:table-cell>
          <table:table-cell table:style-name="ce4" table:formula="of:=AVERAGE([.$G$4:.G771])" office:value-type="float" office:value="28.3633313802083">
            <text:p>28,36333138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1]&lt;[.J771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1]*100/[.K771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51">
            <text:p>0,0016115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918">
            <text:p>47,6918</text:p>
          </table:table-cell>
          <table:table-cell table:style-name="ce4" table:formula="of:=AVERAGE([.$G$4:.G772])" office:value-type="float" office:value="28.3884659297789">
            <text:p>28,38846592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2]&lt;[.J772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2]*100/[.K772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615">
            <text:p>0,0016461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68">
            <text:p>55,0268</text:p>
          </table:table-cell>
          <table:table-cell table:style-name="ce4" table:formula="of:=AVERAGE([.$G$4:.G773])" office:value-type="float" office:value="28.4230611688311">
            <text:p>28,423061168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3]&lt;[.J773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3]*100/[.K773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253">
            <text:p>0,001962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666">
            <text:p>54,666</text:p>
          </table:table-cell>
          <table:table-cell table:style-name="ce4" table:formula="of:=AVERAGE([.$G$4:.G774])" office:value-type="float" office:value="28.4570987029831">
            <text:p>28,457098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6">
            <text:p>76</text:p>
          </table:table-cell>
          <table:table-cell table:style-name="ce11" table:formula="of:=IF([.K774]&lt;[.J774];1;0)" office:value-type="float" office:value="1">
            <text:p>1</text:p>
          </table:table-cell>
          <table:table-cell table:style-name="ce4" office:value-type="float" office:value="13">
            <text:p>13</text:p>
          </table:table-cell>
          <table:table-cell table:formula="of:=[.M774]*100/[.K774]" office:value-type="float" office:value="17.1052631578947">
            <text:p>17,105263157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G$4:.G775])" office:value-type="float" office:value="28.4290235362694">
            <text:p>28,429023536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11" table:formula="of:=IF([.K775]&lt;[.J775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75]*100/[.K775]" office:value-type="float" office:value="48.5714285714286">
            <text:p>48,571428571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G$4:.G776])" office:value-type="float" office:value="28.4020760413971">
            <text:p>28,40207604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11" table:formula="of:=IF([.K776]&lt;[.J776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6]*100/[.K776]" office:value-type="float" office:value="51.7241379310345">
            <text:p>51,72413793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G$4:.G777])" office:value-type="float" office:value="28.3749273901809">
            <text:p>28,37492739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7]&lt;[.J777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7]*100/[.K777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716">
            <text:p>0,0015671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441">
            <text:p>60,441</text:p>
          </table:table-cell>
          <table:table-cell table:style-name="ce4" table:formula="of:=AVERAGE([.$G$4:.G778])" office:value-type="float" office:value="28.4163029677419">
            <text:p>28,41630296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11" table:formula="of:=IF([.K778]&lt;[.J778];1;0)" office:value-type="float" office:value="1">
            <text:p>1</text:p>
          </table:table-cell>
          <table:table-cell table:style-name="ce4" office:value-type="float" office:value="48">
            <text:p>48</text:p>
          </table:table-cell>
          <table:table-cell table:formula="of:=[.M778]*100/[.K778]" office:value-type="float" office:value="51.6129032258065">
            <text:p>51,612903225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G$4:.G779])" office:value-type="float" office:value="28.3880480798969">
            <text:p>28,388048079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11" table:formula="of:=IF([.K779]&lt;[.J779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79]*100/[.K779]" office:value-type="float" office:value="48.3870967741936">
            <text:p>48,387096774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G$4:.G780])" office:value-type="float" office:value="28.3601625225225">
            <text:p>28,36016252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11" table:formula="of:=IF([.K780]&lt;[.J780];1;0)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formula="of:=[.M780]*100/[.K780]" office:value-type="float" office:value="56.3218390804598">
            <text:p>56,321839080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G$4:.G781])" office:value-type="float" office:value="28.3337794987146">
            <text:p>28,33377949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11" table:formula="of:=IF([.K781]&lt;[.J781];1;0)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formula="of:=[.M781]*100/[.K781]" office:value-type="float" office:value="52.0408163265306">
            <text:p>52,040816326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172">
            <text:p>0,00161172</text:p>
          </table:table-cell>
          <table:table-cell table:style-name="ce4" office:value-type="float" office:value="0.102031">
            <text:p>0,102031</text:p>
          </table:table-cell>
          <table:table-cell table:style-name="ce4" office:value-type="float" office:value="0.0048721">
            <text:p>0,0048721</text:p>
          </table:table-cell>
          <table:table-cell table:style-name="ce4" office:value-type="float" office:value="0.00731961">
            <text:p>0,0073196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59209">
            <text:p>7,59209</text:p>
          </table:table-cell>
          <table:table-cell table:style-name="ce4" table:formula="of:=AVERAGE([.$G$4:.G782])" office:value-type="float" office:value="28.307153453145">
            <text:p>28,307153453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92">
            <text:p>92</text:p>
          </table:table-cell>
          <table:table-cell table:style-name="ce11" table:formula="of:=IF([.K782]&lt;[.J782];1;0)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formula="of:=[.M782]*100/[.K782]" office:value-type="float" office:value="48.9130434782609">
            <text:p>48,913043478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36">
            <text:p>0,00159636</text:p>
          </table:table-cell>
          <table:table-cell table:style-name="ce4" office:value-type="float" office:value="0.0165932">
            <text:p>0,0165932</text:p>
          </table:table-cell>
          <table:table-cell table:style-name="ce4" office:value-type="float" office:value="0.00258852">
            <text:p>0,00258852</text:p>
          </table:table-cell>
          <table:table-cell table:style-name="ce4" office:value-type="float" office:value="0.123085">
            <text:p>0,123085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08776">
            <text:p>6,08776</text:p>
          </table:table-cell>
          <table:table-cell table:style-name="ce4" table:formula="of:=AVERAGE([.$G$4:.G783])" office:value-type="float" office:value="28.278667051282">
            <text:p>28,278667051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85">
            <text:p>85</text:p>
          </table:table-cell>
          <table:table-cell table:style-name="ce11" table:formula="of:=IF([.K783]&lt;[.J783];1;0)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formula="of:=[.M783]*100/[.K783]" office:value-type="float" office:value="17.6470588235294">
            <text:p>17,64705882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G$4:.G784])" office:value-type="float" office:value="28.2508691805377">
            <text:p>28,250869180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11" table:formula="of:=IF([.K784]&lt;[.J784];1;0)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formula="of:=[.M784]*100/[.K784]" office:value-type="float" office:value="44.0860215053763">
            <text:p>44,08602150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G$4:.G785])" office:value-type="float" office:value="28.2223309079284">
            <text:p>28,22233090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11" table:formula="of:=IF([.K785]&lt;[.J785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785]*100/[.K785]" office:value-type="float" office:value="39.5833333333333">
            <text:p>39,58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7915">
            <text:p>0,00197915</text:p>
          </table:table-cell>
          <table:table-cell table:style-name="ce4" office:value-type="float" office:value="0.112881">
            <text:p>0,112881</text:p>
          </table:table-cell>
          <table:table-cell table:style-name="ce4" office:value-type="float" office:value="0.00504594">
            <text:p>0,00504594</text:p>
          </table:table-cell>
          <table:table-cell table:style-name="ce4" office:value-type="float" office:value="0.00433084">
            <text:p>0,0043308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.18452">
            <text:p>7,18452</text:p>
          </table:table-cell>
          <table:table-cell table:style-name="ce4" table:formula="of:=AVERAGE([.$G$4:.G786])" office:value-type="float" office:value="28.1954626947637">
            <text:p>28,19546269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0">
            <text:p>80</text:p>
          </table:table-cell>
          <table:table-cell table:style-name="ce11" table:formula="of:=IF([.K786]&lt;[.J786];1;0)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formula="of:=[.M786]*100/[.K786]" office:value-type="float" office:value="53.75">
            <text:p>53,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G$4:.G787])" office:value-type="float" office:value="28.1673208035714">
            <text:p>28,167320803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11" table:formula="of:=IF([.K787]&lt;[.J787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787]*100/[.K787]" office:value-type="float" office:value="55.4545454545455">
            <text:p>55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G$4:.G788])" office:value-type="float" office:value="28.1402317961783">
            <text:p>28,140231796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11" table:formula="of:=IF([.K788]&lt;[.J78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88]*100/[.K788]" office:value-type="float" office:value="47.1698113207547">
            <text:p>47,169811320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G$4:.G789])" office:value-type="float" office:value="28.1128632188295">
            <text:p>28,11286321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11" table:formula="of:=IF([.K789]&lt;[.J789];1;0)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formula="of:=[.M789]*100/[.K789]" office:value-type="float" office:value="55.1020408163265">
            <text:p>55,10204081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G$4:.G790])" office:value-type="float" office:value="28.0860326683608">
            <text:p>28,086032668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11" table:formula="of:=IF([.K790]&lt;[.J790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0]*100/[.K790]" office:value-type="float" office:value="65.1376146788991">
            <text:p>65,13761467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G$4:.G791])" office:value-type="float" office:value="28.0600449111675">
            <text:p>28,060044911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1]&lt;[.J791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1]*100/[.K791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04">
            <text:p>0,0016260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3393">
            <text:p>60,3393</text:p>
          </table:table-cell>
          <table:table-cell table:style-name="ce4" table:formula="of:=AVERAGE([.$G$4:.G792])" office:value-type="float" office:value="28.1009565145754">
            <text:p>28,100956514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11" table:formula="of:=IF([.K792]&lt;[.J792];1;0)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formula="of:=[.M792]*100/[.K792]" office:value-type="float" office:value="68.2692307692308">
            <text:p>68,269230769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G$4:.G793])" office:value-type="float" office:value="28.0748367088607">
            <text:p>28,07483670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11" table:formula="of:=IF([.K793]&lt;[.J793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793]*100/[.K793]" office:value-type="float" office:value="62.6262626262626">
            <text:p>62,626262626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G$4:.G794])" office:value-type="float" office:value="28.0498671302149">
            <text:p>28,04986713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11" table:formula="of:=IF([.K794]&lt;[.J794];1;0)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formula="of:=[.M794]*100/[.K794]" office:value-type="float" office:value="67.9245283018868">
            <text:p>67,924528301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G$4:.G795])" office:value-type="float" office:value="28.0247803914141">
            <text:p>28,024780391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11" table:formula="of:=IF([.K795]&lt;[.J795];1;0)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formula="of:=[.M795]*100/[.K795]" office:value-type="float" office:value="66.1157024793388">
            <text:p>66,115702479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G$4:.G796])" office:value-type="float" office:value="28.0038295964691">
            <text:p>28,003829596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11" table:formula="of:=IF([.K796]&lt;[.J796];1;0)" office:value-type="float" office:value="1">
            <text:p>1</text:p>
          </table:table-cell>
          <table:table-cell table:style-name="ce4" office:value-type="float" office:value="32">
            <text:p>32</text:p>
          </table:table-cell>
          <table:table-cell table:formula="of:=[.M796]*100/[.K796]" office:value-type="float" office:value="39.5061728395062">
            <text:p>39,50617283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G$4:.G797])" office:value-type="float" office:value="27.9798090554156">
            <text:p>27,979809055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11" table:formula="of:=IF([.K797]&lt;[.J797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797]*100/[.K797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G$4:.G798])" office:value-type="float" office:value="27.9547202264151">
            <text:p>27,954720226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11" table:formula="of:=IF([.K798]&lt;[.J798];1;0)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formula="of:=[.M798]*100/[.K798]" office:value-type="float" office:value="53.1914893617021">
            <text:p>53,191489361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G$4:.G799])" office:value-type="float" office:value="27.9281814572864">
            <text:p>27,928181457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11" table:formula="of:=IF([.K799]&lt;[.J799];1;0)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formula="of:=[.M799]*100/[.K799]" office:value-type="float" office:value="55.8333333333333">
            <text:p>55,8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G$4:.G800])" office:value-type="float" office:value="27.9024346925972">
            <text:p>27,90243469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0]&lt;[.J800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0]*100/[.K800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1022">
            <text:p>0,0019102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3952">
            <text:p>54,3952</text:p>
          </table:table-cell>
          <table:table-cell table:style-name="ce4" table:formula="of:=AVERAGE([.$G$4:.G801])" office:value-type="float" office:value="27.9356336466165">
            <text:p>27,935633646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11" table:formula="of:=IF([.K801]&lt;[.J801];1;0)"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formula="of:=[.M801]*100/[.K801]" office:value-type="float" office:value="65.3846153846154">
            <text:p>65,384615384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G$4:.G802])" office:value-type="float" office:value="27.9109454693366">
            <text:p>27,910945469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11" table:formula="of:=IF([.K802]&lt;[.J802];1;0)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formula="of:=[.M802]*100/[.K802]" office:value-type="float" office:value="34.375">
            <text:p>34,37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G$4:.G803])" office:value-type="float" office:value="27.8896509125">
            <text:p>27,8896509125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11" table:formula="of:=IF([.K803]&lt;[.J803];1;0)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formula="of:=[.M803]*100/[.K803]" office:value-type="float" office:value="33.3333333333333">
            <text:p>33,333333333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G$4:.G804])" office:value-type="float" office:value="27.8639087515605">
            <text:p>27,8639087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11" table:formula="of:=IF([.K804]&lt;[.J804];1;0)" office:value-type="float" office:value="1">
            <text:p>1</text:p>
          </table:table-cell>
          <table:table-cell table:style-name="ce4" office:value-type="float" office:value="81">
            <text:p>81</text:p>
          </table:table-cell>
          <table:table-cell table:formula="of:=[.M804]*100/[.K804]" office:value-type="float" office:value="68.6440677966102">
            <text:p>68,644067796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G$4:.G805])" office:value-type="float" office:value="27.8366738029925">
            <text:p>27,836673803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5]&lt;[.J805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5]*100/[.K805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073">
            <text:p>0,002170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3967">
            <text:p>52,3967</text:p>
          </table:table-cell>
          <table:table-cell table:style-name="ce4" table:formula="of:=AVERAGE([.$G$4:.G806])" office:value-type="float" office:value="27.8672591407223">
            <text:p>27,867259140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6]&lt;[.J806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6]*100/[.K806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973">
            <text:p>0,001579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9497">
            <text:p>52,9497</text:p>
          </table:table-cell>
          <table:table-cell table:style-name="ce4" table:formula="of:=AVERAGE([.$G$4:.G807])" office:value-type="float" office:value="27.8984562064676">
            <text:p>27,898456206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11" table:formula="of:=IF([.K807]&lt;[.J807];1;0)" office:value-type="float" office:value="1">
            <text:p>1</text:p>
          </table:table-cell>
          <table:table-cell table:style-name="ce4" office:value-type="float" office:value="75">
            <text:p>75</text:p>
          </table:table-cell>
          <table:table-cell table:formula="of:=[.M807]*100/[.K807]" office:value-type="float" office:value="66.3716814159292">
            <text:p>66,371681415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G$4:.G808])" office:value-type="float" office:value="27.8723087826087">
            <text:p>27,872308782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11" table:formula="of:=IF([.K808]&lt;[.J808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8]*100/[.K808]" office:value-type="float" office:value="69.3693693693694">
            <text:p>69,369369369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G$4:.G809])" office:value-type="float" office:value="27.8459152109181">
            <text:p>27,845915210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09]&lt;[.J809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09]*100/[.K809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924">
            <text:p>0,0019692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645">
            <text:p>54,7645</text:p>
          </table:table-cell>
          <table:table-cell table:style-name="ce4" table:formula="of:=AVERAGE([.$G$4:.G810])" office:value-type="float" office:value="27.8792715737298">
            <text:p>27,879271573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11" table:formula="of:=IF([.K810]&lt;[.J810];1;0)" office:value-type="float" office:value="1">
            <text:p>1</text:p>
          </table:table-cell>
          <table:table-cell table:style-name="ce4" office:value-type="float" office:value="77">
            <text:p>77</text:p>
          </table:table-cell>
          <table:table-cell table:formula="of:=[.M810]*100/[.K810]" office:value-type="float" office:value="68.141592920354">
            <text:p>68,1415929204</text:p>
          </table:table-cell>
          <table:table-cell table:number-columns-repeated="1010"/>
        </table:table-row>
        <table:table-row table:style-name="ro1"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G$4:.G811])" office:value-type="float" office:value="27.8515835396039">
            <text:p>27,851583539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1]&lt;[.J811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1]*100/[.K811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8287">
            <text:p>0,0020828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9909">
            <text:p>48,9909</text:p>
          </table:table-cell>
          <table:table-cell table:style-name="ce4" table:formula="of:=AVERAGE([.$G$4:.G812])" office:value-type="float" office:value="27.8777137206427">
            <text:p>27,877713720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2]&lt;[.J812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2]*100/[.K812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886">
            <text:p>0,0016088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9719">
            <text:p>44,9719</text:p>
          </table:table-cell>
          <table:table-cell table:style-name="ce4" table:formula="of:=AVERAGE([.$G$4:.G813])" office:value-type="float" office:value="27.898817654321">
            <text:p>27,89881765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3]&lt;[.J813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3]*100/[.K813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9678">
            <text:p>0,0016967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4647">
            <text:p>53,4647</text:p>
          </table:table-cell>
          <table:table-cell table:style-name="ce4" table:formula="of:=AVERAGE([.$G$4:.G814])" office:value-type="float" office:value="27.9303415536375">
            <text:p>27,93034155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4]&lt;[.J814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4]*100/[.K814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396">
            <text:p>0,0016139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5671">
            <text:p>53,5671</text:p>
          </table:table-cell>
          <table:table-cell table:style-name="ce4" table:formula="of:=AVERAGE([.$G$4:.G815])" office:value-type="float" office:value="27.9619139162561">
            <text:p>27,96191391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11" table:formula="of:=IF([.K815]&lt;[.J815];1;0)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formula="of:=[.M815]*100/[.K815]" office:value-type="float" office:value="21.5384615384615">
            <text:p>21,538461538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774">
            <text:p>0,00160774</text:p>
          </table:table-cell>
          <table:table-cell table:style-name="ce4" office:value-type="float" office:value="0.0316538">
            <text:p>0,0316538</text:p>
          </table:table-cell>
          <table:table-cell table:style-name="ce4" office:value-type="float" office:value="0.00217946">
            <text:p>0,00217946</text:p>
          </table:table-cell>
          <table:table-cell table:style-name="ce4" office:value-type="float" office:value="0.101076">
            <text:p>0,101076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.54297">
            <text:p>6,54297</text:p>
          </table:table-cell>
          <table:table-cell table:style-name="ce4" table:formula="of:=AVERAGE([.$G$4:.G816])" office:value-type="float" office:value="27.9355683517835">
            <text:p>27,935568351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6]&lt;[.J816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6]*100/[.K816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1592">
            <text:p>0,0017159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9805">
            <text:p>51,9805</text:p>
          </table:table-cell>
          <table:table-cell table:style-name="ce4" table:formula="of:=AVERAGE([.$G$4:.G817])" office:value-type="float" office:value="27.9651075798525">
            <text:p>27,965107579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7]&lt;[.J817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7]*100/[.K817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984">
            <text:p>0,0016598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6485">
            <text:p>47,6485</text:p>
          </table:table-cell>
          <table:table-cell table:style-name="ce4" table:formula="of:=AVERAGE([.$G$4:.G818])" office:value-type="float" office:value="27.9892589815951">
            <text:p>27,989258981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8]&lt;[.J818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8]*100/[.K818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7338">
            <text:p>0,002173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9.6103">
            <text:p>49,6103</text:p>
          </table:table-cell>
          <table:table-cell table:style-name="ce4" table:formula="of:=AVERAGE([.$G$4:.G819])" office:value-type="float" office:value="28.0157553553921">
            <text:p>28,015755355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19]&lt;[.J819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19]*100/[.K819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593">
            <text:p>0,0016059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957">
            <text:p>57,3957</text:p>
          </table:table-cell>
          <table:table-cell table:style-name="ce4" table:formula="of:=AVERAGE([.$G$4:.G820])" office:value-type="float" office:value="28.051716119951">
            <text:p>28,0517161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0]&lt;[.J820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0]*100/[.K820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398">
            <text:p>0,001703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247">
            <text:p>51,3247</text:p>
          </table:table-cell>
          <table:table-cell table:style-name="ce4" table:formula="of:=AVERAGE([.$G$4:.G821])" office:value-type="float" office:value="28.080167200489">
            <text:p>28,080167200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1]&lt;[.J821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1]*100/[.K821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66">
            <text:p>0,001595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7709">
            <text:p>54,7709</text:p>
          </table:table-cell>
          <table:table-cell table:style-name="ce4" table:formula="of:=AVERAGE([.$G$4:.G822])" office:value-type="float" office:value="28.1127566178266">
            <text:p>28,11275661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2]&lt;[.J822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2]*100/[.K822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242">
            <text:p>0,001942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7026">
            <text:p>58,7026</text:p>
          </table:table-cell>
          <table:table-cell table:style-name="ce4" table:formula="of:=AVERAGE([.$G$4:.G823])" office:value-type="float" office:value="28.150061304878">
            <text:p>28,150061304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4">
            <text:p>84</text:p>
          </table:table-cell>
          <table:table-cell table:style-name="ce11" table:formula="of:=IF([.K823]&lt;[.J823];1;0)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formula="of:=[.M823]*100/[.K823]" office:value-type="float" office:value="23.8095238095238">
            <text:p>23,80952380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G$4:.G824])" office:value-type="float" office:value="28.1265063337393">
            <text:p>28,126506333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4]&lt;[.J824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4]*100/[.K824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573">
            <text:p>0,001595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8.3582">
            <text:p>48,3582</text:p>
          </table:table-cell>
          <table:table-cell table:style-name="ce4" table:formula="of:=AVERAGE([.$G$4:.G825])" office:value-type="float" office:value="28.1511190997567">
            <text:p>28,151119099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5]&lt;[.J825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5]*100/[.K825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2208">
            <text:p>0,0018220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829">
            <text:p>52,829</text:p>
          </table:table-cell>
          <table:table-cell table:style-name="ce4" table:formula="of:=AVERAGE([.$G$4:.G826])" office:value-type="float" office:value="28.1811043742406">
            <text:p>28,181104374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6]&lt;[.J826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6]*100/[.K826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267">
            <text:p>0,0015826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9.0839">
            <text:p>59,0839</text:p>
          </table:table-cell>
          <table:table-cell table:style-name="ce4" table:formula="of:=AVERAGE([.$G$4:.G827])" office:value-type="float" office:value="28.2186077669903">
            <text:p>28,21860776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7]&lt;[.J827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7]*100/[.K827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512081">
            <text:p>0,005120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0648">
            <text:p>44,0648</text:p>
          </table:table-cell>
          <table:table-cell table:style-name="ce4" table:formula="of:=AVERAGE([.$G$4:.G828])" office:value-type="float" office:value="28.2378152727272">
            <text:p>28,237815272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8]&lt;[.J828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8]*100/[.K828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54">
            <text:p>0,00159754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2672">
            <text:p>57,2672</text:p>
          </table:table-cell>
          <table:table-cell table:style-name="ce4" table:formula="of:=AVERAGE([.$G$4:.G829])" office:value-type="float" office:value="28.2729598062954">
            <text:p>28,272959806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29]&lt;[.J829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29]*100/[.K829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4863">
            <text:p>0,0019486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5784">
            <text:p>51,5784</text:p>
          </table:table-cell>
          <table:table-cell table:style-name="ce4" table:formula="of:=AVERAGE([.$G$4:.G830])" office:value-type="float" office:value="28.3011405078597">
            <text:p>28,3011405079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11" table:formula="of:=IF([.K830]&lt;[.J830];1;0)" office:value-type="float" office:value="1">
            <text:p>1</text:p>
          </table:table-cell>
          <table:table-cell table:style-name="ce4" office:value-type="float" office:value="62">
            <text:p>62</text:p>
          </table:table-cell>
          <table:table-cell table:formula="of:=[.M830]*100/[.K830]" office:value-type="float" office:value="62">
            <text:p>6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G$4:.G831])" office:value-type="float" office:value="28.2744516666666">
            <text:p>28,274451666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1]&lt;[.J831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1]*100/[.K831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842">
            <text:p>0,001678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6.816">
            <text:p>36,816</text:p>
          </table:table-cell>
          <table:table-cell table:style-name="ce4" table:formula="of:=AVERAGE([.$G$4:.G832])" office:value-type="float" office:value="28.2847551025331">
            <text:p>28,284755102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2]&lt;[.J832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2]*100/[.K832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689">
            <text:p>0,0016168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1975">
            <text:p>53,1975</text:p>
          </table:table-cell>
          <table:table-cell table:style-name="ce4" table:formula="of:=AVERAGE([.$G$4:.G833])" office:value-type="float" office:value="28.3147704578313">
            <text:p>28,314770457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3]&lt;[.J833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3]*100/[.K833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55">
            <text:p>0,0016065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7.3031">
            <text:p>57,3031</text:p>
          </table:table-cell>
          <table:table-cell table:style-name="ce4" table:formula="of:=AVERAGE([.$G$4:.G834])" office:value-type="float" office:value="28.3496541275571">
            <text:p>28,349654127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4]&lt;[.J834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4]*100/[.K834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391">
            <text:p>0,0015939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0.958">
            <text:p>50,958</text:p>
          </table:table-cell>
          <table:table-cell table:style-name="ce4" table:formula="of:=AVERAGE([.$G$4:.G835])" office:value-type="float" office:value="28.3768276201923">
            <text:p>28,3768276202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5]&lt;[.J835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5]*100/[.K835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4036">
            <text:p>0,001640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60.5728">
            <text:p>60,5728</text:p>
          </table:table-cell>
          <table:table-cell table:style-name="ce4" table:formula="of:=AVERAGE([.$G$4:.G836])" office:value-type="float" office:value="28.4154782472989">
            <text:p>28,41547824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6]&lt;[.J836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6]*100/[.K836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218239">
            <text:p>0,002182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9135">
            <text:p>47,9135</text:p>
          </table:table-cell>
          <table:table-cell table:style-name="ce4" table:formula="of:=AVERAGE([.$G$4:.G837])" office:value-type="float" office:value="28.4388571702638">
            <text:p>28,438857170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11" table:formula="of:=IF([.K837]&lt;[.J837];1;0)" office:value-type="float" office:value="1">
            <text:p>1</text:p>
          </table:table-cell>
          <table:table-cell table:style-name="ce4" office:value-type="float" office:value="20">
            <text:p>20</text:p>
          </table:table-cell>
          <table:table-cell table:formula="of:=[.M837]*100/[.K837]" office:value-type="float" office:value="25.6410256410256">
            <text:p>25,641025641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G$4:.G838])" office:value-type="float" office:value="28.4130381197604">
            <text:p>28,413038119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8]&lt;[.J83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8]*100/[.K83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3181">
            <text:p>0,0020318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5.0239">
            <text:p>55,0239</text:p>
          </table:table-cell>
          <table:table-cell table:style-name="ce4" table:formula="of:=AVERAGE([.$G$4:.G839])" office:value-type="float" office:value="28.4448692942583">
            <text:p>28,444869294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39]&lt;[.J839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39]*100/[.K839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0669">
            <text:p>0,0016066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8212">
            <text:p>51,8212</text:p>
          </table:table-cell>
          <table:table-cell table:style-name="ce4" table:formula="of:=AVERAGE([.$G$4:.G840])" office:value-type="float" office:value="28.4727980047789">
            <text:p>28,472798004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0]&lt;[.J840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0]*100/[.K840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838">
            <text:p>0,001598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5069">
            <text:p>52,5069</text:p>
          </table:table-cell>
          <table:table-cell table:style-name="ce4" table:formula="of:=AVERAGE([.$G$4:.G841])" office:value-type="float" office:value="28.5014783174224">
            <text:p>28,5014783174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1]&lt;[.J841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1]*100/[.K841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5628">
            <text:p>0,0016562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1767">
            <text:p>58,1767</text:p>
          </table:table-cell>
          <table:table-cell table:style-name="ce4" table:formula="of:=AVERAGE([.$G$4:.G842])" office:value-type="float" office:value="28.5368480691299">
            <text:p>28,536848069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2]&lt;[.J842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2]*100/[.K842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6473">
            <text:p>0,0016647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1.3159">
            <text:p>51,3159</text:p>
          </table:table-cell>
          <table:table-cell table:style-name="ce4" table:formula="of:=AVERAGE([.$G$4:.G843])" office:value-type="float" office:value="28.5639659880952">
            <text:p>28,563965988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3]&lt;[.J843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3]*100/[.K843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2542">
            <text:p>0,001725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4.7431">
            <text:p>44,7431</text:p>
          </table:table-cell>
          <table:table-cell table:style-name="ce4" table:formula="of:=AVERAGE([.$G$4:.G844])" office:value-type="float" office:value="28.5832039595719">
            <text:p>28,583203959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4]&lt;[.J844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4]*100/[.K844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05">
            <text:p>0,0016190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7.2816">
            <text:p>47,2816</text:p>
          </table:table-cell>
          <table:table-cell table:style-name="ce4" table:formula="of:=AVERAGE([.$G$4:.G845])" office:value-type="float" office:value="28.6054110807601">
            <text:p>28,6054110808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5]&lt;[.J845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5]*100/[.K845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98">
            <text:p>0,0016189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2.0837">
            <text:p>52,0837</text:p>
          </table:table-cell>
          <table:table-cell table:style-name="ce4" table:formula="of:=AVERAGE([.$G$4:.G846])" office:value-type="float" office:value="28.6332619572953">
            <text:p>28,6332619573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6]&lt;[.J846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6]*100/[.K846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719">
            <text:p>0,0015971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3.3789">
            <text:p>53,3789</text:p>
          </table:table-cell>
          <table:table-cell table:style-name="ce4" table:formula="of:=AVERAGE([.$G$4:.G847])" office:value-type="float" office:value="28.6625814336493">
            <text:p>28,6625814336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7]&lt;[.J847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7]*100/[.K847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385">
            <text:p>0,0015838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8.4523">
            <text:p>58,4523</text:p>
          </table:table-cell>
          <table:table-cell table:style-name="ce4" table:formula="of:=AVERAGE([.$G$4:.G848])" office:value-type="float" office:value="28.6978355384615">
            <text:p>28,6978355385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11" table:formula="of:=IF([.K848]&lt;[.J848];1;0)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formula="of:=[.M848]*100/[.K848]" office:value-type="float" office:value="65.4205607476636">
            <text:p>65,4205607477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G$4:.G849])" office:value-type="float" office:value="28.6723029787234">
            <text:p>28,672302978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49]&lt;[.J849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49]*100/[.K849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718">
            <text:p>0,0017671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4.218">
            <text:p>54,218</text:p>
          </table:table-cell>
          <table:table-cell table:style-name="ce4" table:formula="of:=AVERAGE([.$G$4:.G850])" office:value-type="float" office:value="28.7024631877213">
            <text:p>28,7024631877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11" table:formula="of:=IF([.K850]&lt;[.J850];1;0)" office:value-type="float" office:value="1">
            <text:p>1</text:p>
          </table:table-cell>
          <table:table-cell table:style-name="ce4" office:value-type="float" office:value="76">
            <text:p>76</text:p>
          </table:table-cell>
          <table:table-cell table:formula="of:=[.M850]*100/[.K850]" office:value-type="float" office:value="62.8099173553719">
            <text:p>62,809917355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G$4:.G851])" office:value-type="float" office:value="28.6762388207547">
            <text:p>28,676238820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11" table:formula="of:=IF([.K851]&lt;[.J851];1;0)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formula="of:=[.M851]*100/[.K851]" office:value-type="float" office:value="59.4594594594595">
            <text:p>59,459459459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G$4:.G852])" office:value-type="float" office:value="28.6509191401649">
            <text:p>28,650919140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11" table:formula="of:=IF([.K852]&lt;[.J852];1;0)" office:value-type="float" office:value="1">
            <text:p>1</text:p>
          </table:table-cell>
          <table:table-cell table:style-name="ce4" office:value-type="float" office:value="57">
            <text:p>57</text:p>
          </table:table-cell>
          <table:table-cell table:formula="of:=[.M852]*100/[.K852]" office:value-type="float" office:value="55.8823529411765">
            <text:p>55,8823529412</text:p>
          </table:table-cell>
          <table:table-cell table:number-columns-repeated="1010"/>
        </table:table-row>
        <table:table-row table:style-name="ro1"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G$4:.G853])" office:value-type="float" office:value="28.6273958588235">
            <text:p>28,62739585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11" table:formula="of:=IF([.K853]&lt;[.J85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53]*100/[.K853]" office:value-type="float" office:value="63.8888888888889">
            <text:p>63,8888888889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G$4:.G854])" office:value-type="float" office:value="28.604471680376">
            <text:p>28,6044716804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11" table:formula="of:=IF([.K854]&lt;[.J854];1;0)" office:value-type="float" office:value="1">
            <text:p>1</text:p>
          </table:table-cell>
          <table:table-cell table:style-name="ce4" office:value-type="float" office:value="61">
            <text:p>61</text:p>
          </table:table-cell>
          <table:table-cell table:formula="of:=[.M854]*100/[.K854]" office:value-type="float" office:value="55.9633027522936">
            <text:p>55,963302752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G$4:.G855])" office:value-type="float" office:value="28.5827780516432">
            <text:p>28,582778051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11" table:formula="of:=IF([.K855]&lt;[.J855];1;0)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formula="of:=[.M855]*100/[.K855]" office:value-type="float" office:value="33.7837837837838">
            <text:p>33,7837837838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G$4:.G856])" office:value-type="float" office:value="28.5585073856975">
            <text:p>28,5585073857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11" table:formula="of:=IF([.K856]&lt;[.J856];1;0)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formula="of:=[.M856]*100/[.K856]" office:value-type="float" office:value="51.5463917525773">
            <text:p>51,546391752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G$4:.G857])" office:value-type="float" office:value="28.5295594379391">
            <text:p>28,529559437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11" table:formula="of:=IF([.K857]&lt;[.J857];1;0)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formula="of:=[.M857]*100/[.K857]" office:value-type="float" office:value="20.4545454545455">
            <text:p>20,454545454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G$4:.G858])" office:value-type="float" office:value="28.5035666081871">
            <text:p>28,5035666082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11" table:formula="of:=IF([.K858]&lt;[.J858];1;0)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formula="of:=[.M858]*100/[.K858]" office:value-type="float" office:value="36.8421052631579">
            <text:p>36,8421052632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1975">
            <text:p>0,00161975</text:p>
          </table:table-cell>
          <table:table-cell table:style-name="ce4" office:value-type="float" office:value="0.143153">
            <text:p>0,143153</text:p>
          </table:table-cell>
          <table:table-cell table:style-name="ce4" office:value-type="float" office:value="0.00496716">
            <text:p>0,00496716</text:p>
          </table:table-cell>
          <table:table-cell table:style-name="ce4" office:value-type="float" office:value="0.00861754">
            <text:p>0,0086175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6792">
            <text:p>5,46792</text:p>
          </table:table-cell>
          <table:table-cell table:style-name="ce4" table:formula="of:=AVERAGE([.$G$4:.G859])" office:value-type="float" office:value="28.4766558060747">
            <text:p>28,4766558061</text:p>
          </table:table-cell>
          <table:table-cell table:style-name="ce10" office:value-type="float" office:value="0">
            <text:p>0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84">
            <text:p>84</text:p>
          </table:table-cell>
          <table:table-cell table:style-name="ce11" table:formula="of:=IF([.K859]&lt;[.J859];1;0)" office:value-type="float" office:value="1">
            <text:p>1</text:p>
          </table:table-cell>
          <table:table-cell table:style-name="ce4" office:value-type="float" office:value="39">
            <text:p>39</text:p>
          </table:table-cell>
          <table:table-cell table:formula="of:=[.M859]*100/[.K859]" office:value-type="float" office:value="46.4285714285714">
            <text:p>46,4285714286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G$4:.G860])" office:value-type="float" office:value="28.4506615985997">
            <text:p>28,450661598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11" table:formula="of:=IF([.K860]&lt;[.J860];1;0)" office:value-type="float" office:value="1">
            <text:p>1</text:p>
          </table:table-cell>
          <table:table-cell table:style-name="ce4" office:value-type="float" office:value="38">
            <text:p>38</text:p>
          </table:table-cell>
          <table:table-cell table:formula="of:=[.M860]*100/[.K860]" office:value-type="float" office:value="42.6966292134832">
            <text:p>42,6966292135</text:p>
          </table:table-cell>
          <table:table-cell table:number-columns-repeated="1010"/>
        </table:table-row>
        <table:table-row table:style-name="ro1"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G$4:.G861])" office:value-type="float" office:value="28.4254094289044">
            <text:p>28,425409428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11" table:formula="of:=IF([.K861]&lt;[.J861];1;0)" office:value-type="float" office:value="1">
            <text:p>1</text:p>
          </table:table-cell>
          <table:table-cell table:style-name="ce4" office:value-type="float" office:value="64">
            <text:p>64</text:p>
          </table:table-cell>
          <table:table-cell table:formula="of:=[.M861]*100/[.K861]" office:value-type="float" office:value="60.952380952381">
            <text:p>60,95238095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G$4:.G862])" office:value-type="float" office:value="28.4004411175786">
            <text:p>28,4004411176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11" table:formula="of:=IF([.K862]&lt;[.J862];1;0)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formula="of:=[.M862]*100/[.K862]" office:value-type="float" office:value="61.7647058823529">
            <text:p>61,7647058824</text:p>
          </table:table-cell>
          <table:table-cell table:number-columns-repeated="1010"/>
        </table:table-row>
        <table:table-row table:style-name="ro1"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G$4:.G863])" office:value-type="float" office:value="28.3760678488372">
            <text:p>28,3760678488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11" table:formula="of:=IF([.K863]&lt;[.J863];1;0)" office:value-type="float" office:value="1">
            <text:p>1</text:p>
          </table:table-cell>
          <table:table-cell table:style-name="ce4" office:value-type="float" office:value="69">
            <text:p>69</text:p>
          </table:table-cell>
          <table:table-cell table:formula="of:=[.M863]*100/[.K863]" office:value-type="float" office:value="62.7272727272727">
            <text:p>62,7272727273</text:p>
          </table:table-cell>
          <table:table-cell table:number-columns-repeated="1010"/>
        </table:table-row>
        <table:table-row table:style-name="ro1"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G$4:.G864])" office:value-type="float" office:value="28.351037804878">
            <text:p>28,3510378049</text:p>
          </table:table-cell>
          <table:table-cell table:style-name="ce10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11" table:formula="of:=IF([.K864]&lt;[.J864];1;0)" office:value-type="float" office:value="1">
            <text:p>1</text:p>
          </table:table-cell>
          <table:table-cell table:style-name="ce4" office:value-type="float" office:value="55">
            <text:p>55</text:p>
          </table:table-cell>
          <table:table-cell table:formula="of:=[.M864]*100/[.K864]" office:value-type="float" office:value="59.7826086956522">
            <text:p>59,7826086957</text:p>
          </table:table-cell>
          <table:table-cell table:number-columns-repeated="1010"/>
        </table:table-row>
        <table:table-row table:style-name="ro1">
          <table:table-cell table:formula="of:=AVERAGE([.A4:.A864])" office:value-type="float" office:value="0.00184481967479675">
            <text:p>0,0018448197</text:p>
          </table:table-cell>
          <table:table-cell table:formula="of:=AVERAGE([.B4:.B864])" office:value-type="float" office:value="0.0505611543670151">
            <text:p>0,0505611544</text:p>
          </table:table-cell>
          <table:table-cell table:formula="of:=AVERAGE([.C4:.C864])" office:value-type="float" office:value="0.00249662498953488">
            <text:p>0,002496625</text:p>
          </table:table-cell>
          <table:table-cell table:formula="of:=AVERAGE([.D4:.D864])" office:value-type="float" office:value="0.0139792305574913">
            <text:p>0,0139792306</text:p>
          </table:table-cell>
          <table:table-cell table:formula="of:=AVERAGE([.E4:.E864])" office:value-type="float" office:value="0.00000159498490127758">
            <text:p>0,000001595</text:p>
          </table:table-cell>
          <table:table-cell table:formula="of:=AVERAGE([.F4:.F864])" office:value-type="float" office:value="0.004056387456446">
            <text:p>0,0040563875</text:p>
          </table:table-cell>
          <table:table-cell table:formula="of:=AVERAGE([.G4:.G864])" office:value-type="float" office:value="28.351037804878">
            <text:p>28,3510378049</text:p>
          </table:table-cell>
          <table:table-cell table:number-columns-repeated="1017"/>
        </table:table-row>
        <table:table-row table:style-name="ro4" table:number-rows-repeated="10477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L4:Hoja1.L864">
            <calcext:condition calcext:apply-style-name="Sin nombre2" calcext:value="=1" calcext:base-cell-address="Hoja1.L4"/>
            <calcext:condition calcext:apply-style-name="Sin nombre3" calcext:value="=0" calcext:base-cell-address="Hoja1.L4"/>
          </calcext:conditional-format>
          <calcext:conditional-format calcext:target-range-address="Hoja1.I1:Hoja1.I1048576">
            <calcext:condition calcext:apply-style-name="Sin nombre2" calcext:value="=1" calcext:base-cell-address="Hoja1.I1"/>
            <calcext:condition calcext:apply-style-name="Sin nombre3" calcext:value="=0" calcext:base-cell-address="Hoja1.I1"/>
          </calcext:conditional-format>
        </calcext:conditional-formats>
      </table:table>
      <table:table table:name="Hoja2" table:style-name="ta2">
        <office:forms form:automatic-focus="false" form:apply-design-mode="false"/>
        <table:table-column table:style-name="co10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10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0" table:number-columns-repeated="239" table:default-cell-style-name="ce2"/>
        <table:table-column table:style-name="co10" table:number-columns-repeated="767" table:default-cell-style-name="Default"/>
        <table:table-row table:style-name="ro1">
          <table:table-cell table:style-name="ce5" office:value-type="string">
            <text:p>Total Keypoints train: 192</text:p>
          </table:table-cell>
          <table:table-cell table:style-name="ce4" table:number-columns-repeated="12"/>
          <table:table-cell table:number-columns-repeated="1011"/>
        </table:table-row>
        <table:table-row table:style-name="ro1">
          <table:table-cell office:value-type="string">
            <text:p>Tiempos en segundos</text:p>
          </table:table-cell>
          <table:table-cell table:style-name="ce4" table:number-columns-repeated="12"/>
          <table:table-cell table:number-columns-repeated="1011"/>
        </table:table-row>
        <table:table-row table:style-name="ro2">
          <table:table-cell/>
          <table:table-cell table:style-name="ce3" office:value-type="string">
            <text:p>Detección </text:p>
            <text:p>Movimiento</text:p>
          </table:table-cell>
          <table:table-cell table:style-name="ce3" office:value-type="string">
            <text:p>Extracción y </text:p>
            <text:p>Descripción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3" office:value-type="string">
            <text:p>FPS</text:p>
          </table:table-cell>
          <table:table-cell table:style-name="ce3" office:value-type="string">
            <text:p>FPS </text:p>
            <text:p>Acum</text:p>
          </table:table-cell>
          <table:table-cell table:style-name="ce3" office:value-type="string">
            <text:p>Hace todo</text:p>
            <text:p>El proceso?</text:p>
          </table:table-cell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/>
          <table:table-cell table:style-name="ce12"/>
          <table:table-cell table:style-name="ce12" office:value-type="string">
            <text:p>Min</text:p>
          </table:table-cell>
          <table:table-cell table:style-name="ce12" office:value-type="string">
            <text:p>Max</text:p>
          </table:table-cell>
          <table:table-cell table:style-name="ce12" office:value-type="string">
            <text:p>Prom</text:p>
          </table:table-cell>
          <table:table-cell table:number-columns-repeated="1006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float" office:value="0.00161773">
            <text:p>0,00161773</text:p>
          </table:table-cell>
          <table:table-cell table:style-name="ce4" office:value-type="float" office:value="0.0971652">
            <text:p>0,0971652</text:p>
          </table:table-cell>
          <table:table-cell table:style-name="ce4" office:value-type="float" office:value="0.00456473">
            <text:p>0,00456473</text:p>
          </table:table-cell>
          <table:table-cell table:style-name="ce4" office:value-type="float" office:value="0.0648419">
            <text:p>0,0648419</text:p>
          </table:table-cell>
          <table:table-cell table:style-name="ce4" office:value-type="float" office:value="0.000006216">
            <text:p>0,000006216</text:p>
          </table:table-cell>
          <table:table-cell table:style-name="ce4" office:value-type="float" office:value="0.00888035">
            <text:p>0,00888035</text:p>
          </table:table-cell>
          <table:table-cell table:style-name="ce4" office:value-type="float" office:value="5.12511">
            <text:p>5,12511</text:p>
          </table:table-cell>
          <table:table-cell table:style-name="ce4" table:formula="of:=AVERAGE([.H4])" office:value-type="float" office:value="5.12511">
            <text:p>5,125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/>
          <table:table-cell table:style-name="ce3" office:value-type="string">
            <text:p>Total puntos</text:p>
            <text:p>Detectados</text:p>
            <text:p>Imagen objeto</text:p>
          </table:table-cell>
          <table:table-cell table:style-name="ce13" table:formula="of:=MIN([.K4:.K393])" office:value-type="float" office:value="28">
            <text:p>28</text:p>
          </table:table-cell>
          <table:table-cell table:style-name="ce13" table:formula="of:=MAX([.K4:.K393])" office:value-type="float" office:value="256">
            <text:p>256</text:p>
          </table:table-cell>
          <table:table-cell table:style-name="ce14" table:formula="of:=AVERAGE([.K4:.K393])" office:value-type="float" office:value="146.171794871795">
            <text:p>146,17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float" office:value="0.00162296">
            <text:p>0,00162296</text:p>
          </table:table-cell>
          <table:table-cell table:style-name="ce4" office:value-type="float" office:value="0.101169">
            <text:p>0,101169</text:p>
          </table:table-cell>
          <table:table-cell table:style-name="ce4" office:value-type="float" office:value="0.00467313">
            <text:p>0,00467313</text:p>
          </table:table-cell>
          <table:table-cell table:style-name="ce4" office:value-type="float" office:value="0.0288991">
            <text:p>0,028899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7888">
            <text:p>0,00887888</text:p>
          </table:table-cell>
          <table:table-cell table:style-name="ce4" office:value-type="float" office:value="6.23558">
            <text:p>6,23558</text:p>
          </table:table-cell>
          <table:table-cell table:style-name="ce4" table:formula="of:=AVERAGE([.$H$4:.H5])" office:value-type="float" office:value="5.680345">
            <text:p>5,6803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9">
            <text:p>29</text:p>
          </table:table-cell>
          <table:table-cell/>
          <table:table-cell table:style-name="ce3" office:value-type="string">
            <text:p>Coincidencias</text:p>
            <text:p>Válidas por</text:p>
            <text:p>Validación vecino</text:p>
            <text:p>Más cercano</text:p>
          </table:table-cell>
          <table:table-cell table:style-name="ce13" table:formula="of:=MIN([.L4:.L393])" office:value-type="float" office:value="57">
            <text:p>57</text:p>
          </table:table-cell>
          <table:table-cell table:style-name="ce13" table:formula="of:=MAX([.L4:.L393])" office:value-type="float" office:value="125">
            <text:p>125</text:p>
          </table:table-cell>
          <table:table-cell table:style-name="ce14" table:formula="of:=AVERAGE([.L4:.L393])" office:value-type="float" office:value="94.7589743589744">
            <text:p>94,76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0.00159391">
            <text:p>0,00159391</text:p>
          </table:table-cell>
          <table:table-cell table:style-name="ce4" office:value-type="float" office:value="0.103408">
            <text:p>0,103408</text:p>
          </table:table-cell>
          <table:table-cell table:style-name="ce4" office:value-type="float" office:value="0.00488111">
            <text:p>0,00488111</text:p>
          </table:table-cell>
          <table:table-cell table:style-name="ce4" office:value-type="float" office:value="0.00471706">
            <text:p>0,00471706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6121">
            <text:p>0,00886121</text:p>
          </table:table-cell>
          <table:table-cell table:style-name="ce4" office:value-type="float" office:value="7.00707">
            <text:p>7,00707</text:p>
          </table:table-cell>
          <table:table-cell table:style-name="ce4" table:formula="of:=AVERAGE([.$H$4:.H6])" office:value-type="float" office:value="6.12258666666667">
            <text:p>6,12258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5">
            <text:p>45</text:p>
          </table:table-cell>
          <table:table-cell/>
          <table:table-cell table:style-name="ce3" office:value-type="string">
            <text:p>Coincidencias</text:p>
            <text:p>Válidas</text:p>
            <text:p>Estimadas</text:p>
            <text:p>Homografía</text:p>
          </table:table-cell>
          <table:table-cell table:style-name="ce13" table:formula="of:=MIN([.M4:.M393])" office:value-type="float" office:value="11">
            <text:p>11</text:p>
          </table:table-cell>
          <table:table-cell table:style-name="ce13" table:formula="of:=MAX([.M4:.M393])" office:value-type="float" office:value="81">
            <text:p>81</text:p>
          </table:table-cell>
          <table:table-cell table:style-name="ce14" table:formula="of:=AVERAGE([.M4:.M393])" office:value-type="float" office:value="46.0282051282051">
            <text:p>46,03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0.00160858">
            <text:p>0,00160858</text:p>
          </table:table-cell>
          <table:table-cell table:style-name="ce4" office:value-type="float" office:value="0.113232">
            <text:p>0,113232</text:p>
          </table:table-cell>
          <table:table-cell table:style-name="ce4" office:value-type="float" office:value="0.00491331">
            <text:p>0,00491331</text:p>
          </table:table-cell>
          <table:table-cell table:style-name="ce4" office:value-type="float" office:value="0.0126492">
            <text:p>0,0126492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8593">
            <text:p>0,00888593</text:p>
          </table:table-cell>
          <table:table-cell table:style-name="ce4" office:value-type="float" office:value="6.37649">
            <text:p>6,37649</text:p>
          </table:table-cell>
          <table:table-cell table:style-name="ce4" table:formula="of:=AVERAGE([.$H$4:.H7])" office:value-type="float" office:value="6.1860625">
            <text:p>6,186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0.00160802">
            <text:p>0,00160802</text:p>
          </table:table-cell>
          <table:table-cell table:style-name="ce4" office:value-type="float" office:value="0.0553729">
            <text:p>0,0553729</text:p>
          </table:table-cell>
          <table:table-cell table:style-name="ce4" office:value-type="float" office:value="0.0047026">
            <text:p>0,0047026</text:p>
          </table:table-cell>
          <table:table-cell table:style-name="ce4" office:value-type="float" office:value="0.0126105">
            <text:p>0,012610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897784">
            <text:p>0,00897784</text:p>
          </table:table-cell>
          <table:table-cell table:style-name="ce4" office:value-type="float" office:value="9.7859">
            <text:p>9,7859</text:p>
          </table:table-cell>
          <table:table-cell table:style-name="ce4" table:formula="of:=AVERAGE([.$H$4:.H8])" office:value-type="float" office:value="6.90603">
            <text:p>6,906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0.0020483">
            <text:p>0,0020483</text:p>
          </table:table-cell>
          <table:table-cell table:style-name="ce4" office:value-type="float" office:value="0.0676951">
            <text:p>0,0676951</text:p>
          </table:table-cell>
          <table:table-cell table:style-name="ce4" office:value-type="float" office:value="0.00473647">
            <text:p>0,00473647</text:p>
          </table:table-cell>
          <table:table-cell table:style-name="ce4" office:value-type="float" office:value="0.0129852">
            <text:p>0,012985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595">
            <text:p>0,00887595</text:p>
          </table:table-cell>
          <table:table-cell table:style-name="ce4" office:value-type="float" office:value="8.62933">
            <text:p>8,62933</text:p>
          </table:table-cell>
          <table:table-cell table:style-name="ce4" table:formula="of:=AVERAGE([.$H$4:.H9])" office:value-type="float" office:value="7.19324666666667">
            <text:p>7,19324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0.00204229">
            <text:p>0,00204229</text:p>
          </table:table-cell>
          <table:table-cell table:style-name="ce4" office:value-type="float" office:value="0.0929617">
            <text:p>0,0929617</text:p>
          </table:table-cell>
          <table:table-cell table:style-name="ce4" office:value-type="float" office:value="0.00483327">
            <text:p>0,00483327</text:p>
          </table:table-cell>
          <table:table-cell table:style-name="ce4" office:value-type="float" office:value="0.0244377">
            <text:p>0,024437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9349">
            <text:p>0,00899349</text:p>
          </table:table-cell>
          <table:table-cell table:style-name="ce4" office:value-type="float" office:value="6.6045">
            <text:p>6,6045</text:p>
          </table:table-cell>
          <table:table-cell table:style-name="ce4" table:formula="of:=AVERAGE([.$H$4:.H10])" office:value-type="float" office:value="7.10914">
            <text:p>7,109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0.001571">
            <text:p>0,001571</text:p>
          </table:table-cell>
          <table:table-cell table:style-name="ce4" office:value-type="float" office:value="0.0389787">
            <text:p>0,0389787</text:p>
          </table:table-cell>
          <table:table-cell table:style-name="ce4" office:value-type="float" office:value="0.00265472">
            <text:p>0,00265472</text:p>
          </table:table-cell>
          <table:table-cell table:style-name="ce4" office:value-type="float" office:value="0.123942">
            <text:p>0,12394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372">
            <text:p>0,00887372</text:p>
          </table:table-cell>
          <table:table-cell table:style-name="ce4" office:value-type="float" office:value="5.13574">
            <text:p>5,13574</text:p>
          </table:table-cell>
          <table:table-cell table:style-name="ce4" table:formula="of:=AVERAGE([.$H$4:.H11])" office:value-type="float" office:value="6.862465">
            <text:p>6,8624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0.00172389">
            <text:p>0,00172389</text:p>
          </table:table-cell>
          <table:table-cell table:style-name="ce4" office:value-type="float" office:value="0.109629">
            <text:p>0,109629</text:p>
          </table:table-cell>
          <table:table-cell table:style-name="ce4" office:value-type="float" office:value="0.00493538">
            <text:p>0,00493538</text:p>
          </table:table-cell>
          <table:table-cell table:style-name="ce4" office:value-type="float" office:value="0.0113153">
            <text:p>0,0113153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3336">
            <text:p>0,00893336</text:p>
          </table:table-cell>
          <table:table-cell table:style-name="ce4" office:value-type="float" office:value="6.4515">
            <text:p>6,4515</text:p>
          </table:table-cell>
          <table:table-cell table:style-name="ce4" table:formula="of:=AVERAGE([.$H$4:.H12])" office:value-type="float" office:value="6.81680222222222">
            <text:p>6,81680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0.00175336">
            <text:p>0,00175336</text:p>
          </table:table-cell>
          <table:table-cell table:style-name="ce4" office:value-type="float" office:value="0.11718">
            <text:p>0,11718</text:p>
          </table:table-cell>
          <table:table-cell table:style-name="ce4" office:value-type="float" office:value="0.00504308">
            <text:p>0,00504308</text:p>
          </table:table-cell>
          <table:table-cell table:style-name="ce4" office:value-type="float" office:value="0.0319777">
            <text:p>0,031977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027">
            <text:p>0,0089027</text:p>
          </table:table-cell>
          <table:table-cell table:style-name="ce4" office:value-type="float" office:value="5.48528">
            <text:p>5,48528</text:p>
          </table:table-cell>
          <table:table-cell table:style-name="ce4" table:formula="of:=AVERAGE([.$H$4:.H13])" office:value-type="float" office:value="6.68365">
            <text:p>6,683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0.00157289">
            <text:p>0,00157289</text:p>
          </table:table-cell>
          <table:table-cell table:style-name="ce4" office:value-type="float" office:value="0.0448257">
            <text:p>0,0448257</text:p>
          </table:table-cell>
          <table:table-cell table:style-name="ce4" office:value-type="float" office:value="0.00857542">
            <text:p>0,00857542</text:p>
          </table:table-cell>
          <table:table-cell table:style-name="ce4" office:value-type="float" office:value="0.110179">
            <text:p>0,11017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19678">
            <text:p>0,0119678</text:p>
          </table:table-cell>
          <table:table-cell table:style-name="ce4" office:value-type="float" office:value="5.17416">
            <text:p>5,17416</text:p>
          </table:table-cell>
          <table:table-cell table:style-name="ce4" table:formula="of:=AVERAGE([.$H$4:.H14])" office:value-type="float" office:value="6.54642363636364">
            <text:p>6,546423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0.00288233">
            <text:p>0,00288233</text:p>
          </table:table-cell>
          <table:table-cell table:style-name="ce4" office:value-type="float" office:value="0.0516632">
            <text:p>0,0516632</text:p>
          </table:table-cell>
          <table:table-cell table:style-name="ce4" office:value-type="float" office:value="0.00496758">
            <text:p>0,00496758</text:p>
          </table:table-cell>
          <table:table-cell table:style-name="ce4" office:value-type="float" office:value="0.0504767">
            <text:p>0,0504767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05076">
            <text:p>0,00905076</text:p>
          </table:table-cell>
          <table:table-cell table:style-name="ce4" office:value-type="float" office:value="7.31128">
            <text:p>7,31128</text:p>
          </table:table-cell>
          <table:table-cell table:style-name="ce4" table:formula="of:=AVERAGE([.$H$4:.H15])" office:value-type="float" office:value="6.61016166666667">
            <text:p>6,610161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0.00171453">
            <text:p>0,00171453</text:p>
          </table:table-cell>
          <table:table-cell table:style-name="ce4" office:value-type="float" office:value="0.0795708">
            <text:p>0,0795708</text:p>
          </table:table-cell>
          <table:table-cell table:style-name="ce4" office:value-type="float" office:value="0.00479877">
            <text:p>0,00479877</text:p>
          </table:table-cell>
          <table:table-cell table:style-name="ce4" office:value-type="float" office:value="0.0155093">
            <text:p>0,01550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6248">
            <text:p>0,00896248</text:p>
          </table:table-cell>
          <table:table-cell table:style-name="ce4" office:value-type="float" office:value="7.67189">
            <text:p>7,67189</text:p>
          </table:table-cell>
          <table:table-cell table:style-name="ce4" table:formula="of:=AVERAGE([.$H$4:.H16])" office:value-type="float" office:value="6.69183307692308">
            <text:p>6,691833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0.00180916">
            <text:p>0,00180916</text:p>
          </table:table-cell>
          <table:table-cell table:style-name="ce4" office:value-type="float" office:value="0.0547343">
            <text:p>0,0547343</text:p>
          </table:table-cell>
          <table:table-cell table:style-name="ce4" office:value-type="float" office:value="0.00406335">
            <text:p>0,00406335</text:p>
          </table:table-cell>
          <table:table-cell table:style-name="ce4" office:value-type="float" office:value="0.0562841">
            <text:p>0,056284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8735">
            <text:p>0,00908735</text:p>
          </table:table-cell>
          <table:table-cell table:style-name="ce4" office:value-type="float" office:value="6.99942">
            <text:p>6,99942</text:p>
          </table:table-cell>
          <table:table-cell table:style-name="ce4" table:formula="of:=AVERAGE([.$H$4:.H17])" office:value-type="float" office:value="6.71380357142857">
            <text:p>6,71380357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0.00172814">
            <text:p>0,00172814</text:p>
          </table:table-cell>
          <table:table-cell table:style-name="ce4" office:value-type="float" office:value="0.0978213">
            <text:p>0,0978213</text:p>
          </table:table-cell>
          <table:table-cell table:style-name="ce4" office:value-type="float" office:value="0.0048719">
            <text:p>0,0048719</text:p>
          </table:table-cell>
          <table:table-cell table:style-name="ce4" office:value-type="float" office:value="0.0235145">
            <text:p>0,023514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125441">
            <text:p>0,0125441</text:p>
          </table:table-cell>
          <table:table-cell table:style-name="ce4" office:value-type="float" office:value="6.3272">
            <text:p>6,3272</text:p>
          </table:table-cell>
          <table:table-cell table:style-name="ce4" table:formula="of:=AVERAGE([.$H$4:.H18])" office:value-type="float" office:value="6.68803">
            <text:p>6,6880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0.00197685">
            <text:p>0,00197685</text:p>
          </table:table-cell>
          <table:table-cell table:style-name="ce4" office:value-type="float" office:value="0.0351139">
            <text:p>0,0351139</text:p>
          </table:table-cell>
          <table:table-cell table:style-name="ce4" office:value-type="float" office:value="0.0043974">
            <text:p>0,0043974</text:p>
          </table:table-cell>
          <table:table-cell table:style-name="ce4" office:value-type="float" office:value="0.1237">
            <text:p>0,1237</text:p>
          </table:table-cell>
          <table:table-cell table:style-name="ce4" office:value-type="float" office:value="0.00000405">
            <text:p>0,00000405</text:p>
          </table:table-cell>
          <table:table-cell table:style-name="ce4" office:value-type="float" office:value="0.0089724">
            <text:p>0,0089724</text:p>
          </table:table-cell>
          <table:table-cell table:style-name="ce4" office:value-type="float" office:value="5.21112">
            <text:p>5,21112</text:p>
          </table:table-cell>
          <table:table-cell table:style-name="ce4" table:formula="of:=AVERAGE([.$H$4:.H19])" office:value-type="float" office:value="6.595723125">
            <text:p>6,59572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0.00179638">
            <text:p>0,00179638</text:p>
          </table:table-cell>
          <table:table-cell table:style-name="ce4" office:value-type="float" office:value="0.104333">
            <text:p>0,104333</text:p>
          </table:table-cell>
          <table:table-cell table:style-name="ce4" office:value-type="float" office:value="0.0081834">
            <text:p>0,0081834</text:p>
          </table:table-cell>
          <table:table-cell table:style-name="ce4" office:value-type="float" office:value="0.0272696">
            <text:p>0,027269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8294">
            <text:p>0,00898294</text:p>
          </table:table-cell>
          <table:table-cell table:style-name="ce4" office:value-type="float" office:value="5.84303">
            <text:p>5,84303</text:p>
          </table:table-cell>
          <table:table-cell table:style-name="ce4" table:formula="of:=AVERAGE([.$H$4:.H20])" office:value-type="float" office:value="6.55144705882353">
            <text:p>6,55144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0.00201903">
            <text:p>0,00201903</text:p>
          </table:table-cell>
          <table:table-cell table:style-name="ce4" office:value-type="float" office:value="0.101022">
            <text:p>0,101022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302269">
            <text:p>0,0302269</text:p>
          </table:table-cell>
          <table:table-cell table:style-name="ce4" office:value-type="float" office:value="0.000003631">
            <text:p>0,000003631</text:p>
          </table:table-cell>
          <table:table-cell table:style-name="ce4" office:value-type="float" office:value="0.00896702">
            <text:p>0,00896702</text:p>
          </table:table-cell>
          <table:table-cell table:style-name="ce4" office:value-type="float" office:value="5.99283">
            <text:p>5,99283</text:p>
          </table:table-cell>
          <table:table-cell table:style-name="ce4" table:formula="of:=AVERAGE([.$H$4:.H21])" office:value-type="float" office:value="6.52041277777778">
            <text:p>6,520412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style-name="ce4" office:value-type="float" office:value="0.00169644">
            <text:p>0,00169644</text:p>
          </table:table-cell>
          <table:table-cell table:style-name="ce4" office:value-type="float" office:value="0.0423657">
            <text:p>0,0423657</text:p>
          </table:table-cell>
          <table:table-cell table:style-name="ce4" office:value-type="float" office:value="0.0127391">
            <text:p>0,0127391</text:p>
          </table:table-cell>
          <table:table-cell table:style-name="ce4" office:value-type="float" office:value="0.127463">
            <text:p>0,12746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90815">
            <text:p>0,00890815</text:p>
          </table:table-cell>
          <table:table-cell table:style-name="ce4" office:value-type="float" office:value="4.77305">
            <text:p>4,77305</text:p>
          </table:table-cell>
          <table:table-cell table:style-name="ce4" table:formula="of:=AVERAGE([.$H$4:.H22])" office:value-type="float" office:value="6.42844631578947">
            <text:p>6,428446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table:style-name="ce4" office:value-type="float" office:value="0.00168561">
            <text:p>0,00168561</text:p>
          </table:table-cell>
          <table:table-cell table:style-name="ce4" office:value-type="float" office:value="0.0576764">
            <text:p>0,0576764</text:p>
          </table:table-cell>
          <table:table-cell table:style-name="ce4" office:value-type="float" office:value="0.0039412">
            <text:p>0,0039412</text:p>
          </table:table-cell>
          <table:table-cell table:style-name="ce4" office:value-type="float" office:value="0.0345693">
            <text:p>0,034569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01081">
            <text:p>0,00901081</text:p>
          </table:table-cell>
          <table:table-cell table:style-name="ce4" office:value-type="float" office:value="8.04862">
            <text:p>8,04862</text:p>
          </table:table-cell>
          <table:table-cell table:style-name="ce4" table:formula="of:=AVERAGE([.$H$4:.H23])" office:value-type="float" office:value="6.509455">
            <text:p>6,5094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table:style-name="ce4" office:value-type="float" office:value="0.00157051">
            <text:p>0,00157051</text:p>
          </table:table-cell>
          <table:table-cell table:style-name="ce4" office:value-type="float" office:value="0.0980415">
            <text:p>0,0980415</text:p>
          </table:table-cell>
          <table:table-cell table:style-name="ce4" office:value-type="float" office:value="0.00508526">
            <text:p>0,00508526</text:p>
          </table:table-cell>
          <table:table-cell table:style-name="ce4" office:value-type="float" office:value="0.014971">
            <text:p>0,014971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18158">
            <text:p>0,00918158</text:p>
          </table:table-cell>
          <table:table-cell table:style-name="ce4" office:value-type="float" office:value="6.845">
            <text:p>6,845</text:p>
          </table:table-cell>
          <table:table-cell table:style-name="ce4" table:formula="of:=AVERAGE([.$H$4:.H24])" office:value-type="float" office:value="6.52543333333333">
            <text:p>6,52543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83">
            <text:p>83</text:p>
          </table:table-cell>
          <table:table-cell table:style-name="ce4" office:value-type="float" office:value="0.00178828">
            <text:p>0,00178828</text:p>
          </table:table-cell>
          <table:table-cell table:style-name="ce4" office:value-type="float" office:value="0.0752417">
            <text:p>0,0752417</text:p>
          </table:table-cell>
          <table:table-cell table:style-name="ce4" office:value-type="float" office:value="0.00496918">
            <text:p>0,00496918</text:p>
          </table:table-cell>
          <table:table-cell table:style-name="ce4" office:value-type="float" office:value="0.0206116">
            <text:p>0,0206116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8377">
            <text:p>0,00888377</text:p>
          </table:table-cell>
          <table:table-cell table:style-name="ce4" office:value-type="float" office:value="7.78732">
            <text:p>7,78732</text:p>
          </table:table-cell>
          <table:table-cell table:style-name="ce4" table:formula="of:=AVERAGE([.$H$4:.H25])" office:value-type="float" office:value="6.58279181818182">
            <text:p>6,58279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109">
            <text:p>109</text:p>
          </table:table-cell>
          <table:table-cell table:style-name="ce4" office:value-type="float" office:value="0.00254081">
            <text:p>0,00254081</text:p>
          </table:table-cell>
          <table:table-cell table:style-name="ce4" office:value-type="float" office:value="0.102655">
            <text:p>0,102655</text:p>
          </table:table-cell>
          <table:table-cell table:style-name="ce4" office:value-type="float" office:value="0.00491373">
            <text:p>0,00491373</text:p>
          </table:table-cell>
          <table:table-cell table:style-name="ce4" office:value-type="float" office:value="0.0118475">
            <text:p>0,011847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2211">
            <text:p>0,00892211</text:p>
          </table:table-cell>
          <table:table-cell table:style-name="ce4" office:value-type="float" office:value="6.76302">
            <text:p>6,76302</text:p>
          </table:table-cell>
          <table:table-cell table:style-name="ce4" table:formula="of:=AVERAGE([.$H$4:.H26])" office:value-type="float" office:value="6.59062782608696">
            <text:p>6,59062782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163">
            <text:p>163</text:p>
          </table:table-cell>
          <table:table-cell table:style-name="ce4" office:value-type="float" office:value="0.00163707">
            <text:p>0,00163707</text:p>
          </table:table-cell>
          <table:table-cell table:style-name="ce4" office:value-type="float" office:value="0.0479254">
            <text:p>0,0479254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190781">
            <text:p>0,0190781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207">
            <text:p>0,00890207</text:p>
          </table:table-cell>
          <table:table-cell table:style-name="ce4" office:value-type="float" office:value="10.1233">
            <text:p>10,1233</text:p>
          </table:table-cell>
          <table:table-cell table:style-name="ce4" table:formula="of:=AVERAGE([.$H$4:.H27])" office:value-type="float" office:value="6.7378225">
            <text:p>6,7378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179">
            <text:p>179</text:p>
          </table:table-cell>
          <table:table-cell table:style-name="ce4" office:value-type="float" office:value="0.00195317">
            <text:p>0,00195317</text:p>
          </table:table-cell>
          <table:table-cell table:style-name="ce4" office:value-type="float" office:value="0.036794">
            <text:p>0,036794</text:p>
          </table:table-cell>
          <table:table-cell table:style-name="ce4" office:value-type="float" office:value="0.003755">
            <text:p>0,003755</text:p>
          </table:table-cell>
          <table:table-cell table:style-name="ce4" office:value-type="float" office:value="0.122417">
            <text:p>0,122417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5304">
            <text:p>0,00885304</text:p>
          </table:table-cell>
          <table:table-cell table:style-name="ce4" office:value-type="float" office:value="5.21978">
            <text:p>5,21978</text:p>
          </table:table-cell>
          <table:table-cell table:style-name="ce4" table:formula="of:=AVERAGE([.$H$4:.H28])" office:value-type="float" office:value="6.6771008">
            <text:p>6,67710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office:value-type="float" office:value="180">
            <text:p>180</text:p>
          </table:table-cell>
          <table:table-cell table:style-name="ce4" office:value-type="float" office:value="0.00158225">
            <text:p>0,00158225</text:p>
          </table:table-cell>
          <table:table-cell table:style-name="ce4" office:value-type="float" office:value="0.0892127">
            <text:p>0,0892127</text:p>
          </table:table-cell>
          <table:table-cell table:style-name="ce4" office:value-type="float" office:value="0.00462334">
            <text:p>0,00462334</text:p>
          </table:table-cell>
          <table:table-cell table:style-name="ce4" office:value-type="float" office:value="0.122263">
            <text:p>0,122263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9125">
            <text:p>0,009125</text:p>
          </table:table-cell>
          <table:table-cell table:style-name="ce4" office:value-type="float" office:value="4.10263">
            <text:p>4,10263</text:p>
          </table:table-cell>
          <table:table-cell table:style-name="ce4" table:formula="of:=AVERAGE([.$H$4:.H29])" office:value-type="float" office:value="6.57808269230769">
            <text:p>6,578082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float" office:value="181">
            <text:p>181</text:p>
          </table:table-cell>
          <table:table-cell table:style-name="ce4" office:value-type="float" office:value="0.00161458">
            <text:p>0,00161458</text:p>
          </table:table-cell>
          <table:table-cell table:style-name="ce4" office:value-type="float" office:value="0.0952978">
            <text:p>0,0952978</text:p>
          </table:table-cell>
          <table:table-cell table:style-name="ce4" office:value-type="float" office:value="0.00475722">
            <text:p>0,00475722</text:p>
          </table:table-cell>
          <table:table-cell table:style-name="ce4" office:value-type="float" office:value="0.0699793">
            <text:p>0,069979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4523">
            <text:p>0,00894523</text:p>
          </table:table-cell>
          <table:table-cell table:style-name="ce4" office:value-type="float" office:value="4.98733">
            <text:p>4,98733</text:p>
          </table:table-cell>
          <table:table-cell table:style-name="ce4" table:formula="of:=AVERAGE([.$H$4:.H30])" office:value-type="float" office:value="6.51916592592593">
            <text:p>6,51916592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182">
            <text:p>182</text:p>
          </table:table-cell>
          <table:table-cell table:style-name="ce4" office:value-type="float" office:value="0.00156032">
            <text:p>0,00156032</text:p>
          </table:table-cell>
          <table:table-cell table:style-name="ce4" office:value-type="float" office:value="0.0902209">
            <text:p>0,0902209</text:p>
          </table:table-cell>
          <table:table-cell table:style-name="ce4" office:value-type="float" office:value="0.00527844">
            <text:p>0,00527844</text:p>
          </table:table-cell>
          <table:table-cell table:style-name="ce4" office:value-type="float" office:value="0.0193296">
            <text:p>0,019329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97617">
            <text:p>0,00897617</text:p>
          </table:table-cell>
          <table:table-cell table:style-name="ce4" office:value-type="float" office:value="7.0998">
            <text:p>7,0998</text:p>
          </table:table-cell>
          <table:table-cell table:style-name="ce4" table:formula="of:=AVERAGE([.$H$4:.H31])" office:value-type="float" office:value="6.53990285714286">
            <text:p>6,539902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184">
            <text:p>184</text:p>
          </table:table-cell>
          <table:table-cell table:style-name="ce4" office:value-type="float" office:value="0.00166215">
            <text:p>0,00166215</text:p>
          </table:table-cell>
          <table:table-cell table:style-name="ce4" office:value-type="float" office:value="0.111145">
            <text:p>0,111145</text:p>
          </table:table-cell>
          <table:table-cell table:style-name="ce4" office:value-type="float" office:value="0.00481889">
            <text:p>0,00481889</text:p>
          </table:table-cell>
          <table:table-cell table:style-name="ce4" office:value-type="float" office:value="0.00776576">
            <text:p>0,00776576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9087">
            <text:p>0,0089087</text:p>
          </table:table-cell>
          <table:table-cell table:style-name="ce4" office:value-type="float" office:value="6.59552">
            <text:p>6,59552</text:p>
          </table:table-cell>
          <table:table-cell table:style-name="ce4" table:formula="of:=AVERAGE([.$H$4:.H32])" office:value-type="float" office:value="6.54182068965517">
            <text:p>6,54182068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185">
            <text:p>185</text:p>
          </table:table-cell>
          <table:table-cell table:style-name="ce4" office:value-type="float" office:value="0.0015893">
            <text:p>0,0015893</text:p>
          </table:table-cell>
          <table:table-cell table:style-name="ce4" office:value-type="float" office:value="0.099605">
            <text:p>0,099605</text:p>
          </table:table-cell>
          <table:table-cell table:style-name="ce4" office:value-type="float" office:value="0.00497624">
            <text:p>0,00497624</text:p>
          </table:table-cell>
          <table:table-cell table:style-name="ce4" office:value-type="float" office:value="0.00973108">
            <text:p>0,0097310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5312">
            <text:p>0,00895312</text:p>
          </table:table-cell>
          <table:table-cell table:style-name="ce4" office:value-type="float" office:value="7.13872">
            <text:p>7,13872</text:p>
          </table:table-cell>
          <table:table-cell table:style-name="ce4" table:formula="of:=AVERAGE([.$H$4:.H33])" office:value-type="float" office:value="6.56171733333333">
            <text:p>6,561717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191">
            <text:p>191</text:p>
          </table:table-cell>
          <table:table-cell table:style-name="ce4" office:value-type="float" office:value="0.00162771">
            <text:p>0,00162771</text:p>
          </table:table-cell>
          <table:table-cell table:style-name="ce4" office:value-type="float" office:value="0.0927394">
            <text:p>0,0927394</text:p>
          </table:table-cell>
          <table:table-cell table:style-name="ce4" office:value-type="float" office:value="0.0048163">
            <text:p>0,0048163</text:p>
          </table:table-cell>
          <table:table-cell table:style-name="ce4" office:value-type="float" office:value="0.00867893">
            <text:p>0,00867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068">
            <text:p>0,00889068</text:p>
          </table:table-cell>
          <table:table-cell table:style-name="ce4" office:value-type="float" office:value="7.39585">
            <text:p>7,39585</text:p>
          </table:table-cell>
          <table:table-cell table:style-name="ce4" table:formula="of:=AVERAGE([.$H$4:.H34])" office:value-type="float" office:value="6.58862483870968">
            <text:p>6,58862483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01">
            <text:p>201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0625454">
            <text:p>0,0625454</text:p>
          </table:table-cell>
          <table:table-cell table:style-name="ce4" office:value-type="float" office:value="0.0048323">
            <text:p>0,0048323</text:p>
          </table:table-cell>
          <table:table-cell table:style-name="ce4" office:value-type="float" office:value="0.00781709">
            <text:p>0,007817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9.73945">
            <text:p>9,73945</text:p>
          </table:table-cell>
          <table:table-cell table:style-name="ce4" table:formula="of:=AVERAGE([.$H$4:.H35])" office:value-type="float" office:value="6.687088125">
            <text:p>6,687088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15">
            <text:p>215</text:p>
          </table:table-cell>
          <table:table-cell table:style-name="ce4" office:value-type="float" office:value="0.00159468">
            <text:p>0,00159468</text:p>
          </table:table-cell>
          <table:table-cell table:style-name="ce4" office:value-type="float" office:value="0.0904134">
            <text:p>0,0904134</text:p>
          </table:table-cell>
          <table:table-cell table:style-name="ce4" office:value-type="float" office:value="0.00463206">
            <text:p>0,00463206</text:p>
          </table:table-cell>
          <table:table-cell table:style-name="ce4" office:value-type="float" office:value="0.00446081">
            <text:p>0,0044608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9229">
            <text:p>0,00889229</text:p>
          </table:table-cell>
          <table:table-cell table:style-name="ce4" office:value-type="float" office:value="7.86579">
            <text:p>7,86579</text:p>
          </table:table-cell>
          <table:table-cell table:style-name="ce4" table:formula="of:=AVERAGE([.$H$4:.H36])" office:value-type="float" office:value="6.72280636363637">
            <text:p>6,72280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219">
            <text:p>219</text:p>
          </table:table-cell>
          <table:table-cell table:style-name="ce4" office:value-type="float" office:value="0.00307084">
            <text:p>0,00307084</text:p>
          </table:table-cell>
          <table:table-cell table:style-name="ce4" office:value-type="float" office:value="0.102114">
            <text:p>0,102114</text:p>
          </table:table-cell>
          <table:table-cell table:style-name="ce4" office:value-type="float" office:value="0.0049071">
            <text:p>0,0049071</text:p>
          </table:table-cell>
          <table:table-cell table:style-name="ce4" office:value-type="float" office:value="0.00847911">
            <text:p>0,008479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728">
            <text:p>0,0088728</text:p>
          </table:table-cell>
          <table:table-cell table:style-name="ce4" office:value-type="float" office:value="6.79168">
            <text:p>6,79168</text:p>
          </table:table-cell>
          <table:table-cell table:style-name="ce4" table:formula="of:=AVERAGE([.$H$4:.H37])" office:value-type="float" office:value="6.72483205882353">
            <text:p>6,724832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20">
            <text:p>220</text:p>
          </table:table-cell>
          <table:table-cell table:style-name="ce4" office:value-type="float" office:value="0.00162757">
            <text:p>0,00162757</text:p>
          </table:table-cell>
          <table:table-cell table:style-name="ce4" office:value-type="float" office:value="0.0921424">
            <text:p>0,0921424</text:p>
          </table:table-cell>
          <table:table-cell table:style-name="ce4" office:value-type="float" office:value="0.0048983">
            <text:p>0,0048983</text:p>
          </table:table-cell>
          <table:table-cell table:style-name="ce4" office:value-type="float" office:value="0.00910055">
            <text:p>0,00910055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82224">
            <text:p>0,00882224</text:p>
          </table:table-cell>
          <table:table-cell table:style-name="ce4" office:value-type="float" office:value="7.56584">
            <text:p>7,56584</text:p>
          </table:table-cell>
          <table:table-cell table:style-name="ce4" table:formula="of:=AVERAGE([.$H$4:.H38])" office:value-type="float" office:value="6.74886085714286">
            <text:p>6,7488608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21">
            <text:p>221</text:p>
          </table:table-cell>
          <table:table-cell table:style-name="ce4" office:value-type="float" office:value="0.00223316">
            <text:p>0,00223316</text:p>
          </table:table-cell>
          <table:table-cell table:style-name="ce4" office:value-type="float" office:value="0.088791">
            <text:p>0,088791</text:p>
          </table:table-cell>
          <table:table-cell table:style-name="ce4" office:value-type="float" office:value="0.00499824">
            <text:p>0,00499824</text:p>
          </table:table-cell>
          <table:table-cell table:style-name="ce4" office:value-type="float" office:value="0.00399986">
            <text:p>0,00399986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85381">
            <text:p>0,00885381</text:p>
          </table:table-cell>
          <table:table-cell table:style-name="ce4" office:value-type="float" office:value="7.88271">
            <text:p>7,88271</text:p>
          </table:table-cell>
          <table:table-cell table:style-name="ce4" table:formula="of:=AVERAGE([.$H$4:.H39])" office:value-type="float" office:value="6.78035666666667">
            <text:p>6,78035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23">
            <text:p>223</text:p>
          </table:table-cell>
          <table:table-cell table:style-name="ce4" office:value-type="float" office:value="0.00167004">
            <text:p>0,00167004</text:p>
          </table:table-cell>
          <table:table-cell table:style-name="ce4" office:value-type="float" office:value="0.0786126">
            <text:p>0,0786126</text:p>
          </table:table-cell>
          <table:table-cell table:style-name="ce4" office:value-type="float" office:value="0.00484508">
            <text:p>0,00484508</text:p>
          </table:table-cell>
          <table:table-cell table:style-name="ce4" office:value-type="float" office:value="0.00339455">
            <text:p>0,0033945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4061">
            <text:p>0,00884061</text:p>
          </table:table-cell>
          <table:table-cell table:style-name="ce4" office:value-type="float" office:value="8.88321">
            <text:p>8,88321</text:p>
          </table:table-cell>
          <table:table-cell table:style-name="ce4" table:formula="of:=AVERAGE([.$H$4:.H40])" office:value-type="float" office:value="6.83719054054054">
            <text:p>6,83719054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24">
            <text:p>224</text:p>
          </table:table-cell>
          <table:table-cell table:style-name="ce4" office:value-type="float" office:value="0.00159594">
            <text:p>0,00159594</text:p>
          </table:table-cell>
          <table:table-cell table:style-name="ce4" office:value-type="float" office:value="0.0845786">
            <text:p>0,0845786</text:p>
          </table:table-cell>
          <table:table-cell table:style-name="ce4" office:value-type="float" office:value="0.00478019">
            <text:p>0,00478019</text:p>
          </table:table-cell>
          <table:table-cell table:style-name="ce4" office:value-type="float" office:value="0.0135591">
            <text:p>0,0135591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4041">
            <text:p>0,00894041</text:p>
          </table:table-cell>
          <table:table-cell table:style-name="ce4" office:value-type="float" office:value="7.79715">
            <text:p>7,79715</text:p>
          </table:table-cell>
          <table:table-cell table:style-name="ce4" table:formula="of:=AVERAGE([.$H$4:.H41])" office:value-type="float" office:value="6.86245263157895">
            <text:p>6,8624526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5">
            <text:p>225</text:p>
          </table:table-cell>
          <table:table-cell table:style-name="ce4" office:value-type="float" office:value="0.00159461">
            <text:p>0,00159461</text:p>
          </table:table-cell>
          <table:table-cell table:style-name="ce4" office:value-type="float" office:value="0.084259">
            <text:p>0,084259</text:p>
          </table:table-cell>
          <table:table-cell table:style-name="ce4" office:value-type="float" office:value="0.00479228">
            <text:p>0,00479228</text:p>
          </table:table-cell>
          <table:table-cell table:style-name="ce4" office:value-type="float" office:value="0.00651386">
            <text:p>0,00651386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93182">
            <text:p>0,00893182</text:p>
          </table:table-cell>
          <table:table-cell table:style-name="ce4" office:value-type="float" office:value="8.29793">
            <text:p>8,29793</text:p>
          </table:table-cell>
          <table:table-cell table:style-name="ce4" table:formula="of:=AVERAGE([.$H$4:.H42])" office:value-type="float" office:value="6.89925974358974">
            <text:p>6,89925974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6">
            <text:p>226</text:p>
          </table:table-cell>
          <table:table-cell table:style-name="ce4" office:value-type="float" office:value="0.00157023">
            <text:p>0,00157023</text:p>
          </table:table-cell>
          <table:table-cell table:style-name="ce4" office:value-type="float" office:value="0.0916178">
            <text:p>0,0916178</text:p>
          </table:table-cell>
          <table:table-cell table:style-name="ce4" office:value-type="float" office:value="0.00465183">
            <text:p>0,00465183</text:p>
          </table:table-cell>
          <table:table-cell table:style-name="ce4" office:value-type="float" office:value="0.0105809">
            <text:p>0,010580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9574">
            <text:p>0,00909574</text:p>
          </table:table-cell>
          <table:table-cell table:style-name="ce4" office:value-type="float" office:value="7.46246">
            <text:p>7,46246</text:p>
          </table:table-cell>
          <table:table-cell table:style-name="ce4" table:formula="of:=AVERAGE([.$H$4:.H43])" office:value-type="float" office:value="6.91333975">
            <text:p>6,913339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227">
            <text:p>227</text:p>
          </table:table-cell>
          <table:table-cell table:style-name="ce4" office:value-type="float" office:value="0.00173995">
            <text:p>0,00173995</text:p>
          </table:table-cell>
          <table:table-cell table:style-name="ce4" office:value-type="float" office:value="0.0489251">
            <text:p>0,0489251</text:p>
          </table:table-cell>
          <table:table-cell table:style-name="ce4" office:value-type="float" office:value="0.00323371">
            <text:p>0,00323371</text:p>
          </table:table-cell>
          <table:table-cell table:style-name="ce4" office:value-type="float" office:value="0.122076">
            <text:p>0,12207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1718">
            <text:p>0,00911718</text:p>
          </table:table-cell>
          <table:table-cell table:style-name="ce4" office:value-type="float" office:value="4.96413">
            <text:p>4,96413</text:p>
          </table:table-cell>
          <table:table-cell table:style-name="ce4" table:formula="of:=AVERAGE([.$H$4:.H44])" office:value-type="float" office:value="6.86579804878049">
            <text:p>6,86579804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228">
            <text:p>228</text:p>
          </table:table-cell>
          <table:table-cell table:style-name="ce4" office:value-type="float" office:value="0.0016266">
            <text:p>0,0016266</text:p>
          </table:table-cell>
          <table:table-cell table:style-name="ce4" office:value-type="float" office:value="0.101823">
            <text:p>0,101823</text:p>
          </table:table-cell>
          <table:table-cell table:style-name="ce4" office:value-type="float" office:value="0.00460259">
            <text:p>0,00460259</text:p>
          </table:table-cell>
          <table:table-cell table:style-name="ce4" office:value-type="float" office:value="0.00518541">
            <text:p>0,0051854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028">
            <text:p>0,00915028</text:p>
          </table:table-cell>
          <table:table-cell table:style-name="ce4" office:value-type="float" office:value="7.26475">
            <text:p>7,26475</text:p>
          </table:table-cell>
          <table:table-cell table:style-name="ce4" table:formula="of:=AVERAGE([.$H$4:.H45])" office:value-type="float" office:value="6.87529690476191">
            <text:p>6,87529690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29">
            <text:p>229</text:p>
          </table:table-cell>
          <table:table-cell table:style-name="ce4" office:value-type="float" office:value="0.00161102">
            <text:p>0,00161102</text:p>
          </table:table-cell>
          <table:table-cell table:style-name="ce4" office:value-type="float" office:value="0.135648">
            <text:p>0,135648</text:p>
          </table:table-cell>
          <table:table-cell table:style-name="ce4" office:value-type="float" office:value="0.00490598">
            <text:p>0,00490598</text:p>
          </table:table-cell>
          <table:table-cell table:style-name="ce4" office:value-type="float" office:value="0.00828439">
            <text:p>0,0082843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43272">
            <text:p>0,00943272</text:p>
          </table:table-cell>
          <table:table-cell table:style-name="ce4" office:value-type="float" office:value="5.55274">
            <text:p>5,55274</text:p>
          </table:table-cell>
          <table:table-cell table:style-name="ce4" table:formula="of:=AVERAGE([.$H$4:.H46])" office:value-type="float" office:value="6.84453976744186">
            <text:p>6,84453976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230">
            <text:p>230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3341">
            <text:p>0,113341</text:p>
          </table:table-cell>
          <table:table-cell table:style-name="ce4" office:value-type="float" office:value="0.00523744">
            <text:p>0,00523744</text:p>
          </table:table-cell>
          <table:table-cell table:style-name="ce4" office:value-type="float" office:value="0.00648355">
            <text:p>0,006483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2885">
            <text:p>0,00922885</text:p>
          </table:table-cell>
          <table:table-cell table:style-name="ce4" office:value-type="float" office:value="6.38239">
            <text:p>6,38239</text:p>
          </table:table-cell>
          <table:table-cell table:style-name="ce4" table:formula="of:=AVERAGE([.$H$4:.H47])" office:value-type="float" office:value="6.83403636363636">
            <text:p>6,834036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31">
            <text:p>231</text:p>
          </table:table-cell>
          <table:table-cell table:style-name="ce4" office:value-type="float" office:value="0.00158818">
            <text:p>0,00158818</text:p>
          </table:table-cell>
          <table:table-cell table:style-name="ce4" office:value-type="float" office:value="0.112633">
            <text:p>0,112633</text:p>
          </table:table-cell>
          <table:table-cell table:style-name="ce4" office:value-type="float" office:value="0.00477405">
            <text:p>0,00477405</text:p>
          </table:table-cell>
          <table:table-cell table:style-name="ce4" office:value-type="float" office:value="0.0667631">
            <text:p>0,0667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3074">
            <text:p>0,00923074</text:p>
          </table:table-cell>
          <table:table-cell table:style-name="ce4" office:value-type="float" office:value="4.69455">
            <text:p>4,69455</text:p>
          </table:table-cell>
          <table:table-cell table:style-name="ce4" table:formula="of:=AVERAGE([.$H$4:.H48])" office:value-type="float" office:value="6.78649222222222">
            <text:p>6,786492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5">
            <text:p>235</text:p>
          </table:table-cell>
          <table:table-cell table:style-name="ce4" office:value-type="float" office:value="0.00164776">
            <text:p>0,00164776</text:p>
          </table:table-cell>
          <table:table-cell table:style-name="ce4" office:value-type="float" office:value="0.102521">
            <text:p>0,102521</text:p>
          </table:table-cell>
          <table:table-cell table:style-name="ce4" office:value-type="float" office:value="0.00476043">
            <text:p>0,00476043</text:p>
          </table:table-cell>
          <table:table-cell table:style-name="ce4" office:value-type="float" office:value="0.0336083">
            <text:p>0,03360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919736">
            <text:p>0,00919736</text:p>
          </table:table-cell>
          <table:table-cell table:style-name="ce4" office:value-type="float" office:value="5.63441">
            <text:p>5,63441</text:p>
          </table:table-cell>
          <table:table-cell table:style-name="ce4" table:formula="of:=AVERAGE([.$H$4:.H49])" office:value-type="float" office:value="6.76144695652174">
            <text:p>6,76144695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36">
            <text:p>236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103824">
            <text:p>0,103824</text:p>
          </table:table-cell>
          <table:table-cell table:style-name="ce4" office:value-type="float" office:value="0.00470679">
            <text:p>0,00470679</text:p>
          </table:table-cell>
          <table:table-cell table:style-name="ce4" office:value-type="float" office:value="0.0184958">
            <text:p>0,018495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9813">
            <text:p>0,00919813</text:p>
          </table:table-cell>
          <table:table-cell table:style-name="ce4" office:value-type="float" office:value="6.46978">
            <text:p>6,46978</text:p>
          </table:table-cell>
          <table:table-cell table:style-name="ce4" table:formula="of:=AVERAGE([.$H$4:.H50])" office:value-type="float" office:value="6.75524127659575">
            <text:p>6,75524127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237">
            <text:p>23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0977183">
            <text:p>0,0977183</text:p>
          </table:table-cell>
          <table:table-cell table:style-name="ce4" office:value-type="float" office:value="0.00497142">
            <text:p>0,00497142</text:p>
          </table:table-cell>
          <table:table-cell table:style-name="ce4" office:value-type="float" office:value="0.00988801">
            <text:p>0,00988801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2116">
            <text:p>0,0092116</text:p>
          </table:table-cell>
          <table:table-cell table:style-name="ce4" office:value-type="float" office:value="7.21709">
            <text:p>7,21709</text:p>
          </table:table-cell>
          <table:table-cell table:style-name="ce4" table:formula="of:=AVERAGE([.$H$4:.H51])" office:value-type="float" office:value="6.764863125">
            <text:p>6,76486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38">
            <text:p>238</text:p>
          </table:table-cell>
          <table:table-cell table:style-name="ce4" office:value-type="float" office:value="0.00163316">
            <text:p>0,00163316</text:p>
          </table:table-cell>
          <table:table-cell table:style-name="ce4" office:value-type="float" office:value="0.0859969">
            <text:p>0,0859969</text:p>
          </table:table-cell>
          <table:table-cell table:style-name="ce4" office:value-type="float" office:value="0.00466419">
            <text:p>0,00466419</text:p>
          </table:table-cell>
          <table:table-cell table:style-name="ce4" office:value-type="float" office:value="0.0576916">
            <text:p>0,0576916</text:p>
          </table:table-cell>
          <table:table-cell table:style-name="ce4" office:value-type="float" office:value="0.000004958">
            <text:p>0,000004958</text:p>
          </table:table-cell>
          <table:table-cell table:style-name="ce4" office:value-type="float" office:value="0.00944662">
            <text:p>0,00944662</text:p>
          </table:table-cell>
          <table:table-cell table:style-name="ce4" office:value-type="float" office:value="5.56613">
            <text:p>5,56613</text:p>
          </table:table-cell>
          <table:table-cell table:style-name="ce4" table:formula="of:=AVERAGE([.$H$4:.H52])" office:value-type="float" office:value="6.74039918367347">
            <text:p>6,74039918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39">
            <text:p>239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99747">
            <text:p>0,0999747</text:p>
          </table:table-cell>
          <table:table-cell table:style-name="ce4" office:value-type="float" office:value="0.00482231">
            <text:p>0,00482231</text:p>
          </table:table-cell>
          <table:table-cell table:style-name="ce4" office:value-type="float" office:value="0.0123945">
            <text:p>0,012394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18904">
            <text:p>0,00918904</text:p>
          </table:table-cell>
          <table:table-cell table:style-name="ce4" office:value-type="float" office:value="6.86342">
            <text:p>6,86342</text:p>
          </table:table-cell>
          <table:table-cell table:style-name="ce4" table:formula="of:=AVERAGE([.$H$4:.H53])" office:value-type="float" office:value="6.7428596">
            <text:p>6,7428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240">
            <text:p>240</text:p>
          </table:table-cell>
          <table:table-cell table:style-name="ce4" office:value-type="float" office:value="0.00208664">
            <text:p>0,00208664</text:p>
          </table:table-cell>
          <table:table-cell table:style-name="ce4" office:value-type="float" office:value="0.0765613">
            <text:p>0,0765613</text:p>
          </table:table-cell>
          <table:table-cell table:style-name="ce4" office:value-type="float" office:value="0.00335886">
            <text:p>0,00335886</text:p>
          </table:table-cell>
          <table:table-cell table:style-name="ce4" office:value-type="float" office:value="0.12158">
            <text:p>0,1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57114">
            <text:p>0,00957114</text:p>
          </table:table-cell>
          <table:table-cell table:style-name="ce4" office:value-type="float" office:value="4.32607">
            <text:p>4,32607</text:p>
          </table:table-cell>
          <table:table-cell table:style-name="ce4" table:formula="of:=AVERAGE([.$H$4:.H54])" office:value-type="float" office:value="6.69547156862745">
            <text:p>6,69547156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242">
            <text:p>242</text:p>
          </table:table-cell>
          <table:table-cell table:style-name="ce4" office:value-type="float" office:value="0.00157442">
            <text:p>0,00157442</text:p>
          </table:table-cell>
          <table:table-cell table:style-name="ce4" office:value-type="float" office:value="0.0791432">
            <text:p>0,0791432</text:p>
          </table:table-cell>
          <table:table-cell table:style-name="ce4" office:value-type="float" office:value="0.00474346">
            <text:p>0,00474346</text:p>
          </table:table-cell>
          <table:table-cell table:style-name="ce4" office:value-type="float" office:value="0.0211675">
            <text:p>0,021167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0148">
            <text:p>0,00920148</text:p>
          </table:table-cell>
          <table:table-cell table:style-name="ce4" office:value-type="float" office:value="7.524">
            <text:p>7,524</text:p>
          </table:table-cell>
          <table:table-cell table:style-name="ce4" table:formula="of:=AVERAGE([.$H$4:.H55])" office:value-type="float" office:value="6.71140480769231">
            <text:p>6,7114048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43">
            <text:p>243</text:p>
          </table:table-cell>
          <table:table-cell table:style-name="ce4" office:value-type="float" office:value="0.00170147">
            <text:p>0,00170147</text:p>
          </table:table-cell>
          <table:table-cell table:style-name="ce4" office:value-type="float" office:value="0.121696">
            <text:p>0,121696</text:p>
          </table:table-cell>
          <table:table-cell table:style-name="ce4" office:value-type="float" office:value="0.00496793">
            <text:p>0,00496793</text:p>
          </table:table-cell>
          <table:table-cell table:style-name="ce4" office:value-type="float" office:value="0.00816021">
            <text:p>0,0081602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30456">
            <text:p>0,00930456</text:p>
          </table:table-cell>
          <table:table-cell table:style-name="ce4" office:value-type="float" office:value="6.2064">
            <text:p>6,2064</text:p>
          </table:table-cell>
          <table:table-cell table:style-name="ce4" table:formula="of:=AVERAGE([.$H$4:.H56])" office:value-type="float" office:value="6.70187641509434">
            <text:p>6,7018764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44">
            <text:p>244</text:p>
          </table:table-cell>
          <table:table-cell table:style-name="ce4" office:value-type="float" office:value="0.00158071">
            <text:p>0,00158071</text:p>
          </table:table-cell>
          <table:table-cell table:style-name="ce4" office:value-type="float" office:value="0.0960537">
            <text:p>0,0960537</text:p>
          </table:table-cell>
          <table:table-cell table:style-name="ce4" office:value-type="float" office:value="0.00468172">
            <text:p>0,00468172</text:p>
          </table:table-cell>
          <table:table-cell table:style-name="ce4" office:value-type="float" office:value="0.00433126">
            <text:p>0,0043312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24981">
            <text:p>0,00924981</text:p>
          </table:table-cell>
          <table:table-cell table:style-name="ce4" office:value-type="float" office:value="7.37268">
            <text:p>7,37268</text:p>
          </table:table-cell>
          <table:table-cell table:style-name="ce4" table:formula="of:=AVERAGE([.$H$4:.H57])" office:value-type="float" office:value="6.7142987037037">
            <text:p>6,7142987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5">
            <text:p>245</text:p>
          </table:table-cell>
          <table:table-cell table:style-name="ce4" office:value-type="float" office:value="0.00156905">
            <text:p>0,00156905</text:p>
          </table:table-cell>
          <table:table-cell table:style-name="ce4" office:value-type="float" office:value="0.110053">
            <text:p>0,110053</text:p>
          </table:table-cell>
          <table:table-cell table:style-name="ce4" office:value-type="float" office:value="0.00474325">
            <text:p>0,00474325</text:p>
          </table:table-cell>
          <table:table-cell table:style-name="ce4" office:value-type="float" office:value="0.0068713">
            <text:p>0,006871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6544">
            <text:p>0,00916544</text:p>
          </table:table-cell>
          <table:table-cell table:style-name="ce4" office:value-type="float" office:value="6.67762">
            <text:p>6,67762</text:p>
          </table:table-cell>
          <table:table-cell table:style-name="ce4" table:formula="of:=AVERAGE([.$H$4:.H58])" office:value-type="float" office:value="6.71363181818182">
            <text:p>6,71363181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246">
            <text:p>246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098309">
            <text:p>0,098309</text:p>
          </table:table-cell>
          <table:table-cell table:style-name="ce4" office:value-type="float" office:value="0.00489983">
            <text:p>0,00489983</text:p>
          </table:table-cell>
          <table:table-cell table:style-name="ce4" office:value-type="float" office:value="0.0029051">
            <text:p>0,0029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1459">
            <text:p>0,00911459</text:p>
          </table:table-cell>
          <table:table-cell table:style-name="ce4" office:value-type="float" office:value="7.40411">
            <text:p>7,40411</text:p>
          </table:table-cell>
          <table:table-cell table:style-name="ce4" table:formula="of:=AVERAGE([.$H$4:.H59])" office:value-type="float" office:value="6.72596178571429">
            <text:p>6,7259617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247">
            <text:p>247</text:p>
          </table:table-cell>
          <table:table-cell table:style-name="ce4" office:value-type="float" office:value="0.00159593">
            <text:p>0,00159593</text:p>
          </table:table-cell>
          <table:table-cell table:style-name="ce4" office:value-type="float" office:value="0.0910619">
            <text:p>0,0910619</text:p>
          </table:table-cell>
          <table:table-cell table:style-name="ce4" office:value-type="float" office:value="0.00505306">
            <text:p>0,00505306</text:p>
          </table:table-cell>
          <table:table-cell table:style-name="ce4" office:value-type="float" office:value="0.0039428">
            <text:p>0,00394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03309">
            <text:p>0,00903309</text:p>
          </table:table-cell>
          <table:table-cell table:style-name="ce4" office:value-type="float" office:value="7.83037">
            <text:p>7,83037</text:p>
          </table:table-cell>
          <table:table-cell table:style-name="ce4" table:formula="of:=AVERAGE([.$H$4:.H60])" office:value-type="float" office:value="6.74533736842105">
            <text:p>6,74533736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8">
            <text:p>248</text:p>
          </table:table-cell>
          <table:table-cell table:style-name="ce4" office:value-type="float" office:value="0.00156548">
            <text:p>0,00156548</text:p>
          </table:table-cell>
          <table:table-cell table:style-name="ce4" office:value-type="float" office:value="0.0933219">
            <text:p>0,0933219</text:p>
          </table:table-cell>
          <table:table-cell table:style-name="ce4" office:value-type="float" office:value="0.00485206">
            <text:p>0,00485206</text:p>
          </table:table-cell>
          <table:table-cell table:style-name="ce4" office:value-type="float" office:value="0.00395272">
            <text:p>0,0039527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1777">
            <text:p>0,00881777</text:p>
          </table:table-cell>
          <table:table-cell table:style-name="ce4" office:value-type="float" office:value="7.72547">
            <text:p>7,72547</text:p>
          </table:table-cell>
          <table:table-cell table:style-name="ce4" table:formula="of:=AVERAGE([.$H$4:.H61])" office:value-type="float" office:value="6.76223620689655">
            <text:p>6,76223620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249">
            <text:p>249</text:p>
          </table:table-cell>
          <table:table-cell table:style-name="ce4" office:value-type="float" office:value="0.00162548">
            <text:p>0,00162548</text:p>
          </table:table-cell>
          <table:table-cell table:style-name="ce4" office:value-type="float" office:value="0.0778206">
            <text:p>0,0778206</text:p>
          </table:table-cell>
          <table:table-cell table:style-name="ce4" office:value-type="float" office:value="0.00426721">
            <text:p>0,00426721</text:p>
          </table:table-cell>
          <table:table-cell table:style-name="ce4" office:value-type="float" office:value="0.0666258">
            <text:p>0,06662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4151">
            <text:p>0,00874151</text:p>
          </table:table-cell>
          <table:table-cell table:style-name="ce4" office:value-type="float" office:value="5.69934">
            <text:p>5,69934</text:p>
          </table:table-cell>
          <table:table-cell table:style-name="ce4" table:formula="of:=AVERAGE([.$H$4:.H62])" office:value-type="float" office:value="6.74422101694915">
            <text:p>6,74422101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250">
            <text:p>250</text:p>
          </table:table-cell>
          <table:table-cell table:style-name="ce4" office:value-type="float" office:value="0.00301769">
            <text:p>0,00301769</text:p>
          </table:table-cell>
          <table:table-cell table:style-name="ce4" office:value-type="float" office:value="0.0819656">
            <text:p>0,0819656</text:p>
          </table:table-cell>
          <table:table-cell table:style-name="ce4" office:value-type="float" office:value="0.00447199">
            <text:p>0,00447199</text:p>
          </table:table-cell>
          <table:table-cell table:style-name="ce4" office:value-type="float" office:value="0.00978031">
            <text:p>0,0097803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4339">
            <text:p>0,00874339</text:p>
          </table:table-cell>
          <table:table-cell table:style-name="ce4" office:value-type="float" office:value="7.85878">
            <text:p>7,85878</text:p>
          </table:table-cell>
          <table:table-cell table:style-name="ce4" table:formula="of:=AVERAGE([.$H$4:.H63])" office:value-type="float" office:value="6.762797">
            <text:p>6,7627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1">
            <text:p>251</text:p>
          </table:table-cell>
          <table:table-cell table:style-name="ce4" office:value-type="float" office:value="0.0017271">
            <text:p>0,0017271</text:p>
          </table:table-cell>
          <table:table-cell table:style-name="ce4" office:value-type="float" office:value="0.0970907">
            <text:p>0,0970907</text:p>
          </table:table-cell>
          <table:table-cell table:style-name="ce4" office:value-type="float" office:value="0.00470079">
            <text:p>0,00470079</text:p>
          </table:table-cell>
          <table:table-cell table:style-name="ce4" office:value-type="float" office:value="0.00551737">
            <text:p>0,0055173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4702">
            <text:p>0,00874702</text:p>
          </table:table-cell>
          <table:table-cell table:style-name="ce4" office:value-type="float" office:value="7.42209">
            <text:p>7,42209</text:p>
          </table:table-cell>
          <table:table-cell table:style-name="ce4" table:formula="of:=AVERAGE([.$H$4:.H64])" office:value-type="float" office:value="6.77360508196721">
            <text:p>6,7736050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252">
            <text:p>252</text:p>
          </table:table-cell>
          <table:table-cell table:style-name="ce4" office:value-type="float" office:value="0.00159636">
            <text:p>0,00159636</text:p>
          </table:table-cell>
          <table:table-cell table:style-name="ce4" office:value-type="float" office:value="0.0891134">
            <text:p>0,0891134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0408255">
            <text:p>0,0040825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3501">
            <text:p>0,00873501</text:p>
          </table:table-cell>
          <table:table-cell table:style-name="ce4" office:value-type="float" office:value="7.79174">
            <text:p>7,79174</text:p>
          </table:table-cell>
          <table:table-cell table:style-name="ce4" table:formula="of:=AVERAGE([.$H$4:.H65])" office:value-type="float" office:value="6.79002661290323">
            <text:p>6,790026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253">
            <text:p>253</text:p>
          </table:table-cell>
          <table:table-cell table:style-name="ce4" office:value-type="float" office:value="0.0024269">
            <text:p>0,0024269</text:p>
          </table:table-cell>
          <table:table-cell table:style-name="ce4" office:value-type="float" office:value="0.104529">
            <text:p>0,104529</text:p>
          </table:table-cell>
          <table:table-cell table:style-name="ce4" office:value-type="float" office:value="0.00496786">
            <text:p>0,00496786</text:p>
          </table:table-cell>
          <table:table-cell table:style-name="ce4" office:value-type="float" office:value="0.0104157">
            <text:p>0,010415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6609">
            <text:p>0,00876609</text:p>
          </table:table-cell>
          <table:table-cell table:style-name="ce4" office:value-type="float" office:value="6.65487">
            <text:p>6,65487</text:p>
          </table:table-cell>
          <table:table-cell table:style-name="ce4" table:formula="of:=AVERAGE([.$H$4:.H66])" office:value-type="float" office:value="6.78788126984127">
            <text:p>6,78788126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55">
            <text:p>255</text:p>
          </table:table-cell>
          <table:table-cell table:style-name="ce4" office:value-type="float" office:value="0.00194724">
            <text:p>0,00194724</text:p>
          </table:table-cell>
          <table:table-cell table:style-name="ce4" office:value-type="float" office:value="0.123308">
            <text:p>0,123308</text:p>
          </table:table-cell>
          <table:table-cell table:style-name="ce4" office:value-type="float" office:value="0.00530994">
            <text:p>0,00530994</text:p>
          </table:table-cell>
          <table:table-cell table:style-name="ce4" office:value-type="float" office:value="0.00488083">
            <text:p>0,0048808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9634">
            <text:p>0,00889634</text:p>
          </table:table-cell>
          <table:table-cell table:style-name="ce4" office:value-type="float" office:value="6.22878">
            <text:p>6,22878</text:p>
          </table:table-cell>
          <table:table-cell table:style-name="ce4" table:formula="of:=AVERAGE([.$H$4:.H67])" office:value-type="float" office:value="6.7791453125">
            <text:p>6,77914531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2">
            <text:p>242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256">
            <text:p>256</text:p>
          </table:table-cell>
          <table:table-cell table:style-name="ce4" office:value-type="float" office:value="0.0102987">
            <text:p>0,0102987</text:p>
          </table:table-cell>
          <table:table-cell table:style-name="ce4" office:value-type="float" office:value="0.0843985">
            <text:p>0,0843985</text:p>
          </table:table-cell>
          <table:table-cell table:style-name="ce4" office:value-type="float" office:value="0.00461453">
            <text:p>0,00461453</text:p>
          </table:table-cell>
          <table:table-cell table:style-name="ce4" office:value-type="float" office:value="0.0105715">
            <text:p>0,010571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02897">
            <text:p>0,00902897</text:p>
          </table:table-cell>
          <table:table-cell table:style-name="ce4" office:value-type="float" office:value="7.32301">
            <text:p>7,32301</text:p>
          </table:table-cell>
          <table:table-cell table:style-name="ce4" table:formula="of:=AVERAGE([.$H$4:.H68])" office:value-type="float" office:value="6.78751246153846">
            <text:p>6,787512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office:value-type="float" office:value="257">
            <text:p>257</text:p>
          </table:table-cell>
          <table:table-cell table:style-name="ce4" office:value-type="float" office:value="0.0016495">
            <text:p>0,0016495</text:p>
          </table:table-cell>
          <table:table-cell table:style-name="ce4" office:value-type="float" office:value="0.103403">
            <text:p>0,103403</text:p>
          </table:table-cell>
          <table:table-cell table:style-name="ce4" office:value-type="float" office:value="0.00503533">
            <text:p>0,00503533</text:p>
          </table:table-cell>
          <table:table-cell table:style-name="ce4" office:value-type="float" office:value="0.0107074">
            <text:p>0,010707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8153">
            <text:p>0,00888153</text:p>
          </table:table-cell>
          <table:table-cell table:style-name="ce4" office:value-type="float" office:value="6.83377">
            <text:p>6,83377</text:p>
          </table:table-cell>
          <table:table-cell table:style-name="ce4" table:formula="of:=AVERAGE([.$H$4:.H69])" office:value-type="float" office:value="6.78821333333334">
            <text:p>6,788213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58">
            <text:p>258</text:p>
          </table:table-cell>
          <table:table-cell table:style-name="ce4" office:value-type="float" office:value="0.00164245">
            <text:p>0,00164245</text:p>
          </table:table-cell>
          <table:table-cell table:style-name="ce4" office:value-type="float" office:value="0.122998">
            <text:p>0,122998</text:p>
          </table:table-cell>
          <table:table-cell table:style-name="ce4" office:value-type="float" office:value="0.00518408">
            <text:p>0,00518408</text:p>
          </table:table-cell>
          <table:table-cell table:style-name="ce4" office:value-type="float" office:value="0.00818739">
            <text:p>0,0081873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98958">
            <text:p>0,00898958</text:p>
          </table:table-cell>
          <table:table-cell table:style-name="ce4" office:value-type="float" office:value="6.11729">
            <text:p>6,11729</text:p>
          </table:table-cell>
          <table:table-cell table:style-name="ce4" table:formula="of:=AVERAGE([.$H$4:.H70])" office:value-type="float" office:value="6.77819955223881">
            <text:p>6,7781995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259">
            <text:p>259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08123">
            <text:p>0,108123</text:p>
          </table:table-cell>
          <table:table-cell table:style-name="ce4" office:value-type="float" office:value="0.00479109">
            <text:p>0,00479109</text:p>
          </table:table-cell>
          <table:table-cell table:style-name="ce4" office:value-type="float" office:value="0.00869988">
            <text:p>0,00869988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863">
            <text:p>0,00885863</text:p>
          </table:table-cell>
          <table:table-cell table:style-name="ce4" office:value-type="float" office:value="6.68494">
            <text:p>6,68494</text:p>
          </table:table-cell>
          <table:table-cell table:style-name="ce4" table:formula="of:=AVERAGE([.$H$4:.H71])" office:value-type="float" office:value="6.7768280882353">
            <text:p>6,77682808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61">
            <text:p>261</text:p>
          </table:table-cell>
          <table:table-cell table:style-name="ce4" office:value-type="float" office:value="0.00159971">
            <text:p>0,00159971</text:p>
          </table:table-cell>
          <table:table-cell table:style-name="ce4" office:value-type="float" office:value="0.110043">
            <text:p>0,110043</text:p>
          </table:table-cell>
          <table:table-cell table:style-name="ce4" office:value-type="float" office:value="0.00476239">
            <text:p>0,00476239</text:p>
          </table:table-cell>
          <table:table-cell table:style-name="ce4" office:value-type="float" office:value="0.0298281">
            <text:p>0,0298281</text:p>
          </table:table-cell>
          <table:table-cell table:style-name="ce4" office:value-type="float" office:value="0.000003632">
            <text:p>0,000003632</text:p>
          </table:table-cell>
          <table:table-cell table:style-name="ce4" office:value-type="float" office:value="0.00896709">
            <text:p>0,00896709</text:p>
          </table:table-cell>
          <table:table-cell table:style-name="ce4" office:value-type="float" office:value="5.86449">
            <text:p>5,86449</text:p>
          </table:table-cell>
          <table:table-cell table:style-name="ce4" table:formula="of:=AVERAGE([.$H$4:.H72])" office:value-type="float" office:value="6.76360579710145">
            <text:p>6,76360579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62">
            <text:p>262</text:p>
          </table:table-cell>
          <table:table-cell table:style-name="ce4" office:value-type="float" office:value="0.00167926">
            <text:p>0,00167926</text:p>
          </table:table-cell>
          <table:table-cell table:style-name="ce4" office:value-type="float" office:value="0.0964832">
            <text:p>0,0964832</text:p>
          </table:table-cell>
          <table:table-cell table:style-name="ce4" office:value-type="float" office:value="0.00454839">
            <text:p>0,00454839</text:p>
          </table:table-cell>
          <table:table-cell table:style-name="ce4" office:value-type="float" office:value="0.0308931">
            <text:p>0,0308931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904957">
            <text:p>0,00904957</text:p>
          </table:table-cell>
          <table:table-cell table:style-name="ce4" office:value-type="float" office:value="6.26343">
            <text:p>6,26343</text:p>
          </table:table-cell>
          <table:table-cell table:style-name="ce4" table:formula="of:=AVERAGE([.$H$4:.H73])" office:value-type="float" office:value="6.75646042857143">
            <text:p>6,7564604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63">
            <text:p>263</text:p>
          </table:table-cell>
          <table:table-cell table:style-name="ce4" office:value-type="float" office:value="0.0021335">
            <text:p>0,0021335</text:p>
          </table:table-cell>
          <table:table-cell table:style-name="ce4" office:value-type="float" office:value="0.130285">
            <text:p>0,130285</text:p>
          </table:table-cell>
          <table:table-cell table:style-name="ce4" office:value-type="float" office:value="0.0049717">
            <text:p>0,0049717</text:p>
          </table:table-cell>
          <table:table-cell table:style-name="ce4" office:value-type="float" office:value="0.00804358">
            <text:p>0,0080435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89571">
            <text:p>0,00889571</text:p>
          </table:table-cell>
          <table:table-cell table:style-name="ce4" office:value-type="float" office:value="5.8761">
            <text:p>5,8761</text:p>
          </table:table-cell>
          <table:table-cell table:style-name="ce4" table:formula="of:=AVERAGE([.$H$4:.H74])" office:value-type="float" office:value="6.7440609859155">
            <text:p>6,74406098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265">
            <text:p>265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110358">
            <text:p>0,110358</text:p>
          </table:table-cell>
          <table:table-cell table:style-name="ce4" office:value-type="float" office:value="0.00486226">
            <text:p>0,00486226</text:p>
          </table:table-cell>
          <table:table-cell table:style-name="ce4" office:value-type="float" office:value="0.0232746">
            <text:p>0,023274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9018">
            <text:p>0,009018</text:p>
          </table:table-cell>
          <table:table-cell table:style-name="ce4" office:value-type="float" office:value="5.93848">
            <text:p>5,93848</text:p>
          </table:table-cell>
          <table:table-cell table:style-name="ce4" table:formula="of:=AVERAGE([.$H$4:.H75])" office:value-type="float" office:value="6.73287236111111">
            <text:p>6,7328723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6">
            <text:p>266</text:p>
          </table:table-cell>
          <table:table-cell table:style-name="ce4" office:value-type="float" office:value="0.00199822">
            <text:p>0,00199822</text:p>
          </table:table-cell>
          <table:table-cell table:style-name="ce4" office:value-type="float" office:value="0.123429">
            <text:p>0,123429</text:p>
          </table:table-cell>
          <table:table-cell table:style-name="ce4" office:value-type="float" office:value="0.00477384">
            <text:p>0,00477384</text:p>
          </table:table-cell>
          <table:table-cell table:style-name="ce4" office:value-type="float" office:value="0.0142286">
            <text:p>0,014228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04496">
            <text:p>0,00904496</text:p>
          </table:table-cell>
          <table:table-cell table:style-name="ce4" office:value-type="float" office:value="5.81409">
            <text:p>5,81409</text:p>
          </table:table-cell>
          <table:table-cell table:style-name="ce4" table:formula="of:=AVERAGE([.$H$4:.H76])" office:value-type="float" office:value="6.72028630136987">
            <text:p>6,72028630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float" office:value="0.00250953">
            <text:p>0,00250953</text:p>
          </table:table-cell>
          <table:table-cell table:style-name="ce4" office:value-type="float" office:value="0.109916">
            <text:p>0,109916</text:p>
          </table:table-cell>
          <table:table-cell table:style-name="ce4" office:value-type="float" office:value="0.00457619">
            <text:p>0,00457619</text:p>
          </table:table-cell>
          <table:table-cell table:style-name="ce4" office:value-type="float" office:value="0.0325642">
            <text:p>0,032564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041">
            <text:p>0,0089041</text:p>
          </table:table-cell>
          <table:table-cell table:style-name="ce4" office:value-type="float" office:value="5.61896">
            <text:p>5,61896</text:p>
          </table:table-cell>
          <table:table-cell table:style-name="ce4" table:formula="of:=AVERAGE([.$H$4:.H77])" office:value-type="float" office:value="6.70540351351352">
            <text:p>6,70540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68">
            <text:p>268</text:p>
          </table:table-cell>
          <table:table-cell table:style-name="ce4" office:value-type="float" office:value="0.00216409">
            <text:p>0,00216409</text:p>
          </table:table-cell>
          <table:table-cell table:style-name="ce4" office:value-type="float" office:value="0.0455559">
            <text:p>0,0455559</text:p>
          </table:table-cell>
          <table:table-cell table:style-name="ce4" office:value-type="float" office:value="0.00205081">
            <text:p>0,00205081</text:p>
          </table:table-cell>
          <table:table-cell table:style-name="ce4" office:value-type="float" office:value="0.118226">
            <text:p>0,118226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902834">
            <text:p>0,00902834</text:p>
          </table:table-cell>
          <table:table-cell table:style-name="ce4" office:value-type="float" office:value="5.14083">
            <text:p>5,14083</text:p>
          </table:table-cell>
          <table:table-cell table:style-name="ce4" table:formula="of:=AVERAGE([.$H$4:.H78])" office:value-type="float" office:value="6.68454253333334">
            <text:p>6,6845425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269">
            <text:p>26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122882">
            <text:p>0,122882</text:p>
          </table:table-cell>
          <table:table-cell table:style-name="ce4" office:value-type="float" office:value="0.00488265">
            <text:p>0,00488265</text:p>
          </table:table-cell>
          <table:table-cell table:style-name="ce4" office:value-type="float" office:value="0.0264937">
            <text:p>0,0264937</text:p>
          </table:table-cell>
          <table:table-cell table:style-name="ce4" office:value-type="float" office:value="0.000003423">
            <text:p>0,000003423</text:p>
          </table:table-cell>
          <table:table-cell table:style-name="ce4" office:value-type="float" office:value="0.00889627">
            <text:p>0,00889627</text:p>
          </table:table-cell>
          <table:table-cell table:style-name="ce4" office:value-type="float" office:value="5.4974">
            <text:p>5,4974</text:p>
          </table:table-cell>
          <table:table-cell table:style-name="ce4" table:formula="of:=AVERAGE([.$H$4:.H79])" office:value-type="float" office:value="6.66892223684211">
            <text:p>6,66892223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table:style-name="ce4" office:value-type="float" office:value="0.00170321">
            <text:p>0,00170321</text:p>
          </table:table-cell>
          <table:table-cell table:style-name="ce4" office:value-type="float" office:value="0.110247">
            <text:p>0,110247</text:p>
          </table:table-cell>
          <table:table-cell table:style-name="ce4" office:value-type="float" office:value="0.00491296">
            <text:p>0,00491296</text:p>
          </table:table-cell>
          <table:table-cell table:style-name="ce4" office:value-type="float" office:value="0.0230294">
            <text:p>0,023029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9034">
            <text:p>0,0089034</text:p>
          </table:table-cell>
          <table:table-cell table:style-name="ce4" office:value-type="float" office:value="6.04266">
            <text:p>6,04266</text:p>
          </table:table-cell>
          <table:table-cell table:style-name="ce4" table:formula="of:=AVERAGE([.$H$4:.H80])" office:value-type="float" office:value="6.66078896103896">
            <text:p>6,6607889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271">
            <text:p>271</text:p>
          </table:table-cell>
          <table:table-cell table:style-name="ce4" office:value-type="float" office:value="0.00198865">
            <text:p>0,00198865</text:p>
          </table:table-cell>
          <table:table-cell table:style-name="ce4" office:value-type="float" office:value="0.0683028">
            <text:p>0,0683028</text:p>
          </table:table-cell>
          <table:table-cell table:style-name="ce4" office:value-type="float" office:value="0.00499656">
            <text:p>0,00499656</text:p>
          </table:table-cell>
          <table:table-cell table:style-name="ce4" office:value-type="float" office:value="0.0252333">
            <text:p>0,02523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184">
            <text:p>0,00886184</text:p>
          </table:table-cell>
          <table:table-cell table:style-name="ce4" office:value-type="float" office:value="8.01198">
            <text:p>8,01198</text:p>
          </table:table-cell>
          <table:table-cell table:style-name="ce4" table:formula="of:=AVERAGE([.$H$4:.H81])" office:value-type="float" office:value="6.67811192307693">
            <text:p>6,678111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272">
            <text:p>272</text:p>
          </table:table-cell>
          <table:table-cell table:style-name="ce4" office:value-type="float" office:value="0.00161137">
            <text:p>0,00161137</text:p>
          </table:table-cell>
          <table:table-cell table:style-name="ce4" office:value-type="float" office:value="0.0594878">
            <text:p>0,0594878</text:p>
          </table:table-cell>
          <table:table-cell table:style-name="ce4" office:value-type="float" office:value="0.0048654">
            <text:p>0,0048654</text:p>
          </table:table-cell>
          <table:table-cell table:style-name="ce4" office:value-type="float" office:value="0.0474114">
            <text:p>0,0474114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5891">
            <text:p>0,00885891</text:p>
          </table:table-cell>
          <table:table-cell table:style-name="ce4" office:value-type="float" office:value="7.13242">
            <text:p>7,13242</text:p>
          </table:table-cell>
          <table:table-cell table:style-name="ce4" table:formula="of:=AVERAGE([.$H$4:.H82])" office:value-type="float" office:value="6.68386265822785">
            <text:p>6,6838626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74">
            <text:p>274</text:p>
          </table:table-cell>
          <table:table-cell table:style-name="ce4" office:value-type="float" office:value="0.00168903">
            <text:p>0,00168903</text:p>
          </table:table-cell>
          <table:table-cell table:style-name="ce4" office:value-type="float" office:value="0.098443">
            <text:p>0,098443</text:p>
          </table:table-cell>
          <table:table-cell table:style-name="ce4" office:value-type="float" office:value="0.00459176">
            <text:p>0,00459176</text:p>
          </table:table-cell>
          <table:table-cell table:style-name="ce4" office:value-type="float" office:value="0.0156594">
            <text:p>0,0156594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889998">
            <text:p>0,00889998</text:p>
          </table:table-cell>
          <table:table-cell table:style-name="ce4" office:value-type="float" office:value="6.81296">
            <text:p>6,81296</text:p>
          </table:table-cell>
          <table:table-cell table:style-name="ce4" table:formula="of:=AVERAGE([.$H$4:.H83])" office:value-type="float" office:value="6.685476375">
            <text:p>6,685476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275">
            <text:p>275</text:p>
          </table:table-cell>
          <table:table-cell table:style-name="ce4" office:value-type="float" office:value="0.00159342">
            <text:p>0,00159342</text:p>
          </table:table-cell>
          <table:table-cell table:style-name="ce4" office:value-type="float" office:value="0.101733">
            <text:p>0,101733</text:p>
          </table:table-cell>
          <table:table-cell table:style-name="ce4" office:value-type="float" office:value="0.0154533">
            <text:p>0,0154533</text:p>
          </table:table-cell>
          <table:table-cell table:style-name="ce4" office:value-type="float" office:value="0.0380767">
            <text:p>0,038076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7273">
            <text:p>0,00887273</text:p>
          </table:table-cell>
          <table:table-cell table:style-name="ce4" office:value-type="float" office:value="5.50891">
            <text:p>5,50891</text:p>
          </table:table-cell>
          <table:table-cell table:style-name="ce4" table:formula="of:=AVERAGE([.$H$4:.H84])" office:value-type="float" office:value="6.67095086419753">
            <text:p>6,67095086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80">
            <text:p>280</text:p>
          </table:table-cell>
          <table:table-cell table:style-name="ce4" office:value-type="float" office:value="0.00200639">
            <text:p>0,00200639</text:p>
          </table:table-cell>
          <table:table-cell table:style-name="ce4" office:value-type="float" office:value="0.116018">
            <text:p>0,116018</text:p>
          </table:table-cell>
          <table:table-cell table:style-name="ce4" office:value-type="float" office:value="0.00490772">
            <text:p>0,00490772</text:p>
          </table:table-cell>
          <table:table-cell table:style-name="ce4" office:value-type="float" office:value="0.0358206">
            <text:p>0,03582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5311">
            <text:p>0,00885311</text:p>
          </table:table-cell>
          <table:table-cell table:style-name="ce4" office:value-type="float" office:value="5.44449">
            <text:p>5,44449</text:p>
          </table:table-cell>
          <table:table-cell table:style-name="ce4" table:formula="of:=AVERAGE([.$H$4:.H85])" office:value-type="float" office:value="6.65599402439025">
            <text:p>6,65599402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281">
            <text:p>281</text:p>
          </table:table-cell>
          <table:table-cell table:style-name="ce4" office:value-type="float" office:value="0.00212379">
            <text:p>0,00212379</text:p>
          </table:table-cell>
          <table:table-cell table:style-name="ce4" office:value-type="float" office:value="0.129808">
            <text:p>0,129808</text:p>
          </table:table-cell>
          <table:table-cell table:style-name="ce4" office:value-type="float" office:value="0.00489893">
            <text:p>0,00489893</text:p>
          </table:table-cell>
          <table:table-cell table:style-name="ce4" office:value-type="float" office:value="0.072706">
            <text:p>0,072706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93804">
            <text:p>0,00893804</text:p>
          </table:table-cell>
          <table:table-cell table:style-name="ce4" office:value-type="float" office:value="4.24126">
            <text:p>4,24126</text:p>
          </table:table-cell>
          <table:table-cell table:style-name="ce4" table:formula="of:=AVERAGE([.$H$4:.H86])" office:value-type="float" office:value="6.6269008433735">
            <text:p>6,6269008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3">
            <text:p>283</text:p>
          </table:table-cell>
          <table:table-cell table:style-name="ce4" office:value-type="float" office:value="0.001942">
            <text:p>0,001942</text:p>
          </table:table-cell>
          <table:table-cell table:style-name="ce4" office:value-type="float" office:value="0.0953812">
            <text:p>0,0953812</text:p>
          </table:table-cell>
          <table:table-cell table:style-name="ce4" office:value-type="float" office:value="0.00469171">
            <text:p>0,00469171</text:p>
          </table:table-cell>
          <table:table-cell table:style-name="ce4" office:value-type="float" office:value="0.121327">
            <text:p>0,12132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991">
            <text:p>0,00878991</text:p>
          </table:table-cell>
          <table:table-cell table:style-name="ce4" office:value-type="float" office:value="4.02372">
            <text:p>4,02372</text:p>
          </table:table-cell>
          <table:table-cell table:style-name="ce4" table:formula="of:=AVERAGE([.$H$4:.H87])" office:value-type="float" office:value="6.5959105952381">
            <text:p>6,5959105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285">
            <text:p>285</text:p>
          </table:table-cell>
          <table:table-cell table:style-name="ce4" office:value-type="float" office:value="0.00165858">
            <text:p>0,00165858</text:p>
          </table:table-cell>
          <table:table-cell table:style-name="ce4" office:value-type="float" office:value="0.0629301">
            <text:p>0,0629301</text:p>
          </table:table-cell>
          <table:table-cell table:style-name="ce4" office:value-type="float" office:value="0.00458024">
            <text:p>0,00458024</text:p>
          </table:table-cell>
          <table:table-cell table:style-name="ce4" office:value-type="float" office:value="0.0498159">
            <text:p>0,049815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837">
            <text:p>0,0088837</text:p>
          </table:table-cell>
          <table:table-cell table:style-name="ce4" office:value-type="float" office:value="6.9431">
            <text:p>6,9431</text:p>
          </table:table-cell>
          <table:table-cell table:style-name="ce4" table:formula="of:=AVERAGE([.$H$4:.H88])" office:value-type="float" office:value="6.59999517647059">
            <text:p>6,59999517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office:value-type="float" office:value="286">
            <text:p>286</text:p>
          </table:table-cell>
          <table:table-cell table:style-name="ce4" office:value-type="float" office:value="0.00167185">
            <text:p>0,00167185</text:p>
          </table:table-cell>
          <table:table-cell table:style-name="ce4" office:value-type="float" office:value="0.0560782">
            <text:p>0,0560782</text:p>
          </table:table-cell>
          <table:table-cell table:style-name="ce4" office:value-type="float" office:value="0.00456006">
            <text:p>0,00456006</text:p>
          </table:table-cell>
          <table:table-cell table:style-name="ce4" office:value-type="float" office:value="0.0988699">
            <text:p>0,098869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963">
            <text:p>0,00883963</text:p>
          </table:table-cell>
          <table:table-cell table:style-name="ce4" office:value-type="float" office:value="5.34293">
            <text:p>5,34293</text:p>
          </table:table-cell>
          <table:table-cell table:style-name="ce4" table:formula="of:=AVERAGE([.$H$4:.H89])" office:value-type="float" office:value="6.58537813953489">
            <text:p>6,5853781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287">
            <text:p>287</text:p>
          </table:table-cell>
          <table:table-cell table:style-name="ce4" office:value-type="float" office:value="0.00219657">
            <text:p>0,00219657</text:p>
          </table:table-cell>
          <table:table-cell table:style-name="ce4" office:value-type="float" office:value="0.0594899">
            <text:p>0,0594899</text:p>
          </table:table-cell>
          <table:table-cell table:style-name="ce4" office:value-type="float" office:value="0.00469282">
            <text:p>0,00469282</text:p>
          </table:table-cell>
          <table:table-cell table:style-name="ce4" office:value-type="float" office:value="0.0369098">
            <text:p>0,0369098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6799">
            <text:p>0,00886799</text:p>
          </table:table-cell>
          <table:table-cell table:style-name="ce4" office:value-type="float" office:value="7.79783">
            <text:p>7,79783</text:p>
          </table:table-cell>
          <table:table-cell table:style-name="ce4" table:formula="of:=AVERAGE([.$H$4:.H90])" office:value-type="float" office:value="6.59931436781609">
            <text:p>6,59931436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289">
            <text:p>289</text:p>
          </table:table-cell>
          <table:table-cell table:style-name="ce4" office:value-type="float" office:value="0.00159209">
            <text:p>0,00159209</text:p>
          </table:table-cell>
          <table:table-cell table:style-name="ce4" office:value-type="float" office:value="0.0732479">
            <text:p>0,0732479</text:p>
          </table:table-cell>
          <table:table-cell table:style-name="ce4" office:value-type="float" office:value="0.00480052">
            <text:p>0,00480052</text:p>
          </table:table-cell>
          <table:table-cell table:style-name="ce4" office:value-type="float" office:value="0.0389562">
            <text:p>0,03895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497">
            <text:p>0,00887497</text:p>
          </table:table-cell>
          <table:table-cell table:style-name="ce4" office:value-type="float" office:value="6.85016">
            <text:p>6,85016</text:p>
          </table:table-cell>
          <table:table-cell table:style-name="ce4" table:formula="of:=AVERAGE([.$H$4:.H91])" office:value-type="float" office:value="6.60216488636364">
            <text:p>6,60216488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291">
            <text:p>291</text:p>
          </table:table-cell>
          <table:table-cell table:style-name="ce4" office:value-type="float" office:value="0.00156898">
            <text:p>0,00156898</text:p>
          </table:table-cell>
          <table:table-cell table:style-name="ce4" office:value-type="float" office:value="0.113956">
            <text:p>0,113956</text:p>
          </table:table-cell>
          <table:table-cell table:style-name="ce4" office:value-type="float" office:value="0.00495731">
            <text:p>0,00495731</text:p>
          </table:table-cell>
          <table:table-cell table:style-name="ce4" office:value-type="float" office:value="0.00666548">
            <text:p>0,0066654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874">
            <text:p>0,0088874</text:p>
          </table:table-cell>
          <table:table-cell table:style-name="ce4" office:value-type="float" office:value="6.56612">
            <text:p>6,56612</text:p>
          </table:table-cell>
          <table:table-cell table:style-name="ce4" table:formula="of:=AVERAGE([.$H$4:.H92])" office:value-type="float" office:value="6.60175988764045">
            <text:p>6,6017598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292">
            <text:p>292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123676">
            <text:p>0,123676</text:p>
          </table:table-cell>
          <table:table-cell table:style-name="ce4" office:value-type="float" office:value="0.00488901">
            <text:p>0,00488901</text:p>
          </table:table-cell>
          <table:table-cell table:style-name="ce4" office:value-type="float" office:value="0.00709179">
            <text:p>0,00709179</text:p>
          </table:table-cell>
          <table:table-cell table:style-name="ce4" office:value-type="float" office:value="0.000002653">
            <text:p>0,000002653</text:p>
          </table:table-cell>
          <table:table-cell table:style-name="ce4" office:value-type="float" office:value="0.00884215">
            <text:p>0,00884215</text:p>
          </table:table-cell>
          <table:table-cell table:style-name="ce4" office:value-type="float" office:value="6.02606">
            <text:p>6,02606</text:p>
          </table:table-cell>
          <table:table-cell table:style-name="ce4" table:formula="of:=AVERAGE([.$H$4:.H93])" office:value-type="float" office:value="6.59536322222222">
            <text:p>6,59536322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293">
            <text:p>293</text:p>
          </table:table-cell>
          <table:table-cell table:style-name="ce4" office:value-type="float" office:value="0.00166284">
            <text:p>0,00166284</text:p>
          </table:table-cell>
          <table:table-cell table:style-name="ce4" office:value-type="float" office:value="0.0440663">
            <text:p>0,0440663</text:p>
          </table:table-cell>
          <table:table-cell table:style-name="ce4" office:value-type="float" office:value="0.00297788">
            <text:p>0,00297788</text:p>
          </table:table-cell>
          <table:table-cell table:style-name="ce4" office:value-type="float" office:value="0.0403064">
            <text:p>0,040306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2043">
            <text:p>0,00882043</text:p>
          </table:table-cell>
          <table:table-cell table:style-name="ce4" office:value-type="float" office:value="8.36337">
            <text:p>8,36337</text:p>
          </table:table-cell>
          <table:table-cell table:style-name="ce4" table:formula="of:=AVERAGE([.$H$4:.H94])" office:value-type="float" office:value="6.61479186813187">
            <text:p>6,61479186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294">
            <text:p>294</text:p>
          </table:table-cell>
          <table:table-cell table:style-name="ce4" office:value-type="float" office:value="0.00194004">
            <text:p>0,00194004</text:p>
          </table:table-cell>
          <table:table-cell table:style-name="ce4" office:value-type="float" office:value="0.108849">
            <text:p>0,108849</text:p>
          </table:table-cell>
          <table:table-cell table:style-name="ce4" office:value-type="float" office:value="0.00502687">
            <text:p>0,00502687</text:p>
          </table:table-cell>
          <table:table-cell table:style-name="ce4" office:value-type="float" office:value="0.0059061">
            <text:p>0,0059061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6945">
            <text:p>0,00886945</text:p>
          </table:table-cell>
          <table:table-cell table:style-name="ce4" office:value-type="float" office:value="6.76255">
            <text:p>6,76255</text:p>
          </table:table-cell>
          <table:table-cell table:style-name="ce4" table:formula="of:=AVERAGE([.$H$4:.H95])" office:value-type="float" office:value="6.61639793478261">
            <text:p>6,61639793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295">
            <text:p>295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7925">
            <text:p>0,107925</text:p>
          </table:table-cell>
          <table:table-cell table:style-name="ce4" office:value-type="float" office:value="0.00497247">
            <text:p>0,00497247</text:p>
          </table:table-cell>
          <table:table-cell table:style-name="ce4" office:value-type="float" office:value="0.00584806">
            <text:p>0,0058480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636">
            <text:p>0,00882636</text:p>
          </table:table-cell>
          <table:table-cell table:style-name="ce4" office:value-type="float" office:value="6.86374">
            <text:p>6,86374</text:p>
          </table:table-cell>
          <table:table-cell table:style-name="ce4" table:formula="of:=AVERAGE([.$H$4:.H96])" office:value-type="float" office:value="6.61905752688172">
            <text:p>6,61905752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296">
            <text:p>296</text:p>
          </table:table-cell>
          <table:table-cell table:style-name="ce4" office:value-type="float" office:value="0.00207616">
            <text:p>0,00207616</text:p>
          </table:table-cell>
          <table:table-cell table:style-name="ce4" office:value-type="float" office:value="0.0921461">
            <text:p>0,0921461</text:p>
          </table:table-cell>
          <table:table-cell table:style-name="ce4" office:value-type="float" office:value="0.00479786">
            <text:p>0,00479786</text:p>
          </table:table-cell>
          <table:table-cell table:style-name="ce4" office:value-type="float" office:value="0.00536742">
            <text:p>0,0053674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5541">
            <text:p>0,00885541</text:p>
          </table:table-cell>
          <table:table-cell table:style-name="ce4" office:value-type="float" office:value="7.68794">
            <text:p>7,68794</text:p>
          </table:table-cell>
          <table:table-cell table:style-name="ce4" table:formula="of:=AVERAGE([.$H$4:.H97])" office:value-type="float" office:value="6.63042861702128">
            <text:p>6,6304286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297">
            <text:p>297</text:p>
          </table:table-cell>
          <table:table-cell table:style-name="ce4" office:value-type="float" office:value="0.00160278">
            <text:p>0,00160278</text:p>
          </table:table-cell>
          <table:table-cell table:style-name="ce4" office:value-type="float" office:value="0.0529553">
            <text:p>0,0529553</text:p>
          </table:table-cell>
          <table:table-cell table:style-name="ce4" office:value-type="float" office:value="0.00458087">
            <text:p>0,00458087</text:p>
          </table:table-cell>
          <table:table-cell table:style-name="ce4" office:value-type="float" office:value="0.121492">
            <text:p>0,12149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8566">
            <text:p>0,00888566</text:p>
          </table:table-cell>
          <table:table-cell table:style-name="ce4" office:value-type="float" office:value="4.87156">
            <text:p>4,87156</text:p>
          </table:table-cell>
          <table:table-cell table:style-name="ce4" table:formula="of:=AVERAGE([.$H$4:.H98])" office:value-type="float" office:value="6.61191421052632">
            <text:p>6,611914210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299">
            <text:p>299</text:p>
          </table:table-cell>
          <table:table-cell table:style-name="ce4" office:value-type="float" office:value="0.00160425">
            <text:p>0,00160425</text:p>
          </table:table-cell>
          <table:table-cell table:style-name="ce4" office:value-type="float" office:value="0.0822358">
            <text:p>0,0822358</text:p>
          </table:table-cell>
          <table:table-cell table:style-name="ce4" office:value-type="float" office:value="0.00485311">
            <text:p>0,00485311</text:p>
          </table:table-cell>
          <table:table-cell table:style-name="ce4" office:value-type="float" office:value="0.00656554">
            <text:p>0,00656554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665">
            <text:p>0,00881665</text:p>
          </table:table-cell>
          <table:table-cell table:style-name="ce4" office:value-type="float" office:value="8.31705">
            <text:p>8,31705</text:p>
          </table:table-cell>
          <table:table-cell table:style-name="ce4" table:formula="of:=AVERAGE([.$H$4:.H99])" office:value-type="float" office:value="6.62967604166667">
            <text:p>6,62967604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00">
            <text:p>300</text:p>
          </table:table-cell>
          <table:table-cell table:style-name="ce4" office:value-type="float" office:value="0.00162478">
            <text:p>0,00162478</text:p>
          </table:table-cell>
          <table:table-cell table:style-name="ce4" office:value-type="float" office:value="0.108071">
            <text:p>0,108071</text:p>
          </table:table-cell>
          <table:table-cell table:style-name="ce4" office:value-type="float" office:value="0.00482839">
            <text:p>0,00482839</text:p>
          </table:table-cell>
          <table:table-cell table:style-name="ce4" office:value-type="float" office:value="0.00510174">
            <text:p>0,0051017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6177">
            <text:p>0,00886177</text:p>
          </table:table-cell>
          <table:table-cell table:style-name="ce4" office:value-type="float" office:value="6.80837">
            <text:p>6,80837</text:p>
          </table:table-cell>
          <table:table-cell table:style-name="ce4" table:formula="of:=AVERAGE([.$H$4:.H100])" office:value-type="float" office:value="6.63151824742268">
            <text:p>6,63151824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01">
            <text:p>301</text:p>
          </table:table-cell>
          <table:table-cell table:style-name="ce4" office:value-type="float" office:value="0.00214335">
            <text:p>0,00214335</text:p>
          </table:table-cell>
          <table:table-cell table:style-name="ce4" office:value-type="float" office:value="0.112016">
            <text:p>0,112016</text:p>
          </table:table-cell>
          <table:table-cell table:style-name="ce4" office:value-type="float" office:value="0.00488384">
            <text:p>0,00488384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6.62032">
            <text:p>6,62032</text:p>
          </table:table-cell>
          <table:table-cell table:style-name="ce4" table:formula="of:=AVERAGE([.$H$4:.H101])" office:value-type="float" office:value="6.63140397959184">
            <text:p>6,6314039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02">
            <text:p>302</text:p>
          </table:table-cell>
          <table:table-cell table:style-name="ce4" office:value-type="float" office:value="0.00171229">
            <text:p>0,00171229</text:p>
          </table:table-cell>
          <table:table-cell table:style-name="ce4" office:value-type="float" office:value="0.118983">
            <text:p>0,118983</text:p>
          </table:table-cell>
          <table:table-cell table:style-name="ce4" office:value-type="float" office:value="0.004927">
            <text:p>0,004927</text:p>
          </table:table-cell>
          <table:table-cell table:style-name="ce4" office:value-type="float" office:value="0.00610081">
            <text:p>0,0061008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3559">
            <text:p>0,00893559</text:p>
          </table:table-cell>
          <table:table-cell table:style-name="ce4" office:value-type="float" office:value="6.36084">
            <text:p>6,36084</text:p>
          </table:table-cell>
          <table:table-cell table:style-name="ce4" table:formula="of:=AVERAGE([.$H$4:.H102])" office:value-type="float" office:value="6.62867101010101">
            <text:p>6,62867101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4">
            <text:p>304</text:p>
          </table:table-cell>
          <table:table-cell table:style-name="ce4" office:value-type="float" office:value="0.00173269">
            <text:p>0,00173269</text:p>
          </table:table-cell>
          <table:table-cell table:style-name="ce4" office:value-type="float" office:value="0.107323">
            <text:p>0,107323</text:p>
          </table:table-cell>
          <table:table-cell table:style-name="ce4" office:value-type="float" office:value="0.00487686">
            <text:p>0,00487686</text:p>
          </table:table-cell>
          <table:table-cell table:style-name="ce4" office:value-type="float" office:value="0.00379893">
            <text:p>0,0037989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456">
            <text:p>0,00887456</text:p>
          </table:table-cell>
          <table:table-cell table:style-name="ce4" office:value-type="float" office:value="7.07149">
            <text:p>7,07149</text:p>
          </table:table-cell>
          <table:table-cell table:style-name="ce4" table:formula="of:=AVERAGE([.$H$4:.H103])" office:value-type="float" office:value="6.6330992">
            <text:p>6,6330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05">
            <text:p>305</text:p>
          </table:table-cell>
          <table:table-cell table:style-name="ce4" office:value-type="float" office:value="0.00159077">
            <text:p>0,00159077</text:p>
          </table:table-cell>
          <table:table-cell table:style-name="ce4" office:value-type="float" office:value="0.0909917">
            <text:p>0,0909917</text:p>
          </table:table-cell>
          <table:table-cell table:style-name="ce4" office:value-type="float" office:value="0.00464498">
            <text:p>0,00464498</text:p>
          </table:table-cell>
          <table:table-cell table:style-name="ce4" office:value-type="float" office:value="0.00340803">
            <text:p>0,0034080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753">
            <text:p>0,00883753</text:p>
          </table:table-cell>
          <table:table-cell table:style-name="ce4" office:value-type="float" office:value="8.00525">
            <text:p>8,00525</text:p>
          </table:table-cell>
          <table:table-cell table:style-name="ce4" table:formula="of:=AVERAGE([.$H$4:.H104])" office:value-type="float" office:value="6.64668485148515">
            <text:p>6,64668485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6">
            <text:p>306</text:p>
          </table:table-cell>
          <table:table-cell table:style-name="ce4" office:value-type="float" office:value="0.00390306">
            <text:p>0,00390306</text:p>
          </table:table-cell>
          <table:table-cell table:style-name="ce4" office:value-type="float" office:value="0.0994466">
            <text:p>0,0994466</text:p>
          </table:table-cell>
          <table:table-cell table:style-name="ce4" office:value-type="float" office:value="0.00457025">
            <text:p>0,00457025</text:p>
          </table:table-cell>
          <table:table-cell table:style-name="ce4" office:value-type="float" office:value="0.00517913">
            <text:p>0,0051791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72">
            <text:p>0,0091572</text:p>
          </table:table-cell>
          <table:table-cell table:style-name="ce4" office:value-type="float" office:value="7.31459">
            <text:p>7,31459</text:p>
          </table:table-cell>
          <table:table-cell table:style-name="ce4" table:formula="of:=AVERAGE([.$H$4:.H105])" office:value-type="float" office:value="6.65323294117647">
            <text:p>6,65323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07">
            <text:p>307</text:p>
          </table:table-cell>
          <table:table-cell table:style-name="ce4" office:value-type="float" office:value="0.00160292">
            <text:p>0,00160292</text:p>
          </table:table-cell>
          <table:table-cell table:style-name="ce4" office:value-type="float" office:value="0.111838">
            <text:p>0,111838</text:p>
          </table:table-cell>
          <table:table-cell table:style-name="ce4" office:value-type="float" office:value="0.00489648">
            <text:p>0,00489648</text:p>
          </table:table-cell>
          <table:table-cell table:style-name="ce4" office:value-type="float" office:value="0.00302488">
            <text:p>0,00302488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542">
            <text:p>0,0091542</text:p>
          </table:table-cell>
          <table:table-cell table:style-name="ce4" office:value-type="float" office:value="6.76943">
            <text:p>6,76943</text:p>
          </table:table-cell>
          <table:table-cell table:style-name="ce4" table:formula="of:=AVERAGE([.$H$4:.H106])" office:value-type="float" office:value="6.65436106796117">
            <text:p>6,6543610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08">
            <text:p>308</text:p>
          </table:table-cell>
          <table:table-cell table:style-name="ce4" office:value-type="float" office:value="0.00158539">
            <text:p>0,00158539</text:p>
          </table:table-cell>
          <table:table-cell table:style-name="ce4" office:value-type="float" office:value="0.100989">
            <text:p>0,100989</text:p>
          </table:table-cell>
          <table:table-cell table:style-name="ce4" office:value-type="float" office:value="0.00502799">
            <text:p>0,00502799</text:p>
          </table:table-cell>
          <table:table-cell table:style-name="ce4" office:value-type="float" office:value="0.00566564">
            <text:p>0,00566564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925916">
            <text:p>0,00925916</text:p>
          </table:table-cell>
          <table:table-cell table:style-name="ce4" office:value-type="float" office:value="7.12779">
            <text:p>7,12779</text:p>
          </table:table-cell>
          <table:table-cell table:style-name="ce4" table:formula="of:=AVERAGE([.$H$4:.H107])" office:value-type="float" office:value="6.65891326923077">
            <text:p>6,6589132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09">
            <text:p>309</text:p>
          </table:table-cell>
          <table:table-cell table:style-name="ce4" office:value-type="float" office:value="0.00160627">
            <text:p>0,00160627</text:p>
          </table:table-cell>
          <table:table-cell table:style-name="ce4" office:value-type="float" office:value="0.0931133">
            <text:p>0,0931133</text:p>
          </table:table-cell>
          <table:table-cell table:style-name="ce4" office:value-type="float" office:value="0.00442862">
            <text:p>0,00442862</text:p>
          </table:table-cell>
          <table:table-cell table:style-name="ce4" office:value-type="float" office:value="0.0171751">
            <text:p>0,017175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627">
            <text:p>0,00922627</text:p>
          </table:table-cell>
          <table:table-cell table:style-name="ce4" office:value-type="float" office:value="6.92948">
            <text:p>6,92948</text:p>
          </table:table-cell>
          <table:table-cell table:style-name="ce4" table:formula="of:=AVERAGE([.$H$4:.H108])" office:value-type="float" office:value="6.6614900952381">
            <text:p>6,661490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310">
            <text:p>310</text:p>
          </table:table-cell>
          <table:table-cell table:style-name="ce4" office:value-type="float" office:value="0.00214552">
            <text:p>0,00214552</text:p>
          </table:table-cell>
          <table:table-cell table:style-name="ce4" office:value-type="float" office:value="0.0994915">
            <text:p>0,0994915</text:p>
          </table:table-cell>
          <table:table-cell table:style-name="ce4" office:value-type="float" office:value="0.00456418">
            <text:p>0,00456418</text:p>
          </table:table-cell>
          <table:table-cell table:style-name="ce4" office:value-type="float" office:value="0.0110826">
            <text:p>0,011082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24757">
            <text:p>0,00924757</text:p>
          </table:table-cell>
          <table:table-cell table:style-name="ce4" office:value-type="float" office:value="6.9588">
            <text:p>6,9588</text:p>
          </table:table-cell>
          <table:table-cell table:style-name="ce4" table:formula="of:=AVERAGE([.$H$4:.H109])" office:value-type="float" office:value="6.66429490566038">
            <text:p>6,66429490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12">
            <text:p>312</text:p>
          </table:table-cell>
          <table:table-cell table:style-name="ce4" office:value-type="float" office:value="0.00175091">
            <text:p>0,00175091</text:p>
          </table:table-cell>
          <table:table-cell table:style-name="ce4" office:value-type="float" office:value="0.126367">
            <text:p>0,126367</text:p>
          </table:table-cell>
          <table:table-cell table:style-name="ce4" office:value-type="float" office:value="0.00493461">
            <text:p>0,00493461</text:p>
          </table:table-cell>
          <table:table-cell table:style-name="ce4" office:value-type="float" office:value="0.0115016">
            <text:p>0,011501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413">
            <text:p>0,00915413</text:p>
          </table:table-cell>
          <table:table-cell table:style-name="ce4" office:value-type="float" office:value="5.85388">
            <text:p>5,85388</text:p>
          </table:table-cell>
          <table:table-cell table:style-name="ce4" table:formula="of:=AVERAGE([.$H$4:.H110])" office:value-type="float" office:value="6.65672093457944">
            <text:p>6,65672093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313">
            <text:p>313</text:p>
          </table:table-cell>
          <table:table-cell table:style-name="ce4" office:value-type="float" office:value="0.00235895">
            <text:p>0,00235895</text:p>
          </table:table-cell>
          <table:table-cell table:style-name="ce4" office:value-type="float" office:value="0.115806">
            <text:p>0,115806</text:p>
          </table:table-cell>
          <table:table-cell table:style-name="ce4" office:value-type="float" office:value="0.00486729">
            <text:p>0,00486729</text:p>
          </table:table-cell>
          <table:table-cell table:style-name="ce4" office:value-type="float" office:value="0.00886393">
            <text:p>0,0088639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6649">
            <text:p>0,00916649</text:p>
          </table:table-cell>
          <table:table-cell table:style-name="ce4" office:value-type="float" office:value="6.25423">
            <text:p>6,25423</text:p>
          </table:table-cell>
          <table:table-cell table:style-name="ce4" table:formula="of:=AVERAGE([.$H$4:.H111])" office:value-type="float" office:value="6.65299416666667">
            <text:p>6,65299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314">
            <text:p>314</text:p>
          </table:table-cell>
          <table:table-cell table:style-name="ce4" office:value-type="float" office:value="0.00193264">
            <text:p>0,00193264</text:p>
          </table:table-cell>
          <table:table-cell table:style-name="ce4" office:value-type="float" office:value="0.126642">
            <text:p>0,126642</text:p>
          </table:table-cell>
          <table:table-cell table:style-name="ce4" office:value-type="float" office:value="0.00495389">
            <text:p>0,00495389</text:p>
          </table:table-cell>
          <table:table-cell table:style-name="ce4" office:value-type="float" office:value="0.00478215">
            <text:p>0,00478215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19">
            <text:p>0,00920119</text:p>
          </table:table-cell>
          <table:table-cell table:style-name="ce4" office:value-type="float" office:value="6.06722">
            <text:p>6,06722</text:p>
          </table:table-cell>
          <table:table-cell table:style-name="ce4" table:formula="of:=AVERAGE([.$H$4:.H112])" office:value-type="float" office:value="6.64762009174312">
            <text:p>6,64762009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15">
            <text:p>315</text:p>
          </table:table-cell>
          <table:table-cell table:style-name="ce4" office:value-type="float" office:value="0.00257741">
            <text:p>0,00257741</text:p>
          </table:table-cell>
          <table:table-cell table:style-name="ce4" office:value-type="float" office:value="0.111489">
            <text:p>0,111489</text:p>
          </table:table-cell>
          <table:table-cell table:style-name="ce4" office:value-type="float" office:value="0.00477803">
            <text:p>0,00477803</text:p>
          </table:table-cell>
          <table:table-cell table:style-name="ce4" office:value-type="float" office:value="0.00348213">
            <text:p>0,0034821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24087">
            <text:p>0,00924087</text:p>
          </table:table-cell>
          <table:table-cell table:style-name="ce4" office:value-type="float" office:value="6.71976">
            <text:p>6,71976</text:p>
          </table:table-cell>
          <table:table-cell table:style-name="ce4" table:formula="of:=AVERAGE([.$H$4:.H113])" office:value-type="float" office:value="6.64827590909091">
            <text:p>6,6482759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16">
            <text:p>316</text:p>
          </table:table-cell>
          <table:table-cell table:style-name="ce4" office:value-type="float" office:value="0.00188396">
            <text:p>0,00188396</text:p>
          </table:table-cell>
          <table:table-cell table:style-name="ce4" office:value-type="float" office:value="0.10636">
            <text:p>0,10636</text:p>
          </table:table-cell>
          <table:table-cell table:style-name="ce4" office:value-type="float" office:value="0.0048096">
            <text:p>0,0048096</text:p>
          </table:table-cell>
          <table:table-cell table:style-name="ce4" office:value-type="float" office:value="0.00336165">
            <text:p>0,0033616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0127">
            <text:p>0,00920127</text:p>
          </table:table-cell>
          <table:table-cell table:style-name="ce4" office:value-type="float" office:value="7.04325">
            <text:p>7,04325</text:p>
          </table:table-cell>
          <table:table-cell table:style-name="ce4" table:formula="of:=AVERAGE([.$H$4:.H114])" office:value-type="float" office:value="6.65183423423424">
            <text:p>6,6518342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17">
            <text:p>317</text:p>
          </table:table-cell>
          <table:table-cell table:style-name="ce4" office:value-type="float" office:value="0.00157149">
            <text:p>0,00157149</text:p>
          </table:table-cell>
          <table:table-cell table:style-name="ce4" office:value-type="float" office:value="0.0979456">
            <text:p>0,0979456</text:p>
          </table:table-cell>
          <table:table-cell table:style-name="ce4" office:value-type="float" office:value="0.00461314">
            <text:p>0,00461314</text:p>
          </table:table-cell>
          <table:table-cell table:style-name="ce4" office:value-type="float" office:value="0.0049937">
            <text:p>0,00499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9966">
            <text:p>0,00919966</text:p>
          </table:table-cell>
          <table:table-cell table:style-name="ce4" office:value-type="float" office:value="7.46547">
            <text:p>7,46547</text:p>
          </table:table-cell>
          <table:table-cell table:style-name="ce4" table:formula="of:=AVERAGE([.$H$4:.H115])" office:value-type="float" office:value="6.65909883928572">
            <text:p>6,65909883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18">
            <text:p>318</text:p>
          </table:table-cell>
          <table:table-cell table:style-name="ce4" office:value-type="float" office:value="0.00164867">
            <text:p>0,00164867</text:p>
          </table:table-cell>
          <table:table-cell table:style-name="ce4" office:value-type="float" office:value="0.103913">
            <text:p>0,103913</text:p>
          </table:table-cell>
          <table:table-cell table:style-name="ce4" office:value-type="float" office:value="0.00502778">
            <text:p>0,00502778</text:p>
          </table:table-cell>
          <table:table-cell table:style-name="ce4" office:value-type="float" office:value="0.00289805">
            <text:p>0,00289805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3826">
            <text:p>0,00913826</text:p>
          </table:table-cell>
          <table:table-cell table:style-name="ce4" office:value-type="float" office:value="7.18994">
            <text:p>7,18994</text:p>
          </table:table-cell>
          <table:table-cell table:style-name="ce4" table:formula="of:=AVERAGE([.$H$4:.H116])" office:value-type="float" office:value="6.66379654867257">
            <text:p>6,66379654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19">
            <text:p>319</text:p>
          </table:table-cell>
          <table:table-cell table:style-name="ce4" office:value-type="float" office:value="0.00187202">
            <text:p>0,00187202</text:p>
          </table:table-cell>
          <table:table-cell table:style-name="ce4" office:value-type="float" office:value="0.123514">
            <text:p>0,123514</text:p>
          </table:table-cell>
          <table:table-cell table:style-name="ce4" office:value-type="float" office:value="0.00510684">
            <text:p>0,00510684</text:p>
          </table:table-cell>
          <table:table-cell table:style-name="ce4" office:value-type="float" office:value="0.00256435">
            <text:p>0,0025643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4442">
            <text:p>0,00914442</text:p>
          </table:table-cell>
          <table:table-cell table:style-name="ce4" office:value-type="float" office:value="6.27727">
            <text:p>6,27727</text:p>
          </table:table-cell>
          <table:table-cell table:style-name="ce4" table:formula="of:=AVERAGE([.$H$4:.H117])" office:value-type="float" office:value="6.66040596491228">
            <text:p>6,66040596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320">
            <text:p>320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107121">
            <text:p>0,107121</text:p>
          </table:table-cell>
          <table:table-cell table:style-name="ce4" office:value-type="float" office:value="0.00473235">
            <text:p>0,00473235</text:p>
          </table:table-cell>
          <table:table-cell table:style-name="ce4" office:value-type="float" office:value="0.0211922">
            <text:p>0,0211922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913485">
            <text:p>0,00913485</text:p>
          </table:table-cell>
          <table:table-cell table:style-name="ce4" office:value-type="float" office:value="6.30299">
            <text:p>6,30299</text:p>
          </table:table-cell>
          <table:table-cell table:style-name="ce4" table:formula="of:=AVERAGE([.$H$4:.H118])" office:value-type="float" office:value="6.657298">
            <text:p>6,6572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22">
            <text:p>322</text:p>
          </table:table-cell>
          <table:table-cell table:style-name="ce4" office:value-type="float" office:value="0.00192412">
            <text:p>0,00192412</text:p>
          </table:table-cell>
          <table:table-cell table:style-name="ce4" office:value-type="float" office:value="0.125048">
            <text:p>0,125048</text:p>
          </table:table-cell>
          <table:table-cell table:style-name="ce4" office:value-type="float" office:value="0.0047487">
            <text:p>0,0047487</text:p>
          </table:table-cell>
          <table:table-cell table:style-name="ce4" office:value-type="float" office:value="0.00744631">
            <text:p>0,0074463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5329">
            <text:p>0,00915329</text:p>
          </table:table-cell>
          <table:table-cell table:style-name="ce4" office:value-type="float" office:value="6.06049">
            <text:p>6,06049</text:p>
          </table:table-cell>
          <table:table-cell table:style-name="ce4" table:formula="of:=AVERAGE([.$H$4:.H119])" office:value-type="float" office:value="6.65215310344828">
            <text:p>6,65215310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23">
            <text:p>323</text:p>
          </table:table-cell>
          <table:table-cell table:style-name="ce4" office:value-type="float" office:value="0.00468095">
            <text:p>0,00468095</text:p>
          </table:table-cell>
          <table:table-cell table:style-name="ce4" office:value-type="float" office:value="0.144505">
            <text:p>0,144505</text:p>
          </table:table-cell>
          <table:table-cell table:style-name="ce4" office:value-type="float" office:value="0.00494369">
            <text:p>0,00494369</text:p>
          </table:table-cell>
          <table:table-cell table:style-name="ce4" office:value-type="float" office:value="0.00436003">
            <text:p>0,0043600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8891">
            <text:p>0,00928891</text:p>
          </table:table-cell>
          <table:table-cell table:style-name="ce4" office:value-type="float" office:value="5.47061">
            <text:p>5,47061</text:p>
          </table:table-cell>
          <table:table-cell table:style-name="ce4" table:formula="of:=AVERAGE([.$H$4:.H120])" office:value-type="float" office:value="6.64205444444445">
            <text:p>6,642054444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26">
            <text:p>326</text:p>
          </table:table-cell>
          <table:table-cell table:style-name="ce4" office:value-type="float" office:value="0.00283114">
            <text:p>0,00283114</text:p>
          </table:table-cell>
          <table:table-cell table:style-name="ce4" office:value-type="float" office:value="0.111457">
            <text:p>0,111457</text:p>
          </table:table-cell>
          <table:table-cell table:style-name="ce4" office:value-type="float" office:value="0.00498001">
            <text:p>0,00498001</text:p>
          </table:table-cell>
          <table:table-cell table:style-name="ce4" office:value-type="float" office:value="0.00977745">
            <text:p>0,009777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6.30247">
            <text:p>6,30247</text:p>
          </table:table-cell>
          <table:table-cell table:style-name="ce4" table:formula="of:=AVERAGE([.$H$4:.H121])" office:value-type="float" office:value="6.63917661016949">
            <text:p>6,63917661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27">
            <text:p>327</text:p>
          </table:table-cell>
          <table:table-cell table:style-name="ce4" office:value-type="float" office:value="0.001945">
            <text:p>0,001945</text:p>
          </table:table-cell>
          <table:table-cell table:style-name="ce4" office:value-type="float" office:value="0.129303">
            <text:p>0,129303</text:p>
          </table:table-cell>
          <table:table-cell table:style-name="ce4" office:value-type="float" office:value="0.00518639">
            <text:p>0,00518639</text:p>
          </table:table-cell>
          <table:table-cell table:style-name="ce4" office:value-type="float" office:value="0.00654284">
            <text:p>0,0065428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0147">
            <text:p>0,00920147</text:p>
          </table:table-cell>
          <table:table-cell table:style-name="ce4" office:value-type="float" office:value="5.93832">
            <text:p>5,93832</text:p>
          </table:table-cell>
          <table:table-cell table:style-name="ce4" table:formula="of:=AVERAGE([.$H$4:.H122])" office:value-type="float" office:value="6.63328705882353">
            <text:p>6,63328705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329">
            <text:p>329</text:p>
          </table:table-cell>
          <table:table-cell table:style-name="ce4" office:value-type="float" office:value="0.00443148">
            <text:p>0,00443148</text:p>
          </table:table-cell>
          <table:table-cell table:style-name="ce4" office:value-type="float" office:value="0.0980962">
            <text:p>0,0980962</text:p>
          </table:table-cell>
          <table:table-cell table:style-name="ce4" office:value-type="float" office:value="0.00443511">
            <text:p>0,00443511</text:p>
          </table:table-cell>
          <table:table-cell table:style-name="ce4" office:value-type="float" office:value="0.0138845">
            <text:p>0,013884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704">
            <text:p>0,0091704</text:p>
          </table:table-cell>
          <table:table-cell table:style-name="ce4" office:value-type="float" office:value="6.88374">
            <text:p>6,88374</text:p>
          </table:table-cell>
          <table:table-cell table:style-name="ce4" table:formula="of:=AVERAGE([.$H$4:.H123])" office:value-type="float" office:value="6.63537416666667">
            <text:p>6,6353741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table:style-name="ce4" office:value-type="float" office:value="0.00156067">
            <text:p>0,00156067</text:p>
          </table:table-cell>
          <table:table-cell table:style-name="ce4" office:value-type="float" office:value="0.10098">
            <text:p>0,10098</text:p>
          </table:table-cell>
          <table:table-cell table:style-name="ce4" office:value-type="float" office:value="0.0044752">
            <text:p>0,0044752</text:p>
          </table:table-cell>
          <table:table-cell table:style-name="ce4" office:value-type="float" office:value="0.0321935">
            <text:p>0,0321935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8353">
            <text:p>0,00918353</text:p>
          </table:table-cell>
          <table:table-cell table:style-name="ce4" office:value-type="float" office:value="5.8124">
            <text:p>5,8124</text:p>
          </table:table-cell>
          <table:table-cell table:style-name="ce4" table:formula="of:=AVERAGE([.$H$4:.H124])" office:value-type="float" office:value="6.62857272727273">
            <text:p>6,62857272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331">
            <text:p>331</text:p>
          </table:table-cell>
          <table:table-cell table:style-name="ce4" office:value-type="float" office:value="0.00158239">
            <text:p>0,00158239</text:p>
          </table:table-cell>
          <table:table-cell table:style-name="ce4" office:value-type="float" office:value="0.122739">
            <text:p>0,122739</text:p>
          </table:table-cell>
          <table:table-cell table:style-name="ce4" office:value-type="float" office:value="0.0156134">
            <text:p>0,0156134</text:p>
          </table:table-cell>
          <table:table-cell table:style-name="ce4" office:value-type="float" office:value="0.00653153">
            <text:p>0,00653153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2737">
            <text:p>0,00912737</text:p>
          </table:table-cell>
          <table:table-cell table:style-name="ce4" office:value-type="float" office:value="5.78834">
            <text:p>5,78834</text:p>
          </table:table-cell>
          <table:table-cell table:style-name="ce4" table:formula="of:=AVERAGE([.$H$4:.H125])" office:value-type="float" office:value="6.62168557377049">
            <text:p>6,62168557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2">
            <text:p>332</text:p>
          </table:table-cell>
          <table:table-cell table:style-name="ce4" office:value-type="float" office:value="0.0017227">
            <text:p>0,0017227</text:p>
          </table:table-cell>
          <table:table-cell table:style-name="ce4" office:value-type="float" office:value="0.121435">
            <text:p>0,121435</text:p>
          </table:table-cell>
          <table:table-cell table:style-name="ce4" office:value-type="float" office:value="0.00486987">
            <text:p>0,00486987</text:p>
          </table:table-cell>
          <table:table-cell table:style-name="ce4" office:value-type="float" office:value="0.0101248">
            <text:p>0,010124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15531">
            <text:p>0,00915531</text:p>
          </table:table-cell>
          <table:table-cell table:style-name="ce4" office:value-type="float" office:value="6.09786">
            <text:p>6,09786</text:p>
          </table:table-cell>
          <table:table-cell table:style-name="ce4" table:formula="of:=AVERAGE([.$H$4:.H126])" office:value-type="float" office:value="6.61742682926829">
            <text:p>6,61742682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33">
            <text:p>333</text:p>
          </table:table-cell>
          <table:table-cell table:style-name="ce4" office:value-type="float" office:value="0.00215334">
            <text:p>0,00215334</text:p>
          </table:table-cell>
          <table:table-cell table:style-name="ce4" office:value-type="float" office:value="0.129212">
            <text:p>0,129212</text:p>
          </table:table-cell>
          <table:table-cell table:style-name="ce4" office:value-type="float" office:value="0.00503735">
            <text:p>0,00503735</text:p>
          </table:table-cell>
          <table:table-cell table:style-name="ce4" office:value-type="float" office:value="0.00488286">
            <text:p>0,0048828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8283">
            <text:p>0,00918283</text:p>
          </table:table-cell>
          <table:table-cell table:style-name="ce4" office:value-type="float" office:value="5.9942">
            <text:p>5,9942</text:p>
          </table:table-cell>
          <table:table-cell table:style-name="ce4" table:formula="of:=AVERAGE([.$H$4:.H127])" office:value-type="float" office:value="6.61240080645161">
            <text:p>6,6124008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334">
            <text:p>334</text:p>
          </table:table-cell>
          <table:table-cell table:style-name="ce4" office:value-type="float" office:value="0.00212491">
            <text:p>0,00212491</text:p>
          </table:table-cell>
          <table:table-cell table:style-name="ce4" office:value-type="float" office:value="0.149915">
            <text:p>0,149915</text:p>
          </table:table-cell>
          <table:table-cell table:style-name="ce4" office:value-type="float" office:value="0.00500487">
            <text:p>0,00500487</text:p>
          </table:table-cell>
          <table:table-cell table:style-name="ce4" office:value-type="float" office:value="0.00808695">
            <text:p>0,0080869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15091">
            <text:p>0,00915091</text:p>
          </table:table-cell>
          <table:table-cell table:style-name="ce4" office:value-type="float" office:value="5.2488">
            <text:p>5,2488</text:p>
          </table:table-cell>
          <table:table-cell table:style-name="ce4" table:formula="of:=AVERAGE([.$H$4:.H128])" office:value-type="float" office:value="6.601492">
            <text:p>6,6014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335">
            <text:p>335</text:p>
          </table:table-cell>
          <table:table-cell table:style-name="ce4" office:value-type="float" office:value="0.00187733">
            <text:p>0,00187733</text:p>
          </table:table-cell>
          <table:table-cell table:style-name="ce4" office:value-type="float" office:value="0.125546">
            <text:p>0,125546</text:p>
          </table:table-cell>
          <table:table-cell table:style-name="ce4" office:value-type="float" office:value="0.00508763">
            <text:p>0,00508763</text:p>
          </table:table-cell>
          <table:table-cell table:style-name="ce4" office:value-type="float" office:value="0.00918394">
            <text:p>0,00918394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056">
            <text:p>0,0092056</text:p>
          </table:table-cell>
          <table:table-cell table:style-name="ce4" office:value-type="float" office:value="6.04408">
            <text:p>6,04408</text:p>
          </table:table-cell>
          <table:table-cell table:style-name="ce4" table:formula="of:=AVERAGE([.$H$4:.H129])" office:value-type="float" office:value="6.5970680952381">
            <text:p>6,5970680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336">
            <text:p>336</text:p>
          </table:table-cell>
          <table:table-cell table:style-name="ce4" office:value-type="float" office:value="0.00233227">
            <text:p>0,00233227</text:p>
          </table:table-cell>
          <table:table-cell table:style-name="ce4" office:value-type="float" office:value="0.0917872">
            <text:p>0,0917872</text:p>
          </table:table-cell>
          <table:table-cell table:style-name="ce4" office:value-type="float" office:value="0.00478466">
            <text:p>0,00478466</text:p>
          </table:table-cell>
          <table:table-cell table:style-name="ce4" office:value-type="float" office:value="0.011169">
            <text:p>0,01116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12246">
            <text:p>0,012246</text:p>
          </table:table-cell>
          <table:table-cell table:style-name="ce4" office:value-type="float" office:value="7.28216">
            <text:p>7,28216</text:p>
          </table:table-cell>
          <table:table-cell table:style-name="ce4" table:formula="of:=AVERAGE([.$H$4:.H130])" office:value-type="float" office:value="6.60246251968504">
            <text:p>6,6024625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8">
            <text:p>338</text:p>
          </table:table-cell>
          <table:table-cell table:style-name="ce4" office:value-type="float" office:value="0.0016238">
            <text:p>0,0016238</text:p>
          </table:table-cell>
          <table:table-cell table:style-name="ce4" office:value-type="float" office:value="0.121688">
            <text:p>0,121688</text:p>
          </table:table-cell>
          <table:table-cell table:style-name="ce4" office:value-type="float" office:value="0.00490989">
            <text:p>0,00490989</text:p>
          </table:table-cell>
          <table:table-cell table:style-name="ce4" office:value-type="float" office:value="0.00843267">
            <text:p>0,0084326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5498">
            <text:p>0,00925498</text:p>
          </table:table-cell>
          <table:table-cell table:style-name="ce4" office:value-type="float" office:value="6.19072">
            <text:p>6,19072</text:p>
          </table:table-cell>
          <table:table-cell table:style-name="ce4" table:formula="of:=AVERAGE([.$H$4:.H131])" office:value-type="float" office:value="6.59924578125">
            <text:p>6,59924578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339">
            <text:p>339</text:p>
          </table:table-cell>
          <table:table-cell table:style-name="ce4" office:value-type="float" office:value="0.00161563">
            <text:p>0,00161563</text:p>
          </table:table-cell>
          <table:table-cell table:style-name="ce4" office:value-type="float" office:value="0.118914">
            <text:p>0,118914</text:p>
          </table:table-cell>
          <table:table-cell table:style-name="ce4" office:value-type="float" office:value="0.00505125">
            <text:p>0,00505125</text:p>
          </table:table-cell>
          <table:table-cell table:style-name="ce4" office:value-type="float" office:value="0.0119786">
            <text:p>0,011978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916076">
            <text:p>0,00916076</text:p>
          </table:table-cell>
          <table:table-cell table:style-name="ce4" office:value-type="float" office:value="6.17501">
            <text:p>6,17501</text:p>
          </table:table-cell>
          <table:table-cell table:style-name="ce4" table:formula="of:=AVERAGE([.$H$4:.H132])" office:value-type="float" office:value="6.59595713178295">
            <text:p>6,59595713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40">
            <text:p>340</text:p>
          </table:table-cell>
          <table:table-cell table:style-name="ce4" office:value-type="float" office:value="0.00160229">
            <text:p>0,00160229</text:p>
          </table:table-cell>
          <table:table-cell table:style-name="ce4" office:value-type="float" office:value="0.117875">
            <text:p>0,117875</text:p>
          </table:table-cell>
          <table:table-cell table:style-name="ce4" office:value-type="float" office:value="0.00474891">
            <text:p>0,00474891</text:p>
          </table:table-cell>
          <table:table-cell table:style-name="ce4" office:value-type="float" office:value="0.00250135">
            <text:p>0,00250135</text:p>
          </table:table-cell>
          <table:table-cell table:style-name="ce4" office:value-type="float" office:value="0.000003842">
            <text:p>0,000003842</text:p>
          </table:table-cell>
          <table:table-cell table:style-name="ce4" office:value-type="float" office:value="0.00889313">
            <text:p>0,00889313</text:p>
          </table:table-cell>
          <table:table-cell table:style-name="ce4" office:value-type="float" office:value="6.33862">
            <text:p>6,33862</text:p>
          </table:table-cell>
          <table:table-cell table:style-name="ce4" table:formula="of:=AVERAGE([.$H$4:.H133])" office:value-type="float" office:value="6.59397761538462">
            <text:p>6,59397761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41">
            <text:p>341</text:p>
          </table:table-cell>
          <table:table-cell table:style-name="ce4" office:value-type="float" office:value="0.00162715">
            <text:p>0,00162715</text:p>
          </table:table-cell>
          <table:table-cell table:style-name="ce4" office:value-type="float" office:value="0.119691">
            <text:p>0,119691</text:p>
          </table:table-cell>
          <table:table-cell table:style-name="ce4" office:value-type="float" office:value="0.00477188">
            <text:p>0,00477188</text:p>
          </table:table-cell>
          <table:table-cell table:style-name="ce4" office:value-type="float" office:value="0.00389245">
            <text:p>0,00389245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25">
            <text:p>0,00878125</text:p>
          </table:table-cell>
          <table:table-cell table:style-name="ce4" office:value-type="float" office:value="6.13346">
            <text:p>6,13346</text:p>
          </table:table-cell>
          <table:table-cell table:style-name="ce4" table:formula="of:=AVERAGE([.$H$4:.H134])" office:value-type="float" office:value="6.59046221374046">
            <text:p>6,59046221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42">
            <text:p>342</text:p>
          </table:table-cell>
          <table:table-cell table:style-name="ce4" office:value-type="float" office:value="0.00208706">
            <text:p>0,00208706</text:p>
          </table:table-cell>
          <table:table-cell table:style-name="ce4" office:value-type="float" office:value="0.12702">
            <text:p>0,12702</text:p>
          </table:table-cell>
          <table:table-cell table:style-name="ce4" office:value-type="float" office:value="0.00534067">
            <text:p>0,00534067</text:p>
          </table:table-cell>
          <table:table-cell table:style-name="ce4" office:value-type="float" office:value="0.00331989">
            <text:p>0,0033198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414">
            <text:p>0,00881414</text:p>
          </table:table-cell>
          <table:table-cell table:style-name="ce4" office:value-type="float" office:value="6.09496">
            <text:p>6,09496</text:p>
          </table:table-cell>
          <table:table-cell table:style-name="ce4" table:formula="of:=AVERAGE([.$H$4:.H135])" office:value-type="float" office:value="6.58670840909091">
            <text:p>6,5867084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343">
            <text:p>343</text:p>
          </table:table-cell>
          <table:table-cell table:style-name="ce4" office:value-type="float" office:value="0.0020983">
            <text:p>0,0020983</text:p>
          </table:table-cell>
          <table:table-cell table:style-name="ce4" office:value-type="float" office:value="0.140815">
            <text:p>0,140815</text:p>
          </table:table-cell>
          <table:table-cell table:style-name="ce4" office:value-type="float" office:value="0.00499516">
            <text:p>0,00499516</text:p>
          </table:table-cell>
          <table:table-cell table:style-name="ce4" office:value-type="float" office:value="0.00548196">
            <text:p>0,00548196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053">
            <text:p>0,00890053</text:p>
          </table:table-cell>
          <table:table-cell table:style-name="ce4" office:value-type="float" office:value="5.54342">
            <text:p>5,54342</text:p>
          </table:table-cell>
          <table:table-cell table:style-name="ce4" table:formula="of:=AVERAGE([.$H$4:.H136])" office:value-type="float" office:value="6.57886413533835">
            <text:p>6,57886413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44">
            <text:p>344</text:p>
          </table:table-cell>
          <table:table-cell table:style-name="ce4" office:value-type="float" office:value="0.00152616">
            <text:p>0,00152616</text:p>
          </table:table-cell>
          <table:table-cell table:style-name="ce4" office:value-type="float" office:value="0.144314">
            <text:p>0,144314</text:p>
          </table:table-cell>
          <table:table-cell table:style-name="ce4" office:value-type="float" office:value="0.00525525">
            <text:p>0,00525525</text:p>
          </table:table-cell>
          <table:table-cell table:style-name="ce4" office:value-type="float" office:value="0.00348402">
            <text:p>0,0034840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2242">
            <text:p>0,00912242</text:p>
          </table:table-cell>
          <table:table-cell table:style-name="ce4" office:value-type="float" office:value="5.56591">
            <text:p>5,56591</text:p>
          </table:table-cell>
          <table:table-cell table:style-name="ce4" table:formula="of:=AVERAGE([.$H$4:.H137])" office:value-type="float" office:value="6.5713047761194">
            <text:p>6,5713047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45">
            <text:p>345</text:p>
          </table:table-cell>
          <table:table-cell table:style-name="ce4" office:value-type="float" office:value="0.00194291">
            <text:p>0,00194291</text:p>
          </table:table-cell>
          <table:table-cell table:style-name="ce4" office:value-type="float" office:value="0.131763">
            <text:p>0,131763</text:p>
          </table:table-cell>
          <table:table-cell table:style-name="ce4" office:value-type="float" office:value="0.00479626">
            <text:p>0,00479626</text:p>
          </table:table-cell>
          <table:table-cell table:style-name="ce4" office:value-type="float" office:value="0.0060557">
            <text:p>0,0060557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416">
            <text:p>0,00879416</text:p>
          </table:table-cell>
          <table:table-cell table:style-name="ce4" office:value-type="float" office:value="5.81788">
            <text:p>5,81788</text:p>
          </table:table-cell>
          <table:table-cell table:style-name="ce4" table:formula="of:=AVERAGE([.$H$4:.H138])" office:value-type="float" office:value="6.56572385185185">
            <text:p>6,5657238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46">
            <text:p>346</text:p>
          </table:table-cell>
          <table:table-cell table:style-name="ce4" office:value-type="float" office:value="0.00157421">
            <text:p>0,00157421</text:p>
          </table:table-cell>
          <table:table-cell table:style-name="ce4" office:value-type="float" office:value="0.130278">
            <text:p>0,130278</text:p>
          </table:table-cell>
          <table:table-cell table:style-name="ce4" office:value-type="float" office:value="0.00453799">
            <text:p>0,00453799</text:p>
          </table:table-cell>
          <table:table-cell table:style-name="ce4" office:value-type="float" office:value="0.00817007">
            <text:p>0,0081700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05">
            <text:p>0,008905</text:p>
          </table:table-cell>
          <table:table-cell table:style-name="ce4" office:value-type="float" office:value="5.89814">
            <text:p>5,89814</text:p>
          </table:table-cell>
          <table:table-cell table:style-name="ce4" table:formula="of:=AVERAGE([.$H$4:.H139])" office:value-type="float" office:value="6.56081514705882">
            <text:p>6,56081514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47">
            <text:p>347</text:p>
          </table:table-cell>
          <table:table-cell table:style-name="ce4" office:value-type="float" office:value="0.00157422">
            <text:p>0,00157422</text:p>
          </table:table-cell>
          <table:table-cell table:style-name="ce4" office:value-type="float" office:value="0.126094">
            <text:p>0,126094</text:p>
          </table:table-cell>
          <table:table-cell table:style-name="ce4" office:value-type="float" office:value="0.00478082">
            <text:p>0,00478082</text:p>
          </table:table-cell>
          <table:table-cell table:style-name="ce4" office:value-type="float" office:value="0.00460888">
            <text:p>0,0046088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2699">
            <text:p>0,00882699</text:p>
          </table:table-cell>
          <table:table-cell table:style-name="ce4" office:value-type="float" office:value="6.12287">
            <text:p>6,12287</text:p>
          </table:table-cell>
          <table:table-cell table:style-name="ce4" table:formula="of:=AVERAGE([.$H$4:.H140])" office:value-type="float" office:value="6.55761846715329">
            <text:p>6,55761846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48">
            <text:p>348</text:p>
          </table:table-cell>
          <table:table-cell table:style-name="ce4" office:value-type="float" office:value="0.00156618">
            <text:p>0,00156618</text:p>
          </table:table-cell>
          <table:table-cell table:style-name="ce4" office:value-type="float" office:value="0.142049">
            <text:p>0,142049</text:p>
          </table:table-cell>
          <table:table-cell table:style-name="ce4" office:value-type="float" office:value="0.00486358">
            <text:p>0,00486358</text:p>
          </table:table-cell>
          <table:table-cell table:style-name="ce4" office:value-type="float" office:value="0.00632752">
            <text:p>0,0063275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95934">
            <text:p>0,00895934</text:p>
          </table:table-cell>
          <table:table-cell table:style-name="ce4" office:value-type="float" office:value="5.53082">
            <text:p>5,53082</text:p>
          </table:table-cell>
          <table:table-cell table:style-name="ce4" table:formula="of:=AVERAGE([.$H$4:.H141])" office:value-type="float" office:value="6.55017789855073">
            <text:p>6,55017789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352">
            <text:p>352</text:p>
          </table:table-cell>
          <table:table-cell table:style-name="ce4" office:value-type="float" office:value="0.00158651">
            <text:p>0,00158651</text:p>
          </table:table-cell>
          <table:table-cell table:style-name="ce4" office:value-type="float" office:value="0.0443552">
            <text:p>0,0443552</text:p>
          </table:table-cell>
          <table:table-cell table:style-name="ce4" office:value-type="float" office:value="0.00434481">
            <text:p>0,00434481</text:p>
          </table:table-cell>
          <table:table-cell table:style-name="ce4" office:value-type="float" office:value="0.108832">
            <text:p>0,10883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1973">
            <text:p>0,00881973</text:p>
          </table:table-cell>
          <table:table-cell table:style-name="ce4" office:value-type="float" office:value="5.44025">
            <text:p>5,44025</text:p>
          </table:table-cell>
          <table:table-cell table:style-name="ce4" table:formula="of:=AVERAGE([.$H$4:.H142])" office:value-type="float" office:value="6.5421928057554">
            <text:p>6,54219280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float" office:value="353">
            <text:p>353</text:p>
          </table:table-cell>
          <table:table-cell table:style-name="ce4" office:value-type="float" office:value="0.00160564">
            <text:p>0,00160564</text:p>
          </table:table-cell>
          <table:table-cell table:style-name="ce4" office:value-type="float" office:value="0.102404">
            <text:p>0,102404</text:p>
          </table:table-cell>
          <table:table-cell table:style-name="ce4" office:value-type="float" office:value="0.00473144">
            <text:p>0,00473144</text:p>
          </table:table-cell>
          <table:table-cell table:style-name="ce4" office:value-type="float" office:value="0.00560439">
            <text:p>0,005604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33">
            <text:p>0,00879633</text:p>
          </table:table-cell>
          <table:table-cell table:style-name="ce4" office:value-type="float" office:value="7.15743">
            <text:p>7,15743</text:p>
          </table:table-cell>
          <table:table-cell table:style-name="ce4" table:formula="of:=AVERAGE([.$H$4:.H143])" office:value-type="float" office:value="6.54658735714286">
            <text:p>6,546587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56">
            <text:p>356</text:p>
          </table:table-cell>
          <table:table-cell table:style-name="ce4" office:value-type="float" office:value="0.00164057">
            <text:p>0,00164057</text:p>
          </table:table-cell>
          <table:table-cell table:style-name="ce4" office:value-type="float" office:value="0.125651">
            <text:p>0,125651</text:p>
          </table:table-cell>
          <table:table-cell table:style-name="ce4" office:value-type="float" office:value="0.00498993">
            <text:p>0,00498993</text:p>
          </table:table-cell>
          <table:table-cell table:style-name="ce4" office:value-type="float" office:value="0.00412041">
            <text:p>0,0041204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82029">
            <text:p>0,00882029</text:p>
          </table:table-cell>
          <table:table-cell table:style-name="ce4" office:value-type="float" office:value="6.22018">
            <text:p>6,22018</text:p>
          </table:table-cell>
          <table:table-cell table:style-name="ce4" table:formula="of:=AVERAGE([.$H$4:.H144])" office:value-type="float" office:value="6.54427241134752">
            <text:p>6,54427241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57">
            <text:p>357</text:p>
          </table:table-cell>
          <table:table-cell table:style-name="ce4" office:value-type="float" office:value="0.00189681">
            <text:p>0,00189681</text:p>
          </table:table-cell>
          <table:table-cell table:style-name="ce4" office:value-type="float" office:value="0.130351">
            <text:p>0,130351</text:p>
          </table:table-cell>
          <table:table-cell table:style-name="ce4" office:value-type="float" office:value="0.00481449">
            <text:p>0,00481449</text:p>
          </table:table-cell>
          <table:table-cell table:style-name="ce4" office:value-type="float" office:value="0.0100829">
            <text:p>0,0100829</text:p>
          </table:table-cell>
          <table:table-cell table:style-name="ce4" office:value-type="float" office:value="0.000002444">
            <text:p>0,00000244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5.83176">
            <text:p>5,83176</text:p>
          </table:table-cell>
          <table:table-cell table:style-name="ce4" table:formula="of:=AVERAGE([.$H$4:.H145])" office:value-type="float" office:value="6.53925471830986">
            <text:p>6,5392547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59">
            <text:p>359</text:p>
          </table:table-cell>
          <table:table-cell table:style-name="ce4" office:value-type="float" office:value="0.00161668">
            <text:p>0,00161668</text:p>
          </table:table-cell>
          <table:table-cell table:style-name="ce4" office:value-type="float" office:value="0.13663">
            <text:p>0,13663</text:p>
          </table:table-cell>
          <table:table-cell table:style-name="ce4" office:value-type="float" office:value="0.00463604">
            <text:p>0,00463604</text:p>
          </table:table-cell>
          <table:table-cell table:style-name="ce4" office:value-type="float" office:value="0.00929911">
            <text:p>0,0092991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661">
            <text:p>0,00879661</text:p>
          </table:table-cell>
          <table:table-cell table:style-name="ce4" office:value-type="float" office:value="5.66441">
            <text:p>5,66441</text:p>
          </table:table-cell>
          <table:table-cell table:style-name="ce4" table:formula="of:=AVERAGE([.$H$4:.H146])" office:value-type="float" office:value="6.53313692307692">
            <text:p>6,53313692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60">
            <text:p>360</text:p>
          </table:table-cell>
          <table:table-cell table:style-name="ce4" office:value-type="float" office:value="0.00157582">
            <text:p>0,00157582</text:p>
          </table:table-cell>
          <table:table-cell table:style-name="ce4" office:value-type="float" office:value="0.140286">
            <text:p>0,140286</text:p>
          </table:table-cell>
          <table:table-cell table:style-name="ce4" office:value-type="float" office:value="0.0047311">
            <text:p>0,0047311</text:p>
          </table:table-cell>
          <table:table-cell table:style-name="ce4" office:value-type="float" office:value="0.0066615">
            <text:p>0,006661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6672">
            <text:p>0,00876672</text:p>
          </table:table-cell>
          <table:table-cell table:style-name="ce4" office:value-type="float" office:value="5.49809">
            <text:p>5,49809</text:p>
          </table:table-cell>
          <table:table-cell table:style-name="ce4" table:formula="of:=AVERAGE([.$H$4:.H147])" office:value-type="float" office:value="6.52594909722222">
            <text:p>6,52594909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361">
            <text:p>361</text:p>
          </table:table-cell>
          <table:table-cell table:style-name="ce4" office:value-type="float" office:value="0.00217268">
            <text:p>0,00217268</text:p>
          </table:table-cell>
          <table:table-cell table:style-name="ce4" office:value-type="float" office:value="0.130328">
            <text:p>0,130328</text:p>
          </table:table-cell>
          <table:table-cell table:style-name="ce4" office:value-type="float" office:value="0.00491764">
            <text:p>0,00491764</text:p>
          </table:table-cell>
          <table:table-cell table:style-name="ce4" office:value-type="float" office:value="0.0069447">
            <text:p>0,0069447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3787">
            <text:p>0,00873787</text:p>
          </table:table-cell>
          <table:table-cell table:style-name="ce4" office:value-type="float" office:value="5.87613">
            <text:p>5,87613</text:p>
          </table:table-cell>
          <table:table-cell table:style-name="ce4" table:formula="of:=AVERAGE([.$H$4:.H148])" office:value-type="float" office:value="6.5214675862069">
            <text:p>6,52146758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362">
            <text:p>362</text:p>
          </table:table-cell>
          <table:table-cell table:style-name="ce4" office:value-type="float" office:value="0.00160634">
            <text:p>0,00160634</text:p>
          </table:table-cell>
          <table:table-cell table:style-name="ce4" office:value-type="float" office:value="0.134085">
            <text:p>0,134085</text:p>
          </table:table-cell>
          <table:table-cell table:style-name="ce4" office:value-type="float" office:value="0.00484787">
            <text:p>0,00484787</text:p>
          </table:table-cell>
          <table:table-cell table:style-name="ce4" office:value-type="float" office:value="0.00408639">
            <text:p>0,00408639</text:p>
          </table:table-cell>
          <table:table-cell table:style-name="ce4" office:value-type="float" office:value="0.000002374">
            <text:p>0,000002374</text:p>
          </table:table-cell>
          <table:table-cell table:style-name="ce4" office:value-type="float" office:value="0.00870742">
            <text:p>0,00870742</text:p>
          </table:table-cell>
          <table:table-cell table:style-name="ce4" office:value-type="float" office:value="5.88897">
            <text:p>5,88897</text:p>
          </table:table-cell>
          <table:table-cell table:style-name="ce4" table:formula="of:=AVERAGE([.$H$4:.H149])" office:value-type="float" office:value="6.51713541095891">
            <text:p>6,5171354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63">
            <text:p>363</text:p>
          </table:table-cell>
          <table:table-cell table:style-name="ce4" office:value-type="float" office:value="0.00198355">
            <text:p>0,00198355</text:p>
          </table:table-cell>
          <table:table-cell table:style-name="ce4" office:value-type="float" office:value="0.132727">
            <text:p>0,132727</text:p>
          </table:table-cell>
          <table:table-cell table:style-name="ce4" office:value-type="float" office:value="0.00504769">
            <text:p>0,00504769</text:p>
          </table:table-cell>
          <table:table-cell table:style-name="ce4" office:value-type="float" office:value="0.00579268">
            <text:p>0,00579268</text:p>
          </table:table-cell>
          <table:table-cell table:style-name="ce4" office:value-type="float" office:value="0.000003771">
            <text:p>0,000003771</text:p>
          </table:table-cell>
          <table:table-cell table:style-name="ce4" office:value-type="float" office:value="0.00872069">
            <text:p>0,00872069</text:p>
          </table:table-cell>
          <table:table-cell table:style-name="ce4" office:value-type="float" office:value="5.69272">
            <text:p>5,69272</text:p>
          </table:table-cell>
          <table:table-cell table:style-name="ce4" table:formula="of:=AVERAGE([.$H$4:.H150])" office:value-type="float" office:value="6.51152714285714">
            <text:p>6,5115271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64">
            <text:p>364</text:p>
          </table:table-cell>
          <table:table-cell table:style-name="ce4" office:value-type="float" office:value="0.00156486">
            <text:p>0,00156486</text:p>
          </table:table-cell>
          <table:table-cell table:style-name="ce4" office:value-type="float" office:value="0.107203">
            <text:p>0,107203</text:p>
          </table:table-cell>
          <table:table-cell table:style-name="ce4" office:value-type="float" office:value="0.00500976">
            <text:p>0,00500976</text:p>
          </table:table-cell>
          <table:table-cell table:style-name="ce4" office:value-type="float" office:value="0.0110737">
            <text:p>0,011073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629">
            <text:p>0,00882629</text:p>
          </table:table-cell>
          <table:table-cell table:style-name="ce4" office:value-type="float" office:value="6.71836">
            <text:p>6,71836</text:p>
          </table:table-cell>
          <table:table-cell table:style-name="ce4" table:formula="of:=AVERAGE([.$H$4:.H151])" office:value-type="float" office:value="6.51292466216216">
            <text:p>6,5129246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66">
            <text:p>366</text:p>
          </table:table-cell>
          <table:table-cell table:style-name="ce4" office:value-type="float" office:value="0.00160061">
            <text:p>0,00160061</text:p>
          </table:table-cell>
          <table:table-cell table:style-name="ce4" office:value-type="float" office:value="0.123845">
            <text:p>0,123845</text:p>
          </table:table-cell>
          <table:table-cell table:style-name="ce4" office:value-type="float" office:value="0.00509029">
            <text:p>0,00509029</text:p>
          </table:table-cell>
          <table:table-cell table:style-name="ce4" office:value-type="float" office:value="0.00389231">
            <text:p>0,00389231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3794">
            <text:p>0,00873794</text:p>
          </table:table-cell>
          <table:table-cell table:style-name="ce4" office:value-type="float" office:value="6.2937">
            <text:p>6,2937</text:p>
          </table:table-cell>
          <table:table-cell table:style-name="ce4" table:formula="of:=AVERAGE([.$H$4:.H152])" office:value-type="float" office:value="6.5114533557047">
            <text:p>6,51145335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69">
            <text:p>369</text:p>
          </table:table-cell>
          <table:table-cell table:style-name="ce4" office:value-type="float" office:value="0.00183696">
            <text:p>0,00183696</text:p>
          </table:table-cell>
          <table:table-cell table:style-name="ce4" office:value-type="float" office:value="0.114463">
            <text:p>0,114463</text:p>
          </table:table-cell>
          <table:table-cell table:style-name="ce4" office:value-type="float" office:value="0.00456083">
            <text:p>0,00456083</text:p>
          </table:table-cell>
          <table:table-cell table:style-name="ce4" office:value-type="float" office:value="0.0105583">
            <text:p>0,0105583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78851">
            <text:p>0,00878851</text:p>
          </table:table-cell>
          <table:table-cell table:style-name="ce4" office:value-type="float" office:value="6.2935">
            <text:p>6,2935</text:p>
          </table:table-cell>
          <table:table-cell table:style-name="ce4" table:formula="of:=AVERAGE([.$H$4:.H153])" office:value-type="float" office:value="6.51000033333333">
            <text:p>6,51000033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370">
            <text:p>370</text:p>
          </table:table-cell>
          <table:table-cell table:style-name="ce4" office:value-type="float" office:value="0.0017382">
            <text:p>0,0017382</text:p>
          </table:table-cell>
          <table:table-cell table:style-name="ce4" office:value-type="float" office:value="0.0943725">
            <text:p>0,0943725</text:p>
          </table:table-cell>
          <table:table-cell table:style-name="ce4" office:value-type="float" office:value="0.00446563">
            <text:p>0,00446563</text:p>
          </table:table-cell>
          <table:table-cell table:style-name="ce4" office:value-type="float" office:value="0.00921824">
            <text:p>0,009218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4751">
            <text:p>0,00874751</text:p>
          </table:table-cell>
          <table:table-cell table:style-name="ce4" office:value-type="float" office:value="7.43676">
            <text:p>7,43676</text:p>
          </table:table-cell>
          <table:table-cell table:style-name="ce4" table:formula="of:=AVERAGE([.$H$4:.H154])" office:value-type="float" office:value="6.51613781456954">
            <text:p>6,5161378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371">
            <text:p>371</text:p>
          </table:table-cell>
          <table:table-cell table:style-name="ce4" office:value-type="float" office:value="0.00204257">
            <text:p>0,00204257</text:p>
          </table:table-cell>
          <table:table-cell table:style-name="ce4" office:value-type="float" office:value="0.114304">
            <text:p>0,114304</text:p>
          </table:table-cell>
          <table:table-cell table:style-name="ce4" office:value-type="float" office:value="0.00477712">
            <text:p>0,00477712</text:p>
          </table:table-cell>
          <table:table-cell table:style-name="ce4" office:value-type="float" office:value="0.00385306">
            <text:p>0,0038530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9766">
            <text:p>0,00879766</text:p>
          </table:table-cell>
          <table:table-cell table:style-name="ce4" office:value-type="float" office:value="6.62546">
            <text:p>6,62546</text:p>
          </table:table-cell>
          <table:table-cell table:style-name="ce4" table:formula="of:=AVERAGE([.$H$4:.H155])" office:value-type="float" office:value="6.51685703947368">
            <text:p>6,51685703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2">
            <text:p>372</text:p>
          </table:table-cell>
          <table:table-cell table:style-name="ce4" office:value-type="float" office:value="0.00216912">
            <text:p>0,00216912</text:p>
          </table:table-cell>
          <table:table-cell table:style-name="ce4" office:value-type="float" office:value="0.114917">
            <text:p>0,114917</text:p>
          </table:table-cell>
          <table:table-cell table:style-name="ce4" office:value-type="float" office:value="0.00499097">
            <text:p>0,00499097</text:p>
          </table:table-cell>
          <table:table-cell table:style-name="ce4" office:value-type="float" office:value="0.0103779">
            <text:p>0,010377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432">
            <text:p>0,00878432</text:p>
          </table:table-cell>
          <table:table-cell table:style-name="ce4" office:value-type="float" office:value="6.15271">
            <text:p>6,15271</text:p>
          </table:table-cell>
          <table:table-cell table:style-name="ce4" table:formula="of:=AVERAGE([.$H$4:.H156])" office:value-type="float" office:value="6.51447699346405">
            <text:p>6,51447699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73">
            <text:p>373</text:p>
          </table:table-cell>
          <table:table-cell table:style-name="ce4" office:value-type="float" office:value="0.00162422">
            <text:p>0,00162422</text:p>
          </table:table-cell>
          <table:table-cell table:style-name="ce4" office:value-type="float" office:value="0.106856">
            <text:p>0,106856</text:p>
          </table:table-cell>
          <table:table-cell table:style-name="ce4" office:value-type="float" office:value="0.00503085">
            <text:p>0,00503085</text:p>
          </table:table-cell>
          <table:table-cell table:style-name="ce4" office:value-type="float" office:value="0.00505369">
            <text:p>0,0050536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6.9152">
            <text:p>6,9152</text:p>
          </table:table-cell>
          <table:table-cell table:style-name="ce4" table:formula="of:=AVERAGE([.$H$4:.H157])" office:value-type="float" office:value="6.51707909090909">
            <text:p>6,517079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74">
            <text:p>374</text:p>
          </table:table-cell>
          <table:table-cell table:style-name="ce4" office:value-type="float" office:value="0.00214377">
            <text:p>0,00214377</text:p>
          </table:table-cell>
          <table:table-cell table:style-name="ce4" office:value-type="float" office:value="0.0790519">
            <text:p>0,0790519</text:p>
          </table:table-cell>
          <table:table-cell table:style-name="ce4" office:value-type="float" office:value="0.00492148">
            <text:p>0,00492148</text:p>
          </table:table-cell>
          <table:table-cell table:style-name="ce4" office:value-type="float" office:value="0.00420883">
            <text:p>0,0042088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0435">
            <text:p>0,00870435</text:p>
          </table:table-cell>
          <table:table-cell table:style-name="ce4" office:value-type="float" office:value="8.6364">
            <text:p>8,6364</text:p>
          </table:table-cell>
          <table:table-cell table:style-name="ce4" table:formula="of:=AVERAGE([.$H$4:.H158])" office:value-type="float" office:value="6.53075212903226">
            <text:p>6,530752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375">
            <text:p>375</text:p>
          </table:table-cell>
          <table:table-cell table:style-name="ce4" office:value-type="float" office:value="0.00157722">
            <text:p>0,00157722</text:p>
          </table:table-cell>
          <table:table-cell table:style-name="ce4" office:value-type="float" office:value="0.0683073">
            <text:p>0,0683073</text:p>
          </table:table-cell>
          <table:table-cell table:style-name="ce4" office:value-type="float" office:value="0.00499384">
            <text:p>0,00499384</text:p>
          </table:table-cell>
          <table:table-cell table:style-name="ce4" office:value-type="float" office:value="0.00386996">
            <text:p>0,0038699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1434">
            <text:p>0,00871434</text:p>
          </table:table-cell>
          <table:table-cell table:style-name="ce4" office:value-type="float" office:value="9.56828">
            <text:p>9,56828</text:p>
          </table:table-cell>
          <table:table-cell table:style-name="ce4" table:formula="of:=AVERAGE([.$H$4:.H159])" office:value-type="float" office:value="6.55022346153846">
            <text:p>6,5502234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77">
            <text:p>377</text:p>
          </table:table-cell>
          <table:table-cell table:style-name="ce4" office:value-type="float" office:value="0.00168331">
            <text:p>0,00168331</text:p>
          </table:table-cell>
          <table:table-cell table:style-name="ce4" office:value-type="float" office:value="0.097521">
            <text:p>0,097521</text:p>
          </table:table-cell>
          <table:table-cell table:style-name="ce4" office:value-type="float" office:value="0.00509169">
            <text:p>0,00509169</text:p>
          </table:table-cell>
          <table:table-cell table:style-name="ce4" office:value-type="float" office:value="0.00337974">
            <text:p>0,00337974</text:p>
          </table:table-cell>
          <table:table-cell table:style-name="ce4" office:value-type="float" office:value="0.000003562">
            <text:p>0,000003562</text:p>
          </table:table-cell>
          <table:table-cell table:style-name="ce4" office:value-type="float" office:value="0.00883942">
            <text:p>0,00883942</text:p>
          </table:table-cell>
          <table:table-cell table:style-name="ce4" office:value-type="float" office:value="7.38231">
            <text:p>7,38231</text:p>
          </table:table-cell>
          <table:table-cell table:style-name="ce4" table:formula="of:=AVERAGE([.$H$4:.H160])" office:value-type="float" office:value="6.55552337579618">
            <text:p>6,555523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78">
            <text:p>378</text:p>
          </table:table-cell>
          <table:table-cell table:style-name="ce4" office:value-type="float" office:value="0.00161486">
            <text:p>0,00161486</text:p>
          </table:table-cell>
          <table:table-cell table:style-name="ce4" office:value-type="float" office:value="0.105707">
            <text:p>0,105707</text:p>
          </table:table-cell>
          <table:table-cell table:style-name="ce4" office:value-type="float" office:value="0.00508023">
            <text:p>0,00508023</text:p>
          </table:table-cell>
          <table:table-cell table:style-name="ce4" office:value-type="float" office:value="0.00419046">
            <text:p>0,0041904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1874">
            <text:p>0,00871874</text:p>
          </table:table-cell>
          <table:table-cell table:style-name="ce4" office:value-type="float" office:value="7.00471">
            <text:p>7,00471</text:p>
          </table:table-cell>
          <table:table-cell table:style-name="ce4" table:formula="of:=AVERAGE([.$H$4:.H161])" office:value-type="float" office:value="6.55836632911392">
            <text:p>6,55836632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379">
            <text:p>379</text:p>
          </table:table-cell>
          <table:table-cell table:style-name="ce4" office:value-type="float" office:value="0.00236838">
            <text:p>0,00236838</text:p>
          </table:table-cell>
          <table:table-cell table:style-name="ce4" office:value-type="float" office:value="0.114406">
            <text:p>0,114406</text:p>
          </table:table-cell>
          <table:table-cell table:style-name="ce4" office:value-type="float" office:value="0.00501919">
            <text:p>0,00501919</text:p>
          </table:table-cell>
          <table:table-cell table:style-name="ce4" office:value-type="float" office:value="0.00342849">
            <text:p>0,0034284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1086">
            <text:p>0,00881086</text:p>
          </table:table-cell>
          <table:table-cell table:style-name="ce4" office:value-type="float" office:value="6.34103">
            <text:p>6,34103</text:p>
          </table:table-cell>
          <table:table-cell table:style-name="ce4" table:formula="of:=AVERAGE([.$H$4:.H162])" office:value-type="float" office:value="6.55699943396226">
            <text:p>6,556999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380">
            <text:p>380</text:p>
          </table:table-cell>
          <table:table-cell table:style-name="ce4" office:value-type="float" office:value="0.00156967">
            <text:p>0,00156967</text:p>
          </table:table-cell>
          <table:table-cell table:style-name="ce4" office:value-type="float" office:value="0.112997">
            <text:p>0,112997</text:p>
          </table:table-cell>
          <table:table-cell table:style-name="ce4" office:value-type="float" office:value="0.00494425">
            <text:p>0,00494425</text:p>
          </table:table-cell>
          <table:table-cell table:style-name="ce4" office:value-type="float" office:value="0.00426051">
            <text:p>0,0042605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2894">
            <text:p>0,00872894</text:p>
          </table:table-cell>
          <table:table-cell table:style-name="ce4" office:value-type="float" office:value="6.43512">
            <text:p>6,43512</text:p>
          </table:table-cell>
          <table:table-cell table:style-name="ce4" table:formula="of:=AVERAGE([.$H$4:.H163])" office:value-type="float" office:value="6.5562376875">
            <text:p>6,5562376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381">
            <text:p>381</text:p>
          </table:table-cell>
          <table:table-cell table:style-name="ce4" office:value-type="float" office:value="0.00246266">
            <text:p>0,00246266</text:p>
          </table:table-cell>
          <table:table-cell table:style-name="ce4" office:value-type="float" office:value="0.0653281">
            <text:p>0,0653281</text:p>
          </table:table-cell>
          <table:table-cell table:style-name="ce4" office:value-type="float" office:value="0.0047802">
            <text:p>0,0047802</text:p>
          </table:table-cell>
          <table:table-cell table:style-name="ce4" office:value-type="float" office:value="0.0155352">
            <text:p>0,015535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7487">
            <text:p>0,0087487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164])" office:value-type="float" office:value="6.5702450931677">
            <text:p>6,57024509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383">
            <text:p>383</text:p>
          </table:table-cell>
          <table:table-cell table:style-name="ce4" office:value-type="float" office:value="0.00487371">
            <text:p>0,00487371</text:p>
          </table:table-cell>
          <table:table-cell table:style-name="ce4" office:value-type="float" office:value="0.106816">
            <text:p>0,106816</text:p>
          </table:table-cell>
          <table:table-cell table:style-name="ce4" office:value-type="float" office:value="0.00437861">
            <text:p>0,00437861</text:p>
          </table:table-cell>
          <table:table-cell table:style-name="ce4" office:value-type="float" office:value="0.121723">
            <text:p>0,121723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4904">
            <text:p>0,00874904</text:p>
          </table:table-cell>
          <table:table-cell table:style-name="ce4" office:value-type="float" office:value="3.61971">
            <text:p>3,61971</text:p>
          </table:table-cell>
          <table:table-cell table:style-name="ce4" table:formula="of:=AVERAGE([.$H$4:.H165])" office:value-type="float" office:value="6.55203191358025">
            <text:p>6,55203191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384">
            <text:p>384</text:p>
          </table:table-cell>
          <table:table-cell table:style-name="ce4" office:value-type="float" office:value="0.00163135">
            <text:p>0,00163135</text:p>
          </table:table-cell>
          <table:table-cell table:style-name="ce4" office:value-type="float" office:value="0.112826">
            <text:p>0,112826</text:p>
          </table:table-cell>
          <table:table-cell table:style-name="ce4" office:value-type="float" office:value="0.00492945">
            <text:p>0,00492945</text:p>
          </table:table-cell>
          <table:table-cell table:style-name="ce4" office:value-type="float" office:value="0.00458541">
            <text:p>0,00458541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6881">
            <text:p>0,00876881</text:p>
          </table:table-cell>
          <table:table-cell table:style-name="ce4" office:value-type="float" office:value="6.65017">
            <text:p>6,65017</text:p>
          </table:table-cell>
          <table:table-cell table:style-name="ce4" table:formula="of:=AVERAGE([.$H$4:.H166])" office:value-type="float" office:value="6.55263398773006">
            <text:p>6,55263398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385">
            <text:p>385</text:p>
          </table:table-cell>
          <table:table-cell table:style-name="ce4" office:value-type="float" office:value="0.00196819">
            <text:p>0,00196819</text:p>
          </table:table-cell>
          <table:table-cell table:style-name="ce4" office:value-type="float" office:value="0.0898638">
            <text:p>0,0898638</text:p>
          </table:table-cell>
          <table:table-cell table:style-name="ce4" office:value-type="float" office:value="0.00492302">
            <text:p>0,00492302</text:p>
          </table:table-cell>
          <table:table-cell table:style-name="ce4" office:value-type="float" office:value="0.00270299">
            <text:p>0,00270299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916">
            <text:p>0,00876916</text:p>
          </table:table-cell>
          <table:table-cell table:style-name="ce4" office:value-type="float" office:value="7.85774">
            <text:p>7,85774</text:p>
          </table:table-cell>
          <table:table-cell table:style-name="ce4" table:formula="of:=AVERAGE([.$H$4:.H167])" office:value-type="float" office:value="6.56059195121951">
            <text:p>6,56059195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386">
            <text:p>386</text:p>
          </table:table-cell>
          <table:table-cell table:style-name="ce4" office:value-type="float" office:value="0.00162192">
            <text:p>0,00162192</text:p>
          </table:table-cell>
          <table:table-cell table:style-name="ce4" office:value-type="float" office:value="0.0879348">
            <text:p>0,0879348</text:p>
          </table:table-cell>
          <table:table-cell table:style-name="ce4" office:value-type="float" office:value="0.00489425">
            <text:p>0,00489425</text:p>
          </table:table-cell>
          <table:table-cell table:style-name="ce4" office:value-type="float" office:value="0.00290091">
            <text:p>0,0029009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207">
            <text:p>0,00879207</text:p>
          </table:table-cell>
          <table:table-cell table:style-name="ce4" office:value-type="float" office:value="8.15056">
            <text:p>8,15056</text:p>
          </table:table-cell>
          <table:table-cell table:style-name="ce4" table:formula="of:=AVERAGE([.$H$4:.H168])" office:value-type="float" office:value="6.57022812121212">
            <text:p>6,57022812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388">
            <text:p>388</text:p>
          </table:table-cell>
          <table:table-cell table:style-name="ce4" office:value-type="float" office:value="0.00159824">
            <text:p>0,00159824</text:p>
          </table:table-cell>
          <table:table-cell table:style-name="ce4" office:value-type="float" office:value="0.100185">
            <text:p>0,100185</text:p>
          </table:table-cell>
          <table:table-cell table:style-name="ce4" office:value-type="float" office:value="0.00503239">
            <text:p>0,00503239</text:p>
          </table:table-cell>
          <table:table-cell table:style-name="ce4" office:value-type="float" office:value="0.00505132">
            <text:p>0,00505132</text:p>
          </table:table-cell>
          <table:table-cell table:style-name="ce4" office:value-type="float" office:value="0.00000433">
            <text:p>0,00000433</text:p>
          </table:table-cell>
          <table:table-cell table:style-name="ce4" office:value-type="float" office:value="0.00882503">
            <text:p>0,00882503</text:p>
          </table:table-cell>
          <table:table-cell table:style-name="ce4" office:value-type="float" office:value="7.27924">
            <text:p>7,27924</text:p>
          </table:table-cell>
          <table:table-cell table:style-name="ce4" table:formula="of:=AVERAGE([.$H$4:.H169])" office:value-type="float" office:value="6.57449927710843">
            <text:p>6,57449927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389">
            <text:p>389</text:p>
          </table:table-cell>
          <table:table-cell table:style-name="ce4" office:value-type="float" office:value="0.00535052">
            <text:p>0,00535052</text:p>
          </table:table-cell>
          <table:table-cell table:style-name="ce4" office:value-type="float" office:value="0.0959603">
            <text:p>0,0959603</text:p>
          </table:table-cell>
          <table:table-cell table:style-name="ce4" office:value-type="float" office:value="0.00467222">
            <text:p>0,00467222</text:p>
          </table:table-cell>
          <table:table-cell table:style-name="ce4" office:value-type="float" office:value="0.00461753">
            <text:p>0,0046175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74975">
            <text:p>0,00874975</text:p>
          </table:table-cell>
          <table:table-cell table:style-name="ce4" office:value-type="float" office:value="6.72463">
            <text:p>6,72463</text:p>
          </table:table-cell>
          <table:table-cell table:style-name="ce4" table:formula="of:=AVERAGE([.$H$4:.H170])" office:value-type="float" office:value="6.57539826347305">
            <text:p>6,57539826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390">
            <text:p>390</text:p>
          </table:table-cell>
          <table:table-cell table:style-name="ce4" office:value-type="float" office:value="0.00162457">
            <text:p>0,00162457</text:p>
          </table:table-cell>
          <table:table-cell table:style-name="ce4" office:value-type="float" office:value="0.101109">
            <text:p>0,101109</text:p>
          </table:table-cell>
          <table:table-cell table:style-name="ce4" office:value-type="float" office:value="0.00505397">
            <text:p>0,00505397</text:p>
          </table:table-cell>
          <table:table-cell table:style-name="ce4" office:value-type="float" office:value="0.00400503">
            <text:p>0,00400503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0477">
            <text:p>0,00870477</text:p>
          </table:table-cell>
          <table:table-cell table:style-name="ce4" office:value-type="float" office:value="7.32563">
            <text:p>7,32563</text:p>
          </table:table-cell>
          <table:table-cell table:style-name="ce4" table:formula="of:=AVERAGE([.$H$4:.H171])" office:value-type="float" office:value="6.57986392857143">
            <text:p>6,57986392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1">
            <text:p>391</text:p>
          </table:table-cell>
          <table:table-cell table:style-name="ce4" office:value-type="float" office:value="0.00156185">
            <text:p>0,00156185</text:p>
          </table:table-cell>
          <table:table-cell table:style-name="ce4" office:value-type="float" office:value="0.0755577">
            <text:p>0,0755577</text:p>
          </table:table-cell>
          <table:table-cell table:style-name="ce4" office:value-type="float" office:value="0.00488635">
            <text:p>0,00488635</text:p>
          </table:table-cell>
          <table:table-cell table:style-name="ce4" office:value-type="float" office:value="0.00224692">
            <text:p>0,00224692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0847">
            <text:p>0,00870847</text:p>
          </table:table-cell>
          <table:table-cell table:style-name="ce4" office:value-type="float" office:value="9.20682">
            <text:p>9,20682</text:p>
          </table:table-cell>
          <table:table-cell table:style-name="ce4" table:formula="of:=AVERAGE([.$H$4:.H172])" office:value-type="float" office:value="6.59540804733728">
            <text:p>6,5954080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393">
            <text:p>393</text:p>
          </table:table-cell>
          <table:table-cell table:style-name="ce4" office:value-type="float" office:value="0.00169714">
            <text:p>0,00169714</text:p>
          </table:table-cell>
          <table:table-cell table:style-name="ce4" office:value-type="float" office:value="0.103153">
            <text:p>0,103153</text:p>
          </table:table-cell>
          <table:table-cell table:style-name="ce4" office:value-type="float" office:value="0.00471692">
            <text:p>0,00471692</text:p>
          </table:table-cell>
          <table:table-cell table:style-name="ce4" office:value-type="float" office:value="0.00539668">
            <text:p>0,005396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5218">
            <text:p>0,00865218</text:p>
          </table:table-cell>
          <table:table-cell table:style-name="ce4" office:value-type="float" office:value="7.05198">
            <text:p>7,05198</text:p>
          </table:table-cell>
          <table:table-cell table:style-name="ce4" table:formula="of:=AVERAGE([.$H$4:.H173])" office:value-type="float" office:value="6.59809376470588">
            <text:p>6,59809376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394">
            <text:p>394</text:p>
          </table:table-cell>
          <table:table-cell table:style-name="ce4" office:value-type="float" office:value="0.00156353">
            <text:p>0,00156353</text:p>
          </table:table-cell>
          <table:table-cell table:style-name="ce4" office:value-type="float" office:value="0.107853">
            <text:p>0,107853</text:p>
          </table:table-cell>
          <table:table-cell table:style-name="ce4" office:value-type="float" office:value="0.00407355">
            <text:p>0,00407355</text:p>
          </table:table-cell>
          <table:table-cell table:style-name="ce4" office:value-type="float" office:value="0.0121545">
            <text:p>0,012154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8353">
            <text:p>0,00868353</text:p>
          </table:table-cell>
          <table:table-cell table:style-name="ce4" office:value-type="float" office:value="6.48823">
            <text:p>6,48823</text:p>
          </table:table-cell>
          <table:table-cell table:style-name="ce4" table:formula="of:=AVERAGE([.$H$4:.H174])" office:value-type="float" office:value="6.59745128654971">
            <text:p>6,59745128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395">
            <text:p>395</text:p>
          </table:table-cell>
          <table:table-cell table:style-name="ce4" office:value-type="float" office:value="0.00164832">
            <text:p>0,00164832</text:p>
          </table:table-cell>
          <table:table-cell table:style-name="ce4" office:value-type="float" office:value="0.118351">
            <text:p>0,118351</text:p>
          </table:table-cell>
          <table:table-cell table:style-name="ce4" office:value-type="float" office:value="0.00453295">
            <text:p>0,00453295</text:p>
          </table:table-cell>
          <table:table-cell table:style-name="ce4" office:value-type="float" office:value="0.00890025">
            <text:p>0,0089002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0643">
            <text:p>0,00860643</text:p>
          </table:table-cell>
          <table:table-cell table:style-name="ce4" office:value-type="float" office:value="6.29339">
            <text:p>6,29339</text:p>
          </table:table-cell>
          <table:table-cell table:style-name="ce4" table:formula="of:=AVERAGE([.$H$4:.H175])" office:value-type="float" office:value="6.59568348837209">
            <text:p>6,59568348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396">
            <text:p>396</text:p>
          </table:table-cell>
          <table:table-cell table:style-name="ce4" office:value-type="float" office:value="0.00156136">
            <text:p>0,00156136</text:p>
          </table:table-cell>
          <table:table-cell table:style-name="ce4" office:value-type="float" office:value="0.110203">
            <text:p>0,110203</text:p>
          </table:table-cell>
          <table:table-cell table:style-name="ce4" office:value-type="float" office:value="0.00484242">
            <text:p>0,00484242</text:p>
          </table:table-cell>
          <table:table-cell table:style-name="ce4" office:value-type="float" office:value="0.00332534">
            <text:p>0,00332534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0776">
            <text:p>0,00860776</text:p>
          </table:table-cell>
          <table:table-cell table:style-name="ce4" office:value-type="float" office:value="6.87059">
            <text:p>6,87059</text:p>
          </table:table-cell>
          <table:table-cell table:style-name="ce4" table:formula="of:=AVERAGE([.$H$4:.H176])" office:value-type="float" office:value="6.5972725433526">
            <text:p>6,59727254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398">
            <text:p>398</text:p>
          </table:table-cell>
          <table:table-cell table:style-name="ce4" office:value-type="float" office:value="0.00180267">
            <text:p>0,00180267</text:p>
          </table:table-cell>
          <table:table-cell table:style-name="ce4" office:value-type="float" office:value="0.0929762">
            <text:p>0,0929762</text:p>
          </table:table-cell>
          <table:table-cell table:style-name="ce4" office:value-type="float" office:value="0.00491471">
            <text:p>0,00491471</text:p>
          </table:table-cell>
          <table:table-cell table:style-name="ce4" office:value-type="float" office:value="0.00266038">
            <text:p>0,0026603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944">
            <text:p>0,00860944</text:p>
          </table:table-cell>
          <table:table-cell table:style-name="ce4" office:value-type="float" office:value="7.73754">
            <text:p>7,73754</text:p>
          </table:table-cell>
          <table:table-cell table:style-name="ce4" table:formula="of:=AVERAGE([.$H$4:.H177])" office:value-type="float" office:value="6.6038258045977">
            <text:p>6,60382580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399">
            <text:p>399</text:p>
          </table:table-cell>
          <table:table-cell table:style-name="ce4" office:value-type="float" office:value="0.00162569">
            <text:p>0,00162569</text:p>
          </table:table-cell>
          <table:table-cell table:style-name="ce4" office:value-type="float" office:value="0.0688675">
            <text:p>0,0688675</text:p>
          </table:table-cell>
          <table:table-cell table:style-name="ce4" office:value-type="float" office:value="0.0045926">
            <text:p>0,0045926</text:p>
          </table:table-cell>
          <table:table-cell table:style-name="ce4" office:value-type="float" office:value="0.00552072">
            <text:p>0,0055207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60056">
            <text:p>0,00860056</text:p>
          </table:table-cell>
          <table:table-cell table:style-name="ce4" office:value-type="float" office:value="9.44957">
            <text:p>9,44957</text:p>
          </table:table-cell>
          <table:table-cell table:style-name="ce4" table:formula="of:=AVERAGE([.$H$4:.H178])" office:value-type="float" office:value="6.6200872">
            <text:p>6,62008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00">
            <text:p>400</text:p>
          </table:table-cell>
          <table:table-cell table:style-name="ce4" office:value-type="float" office:value="0.00160348">
            <text:p>0,00160348</text:p>
          </table:table-cell>
          <table:table-cell table:style-name="ce4" office:value-type="float" office:value="0.112809">
            <text:p>0,112809</text:p>
          </table:table-cell>
          <table:table-cell table:style-name="ce4" office:value-type="float" office:value="0.00478348">
            <text:p>0,00478348</text:p>
          </table:table-cell>
          <table:table-cell table:style-name="ce4" office:value-type="float" office:value="0.00201819">
            <text:p>0,0020181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58241">
            <text:p>0,00858241</text:p>
          </table:table-cell>
          <table:table-cell table:style-name="ce4" office:value-type="float" office:value="6.85138">
            <text:p>6,85138</text:p>
          </table:table-cell>
          <table:table-cell table:style-name="ce4" table:formula="of:=AVERAGE([.$H$4:.H179])" office:value-type="float" office:value="6.62140136363636">
            <text:p>6,62140136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01">
            <text:p>401</text:p>
          </table:table-cell>
          <table:table-cell table:style-name="ce4" office:value-type="float" office:value="0.00225991">
            <text:p>0,00225991</text:p>
          </table:table-cell>
          <table:table-cell table:style-name="ce4" office:value-type="float" office:value="0.108703">
            <text:p>0,108703</text:p>
          </table:table-cell>
          <table:table-cell table:style-name="ce4" office:value-type="float" office:value="0.00454902">
            <text:p>0,00454902</text:p>
          </table:table-cell>
          <table:table-cell table:style-name="ce4" office:value-type="float" office:value="0.00855545">
            <text:p>0,0085554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2648">
            <text:p>0,00862648</text:p>
          </table:table-cell>
          <table:table-cell table:style-name="ce4" office:value-type="float" office:value="6.72508">
            <text:p>6,72508</text:p>
          </table:table-cell>
          <table:table-cell table:style-name="ce4" table:formula="of:=AVERAGE([.$H$4:.H180])" office:value-type="float" office:value="6.62198711864407">
            <text:p>6,6219871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02">
            <text:p>402</text:p>
          </table:table-cell>
          <table:table-cell table:style-name="ce4" office:value-type="float" office:value="0.00160991">
            <text:p>0,00160991</text:p>
          </table:table-cell>
          <table:table-cell table:style-name="ce4" office:value-type="float" office:value="0.097261">
            <text:p>0,097261</text:p>
          </table:table-cell>
          <table:table-cell table:style-name="ce4" office:value-type="float" office:value="0.00451885">
            <text:p>0,00451885</text:p>
          </table:table-cell>
          <table:table-cell table:style-name="ce4" office:value-type="float" office:value="0.0142084">
            <text:p>0,0142084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63227">
            <text:p>0,00863227</text:p>
          </table:table-cell>
          <table:table-cell table:style-name="ce4" office:value-type="float" office:value="7.07829">
            <text:p>7,07829</text:p>
          </table:table-cell>
          <table:table-cell table:style-name="ce4" table:formula="of:=AVERAGE([.$H$4:.H181])" office:value-type="float" office:value="6.62455061797753">
            <text:p>6,6245506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403">
            <text:p>403</text:p>
          </table:table-cell>
          <table:table-cell table:style-name="ce4" office:value-type="float" office:value="0.00159328">
            <text:p>0,00159328</text:p>
          </table:table-cell>
          <table:table-cell table:style-name="ce4" office:value-type="float" office:value="0.107373">
            <text:p>0,107373</text:p>
          </table:table-cell>
          <table:table-cell table:style-name="ce4" office:value-type="float" office:value="0.00458003">
            <text:p>0,00458003</text:p>
          </table:table-cell>
          <table:table-cell table:style-name="ce4" office:value-type="float" office:value="0.0210992">
            <text:p>0,0210992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7885">
            <text:p>0,00867885</text:p>
          </table:table-cell>
          <table:table-cell table:style-name="ce4" office:value-type="float" office:value="6.30442">
            <text:p>6,30442</text:p>
          </table:table-cell>
          <table:table-cell table:style-name="ce4" table:formula="of:=AVERAGE([.$H$4:.H182])" office:value-type="float" office:value="6.62276217877095">
            <text:p>6,62276217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04">
            <text:p>404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0117">
            <text:p>0,110117</text:p>
          </table:table-cell>
          <table:table-cell table:style-name="ce4" office:value-type="float" office:value="0.00459673">
            <text:p>0,00459673</text:p>
          </table:table-cell>
          <table:table-cell table:style-name="ce4" office:value-type="float" office:value="0.0356433">
            <text:p>0,0356433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68989">
            <text:p>0,00868989</text:p>
          </table:table-cell>
          <table:table-cell table:style-name="ce4" office:value-type="float" office:value="5.60529">
            <text:p>5,60529</text:p>
          </table:table-cell>
          <table:table-cell table:style-name="ce4" table:formula="of:=AVERAGE([.$H$4:.H183])" office:value-type="float" office:value="6.61710955555555">
            <text:p>6,61710955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05">
            <text:p>405</text:p>
          </table:table-cell>
          <table:table-cell table:style-name="ce4" office:value-type="float" office:value="0.0015826">
            <text:p>0,0015826</text:p>
          </table:table-cell>
          <table:table-cell table:style-name="ce4" office:value-type="float" office:value="0.0951798">
            <text:p>0,0951798</text:p>
          </table:table-cell>
          <table:table-cell table:style-name="ce4" office:value-type="float" office:value="0.00463891">
            <text:p>0,00463891</text:p>
          </table:table-cell>
          <table:table-cell table:style-name="ce4" office:value-type="float" office:value="0.0323697">
            <text:p>0,0323697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1448">
            <text:p>0,00871448</text:p>
          </table:table-cell>
          <table:table-cell table:style-name="ce4" office:value-type="float" office:value="6.27187">
            <text:p>6,27187</text:p>
          </table:table-cell>
          <table:table-cell table:style-name="ce4" table:formula="of:=AVERAGE([.$H$4:.H184])" office:value-type="float" office:value="6.61520215469613">
            <text:p>6,61520215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06">
            <text:p>406</text:p>
          </table:table-cell>
          <table:table-cell table:style-name="ce4" office:value-type="float" office:value="0.00184583">
            <text:p>0,00184583</text:p>
          </table:table-cell>
          <table:table-cell table:style-name="ce4" office:value-type="float" office:value="0.0939434">
            <text:p>0,0939434</text:p>
          </table:table-cell>
          <table:table-cell table:style-name="ce4" office:value-type="float" office:value="0.00457633">
            <text:p>0,00457633</text:p>
          </table:table-cell>
          <table:table-cell table:style-name="ce4" office:value-type="float" office:value="0.0107888">
            <text:p>0,010788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2237">
            <text:p>0,00872237</text:p>
          </table:table-cell>
          <table:table-cell table:style-name="ce4" office:value-type="float" office:value="7.13674">
            <text:p>7,13674</text:p>
          </table:table-cell>
          <table:table-cell table:style-name="ce4" table:formula="of:=AVERAGE([.$H$4:.H185])" office:value-type="float" office:value="6.61806774725275">
            <text:p>6,61806774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float" office:value="0.00203901">
            <text:p>0,00203901</text:p>
          </table:table-cell>
          <table:table-cell table:style-name="ce4" office:value-type="float" office:value="0.0779563">
            <text:p>0,0779563</text:p>
          </table:table-cell>
          <table:table-cell table:style-name="ce4" office:value-type="float" office:value="0.00464485">
            <text:p>0,00464485</text:p>
          </table:table-cell>
          <table:table-cell table:style-name="ce4" office:value-type="float" office:value="0.0122563">
            <text:p>0,012256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999">
            <text:p>0,00877999</text:p>
          </table:table-cell>
          <table:table-cell table:style-name="ce4" office:value-type="float" office:value="7.97613">
            <text:p>7,97613</text:p>
          </table:table-cell>
          <table:table-cell table:style-name="ce4" table:formula="of:=AVERAGE([.$H$4:.H186])" office:value-type="float" office:value="6.62548885245901">
            <text:p>6,62548885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09">
            <text:p>409</text:p>
          </table:table-cell>
          <table:table-cell table:style-name="ce4" office:value-type="float" office:value="0.00273078">
            <text:p>0,00273078</text:p>
          </table:table-cell>
          <table:table-cell table:style-name="ce4" office:value-type="float" office:value="0.0526801">
            <text:p>0,0526801</text:p>
          </table:table-cell>
          <table:table-cell table:style-name="ce4" office:value-type="float" office:value="0.00189758">
            <text:p>0,00189758</text:p>
          </table:table-cell>
          <table:table-cell table:style-name="ce4" office:value-type="float" office:value="0.0419507">
            <text:p>0,0419507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874158">
            <text:p>0,00874158</text:p>
          </table:table-cell>
          <table:table-cell table:style-name="ce4" office:value-type="float" office:value="8.06575">
            <text:p>8,06575</text:p>
          </table:table-cell>
          <table:table-cell table:style-name="ce4" table:formula="of:=AVERAGE([.$H$4:.H187])" office:value-type="float" office:value="6.63331635869565">
            <text:p>6,63331635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office:value-type="float" office:value="410">
            <text:p>410</text:p>
          </table:table-cell>
          <table:table-cell table:style-name="ce4" office:value-type="float" office:value="0.00200276">
            <text:p>0,00200276</text:p>
          </table:table-cell>
          <table:table-cell table:style-name="ce4" office:value-type="float" office:value="0.113916">
            <text:p>0,113916</text:p>
          </table:table-cell>
          <table:table-cell table:style-name="ce4" office:value-type="float" office:value="0.00462068">
            <text:p>0,00462068</text:p>
          </table:table-cell>
          <table:table-cell table:style-name="ce4" office:value-type="float" office:value="0.012914">
            <text:p>0,01291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6637">
            <text:p>0,00876637</text:p>
          </table:table-cell>
          <table:table-cell table:style-name="ce4" office:value-type="float" office:value="6.25539">
            <text:p>6,25539</text:p>
          </table:table-cell>
          <table:table-cell table:style-name="ce4" table:formula="of:=AVERAGE([.$H$4:.H188])" office:value-type="float" office:value="6.63127351351351">
            <text:p>6,63127351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11">
            <text:p>411</text:p>
          </table:table-cell>
          <table:table-cell table:style-name="ce4" office:value-type="float" office:value="0.00196686">
            <text:p>0,00196686</text:p>
          </table:table-cell>
          <table:table-cell table:style-name="ce4" office:value-type="float" office:value="0.128392">
            <text:p>0,128392</text:p>
          </table:table-cell>
          <table:table-cell table:style-name="ce4" office:value-type="float" office:value="0.00472921">
            <text:p>0,00472921</text:p>
          </table:table-cell>
          <table:table-cell table:style-name="ce4" office:value-type="float" office:value="0.0170906">
            <text:p>0,017090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305">
            <text:p>0,0089305</text:p>
          </table:table-cell>
          <table:table-cell table:style-name="ce4" office:value-type="float" office:value="5.63215">
            <text:p>5,63215</text:p>
          </table:table-cell>
          <table:table-cell table:style-name="ce4" table:formula="of:=AVERAGE([.$H$4:.H189])" office:value-type="float" office:value="6.62590188172043">
            <text:p>6,62590188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12">
            <text:p>412</text:p>
          </table:table-cell>
          <table:table-cell table:style-name="ce4" office:value-type="float" office:value="0.00159">
            <text:p>0,00159</text:p>
          </table:table-cell>
          <table:table-cell table:style-name="ce4" office:value-type="float" office:value="0.116518">
            <text:p>0,116518</text:p>
          </table:table-cell>
          <table:table-cell table:style-name="ce4" office:value-type="float" office:value="0.00446374">
            <text:p>0,00446374</text:p>
          </table:table-cell>
          <table:table-cell table:style-name="ce4" office:value-type="float" office:value="0.122509">
            <text:p>0,12250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94189">
            <text:p>0,00894189</text:p>
          </table:table-cell>
          <table:table-cell table:style-name="ce4" office:value-type="float" office:value="3.64664">
            <text:p>3,64664</text:p>
          </table:table-cell>
          <table:table-cell table:style-name="ce4" table:formula="of:=AVERAGE([.$H$4:.H190])" office:value-type="float" office:value="6.60997">
            <text:p>6,6099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0">
            <text:p>80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414">
            <text:p>414</text:p>
          </table:table-cell>
          <table:table-cell table:style-name="ce4" office:value-type="float" office:value="0.00165265">
            <text:p>0,00165265</text:p>
          </table:table-cell>
          <table:table-cell table:style-name="ce4" office:value-type="float" office:value="0.0962707">
            <text:p>0,0962707</text:p>
          </table:table-cell>
          <table:table-cell table:style-name="ce4" office:value-type="float" office:value="0.00448281">
            <text:p>0,00448281</text:p>
          </table:table-cell>
          <table:table-cell table:style-name="ce4" office:value-type="float" office:value="0.0242807">
            <text:p>0,024280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5961">
            <text:p>0,00885961</text:p>
          </table:table-cell>
          <table:table-cell table:style-name="ce4" office:value-type="float" office:value="6.63499">
            <text:p>6,63499</text:p>
          </table:table-cell>
          <table:table-cell table:style-name="ce4" table:formula="of:=AVERAGE([.$H$4:.H191])" office:value-type="float" office:value="6.61010308510638">
            <text:p>6,61010308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415">
            <text:p>415</text:p>
          </table:table-cell>
          <table:table-cell table:style-name="ce4" office:value-type="float" office:value="0.00158504">
            <text:p>0,00158504</text:p>
          </table:table-cell>
          <table:table-cell table:style-name="ce4" office:value-type="float" office:value="0.100277">
            <text:p>0,100277</text:p>
          </table:table-cell>
          <table:table-cell table:style-name="ce4" office:value-type="float" office:value="0.00485723">
            <text:p>0,00485723</text:p>
          </table:table-cell>
          <table:table-cell table:style-name="ce4" office:value-type="float" office:value="0.00342158">
            <text:p>0,0034215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564">
            <text:p>0,00873564</text:p>
          </table:table-cell>
          <table:table-cell table:style-name="ce4" office:value-type="float" office:value="7.33224">
            <text:p>7,33224</text:p>
          </table:table-cell>
          <table:table-cell table:style-name="ce4" table:formula="of:=AVERAGE([.$H$4:.H192])" office:value-type="float" office:value="6.61392391534391">
            <text:p>6,61392391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416">
            <text:p>416</text:p>
          </table:table-cell>
          <table:table-cell table:style-name="ce4" office:value-type="float" office:value="0.0019758">
            <text:p>0,0019758</text:p>
          </table:table-cell>
          <table:table-cell table:style-name="ce4" office:value-type="float" office:value="0.0960691">
            <text:p>0,0960691</text:p>
          </table:table-cell>
          <table:table-cell table:style-name="ce4" office:value-type="float" office:value="0.00500718">
            <text:p>0,00500718</text:p>
          </table:table-cell>
          <table:table-cell table:style-name="ce4" office:value-type="float" office:value="0.00333895">
            <text:p>0,00333895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1127">
            <text:p>0,00881127</text:p>
          </table:table-cell>
          <table:table-cell table:style-name="ce4" office:value-type="float" office:value="7.5925">
            <text:p>7,5925</text:p>
          </table:table-cell>
          <table:table-cell table:style-name="ce4" table:formula="of:=AVERAGE([.$H$4:.H193])" office:value-type="float" office:value="6.61907431578947">
            <text:p>6,61907431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17">
            <text:p>417</text:p>
          </table:table-cell>
          <table:table-cell table:style-name="ce4" office:value-type="float" office:value="0.00213378">
            <text:p>0,00213378</text:p>
          </table:table-cell>
          <table:table-cell table:style-name="ce4" office:value-type="float" office:value="0.0991286">
            <text:p>0,0991286</text:p>
          </table:table-cell>
          <table:table-cell table:style-name="ce4" office:value-type="float" office:value="0.00503861">
            <text:p>0,00503861</text:p>
          </table:table-cell>
          <table:table-cell table:style-name="ce4" office:value-type="float" office:value="0.00264215">
            <text:p>0,00264215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89842">
            <text:p>0,0089842</text:p>
          </table:table-cell>
          <table:table-cell table:style-name="ce4" office:value-type="float" office:value="7.41516">
            <text:p>7,41516</text:p>
          </table:table-cell>
          <table:table-cell table:style-name="ce4" table:formula="of:=AVERAGE([.$H$4:.H194])" office:value-type="float" office:value="6.62324230366492">
            <text:p>6,62324230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18">
            <text:p>418</text:p>
          </table:table-cell>
          <table:table-cell table:style-name="ce4" office:value-type="float" office:value="0.00159719">
            <text:p>0,00159719</text:p>
          </table:table-cell>
          <table:table-cell table:style-name="ce4" office:value-type="float" office:value="0.0829157">
            <text:p>0,082915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055782">
            <text:p>0,005578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4126">
            <text:p>0,00904126</text:p>
          </table:table-cell>
          <table:table-cell table:style-name="ce4" office:value-type="float" office:value="8.25062">
            <text:p>8,25062</text:p>
          </table:table-cell>
          <table:table-cell table:style-name="ce4" table:formula="of:=AVERAGE([.$H$4:.H195])" office:value-type="float" office:value="6.63171822916666">
            <text:p>6,63171822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419">
            <text:p>419</text:p>
          </table:table-cell>
          <table:table-cell table:style-name="ce4" office:value-type="float" office:value="0.00198328">
            <text:p>0,00198328</text:p>
          </table:table-cell>
          <table:table-cell table:style-name="ce4" office:value-type="float" office:value="0.0815557">
            <text:p>0,0815557</text:p>
          </table:table-cell>
          <table:table-cell table:style-name="ce4" office:value-type="float" office:value="0.00464994">
            <text:p>0,00464994</text:p>
          </table:table-cell>
          <table:table-cell table:style-name="ce4" office:value-type="float" office:value="0.00411272">
            <text:p>0,0041127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30785">
            <text:p>0,00930785</text:p>
          </table:table-cell>
          <table:table-cell table:style-name="ce4" office:value-type="float" office:value="8.4246">
            <text:p>8,4246</text:p>
          </table:table-cell>
          <table:table-cell table:style-name="ce4" table:formula="of:=AVERAGE([.$H$4:.H196])" office:value-type="float" office:value="6.64100777202072">
            <text:p>6,6410077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420">
            <text:p>420</text:p>
          </table:table-cell>
          <table:table-cell table:style-name="ce4" office:value-type="float" office:value="0.00170014">
            <text:p>0,00170014</text:p>
          </table:table-cell>
          <table:table-cell table:style-name="ce4" office:value-type="float" office:value="0.0716136">
            <text:p>0,0716136</text:p>
          </table:table-cell>
          <table:table-cell table:style-name="ce4" office:value-type="float" office:value="0.00461202">
            <text:p>0,00461202</text:p>
          </table:table-cell>
          <table:table-cell table:style-name="ce4" office:value-type="float" office:value="0.00517068">
            <text:p>0,00517068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28982">
            <text:p>0,00928982</text:p>
          </table:table-cell>
          <table:table-cell table:style-name="ce4" office:value-type="float" office:value="9.20724">
            <text:p>9,20724</text:p>
          </table:table-cell>
          <table:table-cell table:style-name="ce4" table:formula="of:=AVERAGE([.$H$4:.H197])" office:value-type="float" office:value="6.65423577319587">
            <text:p>6,65423577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21">
            <text:p>421</text:p>
          </table:table-cell>
          <table:table-cell table:style-name="ce4" office:value-type="float" office:value="0.00162317">
            <text:p>0,00162317</text:p>
          </table:table-cell>
          <table:table-cell table:style-name="ce4" office:value-type="float" office:value="0.0811803">
            <text:p>0,0811803</text:p>
          </table:table-cell>
          <table:table-cell table:style-name="ce4" office:value-type="float" office:value="0.00471035">
            <text:p>0,00471035</text:p>
          </table:table-cell>
          <table:table-cell table:style-name="ce4" office:value-type="float" office:value="0.00326255">
            <text:p>0,0032625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1548">
            <text:p>0,00891548</text:p>
          </table:table-cell>
          <table:table-cell table:style-name="ce4" office:value-type="float" office:value="8.60637">
            <text:p>8,60637</text:p>
          </table:table-cell>
          <table:table-cell table:style-name="ce4" table:formula="of:=AVERAGE([.$H$4:.H198])" office:value-type="float" office:value="6.66424671794872">
            <text:p>6,6642467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422">
            <text:p>422</text:p>
          </table:table-cell>
          <table:table-cell table:style-name="ce4" office:value-type="float" office:value="0.00160187">
            <text:p>0,00160187</text:p>
          </table:table-cell>
          <table:table-cell table:style-name="ce4" office:value-type="float" office:value="0.0946008">
            <text:p>0,0946008</text:p>
          </table:table-cell>
          <table:table-cell table:style-name="ce4" office:value-type="float" office:value="0.00480953">
            <text:p>0,00480953</text:p>
          </table:table-cell>
          <table:table-cell table:style-name="ce4" office:value-type="float" office:value="0.0019383">
            <text:p>0,0019383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79556">
            <text:p>0,00879556</text:p>
          </table:table-cell>
          <table:table-cell table:style-name="ce4" office:value-type="float" office:value="7.91533">
            <text:p>7,91533</text:p>
          </table:table-cell>
          <table:table-cell table:style-name="ce4" table:formula="of:=AVERAGE([.$H$4:.H199])" office:value-type="float" office:value="6.67062979591837">
            <text:p>6,67062979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4">
            <text:p>15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23">
            <text:p>423</text:p>
          </table:table-cell>
          <table:table-cell table:style-name="ce4" office:value-type="float" office:value="0.0016905">
            <text:p>0,0016905</text:p>
          </table:table-cell>
          <table:table-cell table:style-name="ce4" office:value-type="float" office:value="0.0885301">
            <text:p>0,0885301</text:p>
          </table:table-cell>
          <table:table-cell table:style-name="ce4" office:value-type="float" office:value="0.004531">
            <text:p>0,004531</text:p>
          </table:table-cell>
          <table:table-cell table:style-name="ce4" office:value-type="float" office:value="0.00859986">
            <text:p>0,00859986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8298">
            <text:p>0,00868298</text:p>
          </table:table-cell>
          <table:table-cell table:style-name="ce4" office:value-type="float" office:value="7.73664">
            <text:p>7,73664</text:p>
          </table:table-cell>
          <table:table-cell table:style-name="ce4" table:formula="of:=AVERAGE([.$H$4:.H200])" office:value-type="float" office:value="6.67604101522842">
            <text:p>6,67604101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24">
            <text:p>424</text:p>
          </table:table-cell>
          <table:table-cell table:style-name="ce4" office:value-type="float" office:value="0.00160138">
            <text:p>0,00160138</text:p>
          </table:table-cell>
          <table:table-cell table:style-name="ce4" office:value-type="float" office:value="0.10723">
            <text:p>0,10723</text:p>
          </table:table-cell>
          <table:table-cell table:style-name="ce4" office:value-type="float" office:value="0.00459498">
            <text:p>0,00459498</text:p>
          </table:table-cell>
          <table:table-cell table:style-name="ce4" office:value-type="float" office:value="0.00799958">
            <text:p>0,0079995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62627">
            <text:p>0,00862627</text:p>
          </table:table-cell>
          <table:table-cell table:style-name="ce4" office:value-type="float" office:value="6.78491">
            <text:p>6,78491</text:p>
          </table:table-cell>
          <table:table-cell table:style-name="ce4" table:formula="of:=AVERAGE([.$H$4:.H201])" office:value-type="float" office:value="6.67659085858586">
            <text:p>6,6765908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25">
            <text:p>425</text:p>
          </table:table-cell>
          <table:table-cell table:style-name="ce4" office:value-type="float" office:value="0.00183186">
            <text:p>0,00183186</text:p>
          </table:table-cell>
          <table:table-cell table:style-name="ce4" office:value-type="float" office:value="0.112604">
            <text:p>0,112604</text:p>
          </table:table-cell>
          <table:table-cell table:style-name="ce4" office:value-type="float" office:value="0.0047737">
            <text:p>0,0047737</text:p>
          </table:table-cell>
          <table:table-cell table:style-name="ce4" office:value-type="float" office:value="0.00876009">
            <text:p>0,00876009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871">
            <text:p>0,0086871</text:p>
          </table:table-cell>
          <table:table-cell table:style-name="ce4" office:value-type="float" office:value="6.50554">
            <text:p>6,50554</text:p>
          </table:table-cell>
          <table:table-cell table:style-name="ce4" table:formula="of:=AVERAGE([.$H$4:.H202])" office:value-type="float" office:value="6.67573130653266">
            <text:p>6,675731306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26">
            <text:p>426</text:p>
          </table:table-cell>
          <table:table-cell table:style-name="ce4" office:value-type="float" office:value="0.00194947">
            <text:p>0,00194947</text:p>
          </table:table-cell>
          <table:table-cell table:style-name="ce4" office:value-type="float" office:value="0.122101">
            <text:p>0,122101</text:p>
          </table:table-cell>
          <table:table-cell table:style-name="ce4" office:value-type="float" office:value="0.00475547">
            <text:p>0,00475547</text:p>
          </table:table-cell>
          <table:table-cell table:style-name="ce4" office:value-type="float" office:value="0.00535178">
            <text:p>0,00535178</text:p>
          </table:table-cell>
          <table:table-cell table:style-name="ce4" office:value-type="float" office:value="0.000003911">
            <text:p>0,000003911</text:p>
          </table:table-cell>
          <table:table-cell table:style-name="ce4" office:value-type="float" office:value="0.00873934">
            <text:p>0,00873934</text:p>
          </table:table-cell>
          <table:table-cell table:style-name="ce4" office:value-type="float" office:value="6.10002">
            <text:p>6,10002</text:p>
          </table:table-cell>
          <table:table-cell table:style-name="ce4" table:formula="of:=AVERAGE([.$H$4:.H203])" office:value-type="float" office:value="6.67285275">
            <text:p>6,672852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427">
            <text:p>427</text:p>
          </table:table-cell>
          <table:table-cell table:style-name="ce4" office:value-type="float" office:value="0.0015944">
            <text:p>0,0015944</text:p>
          </table:table-cell>
          <table:table-cell table:style-name="ce4" office:value-type="float" office:value="0.118587">
            <text:p>0,118587</text:p>
          </table:table-cell>
          <table:table-cell table:style-name="ce4" office:value-type="float" office:value="0.00509085">
            <text:p>0,00509085</text:p>
          </table:table-cell>
          <table:table-cell table:style-name="ce4" office:value-type="float" office:value="0.00440585">
            <text:p>0,00440585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61893">
            <text:p>0,00861893</text:p>
          </table:table-cell>
          <table:table-cell table:style-name="ce4" office:value-type="float" office:value="6.43038">
            <text:p>6,43038</text:p>
          </table:table-cell>
          <table:table-cell table:style-name="ce4" table:formula="of:=AVERAGE([.$H$4:.H204])" office:value-type="float" office:value="6.67164641791045">
            <text:p>6,67164641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1">
            <text:p>22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28">
            <text:p>428</text:p>
          </table:table-cell>
          <table:table-cell table:style-name="ce4" office:value-type="float" office:value="0.00161011">
            <text:p>0,00161011</text:p>
          </table:table-cell>
          <table:table-cell table:style-name="ce4" office:value-type="float" office:value="0.130457">
            <text:p>0,130457</text:p>
          </table:table-cell>
          <table:table-cell table:style-name="ce4" office:value-type="float" office:value="0.00521209">
            <text:p>0,00521209</text:p>
          </table:table-cell>
          <table:table-cell table:style-name="ce4" office:value-type="float" office:value="0.00292068">
            <text:p>0,0029206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243">
            <text:p>0,00873243</text:p>
          </table:table-cell>
          <table:table-cell table:style-name="ce4" office:value-type="float" office:value="6.00911">
            <text:p>6,00911</text:p>
          </table:table-cell>
          <table:table-cell table:style-name="ce4" table:formula="of:=AVERAGE([.$H$4:.H205])" office:value-type="float" office:value="6.66836653465346">
            <text:p>6,66836653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429">
            <text:p>429</text:p>
          </table:table-cell>
          <table:table-cell table:style-name="ce4" office:value-type="float" office:value="0.00202867">
            <text:p>0,00202867</text:p>
          </table:table-cell>
          <table:table-cell table:style-name="ce4" office:value-type="float" office:value="0.123586">
            <text:p>0,123586</text:p>
          </table:table-cell>
          <table:table-cell table:style-name="ce4" office:value-type="float" office:value="0.00532048">
            <text:p>0,00532048</text:p>
          </table:table-cell>
          <table:table-cell table:style-name="ce4" office:value-type="float" office:value="0.00290692">
            <text:p>0,00290692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65211">
            <text:p>0,00865211</text:p>
          </table:table-cell>
          <table:table-cell table:style-name="ce4" office:value-type="float" office:value="6.22355">
            <text:p>6,22355</text:p>
          </table:table-cell>
          <table:table-cell table:style-name="ce4" table:formula="of:=AVERAGE([.$H$4:.H206])" office:value-type="float" office:value="6.66617532019704">
            <text:p>6,6661753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0">
            <text:p>430</text:p>
          </table:table-cell>
          <table:table-cell table:style-name="ce4" office:value-type="float" office:value="0.00160495">
            <text:p>0,00160495</text:p>
          </table:table-cell>
          <table:table-cell table:style-name="ce4" office:value-type="float" office:value="0.0988278">
            <text:p>0,0988278</text:p>
          </table:table-cell>
          <table:table-cell table:style-name="ce4" office:value-type="float" office:value="0.0049226">
            <text:p>0,0049226</text:p>
          </table:table-cell>
          <table:table-cell table:style-name="ce4" office:value-type="float" office:value="0.00279462">
            <text:p>0,002794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6549">
            <text:p>0,0086549</text:p>
          </table:table-cell>
          <table:table-cell table:style-name="ce4" office:value-type="float" office:value="7.56355">
            <text:p>7,56355</text:p>
          </table:table-cell>
          <table:table-cell table:style-name="ce4" table:formula="of:=AVERAGE([.$H$4:.H207])" office:value-type="float" office:value="6.67057421568627">
            <text:p>6,67057421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431">
            <text:p>431</text:p>
          </table:table-cell>
          <table:table-cell table:style-name="ce4" office:value-type="float" office:value="0.00157191">
            <text:p>0,00157191</text:p>
          </table:table-cell>
          <table:table-cell table:style-name="ce4" office:value-type="float" office:value="0.112635">
            <text:p>0,112635</text:p>
          </table:table-cell>
          <table:table-cell table:style-name="ce4" office:value-type="float" office:value="0.00521035">
            <text:p>0,00521035</text:p>
          </table:table-cell>
          <table:table-cell table:style-name="ce4" office:value-type="float" office:value="0.00466077">
            <text:p>0,00466077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864456">
            <text:p>0,00864456</text:p>
          </table:table-cell>
          <table:table-cell table:style-name="ce4" office:value-type="float" office:value="6.53224">
            <text:p>6,53224</text:p>
          </table:table-cell>
          <table:table-cell table:style-name="ce4" table:formula="of:=AVERAGE([.$H$4:.H208])" office:value-type="float" office:value="6.66989941463415">
            <text:p>6,66989941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432">
            <text:p>432</text:p>
          </table:table-cell>
          <table:table-cell table:style-name="ce4" office:value-type="float" office:value="0.0023051">
            <text:p>0,0023051</text:p>
          </table:table-cell>
          <table:table-cell table:style-name="ce4" office:value-type="float" office:value="0.0670172">
            <text:p>0,0670172</text:p>
          </table:table-cell>
          <table:table-cell table:style-name="ce4" office:value-type="float" office:value="0.00460699">
            <text:p>0,00460699</text:p>
          </table:table-cell>
          <table:table-cell table:style-name="ce4" office:value-type="float" office:value="0.00256274">
            <text:p>0,0025627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61209">
            <text:p>0,00861209</text:p>
          </table:table-cell>
          <table:table-cell table:style-name="ce4" office:value-type="float" office:value="10.0089">
            <text:p>10,0089</text:p>
          </table:table-cell>
          <table:table-cell table:style-name="ce4" table:formula="of:=AVERAGE([.$H$4:.H209])" office:value-type="float" office:value="6.68610815533981">
            <text:p>6,6861081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33">
            <text:p>433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107856">
            <text:p>0,107856</text:p>
          </table:table-cell>
          <table:table-cell table:style-name="ce4" office:value-type="float" office:value="0.00499272">
            <text:p>0,00499272</text:p>
          </table:table-cell>
          <table:table-cell table:style-name="ce4" office:value-type="float" office:value="0.00265843">
            <text:p>0,00265843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865588">
            <text:p>0,00865588</text:p>
          </table:table-cell>
          <table:table-cell table:style-name="ce4" office:value-type="float" office:value="7.05557">
            <text:p>7,05557</text:p>
          </table:table-cell>
          <table:table-cell table:style-name="ce4" table:formula="of:=AVERAGE([.$H$4:.H210])" office:value-type="float" office:value="6.68789299516908">
            <text:p>6,68789299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34">
            <text:p>434</text:p>
          </table:table-cell>
          <table:table-cell table:style-name="ce4" office:value-type="float" office:value="0.00238598">
            <text:p>0,00238598</text:p>
          </table:table-cell>
          <table:table-cell table:style-name="ce4" office:value-type="float" office:value="0.105042">
            <text:p>0,105042</text:p>
          </table:table-cell>
          <table:table-cell table:style-name="ce4" office:value-type="float" office:value="0.00498399">
            <text:p>0,00498399</text:p>
          </table:table-cell>
          <table:table-cell table:style-name="ce4" office:value-type="float" office:value="0.00204627">
            <text:p>0,0020462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2523">
            <text:p>0,00872523</text:p>
          </table:table-cell>
          <table:table-cell table:style-name="ce4" office:value-type="float" office:value="7.07128">
            <text:p>7,07128</text:p>
          </table:table-cell>
          <table:table-cell table:style-name="ce4" table:formula="of:=AVERAGE([.$H$4:.H211])" office:value-type="float" office:value="6.68973620192308">
            <text:p>6,6897362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435">
            <text:p>435</text:p>
          </table:table-cell>
          <table:table-cell table:style-name="ce4" office:value-type="float" office:value="0.00179547">
            <text:p>0,00179547</text:p>
          </table:table-cell>
          <table:table-cell table:style-name="ce4" office:value-type="float" office:value="0.103857">
            <text:p>0,103857</text:p>
          </table:table-cell>
          <table:table-cell table:style-name="ce4" office:value-type="float" office:value="0.00485108">
            <text:p>0,00485108</text:p>
          </table:table-cell>
          <table:table-cell table:style-name="ce4" office:value-type="float" office:value="0.00499733">
            <text:p>0,004997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8474">
            <text:p>0,00878474</text:p>
          </table:table-cell>
          <table:table-cell table:style-name="ce4" office:value-type="float" office:value="7.08521">
            <text:p>7,08521</text:p>
          </table:table-cell>
          <table:table-cell table:style-name="ce4" table:formula="of:=AVERAGE([.$H$4:.H212])" office:value-type="float" office:value="6.69162842105263">
            <text:p>6,69162842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436">
            <text:p>436</text:p>
          </table:table-cell>
          <table:table-cell table:style-name="ce4" office:value-type="float" office:value="0.00153964">
            <text:p>0,00153964</text:p>
          </table:table-cell>
          <table:table-cell table:style-name="ce4" office:value-type="float" office:value="0.0994322">
            <text:p>0,0994322</text:p>
          </table:table-cell>
          <table:table-cell table:style-name="ce4" office:value-type="float" office:value="0.00483321">
            <text:p>0,00483321</text:p>
          </table:table-cell>
          <table:table-cell table:style-name="ce4" office:value-type="float" office:value="0.00579017">
            <text:p>0,0057901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0017">
            <text:p>0,00880017</text:p>
          </table:table-cell>
          <table:table-cell table:style-name="ce4" office:value-type="float" office:value="7.14934">
            <text:p>7,14934</text:p>
          </table:table-cell>
          <table:table-cell table:style-name="ce4" table:formula="of:=AVERAGE([.$H$4:.H213])" office:value-type="float" office:value="6.693808">
            <text:p>6,6938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37">
            <text:p>437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860376">
            <text:p>0,0860376</text:p>
          </table:table-cell>
          <table:table-cell table:style-name="ce4" office:value-type="float" office:value="0.00464833">
            <text:p>0,00464833</text:p>
          </table:table-cell>
          <table:table-cell table:style-name="ce4" office:value-type="float" office:value="0.00658677">
            <text:p>0,0065867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3328">
            <text:p>0,00883328</text:p>
          </table:table-cell>
          <table:table-cell table:style-name="ce4" office:value-type="float" office:value="8.07454">
            <text:p>8,07454</text:p>
          </table:table-cell>
          <table:table-cell table:style-name="ce4" table:formula="of:=AVERAGE([.$H$4:.H214])" office:value-type="float" office:value="6.7003517535545">
            <text:p>6,70035175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38">
            <text:p>438</text:p>
          </table:table-cell>
          <table:table-cell table:style-name="ce4" office:value-type="float" office:value="0.00167039">
            <text:p>0,00167039</text:p>
          </table:table-cell>
          <table:table-cell table:style-name="ce4" office:value-type="float" office:value="0.0748659">
            <text:p>0,0748659</text:p>
          </table:table-cell>
          <table:table-cell table:style-name="ce4" office:value-type="float" office:value="0.00482406">
            <text:p>0,00482406</text:p>
          </table:table-cell>
          <table:table-cell table:style-name="ce4" office:value-type="float" office:value="0.00508806">
            <text:p>0,00508806</text:p>
          </table:table-cell>
          <table:table-cell table:style-name="ce4" office:value-type="float" office:value="0.000004051">
            <text:p>0,000004051</text:p>
          </table:table-cell>
          <table:table-cell table:style-name="ce4" office:value-type="float" office:value="0.00887637">
            <text:p>0,00887637</text:p>
          </table:table-cell>
          <table:table-cell table:style-name="ce4" office:value-type="float" office:value="8.94909">
            <text:p>8,94909</text:p>
          </table:table-cell>
          <table:table-cell table:style-name="ce4" table:formula="of:=AVERAGE([.$H$4:.H215])" office:value-type="float" office:value="6.71095900943396">
            <text:p>6,71095900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39">
            <text:p>439</text:p>
          </table:table-cell>
          <table:table-cell table:style-name="ce4" office:value-type="float" office:value="0.00217722">
            <text:p>0,00217722</text:p>
          </table:table-cell>
          <table:table-cell table:style-name="ce4" office:value-type="float" office:value="0.0742537">
            <text:p>0,0742537</text:p>
          </table:table-cell>
          <table:table-cell table:style-name="ce4" office:value-type="float" office:value="0.00454867">
            <text:p>0,00454867</text:p>
          </table:table-cell>
          <table:table-cell table:style-name="ce4" office:value-type="float" office:value="0.00479249">
            <text:p>0,0047924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5988">
            <text:p>0,00885988</text:p>
          </table:table-cell>
          <table:table-cell table:style-name="ce4" office:value-type="float" office:value="8.87107">
            <text:p>8,87107</text:p>
          </table:table-cell>
          <table:table-cell table:style-name="ce4" table:formula="of:=AVERAGE([.$H$4:.H216])" office:value-type="float" office:value="6.72110037558685">
            <text:p>6,72110037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office:value-type="float" office:value="440">
            <text:p>440</text:p>
          </table:table-cell>
          <table:table-cell table:style-name="ce4" office:value-type="float" office:value="0.00162269">
            <text:p>0,00162269</text:p>
          </table:table-cell>
          <table:table-cell table:style-name="ce4" office:value-type="float" office:value="0.103744">
            <text:p>0,103744</text:p>
          </table:table-cell>
          <table:table-cell table:style-name="ce4" office:value-type="float" office:value="0.00481086">
            <text:p>0,00481086</text:p>
          </table:table-cell>
          <table:table-cell table:style-name="ce4" office:value-type="float" office:value="0.00796459">
            <text:p>0,00796459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4368">
            <text:p>0,00884368</text:p>
          </table:table-cell>
          <table:table-cell table:style-name="ce4" office:value-type="float" office:value="7.02346">
            <text:p>7,02346</text:p>
          </table:table-cell>
          <table:table-cell table:style-name="ce4" table:formula="of:=AVERAGE([.$H$4:.H217])" office:value-type="float" office:value="6.72251327102804">
            <text:p>6,7225132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41">
            <text:p>441</text:p>
          </table:table-cell>
          <table:table-cell table:style-name="ce4" office:value-type="float" office:value="0.00157296">
            <text:p>0,00157296</text:p>
          </table:table-cell>
          <table:table-cell table:style-name="ce4" office:value-type="float" office:value="0.102056">
            <text:p>0,102056</text:p>
          </table:table-cell>
          <table:table-cell table:style-name="ce4" office:value-type="float" office:value="0.0046894">
            <text:p>0,0046894</text:p>
          </table:table-cell>
          <table:table-cell table:style-name="ce4" office:value-type="float" office:value="0.00846095">
            <text:p>0,00846095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2293">
            <text:p>0,00872293</text:p>
          </table:table-cell>
          <table:table-cell table:style-name="ce4" office:value-type="float" office:value="6.98598">
            <text:p>6,98598</text:p>
          </table:table-cell>
          <table:table-cell table:style-name="ce4" table:formula="of:=AVERAGE([.$H$4:.H218])" office:value-type="float" office:value="6.72373869767442">
            <text:p>6,72373869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442">
            <text:p>442</text:p>
          </table:table-cell>
          <table:table-cell table:style-name="ce4" office:value-type="float" office:value="0.00195289">
            <text:p>0,00195289</text:p>
          </table:table-cell>
          <table:table-cell table:style-name="ce4" office:value-type="float" office:value="0.0996423">
            <text:p>0,0996423</text:p>
          </table:table-cell>
          <table:table-cell table:style-name="ce4" office:value-type="float" office:value="0.00420017">
            <text:p>0,00420017</text:p>
          </table:table-cell>
          <table:table-cell table:style-name="ce4" office:value-type="float" office:value="0.0206323">
            <text:p>0,020632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635">
            <text:p>0,00872635</text:p>
          </table:table-cell>
          <table:table-cell table:style-name="ce4" office:value-type="float" office:value="6.51104">
            <text:p>6,51104</text:p>
          </table:table-cell>
          <table:table-cell table:style-name="ce4" table:formula="of:=AVERAGE([.$H$4:.H219])" office:value-type="float" office:value="6.72275398148148">
            <text:p>6,72275398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3">
            <text:p>443</text:p>
          </table:table-cell>
          <table:table-cell table:style-name="ce4" office:value-type="float" office:value="0.00155536">
            <text:p>0,00155536</text:p>
          </table:table-cell>
          <table:table-cell table:style-name="ce4" office:value-type="float" office:value="0.0975134">
            <text:p>0,0975134</text:p>
          </table:table-cell>
          <table:table-cell table:style-name="ce4" office:value-type="float" office:value="0.00445774">
            <text:p>0,00445774</text:p>
          </table:table-cell>
          <table:table-cell table:style-name="ce4" office:value-type="float" office:value="0.0124683">
            <text:p>0,0124683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61404">
            <text:p>0,00861404</text:p>
          </table:table-cell>
          <table:table-cell table:style-name="ce4" office:value-type="float" office:value="7.04295">
            <text:p>7,04295</text:p>
          </table:table-cell>
          <table:table-cell table:style-name="ce4" table:formula="of:=AVERAGE([.$H$4:.H220])" office:value-type="float" office:value="6.72422953917051">
            <text:p>6,72422953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444">
            <text:p>444</text:p>
          </table:table-cell>
          <table:table-cell table:style-name="ce4" office:value-type="float" office:value="0.00168317">
            <text:p>0,00168317</text:p>
          </table:table-cell>
          <table:table-cell table:style-name="ce4" office:value-type="float" office:value="0.100872">
            <text:p>0,100872</text:p>
          </table:table-cell>
          <table:table-cell table:style-name="ce4" office:value-type="float" office:value="0.00473284">
            <text:p>0,00473284</text:p>
          </table:table-cell>
          <table:table-cell table:style-name="ce4" office:value-type="float" office:value="0.00379292">
            <text:p>0,00379292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6014">
            <text:p>0,0086014</text:p>
          </table:table-cell>
          <table:table-cell table:style-name="ce4" office:value-type="float" office:value="7.35803">
            <text:p>7,35803</text:p>
          </table:table-cell>
          <table:table-cell table:style-name="ce4" table:formula="of:=AVERAGE([.$H$4:.H221])" office:value-type="float" office:value="6.72713688073395">
            <text:p>6,72713688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45">
            <text:p>445</text:p>
          </table:table-cell>
          <table:table-cell table:style-name="ce4" office:value-type="float" office:value="0.00398443">
            <text:p>0,00398443</text:p>
          </table:table-cell>
          <table:table-cell table:style-name="ce4" office:value-type="float" office:value="0.122717">
            <text:p>0,122717</text:p>
          </table:table-cell>
          <table:table-cell table:style-name="ce4" office:value-type="float" office:value="0.00494907">
            <text:p>0,00494907</text:p>
          </table:table-cell>
          <table:table-cell table:style-name="ce4" office:value-type="float" office:value="0.00199927">
            <text:p>0,00199927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60748">
            <text:p>0,00860748</text:p>
          </table:table-cell>
          <table:table-cell table:style-name="ce4" office:value-type="float" office:value="6.29885">
            <text:p>6,29885</text:p>
          </table:table-cell>
          <table:table-cell table:style-name="ce4" table:formula="of:=AVERAGE([.$H$4:.H222])" office:value-type="float" office:value="6.72518123287671">
            <text:p>6,72518123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4">
            <text:p>74</text:p>
          </table:table-cell>
          <table:table-cell table:number-columns-repeated="1011"/>
        </table:table-row>
        <table:table-row table:style-name="ro1">
          <table:table-cell office:value-type="float" office:value="446">
            <text:p>446</text:p>
          </table:table-cell>
          <table:table-cell table:style-name="ce4" office:value-type="float" office:value="0.00445599">
            <text:p>0,00445599</text:p>
          </table:table-cell>
          <table:table-cell table:style-name="ce4" office:value-type="float" office:value="0.105212">
            <text:p>0,105212</text:p>
          </table:table-cell>
          <table:table-cell table:style-name="ce4" office:value-type="float" office:value="0.00492393">
            <text:p>0,00492393</text:p>
          </table:table-cell>
          <table:table-cell table:style-name="ce4" office:value-type="float" office:value="0.00256156">
            <text:p>0,00256156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59414">
            <text:p>0,00859414</text:p>
          </table:table-cell>
          <table:table-cell table:style-name="ce4" office:value-type="float" office:value="7.13435">
            <text:p>7,13435</text:p>
          </table:table-cell>
          <table:table-cell table:style-name="ce4" table:formula="of:=AVERAGE([.$H$4:.H223])" office:value-type="float" office:value="6.72704109090909">
            <text:p>6,72704109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447">
            <text:p>447</text:p>
          </table:table-cell>
          <table:table-cell table:style-name="ce4" office:value-type="float" office:value="0.00173059">
            <text:p>0,00173059</text:p>
          </table:table-cell>
          <table:table-cell table:style-name="ce4" office:value-type="float" office:value="0.037562">
            <text:p>0,037562</text:p>
          </table:table-cell>
          <table:table-cell table:style-name="ce4" office:value-type="float" office:value="0.00454344">
            <text:p>0,00454344</text:p>
          </table:table-cell>
          <table:table-cell table:style-name="ce4" office:value-type="float" office:value="0.016627">
            <text:p>0,016627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5659">
            <text:p>0,00875659</text:p>
          </table:table-cell>
          <table:table-cell table:style-name="ce4" office:value-type="float" office:value="11.484">
            <text:p>11,484</text:p>
          </table:table-cell>
          <table:table-cell table:style-name="ce4" table:formula="of:=AVERAGE([.$H$4:.H224])" office:value-type="float" office:value="6.7485657918552">
            <text:p>6,74856579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48">
            <text:p>448</text:p>
          </table:table-cell>
          <table:table-cell table:style-name="ce4" office:value-type="float" office:value="0.00159063">
            <text:p>0,00159063</text:p>
          </table:table-cell>
          <table:table-cell table:style-name="ce4" office:value-type="float" office:value="0.123847">
            <text:p>0,123847</text:p>
          </table:table-cell>
          <table:table-cell table:style-name="ce4" office:value-type="float" office:value="0.00499614">
            <text:p>0,00499614</text:p>
          </table:table-cell>
          <table:table-cell table:style-name="ce4" office:value-type="float" office:value="0.00317022">
            <text:p>0,0031702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57675">
            <text:p>0,00857675</text:p>
          </table:table-cell>
          <table:table-cell table:style-name="ce4" office:value-type="float" office:value="6.35038">
            <text:p>6,35038</text:p>
          </table:table-cell>
          <table:table-cell table:style-name="ce4" table:formula="of:=AVERAGE([.$H$4:.H225])" office:value-type="float" office:value="6.74677216216216">
            <text:p>6,74677216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49">
            <text:p>449</text:p>
          </table:table-cell>
          <table:table-cell table:style-name="ce4" office:value-type="float" office:value="0.00229721">
            <text:p>0,00229721</text:p>
          </table:table-cell>
          <table:table-cell table:style-name="ce4" office:value-type="float" office:value="0.1142">
            <text:p>0,1142</text:p>
          </table:table-cell>
          <table:table-cell table:style-name="ce4" office:value-type="float" office:value="0.00490192">
            <text:p>0,00490192</text:p>
          </table:table-cell>
          <table:table-cell table:style-name="ce4" office:value-type="float" office:value="0.00317839">
            <text:p>0,00317839</text:p>
          </table:table-cell>
          <table:table-cell table:style-name="ce4" office:value-type="float" office:value="0.000002375">
            <text:p>0,000002375</text:p>
          </table:table-cell>
          <table:table-cell table:style-name="ce4" office:value-type="float" office:value="0.00857011">
            <text:p>0,00857011</text:p>
          </table:table-cell>
          <table:table-cell table:style-name="ce4" office:value-type="float" office:value="6.56404">
            <text:p>6,56404</text:p>
          </table:table-cell>
          <table:table-cell table:style-name="ce4" table:formula="of:=AVERAGE([.$H$4:.H226])" office:value-type="float" office:value="6.74595273542601">
            <text:p>6,74595273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450">
            <text:p>450</text:p>
          </table:table-cell>
          <table:table-cell table:style-name="ce4" office:value-type="float" office:value="0.00166291">
            <text:p>0,00166291</text:p>
          </table:table-cell>
          <table:table-cell table:style-name="ce4" office:value-type="float" office:value="0.106873">
            <text:p>0,106873</text:p>
          </table:table-cell>
          <table:table-cell table:style-name="ce4" office:value-type="float" office:value="0.00490395">
            <text:p>0,00490395</text:p>
          </table:table-cell>
          <table:table-cell table:style-name="ce4" office:value-type="float" office:value="0.00303634">
            <text:p>0,0030363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6072">
            <text:p>0,0086072</text:p>
          </table:table-cell>
          <table:table-cell table:style-name="ce4" office:value-type="float" office:value="7.12778">
            <text:p>7,12778</text:p>
          </table:table-cell>
          <table:table-cell table:style-name="ce4" table:formula="of:=AVERAGE([.$H$4:.H227])" office:value-type="float" office:value="6.74765732142857">
            <text:p>6,74765732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office:value-type="float" office:value="451">
            <text:p>451</text:p>
          </table:table-cell>
          <table:table-cell table:style-name="ce4" office:value-type="float" office:value="0.00153175">
            <text:p>0,00153175</text:p>
          </table:table-cell>
          <table:table-cell table:style-name="ce4" office:value-type="float" office:value="0.104682">
            <text:p>0,104682</text:p>
          </table:table-cell>
          <table:table-cell table:style-name="ce4" office:value-type="float" office:value="0.00506389">
            <text:p>0,00506389</text:p>
          </table:table-cell>
          <table:table-cell table:style-name="ce4" office:value-type="float" office:value="0.00327303">
            <text:p>0,0032730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1783">
            <text:p>0,00871783</text:p>
          </table:table-cell>
          <table:table-cell table:style-name="ce4" office:value-type="float" office:value="7.24045">
            <text:p>7,24045</text:p>
          </table:table-cell>
          <table:table-cell table:style-name="ce4" table:formula="of:=AVERAGE([.$H$4:.H228])" office:value-type="float" office:value="6.74984751111111">
            <text:p>6,74984751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452">
            <text:p>452</text:p>
          </table:table-cell>
          <table:table-cell table:style-name="ce4" office:value-type="float" office:value="0.0015439">
            <text:p>0,0015439</text:p>
          </table:table-cell>
          <table:table-cell table:style-name="ce4" office:value-type="float" office:value="0.111774">
            <text:p>0,111774</text:p>
          </table:table-cell>
          <table:table-cell table:style-name="ce4" office:value-type="float" office:value="0.0049731">
            <text:p>0,0049731</text:p>
          </table:table-cell>
          <table:table-cell table:style-name="ce4" office:value-type="float" office:value="0.00188529">
            <text:p>0,0018852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013">
            <text:p>0,0089013</text:p>
          </table:table-cell>
          <table:table-cell table:style-name="ce4" office:value-type="float" office:value="6.9428">
            <text:p>6,9428</text:p>
          </table:table-cell>
          <table:table-cell table:style-name="ce4" table:formula="of:=AVERAGE([.$H$4:.H229])" office:value-type="float" office:value="6.75070128318584">
            <text:p>6,75070128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53">
            <text:p>453</text:p>
          </table:table-cell>
          <table:table-cell table:style-name="ce4" office:value-type="float" office:value="0.00200115">
            <text:p>0,00200115</text:p>
          </table:table-cell>
          <table:table-cell table:style-name="ce4" office:value-type="float" office:value="0.0996942">
            <text:p>0,0996942</text:p>
          </table:table-cell>
          <table:table-cell table:style-name="ce4" office:value-type="float" office:value="0.00490095">
            <text:p>0,00490095</text:p>
          </table:table-cell>
          <table:table-cell table:style-name="ce4" office:value-type="float" office:value="0.00239925">
            <text:p>0,002399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4935">
            <text:p>0,00894935</text:p>
          </table:table-cell>
          <table:table-cell table:style-name="ce4" office:value-type="float" office:value="7.53285">
            <text:p>7,53285</text:p>
          </table:table-cell>
          <table:table-cell table:style-name="ce4" table:formula="of:=AVERAGE([.$H$4:.H230])" office:value-type="float" office:value="6.7541468722467">
            <text:p>6,75414687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454">
            <text:p>454</text:p>
          </table:table-cell>
          <table:table-cell table:style-name="ce4" office:value-type="float" office:value="0.00153517">
            <text:p>0,00153517</text:p>
          </table:table-cell>
          <table:table-cell table:style-name="ce4" office:value-type="float" office:value="0.0807436">
            <text:p>0,0807436</text:p>
          </table:table-cell>
          <table:table-cell table:style-name="ce4" office:value-type="float" office:value="0.00438455">
            <text:p>0,00438455</text:p>
          </table:table-cell>
          <table:table-cell table:style-name="ce4" office:value-type="float" office:value="0.0215147">
            <text:p>0,0215147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85066">
            <text:p>0,00885066</text:p>
          </table:table-cell>
          <table:table-cell table:style-name="ce4" office:value-type="float" office:value="7.58333">
            <text:p>7,58333</text:p>
          </table:table-cell>
          <table:table-cell table:style-name="ce4" table:formula="of:=AVERAGE([.$H$4:.H231])" office:value-type="float" office:value="6.75778364035088">
            <text:p>6,75778364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455">
            <text:p>455</text:p>
          </table:table-cell>
          <table:table-cell table:style-name="ce4" office:value-type="float" office:value="0.001568">
            <text:p>0,001568</text:p>
          </table:table-cell>
          <table:table-cell table:style-name="ce4" office:value-type="float" office:value="0.0887676">
            <text:p>0,0887676</text:p>
          </table:table-cell>
          <table:table-cell table:style-name="ce4" office:value-type="float" office:value="0.00468731">
            <text:p>0,00468731</text:p>
          </table:table-cell>
          <table:table-cell table:style-name="ce4" office:value-type="float" office:value="0.00289994">
            <text:p>0,0028999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6381">
            <text:p>0,00896381</text:p>
          </table:table-cell>
          <table:table-cell table:style-name="ce4" office:value-type="float" office:value="8.09822">
            <text:p>8,09822</text:p>
          </table:table-cell>
          <table:table-cell table:style-name="ce4" table:formula="of:=AVERAGE([.$H$4:.H232])" office:value-type="float" office:value="6.76363707423581">
            <text:p>6,76363707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56">
            <text:p>456</text:p>
          </table:table-cell>
          <table:table-cell table:style-name="ce4" office:value-type="float" office:value="0.00158958">
            <text:p>0,00158958</text:p>
          </table:table-cell>
          <table:table-cell table:style-name="ce4" office:value-type="float" office:value="0.084279">
            <text:p>0,084279</text:p>
          </table:table-cell>
          <table:table-cell table:style-name="ce4" office:value-type="float" office:value="0.00459099">
            <text:p>0,00459099</text:p>
          </table:table-cell>
          <table:table-cell table:style-name="ce4" office:value-type="float" office:value="0.00320961">
            <text:p>0,0032096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27069">
            <text:p>0,00927069</text:p>
          </table:table-cell>
          <table:table-cell table:style-name="ce4" office:value-type="float" office:value="8.41292">
            <text:p>8,41292</text:p>
          </table:table-cell>
          <table:table-cell table:style-name="ce4" table:formula="of:=AVERAGE([.$H$4:.H233])" office:value-type="float" office:value="6.77080786956522">
            <text:p>6,77080786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458">
            <text:p>458</text:p>
          </table:table-cell>
          <table:table-cell table:style-name="ce4" office:value-type="float" office:value="0.00157093">
            <text:p>0,00157093</text:p>
          </table:table-cell>
          <table:table-cell table:style-name="ce4" office:value-type="float" office:value="0.0678048">
            <text:p>0,0678048</text:p>
          </table:table-cell>
          <table:table-cell table:style-name="ce4" office:value-type="float" office:value="0.00295574">
            <text:p>0,00295574</text:p>
          </table:table-cell>
          <table:table-cell table:style-name="ce4" office:value-type="float" office:value="0.0522039">
            <text:p>0,052203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2951">
            <text:p>0,00882951</text:p>
          </table:table-cell>
          <table:table-cell table:style-name="ce4" office:value-type="float" office:value="6.64288">
            <text:p>6,64288</text:p>
          </table:table-cell>
          <table:table-cell table:style-name="ce4" table:formula="of:=AVERAGE([.$H$4:.H234])" office:value-type="float" office:value="6.77025406926407">
            <text:p>6,7702540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float" office:value="459">
            <text:p>459</text:p>
          </table:table-cell>
          <table:table-cell table:style-name="ce4" office:value-type="float" office:value="0.00170335">
            <text:p>0,00170335</text:p>
          </table:table-cell>
          <table:table-cell table:style-name="ce4" office:value-type="float" office:value="0.032222">
            <text:p>0,032222</text:p>
          </table:table-cell>
          <table:table-cell table:style-name="ce4" office:value-type="float" office:value="0.00418669">
            <text:p>0,00418669</text:p>
          </table:table-cell>
          <table:table-cell table:style-name="ce4" office:value-type="float" office:value="0.0647465">
            <text:p>0,064746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80548">
            <text:p>0,00880548</text:p>
          </table:table-cell>
          <table:table-cell table:style-name="ce4" office:value-type="float" office:value="7.77182">
            <text:p>7,77182</text:p>
          </table:table-cell>
          <table:table-cell table:style-name="ce4" table:formula="of:=AVERAGE([.$H$4:.H235])" office:value-type="float" office:value="6.7745711637931">
            <text:p>6,77457116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office:value-type="float" office:value="461">
            <text:p>461</text:p>
          </table:table-cell>
          <table:table-cell table:style-name="ce4" office:value-type="float" office:value="0.00164357">
            <text:p>0,00164357</text:p>
          </table:table-cell>
          <table:table-cell table:style-name="ce4" office:value-type="float" office:value="0.077018">
            <text:p>0,077018</text:p>
          </table:table-cell>
          <table:table-cell table:style-name="ce4" office:value-type="float" office:value="0.00430493">
            <text:p>0,00430493</text:p>
          </table:table-cell>
          <table:table-cell table:style-name="ce4" office:value-type="float" office:value="0.0033259">
            <text:p>0,003325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92372">
            <text:p>0,00892372</text:p>
          </table:table-cell>
          <table:table-cell table:style-name="ce4" office:value-type="float" office:value="8.86634">
            <text:p>8,86634</text:p>
          </table:table-cell>
          <table:table-cell table:style-name="ce4" table:formula="of:=AVERAGE([.$H$4:.H236])" office:value-type="float" office:value="6.78354871244635">
            <text:p>6,78354871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62">
            <text:p>462</text:p>
          </table:table-cell>
          <table:table-cell table:style-name="ce4" office:value-type="float" office:value="0.00170203">
            <text:p>0,00170203</text:p>
          </table:table-cell>
          <table:table-cell table:style-name="ce4" office:value-type="float" office:value="0.0836706">
            <text:p>0,0836706</text:p>
          </table:table-cell>
          <table:table-cell table:style-name="ce4" office:value-type="float" office:value="0.00433964">
            <text:p>0,00433964</text:p>
          </table:table-cell>
          <table:table-cell table:style-name="ce4" office:value-type="float" office:value="0.022852">
            <text:p>0,022852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095">
            <text:p>0,0091095</text:p>
          </table:table-cell>
          <table:table-cell table:style-name="ce4" office:value-type="float" office:value="6.95096">
            <text:p>6,95096</text:p>
          </table:table-cell>
          <table:table-cell table:style-name="ce4" table:formula="of:=AVERAGE([.$H$4:.H237])" office:value-type="float" office:value="6.78426414529915">
            <text:p>6,78426414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463">
            <text:p>463</text:p>
          </table:table-cell>
          <table:table-cell table:style-name="ce4" office:value-type="float" office:value="0.00196239">
            <text:p>0,00196239</text:p>
          </table:table-cell>
          <table:table-cell table:style-name="ce4" office:value-type="float" office:value="0.0830677">
            <text:p>0,0830677</text:p>
          </table:table-cell>
          <table:table-cell table:style-name="ce4" office:value-type="float" office:value="0.0040653">
            <text:p>0,0040653</text:p>
          </table:table-cell>
          <table:table-cell table:style-name="ce4" office:value-type="float" office:value="0.123559">
            <text:p>0,12355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0552">
            <text:p>0,00920552</text:p>
          </table:table-cell>
          <table:table-cell table:style-name="ce4" office:value-type="float" office:value="4.20998">
            <text:p>4,20998</text:p>
          </table:table-cell>
          <table:table-cell table:style-name="ce4" table:formula="of:=AVERAGE([.$H$4:.H238])" office:value-type="float" office:value="6.77330974468085">
            <text:p>6,77330974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64">
            <text:p>464</text:p>
          </table:table-cell>
          <table:table-cell table:style-name="ce4" office:value-type="float" office:value="0.00162541">
            <text:p>0,00162541</text:p>
          </table:table-cell>
          <table:table-cell table:style-name="ce4" office:value-type="float" office:value="0.10069">
            <text:p>0,10069</text:p>
          </table:table-cell>
          <table:table-cell table:style-name="ce4" office:value-type="float" office:value="0.00439642">
            <text:p>0,00439642</text:p>
          </table:table-cell>
          <table:table-cell table:style-name="ce4" office:value-type="float" office:value="0.122098">
            <text:p>0,122098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977">
            <text:p>0,00922977</text:p>
          </table:table-cell>
          <table:table-cell table:style-name="ce4" office:value-type="float" office:value="3.91335">
            <text:p>3,91335</text:p>
          </table:table-cell>
          <table:table-cell table:style-name="ce4" table:formula="of:=AVERAGE([.$H$4:.H239])" office:value-type="float" office:value="6.76119127118644">
            <text:p>6,76119127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float" office:value="467">
            <text:p>467</text:p>
          </table:table-cell>
          <table:table-cell table:style-name="ce4" office:value-type="float" office:value="0.00158497">
            <text:p>0,00158497</text:p>
          </table:table-cell>
          <table:table-cell table:style-name="ce4" office:value-type="float" office:value="0.114855">
            <text:p>0,114855</text:p>
          </table:table-cell>
          <table:table-cell table:style-name="ce4" office:value-type="float" office:value="0.00480233">
            <text:p>0,00480233</text:p>
          </table:table-cell>
          <table:table-cell table:style-name="ce4" office:value-type="float" office:value="0.0181044">
            <text:p>0,018104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128">
            <text:p>0,009128</text:p>
          </table:table-cell>
          <table:table-cell table:style-name="ce4" office:value-type="float" office:value="6.0415">
            <text:p>6,0415</text:p>
          </table:table-cell>
          <table:table-cell table:style-name="ce4" table:formula="of:=AVERAGE([.$H$4:.H240])" office:value-type="float" office:value="6.75815459915612">
            <text:p>6,75815459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68">
            <text:p>468</text:p>
          </table:table-cell>
          <table:table-cell table:style-name="ce4" office:value-type="float" office:value="0.00158804">
            <text:p>0,00158804</text:p>
          </table:table-cell>
          <table:table-cell table:style-name="ce4" office:value-type="float" office:value="0.103818">
            <text:p>0,103818</text:p>
          </table:table-cell>
          <table:table-cell table:style-name="ce4" office:value-type="float" office:value="0.00474032">
            <text:p>0,00474032</text:p>
          </table:table-cell>
          <table:table-cell table:style-name="ce4" office:value-type="float" office:value="0.00555815">
            <text:p>0,00555815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191">
            <text:p>0,00925191</text:p>
          </table:table-cell>
          <table:table-cell table:style-name="ce4" office:value-type="float" office:value="6.97958">
            <text:p>6,97958</text:p>
          </table:table-cell>
          <table:table-cell table:style-name="ce4" table:formula="of:=AVERAGE([.$H$4:.H241])" office:value-type="float" office:value="6.75908495798319">
            <text:p>6,7590849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69">
            <text:p>469</text:p>
          </table:table-cell>
          <table:table-cell table:style-name="ce4" office:value-type="float" office:value="0.00162765">
            <text:p>0,00162765</text:p>
          </table:table-cell>
          <table:table-cell table:style-name="ce4" office:value-type="float" office:value="0.0840944">
            <text:p>0,0840944</text:p>
          </table:table-cell>
          <table:table-cell table:style-name="ce4" office:value-type="float" office:value="0.00485374">
            <text:p>0,00485374</text:p>
          </table:table-cell>
          <table:table-cell table:style-name="ce4" office:value-type="float" office:value="0.00493175">
            <text:p>0,00493175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229">
            <text:p>0,0091229</text:p>
          </table:table-cell>
          <table:table-cell table:style-name="ce4" office:value-type="float" office:value="7.87605">
            <text:p>7,87605</text:p>
          </table:table-cell>
          <table:table-cell table:style-name="ce4" table:formula="of:=AVERAGE([.$H$4:.H242])" office:value-type="float" office:value="6.76375845188285">
            <text:p>6,76375845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470">
            <text:p>470</text:p>
          </table:table-cell>
          <table:table-cell table:style-name="ce4" office:value-type="float" office:value="0.00163602">
            <text:p>0,00163602</text:p>
          </table:table-cell>
          <table:table-cell table:style-name="ce4" office:value-type="float" office:value="0.103131">
            <text:p>0,103131</text:p>
          </table:table-cell>
          <table:table-cell table:style-name="ce4" office:value-type="float" office:value="0.00490779">
            <text:p>0,00490779</text:p>
          </table:table-cell>
          <table:table-cell table:style-name="ce4" office:value-type="float" office:value="0.0109265">
            <text:p>0,010926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09875">
            <text:p>0,00909875</text:p>
          </table:table-cell>
          <table:table-cell table:style-name="ce4" office:value-type="float" office:value="6.47556">
            <text:p>6,47556</text:p>
          </table:table-cell>
          <table:table-cell table:style-name="ce4" table:formula="of:=AVERAGE([.$H$4:.H243])" office:value-type="float" office:value="6.762557625">
            <text:p>6,762557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472">
            <text:p>472</text:p>
          </table:table-cell>
          <table:table-cell table:style-name="ce4" office:value-type="float" office:value="0.00246916">
            <text:p>0,00246916</text:p>
          </table:table-cell>
          <table:table-cell table:style-name="ce4" office:value-type="float" office:value="0.101828">
            <text:p>0,101828</text:p>
          </table:table-cell>
          <table:table-cell table:style-name="ce4" office:value-type="float" office:value="0.0050076">
            <text:p>0,0050076</text:p>
          </table:table-cell>
          <table:table-cell table:style-name="ce4" office:value-type="float" office:value="0.00635336">
            <text:p>0,006353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4735">
            <text:p>0,00914735</text:p>
          </table:table-cell>
          <table:table-cell table:style-name="ce4" office:value-type="float" office:value="6.9617">
            <text:p>6,9617</text:p>
          </table:table-cell>
          <table:table-cell table:style-name="ce4" table:formula="of:=AVERAGE([.$H$4:.H244])" office:value-type="float" office:value="6.76338394190872">
            <text:p>6,76338394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73">
            <text:p>473</text:p>
          </table:table-cell>
          <table:table-cell table:style-name="ce4" office:value-type="float" office:value="0.00160103">
            <text:p>0,00160103</text:p>
          </table:table-cell>
          <table:table-cell table:style-name="ce4" office:value-type="float" office:value="0.0962733">
            <text:p>0,0962733</text:p>
          </table:table-cell>
          <table:table-cell table:style-name="ce4" office:value-type="float" office:value="0.00458618">
            <text:p>0,00458618</text:p>
          </table:table-cell>
          <table:table-cell table:style-name="ce4" office:value-type="float" office:value="0.0354009">
            <text:p>0,0354009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17284">
            <text:p>0,00917284</text:p>
          </table:table-cell>
          <table:table-cell table:style-name="ce4" office:value-type="float" office:value="6.14605">
            <text:p>6,14605</text:p>
          </table:table-cell>
          <table:table-cell table:style-name="ce4" table:formula="of:=AVERAGE([.$H$4:.H245])" office:value-type="float" office:value="6.76083297520661">
            <text:p>6,76083297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75">
            <text:p>475</text:p>
          </table:table-cell>
          <table:table-cell table:style-name="ce4" office:value-type="float" office:value="0.0016678">
            <text:p>0,0016678</text:p>
          </table:table-cell>
          <table:table-cell table:style-name="ce4" office:value-type="float" office:value="0.10937">
            <text:p>0,10937</text:p>
          </table:table-cell>
          <table:table-cell table:style-name="ce4" office:value-type="float" office:value="0.00483034">
            <text:p>0,00483034</text:p>
          </table:table-cell>
          <table:table-cell table:style-name="ce4" office:value-type="float" office:value="0.00645701">
            <text:p>0,00645701</text:p>
          </table:table-cell>
          <table:table-cell table:style-name="ce4" office:value-type="float" office:value="0.000002445">
            <text:p>0,000002445</text:p>
          </table:table-cell>
          <table:table-cell table:style-name="ce4" office:value-type="float" office:value="0.00919197">
            <text:p>0,00919197</text:p>
          </table:table-cell>
          <table:table-cell table:style-name="ce4" office:value-type="float" office:value="6.70804">
            <text:p>6,70804</text:p>
          </table:table-cell>
          <table:table-cell table:style-name="ce4" table:formula="of:=AVERAGE([.$H$4:.H246])" office:value-type="float" office:value="6.76061572016461">
            <text:p>6,76061572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76">
            <text:p>476</text:p>
          </table:table-cell>
          <table:table-cell table:style-name="ce4" office:value-type="float" office:value="0.00157966">
            <text:p>0,00157966</text:p>
          </table:table-cell>
          <table:table-cell table:style-name="ce4" office:value-type="float" office:value="0.109868">
            <text:p>0,109868</text:p>
          </table:table-cell>
          <table:table-cell table:style-name="ce4" office:value-type="float" office:value="0.00491869">
            <text:p>0,00491869</text:p>
          </table:table-cell>
          <table:table-cell table:style-name="ce4" office:value-type="float" office:value="0.0105493">
            <text:p>0,0105493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44941">
            <text:p>0,00944941</text:p>
          </table:table-cell>
          <table:table-cell table:style-name="ce4" office:value-type="float" office:value="6.51015">
            <text:p>6,51015</text:p>
          </table:table-cell>
          <table:table-cell table:style-name="ce4" table:formula="of:=AVERAGE([.$H$4:.H247])" office:value-type="float" office:value="6.75958922131148">
            <text:p>6,75958922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7">
            <text:p>477</text:p>
          </table:table-cell>
          <table:table-cell table:style-name="ce4" office:value-type="float" office:value="0.00196009">
            <text:p>0,00196009</text:p>
          </table:table-cell>
          <table:table-cell table:style-name="ce4" office:value-type="float" office:value="0.103854">
            <text:p>0,103854</text:p>
          </table:table-cell>
          <table:table-cell table:style-name="ce4" office:value-type="float" office:value="0.00472139">
            <text:p>0,00472139</text:p>
          </table:table-cell>
          <table:table-cell table:style-name="ce4" office:value-type="float" office:value="0.0202279">
            <text:p>0,020227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16502">
            <text:p>0,00916502</text:p>
          </table:table-cell>
          <table:table-cell table:style-name="ce4" office:value-type="float" office:value="6.32967">
            <text:p>6,32967</text:p>
          </table:table-cell>
          <table:table-cell table:style-name="ce4" table:formula="of:=AVERAGE([.$H$4:.H248])" office:value-type="float" office:value="6.75783444897959">
            <text:p>6,7578344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78">
            <text:p>478</text:p>
          </table:table-cell>
          <table:table-cell table:style-name="ce4" office:value-type="float" office:value="0.00181482">
            <text:p>0,00181482</text:p>
          </table:table-cell>
          <table:table-cell table:style-name="ce4" office:value-type="float" office:value="0.10859">
            <text:p>0,10859</text:p>
          </table:table-cell>
          <table:table-cell table:style-name="ce4" office:value-type="float" office:value="0.00477922">
            <text:p>0,00477922</text:p>
          </table:table-cell>
          <table:table-cell table:style-name="ce4" office:value-type="float" office:value="0.00739874">
            <text:p>0,00739874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248">
            <text:p>0,0092248</text:p>
          </table:table-cell>
          <table:table-cell table:style-name="ce4" office:value-type="float" office:value="6.70943">
            <text:p>6,70943</text:p>
          </table:table-cell>
          <table:table-cell table:style-name="ce4" table:formula="of:=AVERAGE([.$H$4:.H249])" office:value-type="float" office:value="6.75763768292683">
            <text:p>6,7576376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479">
            <text:p>479</text:p>
          </table:table-cell>
          <table:table-cell table:style-name="ce4" office:value-type="float" office:value="0.00160655">
            <text:p>0,00160655</text:p>
          </table:table-cell>
          <table:table-cell table:style-name="ce4" office:value-type="float" office:value="0.107859">
            <text:p>0,107859</text:p>
          </table:table-cell>
          <table:table-cell table:style-name="ce4" office:value-type="float" office:value="0.00441451">
            <text:p>0,00441451</text:p>
          </table:table-cell>
          <table:table-cell table:style-name="ce4" office:value-type="float" office:value="0.0703033">
            <text:p>0,0703033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3088">
            <text:p>0,00923088</text:p>
          </table:table-cell>
          <table:table-cell table:style-name="ce4" office:value-type="float" office:value="4.7562">
            <text:p>4,7562</text:p>
          </table:table-cell>
          <table:table-cell table:style-name="ce4" table:formula="of:=AVERAGE([.$H$4:.H250])" office:value-type="float" office:value="6.74953469635628">
            <text:p>6,74953469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480">
            <text:p>480</text:p>
          </table:table-cell>
          <table:table-cell table:style-name="ce4" office:value-type="float" office:value="0.00161633">
            <text:p>0,00161633</text:p>
          </table:table-cell>
          <table:table-cell table:style-name="ce4" office:value-type="float" office:value="0.14177">
            <text:p>0,14177</text:p>
          </table:table-cell>
          <table:table-cell table:style-name="ce4" office:value-type="float" office:value="0.00493371">
            <text:p>0,00493371</text:p>
          </table:table-cell>
          <table:table-cell table:style-name="ce4" office:value-type="float" office:value="0.0292613">
            <text:p>0,029261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8717">
            <text:p>0,00928717</text:p>
          </table:table-cell>
          <table:table-cell table:style-name="ce4" office:value-type="float" office:value="4.83802">
            <text:p>4,83802</text:p>
          </table:table-cell>
          <table:table-cell table:style-name="ce4" table:formula="of:=AVERAGE([.$H$4:.H251])" office:value-type="float" office:value="6.74182697580645">
            <text:p>6,7418269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float" office:value="481">
            <text:p>481</text:p>
          </table:table-cell>
          <table:table-cell table:style-name="ce4" office:value-type="float" office:value="0.00156989">
            <text:p>0,00156989</text:p>
          </table:table-cell>
          <table:table-cell table:style-name="ce4" office:value-type="float" office:value="0.140458">
            <text:p>0,140458</text:p>
          </table:table-cell>
          <table:table-cell table:style-name="ce4" office:value-type="float" office:value="0.00478159">
            <text:p>0,00478159</text:p>
          </table:table-cell>
          <table:table-cell table:style-name="ce4" office:value-type="float" office:value="0.0140768">
            <text:p>0,0140768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22935">
            <text:p>0,00922935</text:p>
          </table:table-cell>
          <table:table-cell table:style-name="ce4" office:value-type="float" office:value="5.35906">
            <text:p>5,35906</text:p>
          </table:table-cell>
          <table:table-cell table:style-name="ce4" table:formula="of:=AVERAGE([.$H$4:.H252])" office:value-type="float" office:value="6.73627369477912">
            <text:p>6,7362736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482">
            <text:p>482</text:p>
          </table:table-cell>
          <table:table-cell table:style-name="ce4" office:value-type="float" office:value="0.00160963">
            <text:p>0,00160963</text:p>
          </table:table-cell>
          <table:table-cell table:style-name="ce4" office:value-type="float" office:value="0.143957">
            <text:p>0,143957</text:p>
          </table:table-cell>
          <table:table-cell table:style-name="ce4" office:value-type="float" office:value="0.00484152">
            <text:p>0,00484152</text:p>
          </table:table-cell>
          <table:table-cell table:style-name="ce4" office:value-type="float" office:value="0.0132274">
            <text:p>0,0132274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6071">
            <text:p>0,00926071</text:p>
          </table:table-cell>
          <table:table-cell table:style-name="ce4" office:value-type="float" office:value="5.20711">
            <text:p>5,20711</text:p>
          </table:table-cell>
          <table:table-cell table:style-name="ce4" table:formula="of:=AVERAGE([.$H$4:.H253])" office:value-type="float" office:value="6.73015704">
            <text:p>6,7301570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3">
            <text:p>483</text:p>
          </table:table-cell>
          <table:table-cell table:style-name="ce4" office:value-type="float" office:value="0.00163756">
            <text:p>0,00163756</text:p>
          </table:table-cell>
          <table:table-cell table:style-name="ce4" office:value-type="float" office:value="0.139154">
            <text:p>0,139154</text:p>
          </table:table-cell>
          <table:table-cell table:style-name="ce4" office:value-type="float" office:value="0.00476252">
            <text:p>0,00476252</text:p>
          </table:table-cell>
          <table:table-cell table:style-name="ce4" office:value-type="float" office:value="0.034893">
            <text:p>0,034893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2424">
            <text:p>0,00922424</text:p>
          </table:table-cell>
          <table:table-cell table:style-name="ce4" office:value-type="float" office:value="4.87011">
            <text:p>4,87011</text:p>
          </table:table-cell>
          <table:table-cell table:style-name="ce4" table:formula="of:=AVERAGE([.$H$4:.H254])" office:value-type="float" office:value="6.72274649402391">
            <text:p>6,7227464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484">
            <text:p>484</text:p>
          </table:table-cell>
          <table:table-cell table:style-name="ce4" office:value-type="float" office:value="0.00160467">
            <text:p>0,00160467</text:p>
          </table:table-cell>
          <table:table-cell table:style-name="ce4" office:value-type="float" office:value="0.145346">
            <text:p>0,145346</text:p>
          </table:table-cell>
          <table:table-cell table:style-name="ce4" office:value-type="float" office:value="0.00476958">
            <text:p>0,00476958</text:p>
          </table:table-cell>
          <table:table-cell table:style-name="ce4" office:value-type="float" office:value="0.0240782">
            <text:p>0,0240782</text:p>
          </table:table-cell>
          <table:table-cell table:style-name="ce4" office:value-type="float" office:value="0.000003282">
            <text:p>0,000003282</text:p>
          </table:table-cell>
          <table:table-cell table:style-name="ce4" office:value-type="float" office:value="0.00922837">
            <text:p>0,00922837</text:p>
          </table:table-cell>
          <table:table-cell table:style-name="ce4" office:value-type="float" office:value="4.97847">
            <text:p>4,97847</text:p>
          </table:table-cell>
          <table:table-cell table:style-name="ce4" table:formula="of:=AVERAGE([.$H$4:.H255])" office:value-type="float" office:value="6.71582476190476">
            <text:p>6,71582476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float" office:value="485">
            <text:p>485</text:p>
          </table:table-cell>
          <table:table-cell table:style-name="ce4" office:value-type="float" office:value="0.00162897">
            <text:p>0,00162897</text:p>
          </table:table-cell>
          <table:table-cell table:style-name="ce4" office:value-type="float" office:value="0.115878">
            <text:p>0,115878</text:p>
          </table:table-cell>
          <table:table-cell table:style-name="ce4" office:value-type="float" office:value="0.00491848">
            <text:p>0,00491848</text:p>
          </table:table-cell>
          <table:table-cell table:style-name="ce4" office:value-type="float" office:value="0.00632424">
            <text:p>0,00632424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925644">
            <text:p>0,00925644</text:p>
          </table:table-cell>
          <table:table-cell table:style-name="ce4" office:value-type="float" office:value="6.40267">
            <text:p>6,40267</text:p>
          </table:table-cell>
          <table:table-cell table:style-name="ce4" table:formula="of:=AVERAGE([.$H$4:.H256])" office:value-type="float" office:value="6.71458699604743">
            <text:p>6,714586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486">
            <text:p>486</text:p>
          </table:table-cell>
          <table:table-cell table:style-name="ce4" office:value-type="float" office:value="0.00160117">
            <text:p>0,00160117</text:p>
          </table:table-cell>
          <table:table-cell table:style-name="ce4" office:value-type="float" office:value="0.10421">
            <text:p>0,10421</text:p>
          </table:table-cell>
          <table:table-cell table:style-name="ce4" office:value-type="float" office:value="0.004754">
            <text:p>0,004754</text:p>
          </table:table-cell>
          <table:table-cell table:style-name="ce4" office:value-type="float" office:value="0.00529276">
            <text:p>0,00529276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92996">
            <text:p>0,0092996</text:p>
          </table:table-cell>
          <table:table-cell table:style-name="ce4" office:value-type="float" office:value="6.94912">
            <text:p>6,94912</text:p>
          </table:table-cell>
          <table:table-cell table:style-name="ce4" table:formula="of:=AVERAGE([.$H$4:.H257])" office:value-type="float" office:value="6.71551035433071">
            <text:p>6,71551035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487">
            <text:p>487</text:p>
          </table:table-cell>
          <table:table-cell table:style-name="ce4" office:value-type="float" office:value="0.00158301">
            <text:p>0,00158301</text:p>
          </table:table-cell>
          <table:table-cell table:style-name="ce4" office:value-type="float" office:value="0.107603">
            <text:p>0,107603</text:p>
          </table:table-cell>
          <table:table-cell table:style-name="ce4" office:value-type="float" office:value="0.00484794">
            <text:p>0,00484794</text:p>
          </table:table-cell>
          <table:table-cell table:style-name="ce4" office:value-type="float" office:value="0.00978898">
            <text:p>0,00978898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924687">
            <text:p>0,00924687</text:p>
          </table:table-cell>
          <table:table-cell table:style-name="ce4" office:value-type="float" office:value="6.56944">
            <text:p>6,56944</text:p>
          </table:table-cell>
          <table:table-cell table:style-name="ce4" table:formula="of:=AVERAGE([.$H$4:.H258])" office:value-type="float" office:value="6.71493752941177">
            <text:p>6,714937529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488">
            <text:p>488</text:p>
          </table:table-cell>
          <table:table-cell table:style-name="ce4" office:value-type="float" office:value="0.00160369">
            <text:p>0,00160369</text:p>
          </table:table-cell>
          <table:table-cell table:style-name="ce4" office:value-type="float" office:value="0.111043">
            <text:p>0,111043</text:p>
          </table:table-cell>
          <table:table-cell table:style-name="ce4" office:value-type="float" office:value="0.00471531">
            <text:p>0,00471531</text:p>
          </table:table-cell>
          <table:table-cell table:style-name="ce4" office:value-type="float" office:value="0.0150701">
            <text:p>0,015070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3514">
            <text:p>0,00923514</text:p>
          </table:table-cell>
          <table:table-cell table:style-name="ce4" office:value-type="float" office:value="6.15029">
            <text:p>6,15029</text:p>
          </table:table-cell>
          <table:table-cell table:style-name="ce4" table:formula="of:=AVERAGE([.$H$4:.H259])" office:value-type="float" office:value="6.712731875">
            <text:p>6,7127318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office:value-type="float" office:value="489">
            <text:p>489</text:p>
          </table:table-cell>
          <table:table-cell table:style-name="ce4" office:value-type="float" office:value="0.00159244">
            <text:p>0,00159244</text:p>
          </table:table-cell>
          <table:table-cell table:style-name="ce4" office:value-type="float" office:value="0.0899772">
            <text:p>0,0899772</text:p>
          </table:table-cell>
          <table:table-cell table:style-name="ce4" office:value-type="float" office:value="0.00284951">
            <text:p>0,00284951</text:p>
          </table:table-cell>
          <table:table-cell table:style-name="ce4" office:value-type="float" office:value="0.122127">
            <text:p>0,12212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924261">
            <text:p>0,00924261</text:p>
          </table:table-cell>
          <table:table-cell table:style-name="ce4" office:value-type="float" office:value="4.05796">
            <text:p>4,05796</text:p>
          </table:table-cell>
          <table:table-cell table:style-name="ce4" table:formula="of:=AVERAGE([.$H$4:.H260])" office:value-type="float" office:value="6.70240202334631">
            <text:p>6,70240202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float" office:value="493">
            <text:p>493</text:p>
          </table:table-cell>
          <table:table-cell table:style-name="ce4" office:value-type="float" office:value="0.00195666">
            <text:p>0,00195666</text:p>
          </table:table-cell>
          <table:table-cell table:style-name="ce4" office:value-type="float" office:value="0.112006">
            <text:p>0,112006</text:p>
          </table:table-cell>
          <table:table-cell table:style-name="ce4" office:value-type="float" office:value="0.00488468">
            <text:p>0,00488468</text:p>
          </table:table-cell>
          <table:table-cell table:style-name="ce4" office:value-type="float" office:value="0.00924953">
            <text:p>0,0092495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9585">
            <text:p>0,0089585</text:p>
          </table:table-cell>
          <table:table-cell table:style-name="ce4" office:value-type="float" office:value="6.48316">
            <text:p>6,48316</text:p>
          </table:table-cell>
          <table:table-cell table:style-name="ce4" table:formula="of:=AVERAGE([.$H$4:.H261])" office:value-type="float" office:value="6.70155224806202">
            <text:p>6,70155224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office:value-type="float" office:value="494">
            <text:p>494</text:p>
          </table:table-cell>
          <table:table-cell table:style-name="ce4" office:value-type="float" office:value="0.00157603">
            <text:p>0,00157603</text:p>
          </table:table-cell>
          <table:table-cell table:style-name="ce4" office:value-type="float" office:value="0.0849339">
            <text:p>0,0849339</text:p>
          </table:table-cell>
          <table:table-cell table:style-name="ce4" office:value-type="float" office:value="0.00481924">
            <text:p>0,00481924</text:p>
          </table:table-cell>
          <table:table-cell table:style-name="ce4" office:value-type="float" office:value="0.00360233">
            <text:p>0,0036023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02199">
            <text:p>0,00902199</text:p>
          </table:table-cell>
          <table:table-cell table:style-name="ce4" office:value-type="float" office:value="8.35352">
            <text:p>8,35352</text:p>
          </table:table-cell>
          <table:table-cell table:style-name="ce4" table:formula="of:=AVERAGE([.$H$4:.H262])" office:value-type="float" office:value="6.7079305019305">
            <text:p>6,70793050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5">
            <text:p>495</text:p>
          </table:table-cell>
          <table:table-cell table:style-name="ce4" office:value-type="float" office:value="0.0015717">
            <text:p>0,0015717</text:p>
          </table:table-cell>
          <table:table-cell table:style-name="ce4" office:value-type="float" office:value="0.0841508">
            <text:p>0,0841508</text:p>
          </table:table-cell>
          <table:table-cell table:style-name="ce4" office:value-type="float" office:value="0.00477768">
            <text:p>0,00477768</text:p>
          </table:table-cell>
          <table:table-cell table:style-name="ce4" office:value-type="float" office:value="0.00243794">
            <text:p>0,0024379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6256">
            <text:p>0,00896256</text:p>
          </table:table-cell>
          <table:table-cell table:style-name="ce4" office:value-type="float" office:value="8.46274">
            <text:p>8,46274</text:p>
          </table:table-cell>
          <table:table-cell table:style-name="ce4" table:formula="of:=AVERAGE([.$H$4:.H263])" office:value-type="float" office:value="6.71467976923077">
            <text:p>6,714679769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496">
            <text:p>496</text:p>
          </table:table-cell>
          <table:table-cell table:style-name="ce4" office:value-type="float" office:value="0.00264963">
            <text:p>0,00264963</text:p>
          </table:table-cell>
          <table:table-cell table:style-name="ce4" office:value-type="float" office:value="0.0764261">
            <text:p>0,0764261</text:p>
          </table:table-cell>
          <table:table-cell table:style-name="ce4" office:value-type="float" office:value="0.00475554">
            <text:p>0,00475554</text:p>
          </table:table-cell>
          <table:table-cell table:style-name="ce4" office:value-type="float" office:value="0.00348339">
            <text:p>0,00348339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0731">
            <text:p>0,00890731</text:p>
          </table:table-cell>
          <table:table-cell table:style-name="ce4" office:value-type="float" office:value="8.73288">
            <text:p>8,73288</text:p>
          </table:table-cell>
          <table:table-cell table:style-name="ce4" table:formula="of:=AVERAGE([.$H$4:.H264])" office:value-type="float" office:value="6.72241233716475">
            <text:p>6,72241233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497">
            <text:p>497</text:p>
          </table:table-cell>
          <table:table-cell table:style-name="ce4" office:value-type="float" office:value="0.00162255">
            <text:p>0,00162255</text:p>
          </table:table-cell>
          <table:table-cell table:style-name="ce4" office:value-type="float" office:value="0.117822">
            <text:p>0,117822</text:p>
          </table:table-cell>
          <table:table-cell table:style-name="ce4" office:value-type="float" office:value="0.00505362">
            <text:p>0,00505362</text:p>
          </table:table-cell>
          <table:table-cell table:style-name="ce4" office:value-type="float" office:value="0.00501549">
            <text:p>0,00501549</text:p>
          </table:table-cell>
          <table:table-cell table:style-name="ce4" office:value-type="float" office:value="0.000002723">
            <text:p>0,000002723</text:p>
          </table:table-cell>
          <table:table-cell table:style-name="ce4" office:value-type="float" office:value="0.00885479">
            <text:p>0,00885479</text:p>
          </table:table-cell>
          <table:table-cell table:style-name="ce4" office:value-type="float" office:value="6.43335">
            <text:p>6,43335</text:p>
          </table:table-cell>
          <table:table-cell table:style-name="ce4" table:formula="of:=AVERAGE([.$H$4:.H265])" office:value-type="float" office:value="6.72130904580153">
            <text:p>6,72130904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498">
            <text:p>498</text:p>
          </table:table-cell>
          <table:table-cell table:style-name="ce4" office:value-type="float" office:value="0.00160376">
            <text:p>0,00160376</text:p>
          </table:table-cell>
          <table:table-cell table:style-name="ce4" office:value-type="float" office:value="0.0651998">
            <text:p>0,0651998</text:p>
          </table:table-cell>
          <table:table-cell table:style-name="ce4" office:value-type="float" office:value="0.00498155">
            <text:p>0,00498155</text:p>
          </table:table-cell>
          <table:table-cell table:style-name="ce4" office:value-type="float" office:value="0.00380962">
            <text:p>0,0038096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498">
            <text:p>0,00881498</text:p>
          </table:table-cell>
          <table:table-cell table:style-name="ce4" office:value-type="float" office:value="9.77716">
            <text:p>9,77716</text:p>
          </table:table-cell>
          <table:table-cell table:style-name="ce4" table:formula="of:=AVERAGE([.$H$4:.H266])" office:value-type="float" office:value="6.73292825095057">
            <text:p>6,7329282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499">
            <text:p>499</text:p>
          </table:table-cell>
          <table:table-cell table:style-name="ce4" office:value-type="float" office:value="0.00172046">
            <text:p>0,00172046</text:p>
          </table:table-cell>
          <table:table-cell table:style-name="ce4" office:value-type="float" office:value="0.0820466">
            <text:p>0,0820466</text:p>
          </table:table-cell>
          <table:table-cell table:style-name="ce4" office:value-type="float" office:value="0.0048522">
            <text:p>0,0048522</text:p>
          </table:table-cell>
          <table:table-cell table:style-name="ce4" office:value-type="float" office:value="0.00289295">
            <text:p>0,00289295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92393">
            <text:p>0,00892393</text:p>
          </table:table-cell>
          <table:table-cell table:style-name="ce4" office:value-type="float" office:value="8.46696">
            <text:p>8,46696</text:p>
          </table:table-cell>
          <table:table-cell table:style-name="ce4" table:formula="of:=AVERAGE([.$H$4:.H267])" office:value-type="float" office:value="6.73949655303031">
            <text:p>6,7394965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0">
            <text:p>500</text:p>
          </table:table-cell>
          <table:table-cell table:style-name="ce4" office:value-type="float" office:value="0.00161074">
            <text:p>0,00161074</text:p>
          </table:table-cell>
          <table:table-cell table:style-name="ce4" office:value-type="float" office:value="0.0908852">
            <text:p>0,0908852</text:p>
          </table:table-cell>
          <table:table-cell table:style-name="ce4" office:value-type="float" office:value="0.00498204">
            <text:p>0,00498204</text:p>
          </table:table-cell>
          <table:table-cell table:style-name="ce4" office:value-type="float" office:value="0.00238479">
            <text:p>0,0023847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9577">
            <text:p>0,00879577</text:p>
          </table:table-cell>
          <table:table-cell table:style-name="ce4" office:value-type="float" office:value="7.9642">
            <text:p>7,9642</text:p>
          </table:table-cell>
          <table:table-cell table:style-name="ce4" table:formula="of:=AVERAGE([.$H$4:.H268])" office:value-type="float" office:value="6.7441180754717">
            <text:p>6,74411807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01">
            <text:p>501</text:p>
          </table:table-cell>
          <table:table-cell table:style-name="ce4" office:value-type="float" office:value="0.00270243">
            <text:p>0,00270243</text:p>
          </table:table-cell>
          <table:table-cell table:style-name="ce4" office:value-type="float" office:value="0.0931857">
            <text:p>0,0931857</text:p>
          </table:table-cell>
          <table:table-cell table:style-name="ce4" office:value-type="float" office:value="0.00481672">
            <text:p>0,00481672</text:p>
          </table:table-cell>
          <table:table-cell table:style-name="ce4" office:value-type="float" office:value="0.00326667">
            <text:p>0,00326667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1128">
            <text:p>0,00881128</text:p>
          </table:table-cell>
          <table:table-cell table:style-name="ce4" office:value-type="float" office:value="7.62427">
            <text:p>7,62427</text:p>
          </table:table-cell>
          <table:table-cell table:style-name="ce4" table:formula="of:=AVERAGE([.$H$4:.H269])" office:value-type="float" office:value="6.74742691729324">
            <text:p>6,747426917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502">
            <text:p>502</text:p>
          </table:table-cell>
          <table:table-cell table:style-name="ce4" office:value-type="float" office:value="0.00162632">
            <text:p>0,00162632</text:p>
          </table:table-cell>
          <table:table-cell table:style-name="ce4" office:value-type="float" office:value="0.11277">
            <text:p>0,11277</text:p>
          </table:table-cell>
          <table:table-cell table:style-name="ce4" office:value-type="float" office:value="0.00441786">
            <text:p>0,00441786</text:p>
          </table:table-cell>
          <table:table-cell table:style-name="ce4" office:value-type="float" office:value="0.0213229">
            <text:p>0,0213229</text:p>
          </table:table-cell>
          <table:table-cell table:style-name="ce4" office:value-type="float" office:value="0.000003143">
            <text:p>0,000003143</text:p>
          </table:table-cell>
          <table:table-cell table:style-name="ce4" office:value-type="float" office:value="0.00899454">
            <text:p>0,00899454</text:p>
          </table:table-cell>
          <table:table-cell table:style-name="ce4" office:value-type="float" office:value="6.01207">
            <text:p>6,01207</text:p>
          </table:table-cell>
          <table:table-cell table:style-name="ce4" table:formula="of:=AVERAGE([.$H$4:.H270])" office:value-type="float" office:value="6.74467277153558">
            <text:p>6,74467277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503">
            <text:p>503</text:p>
          </table:table-cell>
          <table:table-cell table:style-name="ce4" office:value-type="float" office:value="0.00165879">
            <text:p>0,00165879</text:p>
          </table:table-cell>
          <table:table-cell table:style-name="ce4" office:value-type="float" office:value="0.113047">
            <text:p>0,113047</text:p>
          </table:table-cell>
          <table:table-cell table:style-name="ce4" office:value-type="float" office:value="0.00455698">
            <text:p>0,00455698</text:p>
          </table:table-cell>
          <table:table-cell table:style-name="ce4" office:value-type="float" office:value="0.0567373">
            <text:p>0,0567373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2244">
            <text:p>0,00872244</text:p>
          </table:table-cell>
          <table:table-cell table:style-name="ce4" office:value-type="float" office:value="4.88532">
            <text:p>4,88532</text:p>
          </table:table-cell>
          <table:table-cell table:style-name="ce4" table:formula="of:=AVERAGE([.$H$4:.H271])" office:value-type="float" office:value="6.7377348880597">
            <text:p>6,7377348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504">
            <text:p>504</text:p>
          </table:table-cell>
          <table:table-cell table:style-name="ce4" office:value-type="float" office:value="0.00269656">
            <text:p>0,00269656</text:p>
          </table:table-cell>
          <table:table-cell table:style-name="ce4" office:value-type="float" office:value="0.11615">
            <text:p>0,11615</text:p>
          </table:table-cell>
          <table:table-cell table:style-name="ce4" office:value-type="float" office:value="0.00448183">
            <text:p>0,00448183</text:p>
          </table:table-cell>
          <table:table-cell table:style-name="ce4" office:value-type="float" office:value="0.0231079">
            <text:p>0,0231079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055">
            <text:p>0,00883055</text:p>
          </table:table-cell>
          <table:table-cell table:style-name="ce4" office:value-type="float" office:value="5.75655">
            <text:p>5,75655</text:p>
          </table:table-cell>
          <table:table-cell table:style-name="ce4" table:formula="of:=AVERAGE([.$H$4:.H272])" office:value-type="float" office:value="6.7340873605948">
            <text:p>6,73408736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505">
            <text:p>505</text:p>
          </table:table-cell>
          <table:table-cell table:style-name="ce4" office:value-type="float" office:value="0.00165537">
            <text:p>0,00165537</text:p>
          </table:table-cell>
          <table:table-cell table:style-name="ce4" office:value-type="float" office:value="0.095821">
            <text:p>0,095821</text:p>
          </table:table-cell>
          <table:table-cell table:style-name="ce4" office:value-type="float" office:value="0.00499489">
            <text:p>0,00499489</text:p>
          </table:table-cell>
          <table:table-cell table:style-name="ce4" office:value-type="float" office:value="0.00307642">
            <text:p>0,00307642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367">
            <text:p>0,0088367</text:p>
          </table:table-cell>
          <table:table-cell table:style-name="ce4" office:value-type="float" office:value="7.64403">
            <text:p>7,64403</text:p>
          </table:table-cell>
          <table:table-cell table:style-name="ce4" table:formula="of:=AVERAGE([.$H$4:.H273])" office:value-type="float" office:value="6.73745751851852">
            <text:p>6,7374575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06">
            <text:p>506</text:p>
          </table:table-cell>
          <table:table-cell table:style-name="ce4" office:value-type="float" office:value="0.00161982">
            <text:p>0,00161982</text:p>
          </table:table-cell>
          <table:table-cell table:style-name="ce4" office:value-type="float" office:value="0.0814562">
            <text:p>0,0814562</text:p>
          </table:table-cell>
          <table:table-cell table:style-name="ce4" office:value-type="float" office:value="0.00472237">
            <text:p>0,00472237</text:p>
          </table:table-cell>
          <table:table-cell table:style-name="ce4" office:value-type="float" office:value="0.00456537">
            <text:p>0,0045653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9928">
            <text:p>0,00889928</text:p>
          </table:table-cell>
          <table:table-cell table:style-name="ce4" office:value-type="float" office:value="8.51041">
            <text:p>8,51041</text:p>
          </table:table-cell>
          <table:table-cell table:style-name="ce4" table:formula="of:=AVERAGE([.$H$4:.H274])" office:value-type="float" office:value="6.74399977859779">
            <text:p>6,74399977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07">
            <text:p>507</text:p>
          </table:table-cell>
          <table:table-cell table:style-name="ce4" office:value-type="float" office:value="0.00162108">
            <text:p>0,00162108</text:p>
          </table:table-cell>
          <table:table-cell table:style-name="ce4" office:value-type="float" office:value="0.106383">
            <text:p>0,106383</text:p>
          </table:table-cell>
          <table:table-cell table:style-name="ce4" office:value-type="float" office:value="0.0049145">
            <text:p>0,0049145</text:p>
          </table:table-cell>
          <table:table-cell table:style-name="ce4" office:value-type="float" office:value="0.00166766">
            <text:p>0,00166766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5144">
            <text:p>0,00885144</text:p>
          </table:table-cell>
          <table:table-cell table:style-name="ce4" office:value-type="float" office:value="7.09677">
            <text:p>7,09677</text:p>
          </table:table-cell>
          <table:table-cell table:style-name="ce4" table:formula="of:=AVERAGE([.$H$4:.H275])" office:value-type="float" office:value="6.74529672794118">
            <text:p>6,74529672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09">
            <text:p>509</text:p>
          </table:table-cell>
          <table:table-cell table:style-name="ce4" office:value-type="float" office:value="0.00293339">
            <text:p>0,00293339</text:p>
          </table:table-cell>
          <table:table-cell table:style-name="ce4" office:value-type="float" office:value="0.0943047">
            <text:p>0,0943047</text:p>
          </table:table-cell>
          <table:table-cell table:style-name="ce4" office:value-type="float" office:value="0.0048469">
            <text:p>0,0048469</text:p>
          </table:table-cell>
          <table:table-cell table:style-name="ce4" office:value-type="float" office:value="0.00545877">
            <text:p>0,005458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4249">
            <text:p>0,00884249</text:p>
          </table:table-cell>
          <table:table-cell table:style-name="ce4" office:value-type="float" office:value="7.61036">
            <text:p>7,61036</text:p>
          </table:table-cell>
          <table:table-cell table:style-name="ce4" table:formula="of:=AVERAGE([.$H$4:.H276])" office:value-type="float" office:value="6.74846545787546">
            <text:p>6,748465457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510">
            <text:p>510</text:p>
          </table:table-cell>
          <table:table-cell table:style-name="ce4" office:value-type="float" office:value="0.00242914">
            <text:p>0,00242914</text:p>
          </table:table-cell>
          <table:table-cell table:style-name="ce4" office:value-type="float" office:value="0.101467">
            <text:p>0,101467</text:p>
          </table:table-cell>
          <table:table-cell table:style-name="ce4" office:value-type="float" office:value="0.00468507">
            <text:p>0,00468507</text:p>
          </table:table-cell>
          <table:table-cell table:style-name="ce4" office:value-type="float" office:value="0.00415959">
            <text:p>0,00415959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86254">
            <text:p>0,00886254</text:p>
          </table:table-cell>
          <table:table-cell table:style-name="ce4" office:value-type="float" office:value="7.29468">
            <text:p>7,29468</text:p>
          </table:table-cell>
          <table:table-cell table:style-name="ce4" table:formula="of:=AVERAGE([.$H$4:.H277])" office:value-type="float" office:value="6.75045894160584">
            <text:p>6,75045894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511">
            <text:p>511</text:p>
          </table:table-cell>
          <table:table-cell table:style-name="ce4" office:value-type="float" office:value="0.00159663">
            <text:p>0,00159663</text:p>
          </table:table-cell>
          <table:table-cell table:style-name="ce4" office:value-type="float" office:value="0.10595">
            <text:p>0,10595</text:p>
          </table:table-cell>
          <table:table-cell table:style-name="ce4" office:value-type="float" office:value="0.0042809">
            <text:p>0,0042809</text:p>
          </table:table-cell>
          <table:table-cell table:style-name="ce4" office:value-type="float" office:value="0.0129711">
            <text:p>0,012971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7126">
            <text:p>0,00877126</text:p>
          </table:table-cell>
          <table:table-cell table:style-name="ce4" office:value-type="float" office:value="6.60162">
            <text:p>6,60162</text:p>
          </table:table-cell>
          <table:table-cell table:style-name="ce4" table:formula="of:=AVERAGE([.$H$4:.H278])" office:value-type="float" office:value="6.74991770909091">
            <text:p>6,749917709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512">
            <text:p>512</text:p>
          </table:table-cell>
          <table:table-cell table:style-name="ce4" office:value-type="float" office:value="0.00159098">
            <text:p>0,00159098</text:p>
          </table:table-cell>
          <table:table-cell table:style-name="ce4" office:value-type="float" office:value="0.115214">
            <text:p>0,115214</text:p>
          </table:table-cell>
          <table:table-cell table:style-name="ce4" office:value-type="float" office:value="0.00488105">
            <text:p>0,00488105</text:p>
          </table:table-cell>
          <table:table-cell table:style-name="ce4" office:value-type="float" office:value="0.0034551">
            <text:p>0,0034551</text:p>
          </table:table-cell>
          <table:table-cell table:style-name="ce4" office:value-type="float" office:value="0.000003561">
            <text:p>0,000003561</text:p>
          </table:table-cell>
          <table:table-cell table:style-name="ce4" office:value-type="float" office:value="0.00883244">
            <text:p>0,00883244</text:p>
          </table:table-cell>
          <table:table-cell table:style-name="ce4" office:value-type="float" office:value="6.50665">
            <text:p>6,50665</text:p>
          </table:table-cell>
          <table:table-cell table:style-name="ce4" table:formula="of:=AVERAGE([.$H$4:.H279])" office:value-type="float" office:value="6.74903630434783">
            <text:p>6,74903630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13">
            <text:p>513</text:p>
          </table:table-cell>
          <table:table-cell table:style-name="ce4" office:value-type="float" office:value="0.00199228">
            <text:p>0,00199228</text:p>
          </table:table-cell>
          <table:table-cell table:style-name="ce4" office:value-type="float" office:value="0.100276">
            <text:p>0,100276</text:p>
          </table:table-cell>
          <table:table-cell table:style-name="ce4" office:value-type="float" office:value="0.00460601">
            <text:p>0,00460601</text:p>
          </table:table-cell>
          <table:table-cell table:style-name="ce4" office:value-type="float" office:value="0.00509622">
            <text:p>0,00509622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8316">
            <text:p>0,0088316</text:p>
          </table:table-cell>
          <table:table-cell table:style-name="ce4" office:value-type="float" office:value="7.1054">
            <text:p>7,1054</text:p>
          </table:table-cell>
          <table:table-cell table:style-name="ce4" table:formula="of:=AVERAGE([.$H$4:.H280])" office:value-type="float" office:value="6.75032281588448">
            <text:p>6,75032281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514">
            <text:p>514</text:p>
          </table:table-cell>
          <table:table-cell table:style-name="ce4" office:value-type="float" office:value="0.00192524">
            <text:p>0,00192524</text:p>
          </table:table-cell>
          <table:table-cell table:style-name="ce4" office:value-type="float" office:value="0.0955322">
            <text:p>0,0955322</text:p>
          </table:table-cell>
          <table:table-cell table:style-name="ce4" office:value-type="float" office:value="0.00479458">
            <text:p>0,00479458</text:p>
          </table:table-cell>
          <table:table-cell table:style-name="ce4" office:value-type="float" office:value="0.00273805">
            <text:p>0,0027380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3118">
            <text:p>0,00883118</text:p>
          </table:table-cell>
          <table:table-cell table:style-name="ce4" office:value-type="float" office:value="7.69017">
            <text:p>7,69017</text:p>
          </table:table-cell>
          <table:table-cell table:style-name="ce4" table:formula="of:=AVERAGE([.$H$4:.H281])" office:value-type="float" office:value="6.75370356115108">
            <text:p>6,75370356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1">
            <text:p>151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515">
            <text:p>515</text:p>
          </table:table-cell>
          <table:table-cell table:style-name="ce4" office:value-type="float" office:value="0.00159231">
            <text:p>0,00159231</text:p>
          </table:table-cell>
          <table:table-cell table:style-name="ce4" office:value-type="float" office:value="0.0923545">
            <text:p>0,0923545</text:p>
          </table:table-cell>
          <table:table-cell table:style-name="ce4" office:value-type="float" office:value="0.00467599">
            <text:p>0,00467599</text:p>
          </table:table-cell>
          <table:table-cell table:style-name="ce4" office:value-type="float" office:value="0.00599166">
            <text:p>0,0059916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582">
            <text:p>0,00881582</text:p>
          </table:table-cell>
          <table:table-cell table:style-name="ce4" office:value-type="float" office:value="7.46469">
            <text:p>7,46469</text:p>
          </table:table-cell>
          <table:table-cell table:style-name="ce4" table:formula="of:=AVERAGE([.$H$4:.H282])" office:value-type="float" office:value="6.75625189964158">
            <text:p>6,75625189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516">
            <text:p>516</text:p>
          </table:table-cell>
          <table:table-cell table:style-name="ce4" office:value-type="float" office:value="0.00273134">
            <text:p>0,00273134</text:p>
          </table:table-cell>
          <table:table-cell table:style-name="ce4" office:value-type="float" office:value="0.0949159">
            <text:p>0,0949159</text:p>
          </table:table-cell>
          <table:table-cell table:style-name="ce4" office:value-type="float" office:value="0.00492086">
            <text:p>0,00492086</text:p>
          </table:table-cell>
          <table:table-cell table:style-name="ce4" office:value-type="float" office:value="0.00256603">
            <text:p>0,0025660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233">
            <text:p>0,00881233</text:p>
          </table:table-cell>
          <table:table-cell table:style-name="ce4" office:value-type="float" office:value="7.7725">
            <text:p>7,7725</text:p>
          </table:table-cell>
          <table:table-cell table:style-name="ce4" table:formula="of:=AVERAGE([.$H$4:.H283])" office:value-type="float" office:value="6.75988135714286">
            <text:p>6,75988135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17">
            <text:p>517</text:p>
          </table:table-cell>
          <table:table-cell table:style-name="ce4" office:value-type="float" office:value="0.00161766">
            <text:p>0,00161766</text:p>
          </table:table-cell>
          <table:table-cell table:style-name="ce4" office:value-type="float" office:value="0.0865146">
            <text:p>0,0865146</text:p>
          </table:table-cell>
          <table:table-cell table:style-name="ce4" office:value-type="float" office:value="0.00490291">
            <text:p>0,00490291</text:p>
          </table:table-cell>
          <table:table-cell table:style-name="ce4" office:value-type="float" office:value="0.00236119">
            <text:p>0,0023611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0485">
            <text:p>0,00880485</text:p>
          </table:table-cell>
          <table:table-cell table:style-name="ce4" office:value-type="float" office:value="8.39427">
            <text:p>8,39427</text:p>
          </table:table-cell>
          <table:table-cell table:style-name="ce4" table:formula="of:=AVERAGE([.$H$4:.H284])" office:value-type="float" office:value="6.76569768683274">
            <text:p>6,765697686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19">
            <text:p>519</text:p>
          </table:table-cell>
          <table:table-cell table:style-name="ce4" office:value-type="float" office:value="0.00167416">
            <text:p>0,00167416</text:p>
          </table:table-cell>
          <table:table-cell table:style-name="ce4" office:value-type="float" office:value="0.112211">
            <text:p>0,112211</text:p>
          </table:table-cell>
          <table:table-cell table:style-name="ce4" office:value-type="float" office:value="0.00486869">
            <text:p>0,00486869</text:p>
          </table:table-cell>
          <table:table-cell table:style-name="ce4" office:value-type="float" office:value="0.00192999">
            <text:p>0,0019299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2588">
            <text:p>0,00882588</text:p>
          </table:table-cell>
          <table:table-cell table:style-name="ce4" office:value-type="float" office:value="6.94532">
            <text:p>6,94532</text:p>
          </table:table-cell>
          <table:table-cell table:style-name="ce4" table:formula="of:=AVERAGE([.$H$4:.H285])" office:value-type="float" office:value="6.76633464539007">
            <text:p>6,76633464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521">
            <text:p>521</text:p>
          </table:table-cell>
          <table:table-cell table:style-name="ce4" office:value-type="float" office:value="0.00200227">
            <text:p>0,00200227</text:p>
          </table:table-cell>
          <table:table-cell table:style-name="ce4" office:value-type="float" office:value="0.100835">
            <text:p>0,100835</text:p>
          </table:table-cell>
          <table:table-cell table:style-name="ce4" office:value-type="float" office:value="0.00490591">
            <text:p>0,00490591</text:p>
          </table:table-cell>
          <table:table-cell table:style-name="ce4" office:value-type="float" office:value="0.0025471">
            <text:p>0,002547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9047">
            <text:p>0,00879047</text:p>
          </table:table-cell>
          <table:table-cell table:style-name="ce4" office:value-type="float" office:value="7.32504">
            <text:p>7,32504</text:p>
          </table:table-cell>
          <table:table-cell table:style-name="ce4" table:formula="of:=AVERAGE([.$H$4:.H286])" office:value-type="float" office:value="6.76830886925795">
            <text:p>6,768308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526">
            <text:p>526</text:p>
          </table:table-cell>
          <table:table-cell table:style-name="ce4" office:value-type="float" office:value="0.00170838">
            <text:p>0,00170838</text:p>
          </table:table-cell>
          <table:table-cell table:style-name="ce4" office:value-type="float" office:value="0.1038">
            <text:p>0,1038</text:p>
          </table:table-cell>
          <table:table-cell table:style-name="ce4" office:value-type="float" office:value="0.0048999">
            <text:p>0,0048999</text:p>
          </table:table-cell>
          <table:table-cell table:style-name="ce4" office:value-type="float" office:value="0.00251616">
            <text:p>0,00251616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99077">
            <text:p>0,00899077</text:p>
          </table:table-cell>
          <table:table-cell table:style-name="ce4" office:value-type="float" office:value="7.02578">
            <text:p>7,02578</text:p>
          </table:table-cell>
          <table:table-cell table:style-name="ce4" table:formula="of:=AVERAGE([.$H$4:.H287])" office:value-type="float" office:value="6.76921545774648">
            <text:p>6,76921545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27">
            <text:p>527</text:p>
          </table:table-cell>
          <table:table-cell table:style-name="ce4" office:value-type="float" office:value="0.00166885">
            <text:p>0,00166885</text:p>
          </table:table-cell>
          <table:table-cell table:style-name="ce4" office:value-type="float" office:value="0.10212">
            <text:p>0,10212</text:p>
          </table:table-cell>
          <table:table-cell table:style-name="ce4" office:value-type="float" office:value="0.00483586">
            <text:p>0,00483586</text:p>
          </table:table-cell>
          <table:table-cell table:style-name="ce4" office:value-type="float" office:value="0.00296196">
            <text:p>0,00296196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9606">
            <text:p>0,00889606</text:p>
          </table:table-cell>
          <table:table-cell table:style-name="ce4" office:value-type="float" office:value="6.63856">
            <text:p>6,63856</text:p>
          </table:table-cell>
          <table:table-cell table:style-name="ce4" table:formula="of:=AVERAGE([.$H$4:.H288])" office:value-type="float" office:value="6.76875701754386">
            <text:p>6,7687570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29">
            <text:p>529</text:p>
          </table:table-cell>
          <table:table-cell table:style-name="ce4" office:value-type="float" office:value="0.00209299">
            <text:p>0,00209299</text:p>
          </table:table-cell>
          <table:table-cell table:style-name="ce4" office:value-type="float" office:value="0.116453">
            <text:p>0,116453</text:p>
          </table:table-cell>
          <table:table-cell table:style-name="ce4" office:value-type="float" office:value="0.00484864">
            <text:p>0,00484864</text:p>
          </table:table-cell>
          <table:table-cell table:style-name="ce4" office:value-type="float" office:value="0.00303124">
            <text:p>0,00303124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836">
            <text:p>0,008836</text:p>
          </table:table-cell>
          <table:table-cell table:style-name="ce4" office:value-type="float" office:value="6.49714">
            <text:p>6,49714</text:p>
          </table:table-cell>
          <table:table-cell table:style-name="ce4" table:formula="of:=AVERAGE([.$H$4:.H289])" office:value-type="float" office:value="6.76780730769231">
            <text:p>6,76780730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531">
            <text:p>531</text:p>
          </table:table-cell>
          <table:table-cell table:style-name="ce4" office:value-type="float" office:value="0.00186182">
            <text:p>0,00186182</text:p>
          </table:table-cell>
          <table:table-cell table:style-name="ce4" office:value-type="float" office:value="0.0502757">
            <text:p>0,0502757</text:p>
          </table:table-cell>
          <table:table-cell table:style-name="ce4" office:value-type="float" office:value="0.00468794">
            <text:p>0,00468794</text:p>
          </table:table-cell>
          <table:table-cell table:style-name="ce4" office:value-type="float" office:value="0.0258905">
            <text:p>0,025890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8022">
            <text:p>0,0088022</text:p>
          </table:table-cell>
          <table:table-cell table:style-name="ce4" office:value-type="float" office:value="9.23258">
            <text:p>9,23258</text:p>
          </table:table-cell>
          <table:table-cell table:style-name="ce4" table:formula="of:=AVERAGE([.$H$4:.H290])" office:value-type="float" office:value="6.77639536585366">
            <text:p>6,776395365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34">
            <text:p>34</text:p>
          </table:table-cell>
          <table:table-cell table:number-columns-repeated="1011"/>
        </table:table-row>
        <table:table-row table:style-name="ro1">
          <table:table-cell office:value-type="float" office:value="532">
            <text:p>532</text:p>
          </table:table-cell>
          <table:table-cell table:style-name="ce4" office:value-type="float" office:value="0.00165607">
            <text:p>0,00165607</text:p>
          </table:table-cell>
          <table:table-cell table:style-name="ce4" office:value-type="float" office:value="0.103729">
            <text:p>0,103729</text:p>
          </table:table-cell>
          <table:table-cell table:style-name="ce4" office:value-type="float" office:value="0.0047591">
            <text:p>0,0047591</text:p>
          </table:table-cell>
          <table:table-cell table:style-name="ce4" office:value-type="float" office:value="0.00503728">
            <text:p>0,00503728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91883">
            <text:p>0,00891883</text:p>
          </table:table-cell>
          <table:table-cell table:style-name="ce4" office:value-type="float" office:value="7.01253">
            <text:p>7,01253</text:p>
          </table:table-cell>
          <table:table-cell table:style-name="ce4" table:formula="of:=AVERAGE([.$H$4:.H291])" office:value-type="float" office:value="6.77721527777778">
            <text:p>6,7772152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34">
            <text:p>534</text:p>
          </table:table-cell>
          <table:table-cell table:style-name="ce4" office:value-type="float" office:value="0.00163149">
            <text:p>0,00163149</text:p>
          </table:table-cell>
          <table:table-cell table:style-name="ce4" office:value-type="float" office:value="0.0910219">
            <text:p>0,0910219</text:p>
          </table:table-cell>
          <table:table-cell table:style-name="ce4" office:value-type="float" office:value="0.00480331">
            <text:p>0,00480331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0925">
            <text:p>0,00880925</text:p>
          </table:table-cell>
          <table:table-cell table:style-name="ce4" office:value-type="float" office:value="7.92771">
            <text:p>7,92771</text:p>
          </table:table-cell>
          <table:table-cell table:style-name="ce4" table:formula="of:=AVERAGE([.$H$4:.H292])" office:value-type="float" office:value="6.78119622837371">
            <text:p>6,78119622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6">
            <text:p>536</text:p>
          </table:table-cell>
          <table:table-cell table:style-name="ce4" office:value-type="float" office:value="0.00160983">
            <text:p>0,00160983</text:p>
          </table:table-cell>
          <table:table-cell table:style-name="ce4" office:value-type="float" office:value="0.00891506">
            <text:p>0,00891506</text:p>
          </table:table-cell>
          <table:table-cell table:style-name="ce6" office:value-type="string">
            <text:p>5,4686e-05</text:p>
          </table:table-cell>
          <table:table-cell table:style-name="ce4" office:value-type="float" office:value="0.00255317">
            <text:p>0,002553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913534">
            <text:p>0,00913534</text:p>
          </table:table-cell>
          <table:table-cell table:style-name="ce4" office:value-type="float" office:value="25.8284">
            <text:p>25,8284</text:p>
          </table:table-cell>
          <table:table-cell table:style-name="ce4" table:formula="of:=AVERAGE([.$H$4:.H293])" office:value-type="float" office:value="6.84687624137931">
            <text:p>6,84687624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37">
            <text:p>537</text:p>
          </table:table-cell>
          <table:table-cell table:style-name="ce4" office:value-type="float" office:value="0.00161193">
            <text:p>0,00161193</text:p>
          </table:table-cell>
          <table:table-cell table:style-name="ce4" office:value-type="float" office:value="0.0387717">
            <text:p>0,0387717</text:p>
          </table:table-cell>
          <table:table-cell table:style-name="ce4" office:value-type="float" office:value="0.00431031">
            <text:p>0,00431031</text:p>
          </table:table-cell>
          <table:table-cell table:style-name="ce4" office:value-type="float" office:value="0.0933135">
            <text:p>0,0933135</text:p>
          </table:table-cell>
          <table:table-cell table:style-name="ce4" office:value-type="float" office:value="0.000003353">
            <text:p>0,000003353</text:p>
          </table:table-cell>
          <table:table-cell table:style-name="ce4" office:value-type="float" office:value="0.00877314">
            <text:p>0,00877314</text:p>
          </table:table-cell>
          <table:table-cell table:style-name="ce4" office:value-type="float" office:value="6.1153">
            <text:p>6,1153</text:p>
          </table:table-cell>
          <table:table-cell table:style-name="ce4" table:formula="of:=AVERAGE([.$H$4:.H294])" office:value-type="float" office:value="6.84436223367698">
            <text:p>6,84436223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float" office:value="540">
            <text:p>540</text:p>
          </table:table-cell>
          <table:table-cell table:style-name="ce4" office:value-type="float" office:value="0.0016319">
            <text:p>0,0016319</text:p>
          </table:table-cell>
          <table:table-cell table:style-name="ce4" office:value-type="float" office:value="0.0503211">
            <text:p>0,0503211</text:p>
          </table:table-cell>
          <table:table-cell table:style-name="ce4" office:value-type="float" office:value="0.0044238">
            <text:p>0,0044238</text:p>
          </table:table-cell>
          <table:table-cell table:style-name="ce4" office:value-type="float" office:value="0.0230697">
            <text:p>0,0230697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7721">
            <text:p>0,0087721</text:p>
          </table:table-cell>
          <table:table-cell table:style-name="ce4" office:value-type="float" office:value="9.33341">
            <text:p>9,33341</text:p>
          </table:table-cell>
          <table:table-cell table:style-name="ce4" table:formula="of:=AVERAGE([.$H$4:.H295])" office:value-type="float" office:value="6.85288636986302">
            <text:p>6,8528863699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81">
            <text:p>81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545">
            <text:p>545</text:p>
          </table:table-cell>
          <table:table-cell table:style-name="ce4" office:value-type="float" office:value="0.0015731">
            <text:p>0,0015731</text:p>
          </table:table-cell>
          <table:table-cell table:style-name="ce4" office:value-type="float" office:value="0.0894107">
            <text:p>0,0894107</text:p>
          </table:table-cell>
          <table:table-cell table:style-name="ce4" office:value-type="float" office:value="0.00460811">
            <text:p>0,00460811</text:p>
          </table:table-cell>
          <table:table-cell table:style-name="ce4" office:value-type="float" office:value="0.00363278">
            <text:p>0,00363278</text:p>
          </table:table-cell>
          <table:table-cell table:style-name="ce4" office:value-type="float" office:value="0.000003702">
            <text:p>0,000003702</text:p>
          </table:table-cell>
          <table:table-cell table:style-name="ce4" office:value-type="float" office:value="0.00879039">
            <text:p>0,00879039</text:p>
          </table:table-cell>
          <table:table-cell table:style-name="ce4" office:value-type="float" office:value="8.01397">
            <text:p>8,01397</text:p>
          </table:table-cell>
          <table:table-cell table:style-name="ce4" table:formula="of:=AVERAGE([.$H$4:.H296])" office:value-type="float" office:value="6.85684911262799">
            <text:p>6,85684911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46">
            <text:p>546</text:p>
          </table:table-cell>
          <table:table-cell table:style-name="ce4" office:value-type="float" office:value="0.00159615">
            <text:p>0,00159615</text:p>
          </table:table-cell>
          <table:table-cell table:style-name="ce4" office:value-type="float" office:value="0.0589006">
            <text:p>0,0589006</text:p>
          </table:table-cell>
          <table:table-cell table:style-name="ce4" office:value-type="float" office:value="0.00435193">
            <text:p>0,00435193</text:p>
          </table:table-cell>
          <table:table-cell table:style-name="ce4" office:value-type="float" office:value="0.0117409">
            <text:p>0,011740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9.67194">
            <text:p>9,67194</text:p>
          </table:table-cell>
          <table:table-cell table:style-name="ce4" table:formula="of:=AVERAGE([.$H$4:.H297])" office:value-type="float" office:value="6.86642425170068">
            <text:p>6,86642425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office:value-type="float" office:value="547">
            <text:p>547</text:p>
          </table:table-cell>
          <table:table-cell table:style-name="ce4" office:value-type="float" office:value="0.00170943">
            <text:p>0,00170943</text:p>
          </table:table-cell>
          <table:table-cell table:style-name="ce4" office:value-type="float" office:value="0.104433">
            <text:p>0,104433</text:p>
          </table:table-cell>
          <table:table-cell table:style-name="ce4" office:value-type="float" office:value="0.00492735">
            <text:p>0,00492735</text:p>
          </table:table-cell>
          <table:table-cell table:style-name="ce4" office:value-type="float" office:value="0.0028426">
            <text:p>0,002842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613">
            <text:p>0,00878613</text:p>
          </table:table-cell>
          <table:table-cell table:style-name="ce4" office:value-type="float" office:value="6.82134">
            <text:p>6,82134</text:p>
          </table:table-cell>
          <table:table-cell table:style-name="ce4" table:formula="of:=AVERAGE([.$H$4:.H298])" office:value-type="float" office:value="6.86627142372882">
            <text:p>6,8662714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548">
            <text:p>548</text:p>
          </table:table-cell>
          <table:table-cell table:style-name="ce4" office:value-type="float" office:value="0.00160299">
            <text:p>0,00160299</text:p>
          </table:table-cell>
          <table:table-cell table:style-name="ce4" office:value-type="float" office:value="0.105666">
            <text:p>0,105666</text:p>
          </table:table-cell>
          <table:table-cell table:style-name="ce4" office:value-type="float" office:value="0.00469723">
            <text:p>0,00469723</text:p>
          </table:table-cell>
          <table:table-cell table:style-name="ce4" office:value-type="float" office:value="0.00494837">
            <text:p>0,00494837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7447">
            <text:p>0,00877447</text:p>
          </table:table-cell>
          <table:table-cell table:style-name="ce4" office:value-type="float" office:value="6.63016">
            <text:p>6,63016</text:p>
          </table:table-cell>
          <table:table-cell table:style-name="ce4" table:formula="of:=AVERAGE([.$H$4:.H299])" office:value-type="float" office:value="6.86547375">
            <text:p>6,865473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549">
            <text:p>549</text:p>
          </table:table-cell>
          <table:table-cell table:style-name="ce4" office:value-type="float" office:value="0.00229965">
            <text:p>0,00229965</text:p>
          </table:table-cell>
          <table:table-cell table:style-name="ce4" office:value-type="float" office:value="0.0913856">
            <text:p>0,0913856</text:p>
          </table:table-cell>
          <table:table-cell table:style-name="ce4" office:value-type="float" office:value="0.00474248">
            <text:p>0,00474248</text:p>
          </table:table-cell>
          <table:table-cell table:style-name="ce4" office:value-type="float" office:value="0.0033472">
            <text:p>0,0033472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73955">
            <text:p>0,00873955</text:p>
          </table:table-cell>
          <table:table-cell table:style-name="ce4" office:value-type="float" office:value="7.81873">
            <text:p>7,81873</text:p>
          </table:table-cell>
          <table:table-cell table:style-name="ce4" table:formula="of:=AVERAGE([.$H$4:.H300])" office:value-type="float" office:value="6.86868336700337">
            <text:p>6,8686833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550">
            <text:p>550</text:p>
          </table:table-cell>
          <table:table-cell table:style-name="ce4" office:value-type="float" office:value="0.0015673">
            <text:p>0,0015673</text:p>
          </table:table-cell>
          <table:table-cell table:style-name="ce4" office:value-type="float" office:value="0.100926">
            <text:p>0,100926</text:p>
          </table:table-cell>
          <table:table-cell table:style-name="ce4" office:value-type="float" office:value="0.00482671">
            <text:p>0,00482671</text:p>
          </table:table-cell>
          <table:table-cell table:style-name="ce4" office:value-type="float" office:value="0.00276647">
            <text:p>0,00276647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714">
            <text:p>0,0087714</text:p>
          </table:table-cell>
          <table:table-cell table:style-name="ce4" office:value-type="float" office:value="7.35532">
            <text:p>7,35532</text:p>
          </table:table-cell>
          <table:table-cell table:style-name="ce4" table:formula="of:=AVERAGE([.$H$4:.H301])" office:value-type="float" office:value="6.87031637583893">
            <text:p>6,87031637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551">
            <text:p>551</text:p>
          </table:table-cell>
          <table:table-cell table:style-name="ce4" office:value-type="float" office:value="0.00158364">
            <text:p>0,00158364</text:p>
          </table:table-cell>
          <table:table-cell table:style-name="ce4" office:value-type="float" office:value="0.100299">
            <text:p>0,100299</text:p>
          </table:table-cell>
          <table:table-cell table:style-name="ce4" office:value-type="float" office:value="0.00494439">
            <text:p>0,00494439</text:p>
          </table:table-cell>
          <table:table-cell table:style-name="ce4" office:value-type="float" office:value="0.00254675">
            <text:p>0,002546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6909">
            <text:p>0,00876909</text:p>
          </table:table-cell>
          <table:table-cell table:style-name="ce4" office:value-type="float" office:value="7.36529">
            <text:p>7,36529</text:p>
          </table:table-cell>
          <table:table-cell table:style-name="ce4" table:formula="of:=AVERAGE([.$H$4:.H302])" office:value-type="float" office:value="6.87197180602007">
            <text:p>6,8719718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3">
            <text:p>553</text:p>
          </table:table-cell>
          <table:table-cell table:style-name="ce4" office:value-type="float" office:value="0.00158252">
            <text:p>0,00158252</text:p>
          </table:table-cell>
          <table:table-cell table:style-name="ce4" office:value-type="float" office:value="0.105946">
            <text:p>0,105946</text:p>
          </table:table-cell>
          <table:table-cell table:style-name="ce4" office:value-type="float" office:value="0.00487392">
            <text:p>0,00487392</text:p>
          </table:table-cell>
          <table:table-cell table:style-name="ce4" office:value-type="float" office:value="0.00506843">
            <text:p>0,0050684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4696">
            <text:p>0,00874696</text:p>
          </table:table-cell>
          <table:table-cell table:style-name="ce4" office:value-type="float" office:value="6.94222">
            <text:p>6,94222</text:p>
          </table:table-cell>
          <table:table-cell table:style-name="ce4" table:formula="of:=AVERAGE([.$H$4:.H303])" office:value-type="float" office:value="6.87220596666667">
            <text:p>6,8722059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office:value-type="float" office:value="554">
            <text:p>554</text:p>
          </table:table-cell>
          <table:table-cell table:style-name="ce4" office:value-type="float" office:value="0.00169448">
            <text:p>0,00169448</text:p>
          </table:table-cell>
          <table:table-cell table:style-name="ce4" office:value-type="float" office:value="0.101068">
            <text:p>0,101068</text:p>
          </table:table-cell>
          <table:table-cell table:style-name="ce4" office:value-type="float" office:value="0.00477272">
            <text:p>0,00477272</text:p>
          </table:table-cell>
          <table:table-cell table:style-name="ce4" office:value-type="float" office:value="0.00407753">
            <text:p>0,00407753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152">
            <text:p>0,00878152</text:p>
          </table:table-cell>
          <table:table-cell table:style-name="ce4" office:value-type="float" office:value="7.29315">
            <text:p>7,29315</text:p>
          </table:table-cell>
          <table:table-cell table:style-name="ce4" table:formula="of:=AVERAGE([.$H$4:.H304])" office:value-type="float" office:value="6.87360445182724">
            <text:p>6,873604451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555">
            <text:p>555</text:p>
          </table:table-cell>
          <table:table-cell table:style-name="ce4" office:value-type="float" office:value="0.00165921">
            <text:p>0,00165921</text:p>
          </table:table-cell>
          <table:table-cell table:style-name="ce4" office:value-type="float" office:value="0.107662">
            <text:p>0,107662</text:p>
          </table:table-cell>
          <table:table-cell table:style-name="ce4" office:value-type="float" office:value="0.0049094">
            <text:p>0,0049094</text:p>
          </table:table-cell>
          <table:table-cell table:style-name="ce4" office:value-type="float" office:value="0.00230349">
            <text:p>0,0023034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1554">
            <text:p>0,00881554</text:p>
          </table:table-cell>
          <table:table-cell table:style-name="ce4" office:value-type="float" office:value="6.9936">
            <text:p>6,9936</text:p>
          </table:table-cell>
          <table:table-cell table:style-name="ce4" table:formula="of:=AVERAGE([.$H$4:.H305])" office:value-type="float" office:value="6.87400178807947">
            <text:p>6,87400178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">
            <text:p>65</text:p>
          </table:table-cell>
          <table:table-cell table:number-columns-repeated="1011"/>
        </table:table-row>
        <table:table-row table:style-name="ro1">
          <table:table-cell office:value-type="float" office:value="556">
            <text:p>556</text:p>
          </table:table-cell>
          <table:table-cell table:style-name="ce4" office:value-type="float" office:value="0.00228841">
            <text:p>0,00228841</text:p>
          </table:table-cell>
          <table:table-cell table:style-name="ce4" office:value-type="float" office:value="0.104622">
            <text:p>0,104622</text:p>
          </table:table-cell>
          <table:table-cell table:style-name="ce4" office:value-type="float" office:value="0.0050648">
            <text:p>0,0050648</text:p>
          </table:table-cell>
          <table:table-cell table:style-name="ce4" office:value-type="float" office:value="0.00348988">
            <text:p>0,00348988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82036">
            <text:p>0,00882036</text:p>
          </table:table-cell>
          <table:table-cell table:style-name="ce4" office:value-type="float" office:value="7.14862">
            <text:p>7,14862</text:p>
          </table:table-cell>
          <table:table-cell table:style-name="ce4" table:formula="of:=AVERAGE([.$H$4:.H306])" office:value-type="float" office:value="6.87490811881188">
            <text:p>6,8749081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557">
            <text:p>557</text:p>
          </table:table-cell>
          <table:table-cell table:style-name="ce4" office:value-type="float" office:value="0.0015819">
            <text:p>0,0015819</text:p>
          </table:table-cell>
          <table:table-cell table:style-name="ce4" office:value-type="float" office:value="0.104233">
            <text:p>0,104233</text:p>
          </table:table-cell>
          <table:table-cell table:style-name="ce4" office:value-type="float" office:value="0.00497708">
            <text:p>0,00497708</text:p>
          </table:table-cell>
          <table:table-cell table:style-name="ce4" office:value-type="float" office:value="0.00247258">
            <text:p>0,00247258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1351">
            <text:p>0,00881351</text:p>
          </table:table-cell>
          <table:table-cell table:style-name="ce4" office:value-type="float" office:value="7.2393">
            <text:p>7,2393</text:p>
          </table:table-cell>
          <table:table-cell table:style-name="ce4" table:formula="of:=AVERAGE([.$H$4:.H307])" office:value-type="float" office:value="6.87610677631579">
            <text:p>6,87610677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4">
            <text:p>19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561">
            <text:p>561</text:p>
          </table:table-cell>
          <table:table-cell table:style-name="ce4" office:value-type="float" office:value="0.00163267">
            <text:p>0,00163267</text:p>
          </table:table-cell>
          <table:table-cell table:style-name="ce4" office:value-type="float" office:value="0.109292">
            <text:p>0,109292</text:p>
          </table:table-cell>
          <table:table-cell table:style-name="ce4" office:value-type="float" office:value="0.00494754">
            <text:p>0,00494754</text:p>
          </table:table-cell>
          <table:table-cell table:style-name="ce4" office:value-type="float" office:value="0.00384091">
            <text:p>0,00384091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879095">
            <text:p>0,00879095</text:p>
          </table:table-cell>
          <table:table-cell table:style-name="ce4" office:value-type="float" office:value="6.8871">
            <text:p>6,8871</text:p>
          </table:table-cell>
          <table:table-cell table:style-name="ce4" table:formula="of:=AVERAGE([.$H$4:.H308])" office:value-type="float" office:value="6.87614281967213">
            <text:p>6,87614281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581">
            <text:p>581</text:p>
          </table:table-cell>
          <table:table-cell table:style-name="ce4" office:value-type="float" office:value="0.00159915">
            <text:p>0,00159915</text:p>
          </table:table-cell>
          <table:table-cell table:style-name="ce4" office:value-type="float" office:value="0.113687">
            <text:p>0,113687</text:p>
          </table:table-cell>
          <table:table-cell table:style-name="ce4" office:value-type="float" office:value="0.00520232">
            <text:p>0,00520232</text:p>
          </table:table-cell>
          <table:table-cell table:style-name="ce4" office:value-type="float" office:value="0.00255276">
            <text:p>0,00255276</text:p>
          </table:table-cell>
          <table:table-cell table:style-name="ce4" office:value-type="float" office:value="0.000002305">
            <text:p>0,000002305</text:p>
          </table:table-cell>
          <table:table-cell table:style-name="ce4" office:value-type="float" office:value="0.00886267">
            <text:p>0,00886267</text:p>
          </table:table-cell>
          <table:table-cell table:style-name="ce4" office:value-type="float" office:value="6.72414">
            <text:p>6,72414</text:p>
          </table:table-cell>
          <table:table-cell table:style-name="ce4" table:formula="of:=AVERAGE([.$H$4:.H309])" office:value-type="float" office:value="6.87564607843137">
            <text:p>6,87564607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590">
            <text:p>590</text:p>
          </table:table-cell>
          <table:table-cell table:style-name="ce4" office:value-type="float" office:value="0.00162003">
            <text:p>0,00162003</text:p>
          </table:table-cell>
          <table:table-cell table:style-name="ce4" office:value-type="float" office:value="0.0352144">
            <text:p>0,0352144</text:p>
          </table:table-cell>
          <table:table-cell table:style-name="ce4" office:value-type="float" office:value="0.00276794">
            <text:p>0,00276794</text:p>
          </table:table-cell>
          <table:table-cell table:style-name="ce4" office:value-type="float" office:value="0.0347143">
            <text:p>0,03471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6288">
            <text:p>0,00876288</text:p>
          </table:table-cell>
          <table:table-cell table:style-name="ce4" office:value-type="float" office:value="10.0805">
            <text:p>10,0805</text:p>
          </table:table-cell>
          <table:table-cell table:style-name="ce4" table:formula="of:=AVERAGE([.$H$4:.H310])" office:value-type="float" office:value="6.88608534201955">
            <text:p>6,88608534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606">
            <text:p>606</text:p>
          </table:table-cell>
          <table:table-cell table:style-name="ce4" office:value-type="float" office:value="0.00155075">
            <text:p>0,00155075</text:p>
          </table:table-cell>
          <table:table-cell table:style-name="ce4" office:value-type="float" office:value="0.0902475">
            <text:p>0,0902475</text:p>
          </table:table-cell>
          <table:table-cell table:style-name="ce4" office:value-type="float" office:value="0.00431177">
            <text:p>0,00431177</text:p>
          </table:table-cell>
          <table:table-cell table:style-name="ce4" office:value-type="float" office:value="0.00594674">
            <text:p>0,00594674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816">
            <text:p>0,00878816</text:p>
          </table:table-cell>
          <table:table-cell table:style-name="ce4" office:value-type="float" office:value="7.92179">
            <text:p>7,92179</text:p>
          </table:table-cell>
          <table:table-cell table:style-name="ce4" table:formula="of:=AVERAGE([.$H$4:.H311])" office:value-type="float" office:value="6.88944801948052">
            <text:p>6,88944801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07">
            <text:p>607</text:p>
          </table:table-cell>
          <table:table-cell table:style-name="ce4" office:value-type="float" office:value="0.00158197">
            <text:p>0,00158197</text:p>
          </table:table-cell>
          <table:table-cell table:style-name="ce4" office:value-type="float" office:value="0.0972119">
            <text:p>0,0972119</text:p>
          </table:table-cell>
          <table:table-cell table:style-name="ce4" office:value-type="float" office:value="0.0047253">
            <text:p>0,0047253</text:p>
          </table:table-cell>
          <table:table-cell table:style-name="ce4" office:value-type="float" office:value="0.00315919">
            <text:p>0,00315919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08">
            <text:p>0,008808</text:p>
          </table:table-cell>
          <table:table-cell table:style-name="ce4" office:value-type="float" office:value="7.59094">
            <text:p>7,59094</text:p>
          </table:table-cell>
          <table:table-cell table:style-name="ce4" table:formula="of:=AVERAGE([.$H$4:.H312])" office:value-type="float" office:value="6.89171822006473">
            <text:p>6,891718220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08">
            <text:p>608</text:p>
          </table:table-cell>
          <table:table-cell table:style-name="ce4" office:value-type="float" office:value="0.00157212">
            <text:p>0,00157212</text:p>
          </table:table-cell>
          <table:table-cell table:style-name="ce4" office:value-type="float" office:value="0.0939577">
            <text:p>0,0939577</text:p>
          </table:table-cell>
          <table:table-cell table:style-name="ce4" office:value-type="float" office:value="0.00428383">
            <text:p>0,00428383</text:p>
          </table:table-cell>
          <table:table-cell table:style-name="ce4" office:value-type="float" office:value="0.00986888">
            <text:p>0,0098688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99796">
            <text:p>0,00899796</text:p>
          </table:table-cell>
          <table:table-cell table:style-name="ce4" office:value-type="float" office:value="7.39311">
            <text:p>7,39311</text:p>
          </table:table-cell>
          <table:table-cell table:style-name="ce4" table:formula="of:=AVERAGE([.$H$4:.H313])" office:value-type="float" office:value="6.89333561290323">
            <text:p>6,89333561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09">
            <text:p>609</text:p>
          </table:table-cell>
          <table:table-cell table:style-name="ce4" office:value-type="float" office:value="0.00161172">
            <text:p>0,00161172</text:p>
          </table:table-cell>
          <table:table-cell table:style-name="ce4" office:value-type="float" office:value="0.10115">
            <text:p>0,10115</text:p>
          </table:table-cell>
          <table:table-cell table:style-name="ce4" office:value-type="float" office:value="0.00415128">
            <text:p>0,00415128</text:p>
          </table:table-cell>
          <table:table-cell table:style-name="ce4" office:value-type="float" office:value="0.00605409">
            <text:p>0,0060540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913241">
            <text:p>0,00913241</text:p>
          </table:table-cell>
          <table:table-cell table:style-name="ce4" office:value-type="float" office:value="7.03176">
            <text:p>7,03176</text:p>
          </table:table-cell>
          <table:table-cell table:style-name="ce4" table:formula="of:=AVERAGE([.$H$4:.H314])" office:value-type="float" office:value="6.8937807073955">
            <text:p>6,893780707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0">
            <text:p>610</text:p>
          </table:table-cell>
          <table:table-cell table:style-name="ce4" office:value-type="float" office:value="0.00203035">
            <text:p>0,00203035</text:p>
          </table:table-cell>
          <table:table-cell table:style-name="ce4" office:value-type="float" office:value="0.101756">
            <text:p>0,101756</text:p>
          </table:table-cell>
          <table:table-cell table:style-name="ce4" office:value-type="float" office:value="0.00468465">
            <text:p>0,00468465</text:p>
          </table:table-cell>
          <table:table-cell table:style-name="ce4" office:value-type="float" office:value="0.00980379">
            <text:p>0,00980379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11222">
            <text:p>0,00911222</text:p>
          </table:table-cell>
          <table:table-cell table:style-name="ce4" office:value-type="float" office:value="6.86969">
            <text:p>6,86969</text:p>
          </table:table-cell>
          <table:table-cell table:style-name="ce4" table:formula="of:=AVERAGE([.$H$4:.H315])" office:value-type="float" office:value="6.89370349358974">
            <text:p>6,8937034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11">
            <text:p>611</text:p>
          </table:table-cell>
          <table:table-cell table:style-name="ce4" office:value-type="float" office:value="0.0015879">
            <text:p>0,0015879</text:p>
          </table:table-cell>
          <table:table-cell table:style-name="ce4" office:value-type="float" office:value="0.100198">
            <text:p>0,100198</text:p>
          </table:table-cell>
          <table:table-cell table:style-name="ce4" office:value-type="float" office:value="0.00458674">
            <text:p>0,00458674</text:p>
          </table:table-cell>
          <table:table-cell table:style-name="ce4" office:value-type="float" office:value="0.0100221">
            <text:p>0,010022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0797">
            <text:p>0,00920797</text:p>
          </table:table-cell>
          <table:table-cell table:style-name="ce4" office:value-type="float" office:value="7.02267">
            <text:p>7,02267</text:p>
          </table:table-cell>
          <table:table-cell table:style-name="ce4" table:formula="of:=AVERAGE([.$H$4:.H316])" office:value-type="float" office:value="6.89411552715655">
            <text:p>6,89411552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612">
            <text:p>612</text:p>
          </table:table-cell>
          <table:table-cell table:style-name="ce4" office:value-type="float" office:value="0.00230782">
            <text:p>0,00230782</text:p>
          </table:table-cell>
          <table:table-cell table:style-name="ce4" office:value-type="float" office:value="0.112605">
            <text:p>0,112605</text:p>
          </table:table-cell>
          <table:table-cell table:style-name="ce4" office:value-type="float" office:value="0.00495452">
            <text:p>0,00495452</text:p>
          </table:table-cell>
          <table:table-cell table:style-name="ce4" office:value-type="float" office:value="0.0147801">
            <text:p>0,0147801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931392">
            <text:p>0,00931392</text:p>
          </table:table-cell>
          <table:table-cell table:style-name="ce4" office:value-type="float" office:value="6.19613">
            <text:p>6,19613</text:p>
          </table:table-cell>
          <table:table-cell table:style-name="ce4" table:formula="of:=AVERAGE([.$H$4:.H317])" office:value-type="float" office:value="6.8918926433121">
            <text:p>6,89189264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3">
            <text:p>613</text:p>
          </table:table-cell>
          <table:table-cell table:style-name="ce4" office:value-type="float" office:value="0.00158211">
            <text:p>0,00158211</text:p>
          </table:table-cell>
          <table:table-cell table:style-name="ce4" office:value-type="float" office:value="0.121104">
            <text:p>0,121104</text:p>
          </table:table-cell>
          <table:table-cell table:style-name="ce4" office:value-type="float" office:value="0.00474102">
            <text:p>0,00474102</text:p>
          </table:table-cell>
          <table:table-cell table:style-name="ce4" office:value-type="float" office:value="0.00658942">
            <text:p>0,00658942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934521">
            <text:p>0,00934521</text:p>
          </table:table-cell>
          <table:table-cell table:style-name="ce4" office:value-type="float" office:value="6.30509">
            <text:p>6,30509</text:p>
          </table:table-cell>
          <table:table-cell table:style-name="ce4" table:formula="of:=AVERAGE([.$H$4:.H318])" office:value-type="float" office:value="6.89002977777778">
            <text:p>6,890029777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2">
            <text:p>42</text:p>
          </table:table-cell>
          <table:table-cell table:number-columns-repeated="1011"/>
        </table:table-row>
        <table:table-row table:style-name="ro1">
          <table:table-cell office:value-type="float" office:value="614">
            <text:p>614</text:p>
          </table:table-cell>
          <table:table-cell table:style-name="ce4" office:value-type="float" office:value="0.0018019">
            <text:p>0,0018019</text:p>
          </table:table-cell>
          <table:table-cell table:style-name="ce4" office:value-type="float" office:value="0.128805">
            <text:p>0,128805</text:p>
          </table:table-cell>
          <table:table-cell table:style-name="ce4" office:value-type="float" office:value="0.0050018">
            <text:p>0,0050018</text:p>
          </table:table-cell>
          <table:table-cell table:style-name="ce4" office:value-type="float" office:value="0.00494362">
            <text:p>0,0049436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30624">
            <text:p>0,00930624</text:p>
          </table:table-cell>
          <table:table-cell table:style-name="ce4" office:value-type="float" office:value="5.98204">
            <text:p>5,98204</text:p>
          </table:table-cell>
          <table:table-cell table:style-name="ce4" table:formula="of:=AVERAGE([.$H$4:.H319])" office:value-type="float" office:value="6.88715639240506">
            <text:p>6,88715639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15">
            <text:p>615</text:p>
          </table:table-cell>
          <table:table-cell table:style-name="ce4" office:value-type="float" office:value="0.00195625">
            <text:p>0,00195625</text:p>
          </table:table-cell>
          <table:table-cell table:style-name="ce4" office:value-type="float" office:value="0.124861">
            <text:p>0,124861</text:p>
          </table:table-cell>
          <table:table-cell table:style-name="ce4" office:value-type="float" office:value="0.00494572">
            <text:p>0,00494572</text:p>
          </table:table-cell>
          <table:table-cell table:style-name="ce4" office:value-type="float" office:value="0.00508044">
            <text:p>0,005080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5825">
            <text:p>0,00915825</text:p>
          </table:table-cell>
          <table:table-cell table:style-name="ce4" office:value-type="float" office:value="6.16991">
            <text:p>6,16991</text:p>
          </table:table-cell>
          <table:table-cell table:style-name="ce4" table:formula="of:=AVERAGE([.$H$4:.H320])" office:value-type="float" office:value="6.88489378548896">
            <text:p>6,88489378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47">
            <text:p>47</text:p>
          </table:table-cell>
          <table:table-cell table:number-columns-repeated="1011"/>
        </table:table-row>
        <table:table-row table:style-name="ro1">
          <table:table-cell office:value-type="float" office:value="616">
            <text:p>616</text:p>
          </table:table-cell>
          <table:table-cell table:style-name="ce4" office:value-type="float" office:value="0.00170049">
            <text:p>0,00170049</text:p>
          </table:table-cell>
          <table:table-cell table:style-name="ce4" office:value-type="float" office:value="0.118926">
            <text:p>0,118926</text:p>
          </table:table-cell>
          <table:table-cell table:style-name="ce4" office:value-type="float" office:value="0.00501158">
            <text:p>0,00501158</text:p>
          </table:table-cell>
          <table:table-cell table:style-name="ce4" office:value-type="float" office:value="0.00359283">
            <text:p>0,00359283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7669">
            <text:p>0,00917669</text:p>
          </table:table-cell>
          <table:table-cell table:style-name="ce4" office:value-type="float" office:value="6.37955">
            <text:p>6,37955</text:p>
          </table:table-cell>
          <table:table-cell table:style-name="ce4" table:formula="of:=AVERAGE([.$H$4:.H321])" office:value-type="float" office:value="6.88330465408805">
            <text:p>6,88330465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office:value-type="float" office:value="617">
            <text:p>617</text:p>
          </table:table-cell>
          <table:table-cell table:style-name="ce4" office:value-type="float" office:value="0.00160543">
            <text:p>0,00160543</text:p>
          </table:table-cell>
          <table:table-cell table:style-name="ce4" office:value-type="float" office:value="0.118119">
            <text:p>0,118119</text:p>
          </table:table-cell>
          <table:table-cell table:style-name="ce4" office:value-type="float" office:value="0.00509162">
            <text:p>0,00509162</text:p>
          </table:table-cell>
          <table:table-cell table:style-name="ce4" office:value-type="float" office:value="0.00383469">
            <text:p>0,00383469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1352">
            <text:p>0,0091352</text:p>
          </table:table-cell>
          <table:table-cell table:style-name="ce4" office:value-type="float" office:value="6.07139">
            <text:p>6,07139</text:p>
          </table:table-cell>
          <table:table-cell table:style-name="ce4" table:formula="of:=AVERAGE([.$H$4:.H322])" office:value-type="float" office:value="6.88075946708464">
            <text:p>6,88075946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618">
            <text:p>618</text:p>
          </table:table-cell>
          <table:table-cell table:style-name="ce4" office:value-type="float" office:value="0.00207965">
            <text:p>0,00207965</text:p>
          </table:table-cell>
          <table:table-cell table:style-name="ce4" office:value-type="float" office:value="0.114679">
            <text:p>0,114679</text:p>
          </table:table-cell>
          <table:table-cell table:style-name="ce4" office:value-type="float" office:value="0.00503553">
            <text:p>0,00503553</text:p>
          </table:table-cell>
          <table:table-cell table:style-name="ce4" office:value-type="float" office:value="0.00363061">
            <text:p>0,0036306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46736">
            <text:p>0,00946736</text:p>
          </table:table-cell>
          <table:table-cell table:style-name="ce4" office:value-type="float" office:value="6.59018">
            <text:p>6,59018</text:p>
          </table:table-cell>
          <table:table-cell table:style-name="ce4" table:formula="of:=AVERAGE([.$H$4:.H323])" office:value-type="float" office:value="6.87985140625">
            <text:p>6,8798514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19">
            <text:p>619</text:p>
          </table:table-cell>
          <table:table-cell table:style-name="ce4" office:value-type="float" office:value="0.00175873">
            <text:p>0,00175873</text:p>
          </table:table-cell>
          <table:table-cell table:style-name="ce4" office:value-type="float" office:value="0.110642">
            <text:p>0,110642</text:p>
          </table:table-cell>
          <table:table-cell table:style-name="ce4" office:value-type="float" office:value="0.00496283">
            <text:p>0,00496283</text:p>
          </table:table-cell>
          <table:table-cell table:style-name="ce4" office:value-type="float" office:value="0.00602951">
            <text:p>0,00602951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62429">
            <text:p>0,00962429</text:p>
          </table:table-cell>
          <table:table-cell table:style-name="ce4" office:value-type="float" office:value="6.37808">
            <text:p>6,37808</text:p>
          </table:table-cell>
          <table:table-cell table:style-name="ce4" table:formula="of:=AVERAGE([.$H$4:.H324])" office:value-type="float" office:value="6.87828825545171">
            <text:p>6,87828825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8">
            <text:p>58</text:p>
          </table:table-cell>
          <table:table-cell table:number-columns-repeated="1011"/>
        </table:table-row>
        <table:table-row table:style-name="ro1">
          <table:table-cell office:value-type="float" office:value="620">
            <text:p>620</text:p>
          </table:table-cell>
          <table:table-cell table:style-name="ce4" office:value-type="float" office:value="0.00191602">
            <text:p>0,00191602</text:p>
          </table:table-cell>
          <table:table-cell table:style-name="ce4" office:value-type="float" office:value="0.104205">
            <text:p>0,104205</text:p>
          </table:table-cell>
          <table:table-cell table:style-name="ce4" office:value-type="float" office:value="0.00477838">
            <text:p>0,00477838</text:p>
          </table:table-cell>
          <table:table-cell table:style-name="ce4" office:value-type="float" office:value="0.0129136">
            <text:p>0,0129136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927705">
            <text:p>0,00927705</text:p>
          </table:table-cell>
          <table:table-cell table:style-name="ce4" office:value-type="float" office:value="6.65177">
            <text:p>6,65177</text:p>
          </table:table-cell>
          <table:table-cell table:style-name="ce4" table:formula="of:=AVERAGE([.$H$4:.H325])" office:value-type="float" office:value="6.87758478260869">
            <text:p>6,877584782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21">
            <text:p>621</text:p>
          </table:table-cell>
          <table:table-cell table:style-name="ce4" office:value-type="float" office:value="0.00160809">
            <text:p>0,00160809</text:p>
          </table:table-cell>
          <table:table-cell table:style-name="ce4" office:value-type="float" office:value="0.109701">
            <text:p>0,109701</text:p>
          </table:table-cell>
          <table:table-cell table:style-name="ce4" office:value-type="float" office:value="0.00489823">
            <text:p>0,00489823</text:p>
          </table:table-cell>
          <table:table-cell table:style-name="ce4" office:value-type="float" office:value="0.00679504">
            <text:p>0,00679504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919652">
            <text:p>0,00919652</text:p>
          </table:table-cell>
          <table:table-cell table:style-name="ce4" office:value-type="float" office:value="6.68248">
            <text:p>6,68248</text:p>
          </table:table-cell>
          <table:table-cell table:style-name="ce4" table:formula="of:=AVERAGE([.$H$4:.H326])" office:value-type="float" office:value="6.87698074303405">
            <text:p>6,8769807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22">
            <text:p>622</text:p>
          </table:table-cell>
          <table:table-cell table:style-name="ce4" office:value-type="float" office:value="0.00194884">
            <text:p>0,00194884</text:p>
          </table:table-cell>
          <table:table-cell table:style-name="ce4" office:value-type="float" office:value="0.102173">
            <text:p>0,102173</text:p>
          </table:table-cell>
          <table:table-cell table:style-name="ce4" office:value-type="float" office:value="0.00464268">
            <text:p>0,00464268</text:p>
          </table:table-cell>
          <table:table-cell table:style-name="ce4" office:value-type="float" office:value="0.00801118">
            <text:p>0,00801118</text:p>
          </table:table-cell>
          <table:table-cell table:style-name="ce4" office:value-type="float" office:value="0.000003004">
            <text:p>0,000003004</text:p>
          </table:table-cell>
          <table:table-cell table:style-name="ce4" office:value-type="float" office:value="0.00965649">
            <text:p>0,00965649</text:p>
          </table:table-cell>
          <table:table-cell table:style-name="ce4" office:value-type="float" office:value="6.98734">
            <text:p>6,98734</text:p>
          </table:table-cell>
          <table:table-cell table:style-name="ce4" table:formula="of:=AVERAGE([.$H$4:.H327])" office:value-type="float" office:value="6.87732135802469">
            <text:p>6,87732135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23">
            <text:p>623</text:p>
          </table:table-cell>
          <table:table-cell table:style-name="ce4" office:value-type="float" office:value="0.00158672">
            <text:p>0,00158672</text:p>
          </table:table-cell>
          <table:table-cell table:style-name="ce4" office:value-type="float" office:value="0.0994833">
            <text:p>0,0994833</text:p>
          </table:table-cell>
          <table:table-cell table:style-name="ce4" office:value-type="float" office:value="0.00475708">
            <text:p>0,00475708</text:p>
          </table:table-cell>
          <table:table-cell table:style-name="ce4" office:value-type="float" office:value="0.00515852">
            <text:p>0,0051585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20252">
            <text:p>0,00920252</text:p>
          </table:table-cell>
          <table:table-cell table:style-name="ce4" office:value-type="float" office:value="7.28693">
            <text:p>7,28693</text:p>
          </table:table-cell>
          <table:table-cell table:style-name="ce4" table:formula="of:=AVERAGE([.$H$4:.H328])" office:value-type="float" office:value="6.87858169230769">
            <text:p>6,87858169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24">
            <text:p>624</text:p>
          </table:table-cell>
          <table:table-cell table:style-name="ce4" office:value-type="float" office:value="0.00165251">
            <text:p>0,00165251</text:p>
          </table:table-cell>
          <table:table-cell table:style-name="ce4" office:value-type="float" office:value="0.116351">
            <text:p>0,116351</text:p>
          </table:table-cell>
          <table:table-cell table:style-name="ce4" office:value-type="float" office:value="0.00483782">
            <text:p>0,00483782</text:p>
          </table:table-cell>
          <table:table-cell table:style-name="ce4" office:value-type="float" office:value="0.00744777">
            <text:p>0,00744777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29353">
            <text:p>0,00929353</text:p>
          </table:table-cell>
          <table:table-cell table:style-name="ce4" office:value-type="float" office:value="6.32574">
            <text:p>6,32574</text:p>
          </table:table-cell>
          <table:table-cell table:style-name="ce4" table:formula="of:=AVERAGE([.$H$4:.H329])" office:value-type="float" office:value="6.87688585889571">
            <text:p>6,87688585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53">
            <text:p>53</text:p>
          </table:table-cell>
          <table:table-cell table:number-columns-repeated="1011"/>
        </table:table-row>
        <table:table-row table:style-name="ro1">
          <table:table-cell office:value-type="float" office:value="627">
            <text:p>627</text:p>
          </table:table-cell>
          <table:table-cell table:style-name="ce4" office:value-type="float" office:value="0.00156576">
            <text:p>0,00156576</text:p>
          </table:table-cell>
          <table:table-cell table:style-name="ce4" office:value-type="float" office:value="0.113364">
            <text:p>0,113364</text:p>
          </table:table-cell>
          <table:table-cell table:style-name="ce4" office:value-type="float" office:value="0.00500523">
            <text:p>0,00500523</text:p>
          </table:table-cell>
          <table:table-cell table:style-name="ce4" office:value-type="float" office:value="0.00476686">
            <text:p>0,0047668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9775">
            <text:p>0,0089775</text:p>
          </table:table-cell>
          <table:table-cell table:style-name="ce4" office:value-type="float" office:value="6.64421">
            <text:p>6,64421</text:p>
          </table:table-cell>
          <table:table-cell table:style-name="ce4" table:formula="of:=AVERAGE([.$H$4:.H330])" office:value-type="float" office:value="6.87617431192661">
            <text:p>6,87617431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628">
            <text:p>628</text:p>
          </table:table-cell>
          <table:table-cell table:style-name="ce4" office:value-type="float" office:value="0.00187481">
            <text:p>0,00187481</text:p>
          </table:table-cell>
          <table:table-cell table:style-name="ce4" office:value-type="float" office:value="0.0899738">
            <text:p>0,0899738</text:p>
          </table:table-cell>
          <table:table-cell table:style-name="ce4" office:value-type="float" office:value="0.00478781">
            <text:p>0,00478781</text:p>
          </table:table-cell>
          <table:table-cell table:style-name="ce4" office:value-type="float" office:value="0.00245575">
            <text:p>0,00245575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87679">
            <text:p>0,00887679</text:p>
          </table:table-cell>
          <table:table-cell table:style-name="ce4" office:value-type="float" office:value="8.02047">
            <text:p>8,02047</text:p>
          </table:table-cell>
          <table:table-cell table:style-name="ce4" table:formula="of:=AVERAGE([.$H$4:.H331])" office:value-type="float" office:value="6.87966301829268">
            <text:p>6,8796630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629">
            <text:p>629</text:p>
          </table:table-cell>
          <table:table-cell table:style-name="ce4" office:value-type="float" office:value="0.00158797">
            <text:p>0,00158797</text:p>
          </table:table-cell>
          <table:table-cell table:style-name="ce4" office:value-type="float" office:value="0.0986199">
            <text:p>0,0986199</text:p>
          </table:table-cell>
          <table:table-cell table:style-name="ce4" office:value-type="float" office:value="0.00486023">
            <text:p>0,00486023</text:p>
          </table:table-cell>
          <table:table-cell table:style-name="ce4" office:value-type="float" office:value="0.0029746">
            <text:p>0,0029746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341">
            <text:p>0,00878341</text:p>
          </table:table-cell>
          <table:table-cell table:style-name="ce4" office:value-type="float" office:value="7.55149">
            <text:p>7,55149</text:p>
          </table:table-cell>
          <table:table-cell table:style-name="ce4" table:formula="of:=AVERAGE([.$H$4:.H332])" office:value-type="float" office:value="6.88170504559271">
            <text:p>6,88170504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30">
            <text:p>630</text:p>
          </table:table-cell>
          <table:table-cell table:style-name="ce4" office:value-type="float" office:value="0.00193613">
            <text:p>0,00193613</text:p>
          </table:table-cell>
          <table:table-cell table:style-name="ce4" office:value-type="float" office:value="0.109595">
            <text:p>0,109595</text:p>
          </table:table-cell>
          <table:table-cell table:style-name="ce4" office:value-type="float" office:value="0.00494055">
            <text:p>0,00494055</text:p>
          </table:table-cell>
          <table:table-cell table:style-name="ce4" office:value-type="float" office:value="0.00560711">
            <text:p>0,0056071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8578">
            <text:p>0,00878578</text:p>
          </table:table-cell>
          <table:table-cell table:style-name="ce4" office:value-type="float" office:value="6.69941">
            <text:p>6,69941</text:p>
          </table:table-cell>
          <table:table-cell table:style-name="ce4" table:formula="of:=AVERAGE([.$H$4:.H333])" office:value-type="float" office:value="6.88115263636364">
            <text:p>6,88115263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1">
            <text:p>631</text:p>
          </table:table-cell>
          <table:table-cell table:style-name="ce4" office:value-type="float" office:value="0.00202602">
            <text:p>0,00202602</text:p>
          </table:table-cell>
          <table:table-cell table:style-name="ce4" office:value-type="float" office:value="0.125395">
            <text:p>0,125395</text:p>
          </table:table-cell>
          <table:table-cell table:style-name="ce4" office:value-type="float" office:value="0.00495354">
            <text:p>0,00495354</text:p>
          </table:table-cell>
          <table:table-cell table:style-name="ce4" office:value-type="float" office:value="0.00675704">
            <text:p>0,00675704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3523">
            <text:p>0,00883523</text:p>
          </table:table-cell>
          <table:table-cell table:style-name="ce4" office:value-type="float" office:value="6.04983">
            <text:p>6,04983</text:p>
          </table:table-cell>
          <table:table-cell table:style-name="ce4" table:formula="of:=AVERAGE([.$H$4:.H334])" office:value-type="float" office:value="6.87864108761329">
            <text:p>6,878641087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32">
            <text:p>632</text:p>
          </table:table-cell>
          <table:table-cell table:style-name="ce4" office:value-type="float" office:value="0.00168058">
            <text:p>0,00168058</text:p>
          </table:table-cell>
          <table:table-cell table:style-name="ce4" office:value-type="float" office:value="0.0979784">
            <text:p>0,0979784</text:p>
          </table:table-cell>
          <table:table-cell table:style-name="ce4" office:value-type="float" office:value="0.00499936">
            <text:p>0,00499936</text:p>
          </table:table-cell>
          <table:table-cell table:style-name="ce4" office:value-type="float" office:value="0.00892428">
            <text:p>0,00892428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5206">
            <text:p>0,00885206</text:p>
          </table:table-cell>
          <table:table-cell table:style-name="ce4" office:value-type="float" office:value="7.24454">
            <text:p>7,24454</text:p>
          </table:table-cell>
          <table:table-cell table:style-name="ce4" table:formula="of:=AVERAGE([.$H$4:.H335])" office:value-type="float" office:value="6.87974319277109">
            <text:p>6,8797431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33">
            <text:p>633</text:p>
          </table:table-cell>
          <table:table-cell table:style-name="ce4" office:value-type="float" office:value="0.00214726">
            <text:p>0,00214726</text:p>
          </table:table-cell>
          <table:table-cell table:style-name="ce4" office:value-type="float" office:value="0.12645">
            <text:p>0,12645</text:p>
          </table:table-cell>
          <table:table-cell table:style-name="ce4" office:value-type="float" office:value="0.00495298">
            <text:p>0,00495298</text:p>
          </table:table-cell>
          <table:table-cell table:style-name="ce4" office:value-type="float" office:value="0.00787108">
            <text:p>0,0078710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7337">
            <text:p>0,00887337</text:p>
          </table:table-cell>
          <table:table-cell table:style-name="ce4" office:value-type="float" office:value="5.98182">
            <text:p>5,98182</text:p>
          </table:table-cell>
          <table:table-cell table:style-name="ce4" table:formula="of:=AVERAGE([.$H$4:.H336])" office:value-type="float" office:value="6.87704672672673">
            <text:p>6,87704672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office:value-type="float" office:value="634">
            <text:p>634</text:p>
          </table:table-cell>
          <table:table-cell table:style-name="ce4" office:value-type="float" office:value="0.00162031">
            <text:p>0,00162031</text:p>
          </table:table-cell>
          <table:table-cell table:style-name="ce4" office:value-type="float" office:value="0.136119">
            <text:p>0,136119</text:p>
          </table:table-cell>
          <table:table-cell table:style-name="ce4" office:value-type="float" office:value="0.00505705">
            <text:p>0,00505705</text:p>
          </table:table-cell>
          <table:table-cell table:style-name="ce4" office:value-type="float" office:value="0.0108775">
            <text:p>0,0108775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6617">
            <text:p>0,00886617</text:p>
          </table:table-cell>
          <table:table-cell table:style-name="ce4" office:value-type="float" office:value="5.62208">
            <text:p>5,62208</text:p>
          </table:table-cell>
          <table:table-cell table:style-name="ce4" table:formula="of:=AVERAGE([.$H$4:.H337])" office:value-type="float" office:value="6.87328934131737">
            <text:p>6,87328934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636">
            <text:p>636</text:p>
          </table:table-cell>
          <table:table-cell table:style-name="ce4" office:value-type="float" office:value="0.00196882">
            <text:p>0,00196882</text:p>
          </table:table-cell>
          <table:table-cell table:style-name="ce4" office:value-type="float" office:value="0.113817">
            <text:p>0,113817</text:p>
          </table:table-cell>
          <table:table-cell table:style-name="ce4" office:value-type="float" office:value="0.00469401">
            <text:p>0,00469401</text:p>
          </table:table-cell>
          <table:table-cell table:style-name="ce4" office:value-type="float" office:value="0.00827392">
            <text:p>0,0082739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3663">
            <text:p>0,00883663</text:p>
          </table:table-cell>
          <table:table-cell table:style-name="ce4" office:value-type="float" office:value="6.51258">
            <text:p>6,51258</text:p>
          </table:table-cell>
          <table:table-cell table:style-name="ce4" table:formula="of:=AVERAGE([.$H$4:.H338])" office:value-type="float" office:value="6.87221259701493">
            <text:p>6,87221259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37">
            <text:p>637</text:p>
          </table:table-cell>
          <table:table-cell table:style-name="ce4" office:value-type="float" office:value="0.00166899">
            <text:p>0,00166899</text:p>
          </table:table-cell>
          <table:table-cell table:style-name="ce4" office:value-type="float" office:value="0.115658">
            <text:p>0,115658</text:p>
          </table:table-cell>
          <table:table-cell table:style-name="ce4" office:value-type="float" office:value="0.00511508">
            <text:p>0,00511508</text:p>
          </table:table-cell>
          <table:table-cell table:style-name="ce4" office:value-type="float" office:value="0.00277471">
            <text:p>0,00277471</text:p>
          </table:table-cell>
          <table:table-cell table:style-name="ce4" office:value-type="float" office:value="0.000003142">
            <text:p>0,000003142</text:p>
          </table:table-cell>
          <table:table-cell table:style-name="ce4" office:value-type="float" office:value="0.00882594">
            <text:p>0,00882594</text:p>
          </table:table-cell>
          <table:table-cell table:style-name="ce4" office:value-type="float" office:value="6.56768">
            <text:p>6,56768</text:p>
          </table:table-cell>
          <table:table-cell table:style-name="ce4" table:formula="of:=AVERAGE([.$H$4:.H339])" office:value-type="float" office:value="6.87130625">
            <text:p>6,871306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office:value-type="float" office:value="638">
            <text:p>638</text:p>
          </table:table-cell>
          <table:table-cell table:style-name="ce4" office:value-type="float" office:value="0.00169679">
            <text:p>0,00169679</text:p>
          </table:table-cell>
          <table:table-cell table:style-name="ce4" office:value-type="float" office:value="0.110246">
            <text:p>0,110246</text:p>
          </table:table-cell>
          <table:table-cell table:style-name="ce4" office:value-type="float" office:value="0.00486533">
            <text:p>0,00486533</text:p>
          </table:table-cell>
          <table:table-cell table:style-name="ce4" office:value-type="float" office:value="0.00368383">
            <text:p>0,00368383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93028">
            <text:p>0,00893028</text:p>
          </table:table-cell>
          <table:table-cell table:style-name="ce4" office:value-type="float" office:value="6.75329">
            <text:p>6,75329</text:p>
          </table:table-cell>
          <table:table-cell table:style-name="ce4" table:formula="of:=AVERAGE([.$H$4:.H340])" office:value-type="float" office:value="6.87095605341246">
            <text:p>6,87095605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39">
            <text:p>639</text:p>
          </table:table-cell>
          <table:table-cell table:style-name="ce4" office:value-type="float" office:value="0.00162981">
            <text:p>0,00162981</text:p>
          </table:table-cell>
          <table:table-cell table:style-name="ce4" office:value-type="float" office:value="0.113384">
            <text:p>0,113384</text:p>
          </table:table-cell>
          <table:table-cell table:style-name="ce4" office:value-type="float" office:value="0.00501172">
            <text:p>0,00501172</text:p>
          </table:table-cell>
          <table:table-cell table:style-name="ce4" office:value-type="float" office:value="0.00353088">
            <text:p>0,00353088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84054">
            <text:p>0,00884054</text:p>
          </table:table-cell>
          <table:table-cell table:style-name="ce4" office:value-type="float" office:value="6.51063">
            <text:p>6,51063</text:p>
          </table:table-cell>
          <table:table-cell table:style-name="ce4" table:formula="of:=AVERAGE([.$H$4:.H341])" office:value-type="float" office:value="6.86989">
            <text:p>6,869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2">
            <text:p>52</text:p>
          </table:table-cell>
          <table:table-cell table:number-columns-repeated="1011"/>
        </table:table-row>
        <table:table-row table:style-name="ro1">
          <table:table-cell office:value-type="float" office:value="640">
            <text:p>640</text:p>
          </table:table-cell>
          <table:table-cell table:style-name="ce4" office:value-type="float" office:value="0.00163637">
            <text:p>0,00163637</text:p>
          </table:table-cell>
          <table:table-cell table:style-name="ce4" office:value-type="float" office:value="0.110193">
            <text:p>0,110193</text:p>
          </table:table-cell>
          <table:table-cell table:style-name="ce4" office:value-type="float" office:value="0.00505558">
            <text:p>0,00505558</text:p>
          </table:table-cell>
          <table:table-cell table:style-name="ce4" office:value-type="float" office:value="0.00384852">
            <text:p>0,00384852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411">
            <text:p>0,0088411</text:p>
          </table:table-cell>
          <table:table-cell table:style-name="ce4" office:value-type="float" office:value="6.72283">
            <text:p>6,72283</text:p>
          </table:table-cell>
          <table:table-cell table:style-name="ce4" table:formula="of:=AVERAGE([.$H$4:.H342])" office:value-type="float" office:value="6.86945619469027">
            <text:p>6,86945619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41">
            <text:p>641</text:p>
          </table:table-cell>
          <table:table-cell table:style-name="ce4" office:value-type="float" office:value="0.00181084">
            <text:p>0,00181084</text:p>
          </table:table-cell>
          <table:table-cell table:style-name="ce4" office:value-type="float" office:value="0.0942906">
            <text:p>0,0942906</text:p>
          </table:table-cell>
          <table:table-cell table:style-name="ce4" office:value-type="float" office:value="0.00505816">
            <text:p>0,00505816</text:p>
          </table:table-cell>
          <table:table-cell table:style-name="ce4" office:value-type="float" office:value="0.00296028">
            <text:p>0,00296028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82545">
            <text:p>0,00882545</text:p>
          </table:table-cell>
          <table:table-cell table:style-name="ce4" office:value-type="float" office:value="7.62107">
            <text:p>7,62107</text:p>
          </table:table-cell>
          <table:table-cell table:style-name="ce4" table:formula="of:=AVERAGE([.$H$4:.H343])" office:value-type="float" office:value="6.87166682352942">
            <text:p>6,87166682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3">
            <text:p>643</text:p>
          </table:table-cell>
          <table:table-cell table:style-name="ce4" office:value-type="float" office:value="0.0015724">
            <text:p>0,0015724</text:p>
          </table:table-cell>
          <table:table-cell table:style-name="ce4" office:value-type="float" office:value="0.114037">
            <text:p>0,114037</text:p>
          </table:table-cell>
          <table:table-cell table:style-name="ce4" office:value-type="float" office:value="0.00512046">
            <text:p>0,00512046</text:p>
          </table:table-cell>
          <table:table-cell table:style-name="ce4" office:value-type="float" office:value="0.00447848">
            <text:p>0,0044784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85143">
            <text:p>0,00885143</text:p>
          </table:table-cell>
          <table:table-cell table:style-name="ce4" office:value-type="float" office:value="6.53479">
            <text:p>6,53479</text:p>
          </table:table-cell>
          <table:table-cell table:style-name="ce4" table:formula="of:=AVERAGE([.$H$4:.H344])" office:value-type="float" office:value="6.87067891495602">
            <text:p>6,8706789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 office:value-type="float" office:value="644">
            <text:p>644</text:p>
          </table:table-cell>
          <table:table-cell table:style-name="ce4" office:value-type="float" office:value="0.00221996">
            <text:p>0,00221996</text:p>
          </table:table-cell>
          <table:table-cell table:style-name="ce4" office:value-type="float" office:value="0.0943545">
            <text:p>0,0943545</text:p>
          </table:table-cell>
          <table:table-cell table:style-name="ce4" office:value-type="float" office:value="0.00528032">
            <text:p>0,00528032</text:p>
          </table:table-cell>
          <table:table-cell table:style-name="ce4" office:value-type="float" office:value="0.00299792">
            <text:p>0,00299792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7099">
            <text:p>0,00887099</text:p>
          </table:table-cell>
          <table:table-cell table:style-name="ce4" office:value-type="float" office:value="7.5722">
            <text:p>7,5722</text:p>
          </table:table-cell>
          <table:table-cell table:style-name="ce4" table:formula="of:=AVERAGE([.$H$4:.H345])" office:value-type="float" office:value="6.87273014619883">
            <text:p>6,872730146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645">
            <text:p>645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330119">
            <text:p>0,0330119</text:p>
          </table:table-cell>
          <table:table-cell table:style-name="ce4" office:value-type="float" office:value="0.00334042">
            <text:p>0,00334042</text:p>
          </table:table-cell>
          <table:table-cell table:style-name="ce4" office:value-type="float" office:value="0.0234772">
            <text:p>0,0234772</text:p>
          </table:table-cell>
          <table:table-cell table:style-name="ce4" office:value-type="float" office:value="0.000004121">
            <text:p>0,000004121</text:p>
          </table:table-cell>
          <table:table-cell table:style-name="ce4" office:value-type="float" office:value="0.00893776">
            <text:p>0,00893776</text:p>
          </table:table-cell>
          <table:table-cell table:style-name="ce4" office:value-type="float" office:value="11.4596">
            <text:p>11,4596</text:p>
          </table:table-cell>
          <table:table-cell table:style-name="ce4" table:formula="of:=AVERAGE([.$H$4:.H346])" office:value-type="float" office:value="6.88610294460642">
            <text:p>6,88610294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30">
            <text:p>30</text:p>
          </table:table-cell>
          <table:table-cell table:number-columns-repeated="1011"/>
        </table:table-row>
        <table:table-row table:style-name="ro1">
          <table:table-cell office:value-type="float" office:value="646">
            <text:p>646</text:p>
          </table:table-cell>
          <table:table-cell table:style-name="ce4" office:value-type="float" office:value="0.00166543">
            <text:p>0,00166543</text:p>
          </table:table-cell>
          <table:table-cell table:style-name="ce4" office:value-type="float" office:value="0.0754694">
            <text:p>0,0754694</text:p>
          </table:table-cell>
          <table:table-cell table:style-name="ce4" office:value-type="float" office:value="0.00459288">
            <text:p>0,00459288</text:p>
          </table:table-cell>
          <table:table-cell table:style-name="ce4" office:value-type="float" office:value="0.0830288">
            <text:p>0,0830288</text:p>
          </table:table-cell>
          <table:table-cell table:style-name="ce4" office:value-type="float" office:value="0.000003283">
            <text:p>0,000003283</text:p>
          </table:table-cell>
          <table:table-cell table:style-name="ce4" office:value-type="float" office:value="0.00884661">
            <text:p>0,00884661</text:p>
          </table:table-cell>
          <table:table-cell table:style-name="ce4" office:value-type="float" office:value="5.19577">
            <text:p>5,19577</text:p>
          </table:table-cell>
          <table:table-cell table:style-name="ce4" table:formula="of:=AVERAGE([.$H$4:.H347])" office:value-type="float" office:value="6.88118918604652">
            <text:p>6,8811891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22">
            <text:p>22</text:p>
          </table:table-cell>
          <table:table-cell table:number-columns-repeated="1011"/>
        </table:table-row>
        <table:table-row table:style-name="ro1">
          <table:table-cell office:value-type="float" office:value="648">
            <text:p>648</text:p>
          </table:table-cell>
          <table:table-cell table:style-name="ce4" office:value-type="float" office:value="0.00161731">
            <text:p>0,00161731</text:p>
          </table:table-cell>
          <table:table-cell table:style-name="ce4" office:value-type="float" office:value="0.0793638">
            <text:p>0,0793638</text:p>
          </table:table-cell>
          <table:table-cell table:style-name="ce4" office:value-type="float" office:value="0.00499321">
            <text:p>0,00499321</text:p>
          </table:table-cell>
          <table:table-cell table:style-name="ce4" office:value-type="float" office:value="0.00556116">
            <text:p>0,0055611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2959">
            <text:p>0,00892959</text:p>
          </table:table-cell>
          <table:table-cell table:style-name="ce4" office:value-type="float" office:value="8.56641">
            <text:p>8,56641</text:p>
          </table:table-cell>
          <table:table-cell table:style-name="ce4" table:formula="of:=AVERAGE([.$H$4:.H348])" office:value-type="float" office:value="6.88607388405797">
            <text:p>6,88607388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office:value-type="float" office:value="658">
            <text:p>658</text:p>
          </table:table-cell>
          <table:table-cell table:style-name="ce4" office:value-type="float" office:value="0.00163183">
            <text:p>0,00163183</text:p>
          </table:table-cell>
          <table:table-cell table:style-name="ce4" office:value-type="float" office:value="0.105483">
            <text:p>0,105483</text:p>
          </table:table-cell>
          <table:table-cell table:style-name="ce4" office:value-type="float" office:value="0.00508463">
            <text:p>0,00508463</text:p>
          </table:table-cell>
          <table:table-cell table:style-name="ce4" office:value-type="float" office:value="0.00927921">
            <text:p>0,00927921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00236">
            <text:p>0,00900236</text:p>
          </table:table-cell>
          <table:table-cell table:style-name="ce4" office:value-type="float" office:value="6.78307">
            <text:p>6,78307</text:p>
          </table:table-cell>
          <table:table-cell table:style-name="ce4" table:formula="of:=AVERAGE([.$H$4:.H349])" office:value-type="float" office:value="6.8857761849711">
            <text:p>6,885776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59">
            <text:p>659</text:p>
          </table:table-cell>
          <table:table-cell table:style-name="ce4" office:value-type="float" office:value="0.00183989">
            <text:p>0,00183989</text:p>
          </table:table-cell>
          <table:table-cell table:style-name="ce4" office:value-type="float" office:value="0.0944077">
            <text:p>0,0944077</text:p>
          </table:table-cell>
          <table:table-cell table:style-name="ce4" office:value-type="float" office:value="0.00476839">
            <text:p>0,00476839</text:p>
          </table:table-cell>
          <table:table-cell table:style-name="ce4" office:value-type="float" office:value="0.00492071">
            <text:p>0,0049207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902987">
            <text:p>0,00902987</text:p>
          </table:table-cell>
          <table:table-cell table:style-name="ce4" office:value-type="float" office:value="7.59861">
            <text:p>7,59861</text:p>
          </table:table-cell>
          <table:table-cell table:style-name="ce4" table:formula="of:=AVERAGE([.$H$4:.H350])" office:value-type="float" office:value="6.8878304610951">
            <text:p>6,88783046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0">
            <text:p>660</text:p>
          </table:table-cell>
          <table:table-cell table:style-name="ce4" office:value-type="float" office:value="0.00158141">
            <text:p>0,00158141</text:p>
          </table:table-cell>
          <table:table-cell table:style-name="ce4" office:value-type="float" office:value="0.0988633">
            <text:p>0,0988633</text:p>
          </table:table-cell>
          <table:table-cell table:style-name="ce4" office:value-type="float" office:value="0.00503232">
            <text:p>0,00503232</text:p>
          </table:table-cell>
          <table:table-cell table:style-name="ce4" office:value-type="float" office:value="0.00496562">
            <text:p>0,00496562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7818">
            <text:p>0,00887818</text:p>
          </table:table-cell>
          <table:table-cell table:style-name="ce4" office:value-type="float" office:value="7.38902">
            <text:p>7,38902</text:p>
          </table:table-cell>
          <table:table-cell table:style-name="ce4" table:formula="of:=AVERAGE([.$H$4:.H351])" office:value-type="float" office:value="6.88927066091954">
            <text:p>6,88927066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office:value-type="float" office:value="662">
            <text:p>662</text:p>
          </table:table-cell>
          <table:table-cell table:style-name="ce4" office:value-type="float" office:value="0.00156248">
            <text:p>0,00156248</text:p>
          </table:table-cell>
          <table:table-cell table:style-name="ce4" office:value-type="float" office:value="0.114639">
            <text:p>0,114639</text:p>
          </table:table-cell>
          <table:table-cell table:style-name="ce4" office:value-type="float" office:value="0.00530086">
            <text:p>0,00530086</text:p>
          </table:table-cell>
          <table:table-cell table:style-name="ce4" office:value-type="float" office:value="0.00651561">
            <text:p>0,00651561</text:p>
          </table:table-cell>
          <table:table-cell table:style-name="ce4" office:value-type="float" office:value="0.000003212">
            <text:p>0,000003212</text:p>
          </table:table-cell>
          <table:table-cell table:style-name="ce4" office:value-type="float" office:value="0.00895333">
            <text:p>0,00895333</text:p>
          </table:table-cell>
          <table:table-cell table:style-name="ce4" office:value-type="float" office:value="6.49051">
            <text:p>6,49051</text:p>
          </table:table-cell>
          <table:table-cell table:style-name="ce4" table:formula="of:=AVERAGE([.$H$4:.H352])" office:value-type="float" office:value="6.88812808022923">
            <text:p>6,888128080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7">
            <text:p>207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5">
            <text:p>45</text:p>
          </table:table-cell>
          <table:table-cell table:number-columns-repeated="1011"/>
        </table:table-row>
        <table:table-row table:style-name="ro1">
          <table:table-cell office:value-type="float" office:value="663">
            <text:p>663</text:p>
          </table:table-cell>
          <table:table-cell table:style-name="ce4" office:value-type="float" office:value="0.00155173">
            <text:p>0,00155173</text:p>
          </table:table-cell>
          <table:table-cell table:style-name="ce4" office:value-type="float" office:value="0.107663">
            <text:p>0,107663</text:p>
          </table:table-cell>
          <table:table-cell table:style-name="ce4" office:value-type="float" office:value="0.00537817">
            <text:p>0,00537817</text:p>
          </table:table-cell>
          <table:table-cell table:style-name="ce4" office:value-type="float" office:value="0.00783511">
            <text:p>0,0078351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3098">
            <text:p>0,00883098</text:p>
          </table:table-cell>
          <table:table-cell table:style-name="ce4" office:value-type="float" office:value="6.72097">
            <text:p>6,72097</text:p>
          </table:table-cell>
          <table:table-cell table:style-name="ce4" table:formula="of:=AVERAGE([.$H$4:.H353])" office:value-type="float" office:value="6.88765048571429">
            <text:p>6,88765048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office:value-type="float" office:value="664">
            <text:p>664</text:p>
          </table:table-cell>
          <table:table-cell table:style-name="ce4" office:value-type="float" office:value="0.00156625">
            <text:p>0,00156625</text:p>
          </table:table-cell>
          <table:table-cell table:style-name="ce4" office:value-type="float" office:value="0.0911764">
            <text:p>0,0911764</text:p>
          </table:table-cell>
          <table:table-cell table:style-name="ce4" office:value-type="float" office:value="0.00515748">
            <text:p>0,00515748</text:p>
          </table:table-cell>
          <table:table-cell table:style-name="ce4" office:value-type="float" office:value="0.00486051">
            <text:p>0,00486051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85807">
            <text:p>0,00885807</text:p>
          </table:table-cell>
          <table:table-cell table:style-name="ce4" office:value-type="float" office:value="7.83417">
            <text:p>7,83417</text:p>
          </table:table-cell>
          <table:table-cell table:style-name="ce4" table:formula="of:=AVERAGE([.$H$4:.H354])" office:value-type="float" office:value="6.89034712250713">
            <text:p>6,89034712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office:value-type="float" office:value="667">
            <text:p>667</text:p>
          </table:table-cell>
          <table:table-cell table:style-name="ce4" office:value-type="float" office:value="0.00159796">
            <text:p>0,00159796</text:p>
          </table:table-cell>
          <table:table-cell table:style-name="ce4" office:value-type="float" office:value="0.108729">
            <text:p>0,108729</text:p>
          </table:table-cell>
          <table:table-cell table:style-name="ce4" office:value-type="float" office:value="0.0049087">
            <text:p>0,0049087</text:p>
          </table:table-cell>
          <table:table-cell table:style-name="ce4" office:value-type="float" office:value="0.00904462">
            <text:p>0,00904462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7057">
            <text:p>0,00887057</text:p>
          </table:table-cell>
          <table:table-cell table:style-name="ce4" office:value-type="float" office:value="6.56853">
            <text:p>6,56853</text:p>
          </table:table-cell>
          <table:table-cell table:style-name="ce4" table:formula="of:=AVERAGE([.$H$4:.H355])" office:value-type="float" office:value="6.88943286931819">
            <text:p>6,88943286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float" office:value="668">
            <text:p>668</text:p>
          </table:table-cell>
          <table:table-cell table:style-name="ce4" office:value-type="float" office:value="0.00193334">
            <text:p>0,00193334</text:p>
          </table:table-cell>
          <table:table-cell table:style-name="ce4" office:value-type="float" office:value="0.120089">
            <text:p>0,120089</text:p>
          </table:table-cell>
          <table:table-cell table:style-name="ce4" office:value-type="float" office:value="0.00501828">
            <text:p>0,00501828</text:p>
          </table:table-cell>
          <table:table-cell table:style-name="ce4" office:value-type="float" office:value="0.013784">
            <text:p>0,01378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90703">
            <text:p>0,00890703</text:p>
          </table:table-cell>
          <table:table-cell table:style-name="ce4" office:value-type="float" office:value="5.93394">
            <text:p>5,93394</text:p>
          </table:table-cell>
          <table:table-cell table:style-name="ce4" table:formula="of:=AVERAGE([.$H$4:.H356])" office:value-type="float" office:value="6.88672609065156">
            <text:p>6,88672609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670">
            <text:p>670</text:p>
          </table:table-cell>
          <table:table-cell table:style-name="ce4" office:value-type="float" office:value="0.00155187">
            <text:p>0,00155187</text:p>
          </table:table-cell>
          <table:table-cell table:style-name="ce4" office:value-type="float" office:value="0.127975">
            <text:p>0,127975</text:p>
          </table:table-cell>
          <table:table-cell table:style-name="ce4" office:value-type="float" office:value="0.00504901">
            <text:p>0,00504901</text:p>
          </table:table-cell>
          <table:table-cell table:style-name="ce4" office:value-type="float" office:value="0.0036656">
            <text:p>0,0036656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86631">
            <text:p>0,00886631</text:p>
          </table:table-cell>
          <table:table-cell table:style-name="ce4" office:value-type="float" office:value="6.13222">
            <text:p>6,13222</text:p>
          </table:table-cell>
          <table:table-cell table:style-name="ce4" table:formula="of:=AVERAGE([.$H$4:.H357])" office:value-type="float" office:value="6.88459471751413">
            <text:p>6,88459471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671">
            <text:p>671</text:p>
          </table:table-cell>
          <table:table-cell table:style-name="ce4" office:value-type="float" office:value="0.00194137">
            <text:p>0,00194137</text:p>
          </table:table-cell>
          <table:table-cell table:style-name="ce4" office:value-type="float" office:value="0.106089">
            <text:p>0,106089</text:p>
          </table:table-cell>
          <table:table-cell table:style-name="ce4" office:value-type="float" office:value="0.00474478">
            <text:p>0,00474478</text:p>
          </table:table-cell>
          <table:table-cell table:style-name="ce4" office:value-type="float" office:value="0.00690091">
            <text:p>0,00690091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81093">
            <text:p>0,00881093</text:p>
          </table:table-cell>
          <table:table-cell table:style-name="ce4" office:value-type="float" office:value="6.90245">
            <text:p>6,90245</text:p>
          </table:table-cell>
          <table:table-cell table:style-name="ce4" table:formula="of:=AVERAGE([.$H$4:.H358])" office:value-type="float" office:value="6.88464501408451">
            <text:p>6,884645014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72">
            <text:p>672</text:p>
          </table:table-cell>
          <table:table-cell table:style-name="ce4" office:value-type="float" office:value="0.0015761">
            <text:p>0,0015761</text:p>
          </table:table-cell>
          <table:table-cell table:style-name="ce4" office:value-type="float" office:value="0.11172">
            <text:p>0,11172</text:p>
          </table:table-cell>
          <table:table-cell table:style-name="ce4" office:value-type="float" office:value="0.00498239">
            <text:p>0,00498239</text:p>
          </table:table-cell>
          <table:table-cell table:style-name="ce4" office:value-type="float" office:value="0.00400566">
            <text:p>0,0040056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80443">
            <text:p>0,00880443</text:p>
          </table:table-cell>
          <table:table-cell table:style-name="ce4" office:value-type="float" office:value="6.62853">
            <text:p>6,62853</text:p>
          </table:table-cell>
          <table:table-cell table:style-name="ce4" table:formula="of:=AVERAGE([.$H$4:.H359])" office:value-type="float" office:value="6.88392558988764">
            <text:p>6,88392558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office:value-type="float" office:value="673">
            <text:p>673</text:p>
          </table:table-cell>
          <table:table-cell table:style-name="ce4" office:value-type="float" office:value="0.00159168">
            <text:p>0,00159168</text:p>
          </table:table-cell>
          <table:table-cell table:style-name="ce4" office:value-type="float" office:value="0.100012">
            <text:p>0,100012</text:p>
          </table:table-cell>
          <table:table-cell table:style-name="ce4" office:value-type="float" office:value="0.00495291">
            <text:p>0,00495291</text:p>
          </table:table-cell>
          <table:table-cell table:style-name="ce4" office:value-type="float" office:value="0.00228254">
            <text:p>0,00228254</text:p>
          </table:table-cell>
          <table:table-cell table:style-name="ce4" office:value-type="float" office:value="0.000003492">
            <text:p>0,000003492</text:p>
          </table:table-cell>
          <table:table-cell table:style-name="ce4" office:value-type="float" office:value="0.00901605">
            <text:p>0,00901605</text:p>
          </table:table-cell>
          <table:table-cell table:style-name="ce4" office:value-type="float" office:value="6.99722">
            <text:p>6,99722</text:p>
          </table:table-cell>
          <table:table-cell table:style-name="ce4" table:formula="of:=AVERAGE([.$H$4:.H360])" office:value-type="float" office:value="6.88424294117647">
            <text:p>6,88424294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4">
            <text:p>674</text:p>
          </table:table-cell>
          <table:table-cell table:style-name="ce4" office:value-type="float" office:value="0.00159496">
            <text:p>0,00159496</text:p>
          </table:table-cell>
          <table:table-cell table:style-name="ce4" office:value-type="float" office:value="0.0944433">
            <text:p>0,0944433</text:p>
          </table:table-cell>
          <table:table-cell table:style-name="ce4" office:value-type="float" office:value="0.00497135">
            <text:p>0,00497135</text:p>
          </table:table-cell>
          <table:table-cell table:style-name="ce4" office:value-type="float" office:value="0.00199745">
            <text:p>0,00199745</text:p>
          </table:table-cell>
          <table:table-cell table:style-name="ce4" office:value-type="float" office:value="0.000003352">
            <text:p>0,000003352</text:p>
          </table:table-cell>
          <table:table-cell table:style-name="ce4" office:value-type="float" office:value="0.00876134">
            <text:p>0,00876134</text:p>
          </table:table-cell>
          <table:table-cell table:style-name="ce4" office:value-type="float" office:value="7.60768">
            <text:p>7,60768</text:p>
          </table:table-cell>
          <table:table-cell table:style-name="ce4" table:formula="of:=AVERAGE([.$H$4:.H361])" office:value-type="float" office:value="6.8862637150838">
            <text:p>6,88626371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71">
            <text:p>71</text:p>
          </table:table-cell>
          <table:table-cell table:number-columns-repeated="1011"/>
        </table:table-row>
        <table:table-row table:style-name="ro1">
          <table:table-cell office:value-type="float" office:value="676">
            <text:p>676</text:p>
          </table:table-cell>
          <table:table-cell table:style-name="ce4" office:value-type="float" office:value="0.00194423">
            <text:p>0,00194423</text:p>
          </table:table-cell>
          <table:table-cell table:style-name="ce4" office:value-type="float" office:value="0.0979281">
            <text:p>0,0979281</text:p>
          </table:table-cell>
          <table:table-cell table:style-name="ce4" office:value-type="float" office:value="0.0051887">
            <text:p>0,0051887</text:p>
          </table:table-cell>
          <table:table-cell table:style-name="ce4" office:value-type="float" office:value="0.00256121">
            <text:p>0,00256121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7182">
            <text:p>0,00877182</text:p>
          </table:table-cell>
          <table:table-cell table:style-name="ce4" office:value-type="float" office:value="7.46631">
            <text:p>7,46631</text:p>
          </table:table-cell>
          <table:table-cell table:style-name="ce4" table:formula="of:=AVERAGE([.$H$4:.H362])" office:value-type="float" office:value="6.88787944289694">
            <text:p>6,88787944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677">
            <text:p>677</text:p>
          </table:table-cell>
          <table:table-cell table:style-name="ce4" office:value-type="float" office:value="0.00193683">
            <text:p>0,00193683</text:p>
          </table:table-cell>
          <table:table-cell table:style-name="ce4" office:value-type="float" office:value="0.0875788">
            <text:p>0,0875788</text:p>
          </table:table-cell>
          <table:table-cell table:style-name="ce4" office:value-type="float" office:value="0.00486107">
            <text:p>0,00486107</text:p>
          </table:table-cell>
          <table:table-cell table:style-name="ce4" office:value-type="float" office:value="0.00193257">
            <text:p>0,00193257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8.3239">
            <text:p>8,3239</text:p>
          </table:table-cell>
          <table:table-cell table:style-name="ce4" table:formula="of:=AVERAGE([.$H$4:.H363])" office:value-type="float" office:value="6.89186838888889">
            <text:p>6,89186838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72">
            <text:p>72</text:p>
          </table:table-cell>
          <table:table-cell table:number-columns-repeated="1011"/>
        </table:table-row>
        <table:table-row table:style-name="ro1">
          <table:table-cell office:value-type="float" office:value="678">
            <text:p>678</text:p>
          </table:table-cell>
          <table:table-cell table:style-name="ce4" office:value-type="float" office:value="0.00158616">
            <text:p>0,00158616</text:p>
          </table:table-cell>
          <table:table-cell table:style-name="ce4" office:value-type="float" office:value="0.0874281">
            <text:p>0,0874281</text:p>
          </table:table-cell>
          <table:table-cell table:style-name="ce4" office:value-type="float" office:value="0.0049754">
            <text:p>0,0049754</text:p>
          </table:table-cell>
          <table:table-cell table:style-name="ce4" office:value-type="float" office:value="0.00215955">
            <text:p>0,00215955</text:p>
          </table:table-cell>
          <table:table-cell table:style-name="ce4" office:value-type="float" office:value="0.000002515">
            <text:p>0,000002515</text:p>
          </table:table-cell>
          <table:table-cell table:style-name="ce4" office:value-type="float" office:value="0.00875631">
            <text:p>0,00875631</text:p>
          </table:table-cell>
          <table:table-cell table:style-name="ce4" office:value-type="float" office:value="8.18117">
            <text:p>8,18117</text:p>
          </table:table-cell>
          <table:table-cell table:style-name="ce4" table:formula="of:=AVERAGE([.$H$4:.H364])" office:value-type="float" office:value="6.89543986149585">
            <text:p>6,89543986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0">
            <text:p>190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80">
            <text:p>80</text:p>
          </table:table-cell>
          <table:table-cell table:number-columns-repeated="1011"/>
        </table:table-row>
        <table:table-row table:style-name="ro1">
          <table:table-cell office:value-type="float" office:value="679">
            <text:p>679</text:p>
          </table:table-cell>
          <table:table-cell table:style-name="ce4" office:value-type="float" office:value="0.00196316">
            <text:p>0,00196316</text:p>
          </table:table-cell>
          <table:table-cell table:style-name="ce4" office:value-type="float" office:value="0.0362031">
            <text:p>0,0362031</text:p>
          </table:table-cell>
          <table:table-cell table:style-name="ce4" office:value-type="float" office:value="0.00467194">
            <text:p>0,00467194</text:p>
          </table:table-cell>
          <table:table-cell table:style-name="ce4" office:value-type="float" office:value="0.0188217">
            <text:p>0,0188217</text:p>
          </table:table-cell>
          <table:table-cell table:style-name="ce4" office:value-type="float" office:value="0.000003841">
            <text:p>0,000003841</text:p>
          </table:table-cell>
          <table:table-cell table:style-name="ce4" office:value-type="float" office:value="0.00878278">
            <text:p>0,00878278</text:p>
          </table:table-cell>
          <table:table-cell table:style-name="ce4" office:value-type="float" office:value="11.4108">
            <text:p>11,4108</text:p>
          </table:table-cell>
          <table:table-cell table:style-name="ce4" table:formula="of:=AVERAGE([.$H$4:.H365])" office:value-type="float" office:value="6.9079132320442">
            <text:p>6,9079132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2">
            <text:p>32</text:p>
          </table:table-cell>
          <table:table-cell table:number-columns-repeated="1011"/>
        </table:table-row>
        <table:table-row table:style-name="ro1">
          <table:table-cell office:value-type="float" office:value="680">
            <text:p>680</text:p>
          </table:table-cell>
          <table:table-cell table:style-name="ce4" office:value-type="float" office:value="0.00164406">
            <text:p>0,00164406</text:p>
          </table:table-cell>
          <table:table-cell table:style-name="ce4" office:value-type="float" office:value="0.0787305">
            <text:p>0,0787305</text:p>
          </table:table-cell>
          <table:table-cell table:style-name="ce4" office:value-type="float" office:value="0.00472677">
            <text:p>0,00472677</text:p>
          </table:table-cell>
          <table:table-cell table:style-name="ce4" office:value-type="float" office:value="0.00243717">
            <text:p>0,00243717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3047">
            <text:p>0,00873047</text:p>
          </table:table-cell>
          <table:table-cell table:style-name="ce4" office:value-type="float" office:value="8.93152">
            <text:p>8,93152</text:p>
          </table:table-cell>
          <table:table-cell table:style-name="ce4" table:formula="of:=AVERAGE([.$H$4:.H366])" office:value-type="float" office:value="6.91348790633609">
            <text:p>6,913487906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681">
            <text:p>681</text:p>
          </table:table-cell>
          <table:table-cell table:style-name="ce4" office:value-type="float" office:value="0.00213783">
            <text:p>0,00213783</text:p>
          </table:table-cell>
          <table:table-cell table:style-name="ce4" office:value-type="float" office:value="0.0867194">
            <text:p>0,0867194</text:p>
          </table:table-cell>
          <table:table-cell table:style-name="ce4" office:value-type="float" office:value="0.00470861">
            <text:p>0,00470861</text:p>
          </table:table-cell>
          <table:table-cell table:style-name="ce4" office:value-type="float" office:value="0.00443022">
            <text:p>0,00443022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4367">
            <text:p>0,00874367</text:p>
          </table:table-cell>
          <table:table-cell table:style-name="ce4" office:value-type="float" office:value="8.03419">
            <text:p>8,03419</text:p>
          </table:table-cell>
          <table:table-cell table:style-name="ce4" table:formula="of:=AVERAGE([.$H$4:.H367])" office:value-type="float" office:value="6.91656675824176">
            <text:p>6,91656675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682">
            <text:p>682</text:p>
          </table:table-cell>
          <table:table-cell table:style-name="ce4" office:value-type="float" office:value="0.00156269">
            <text:p>0,00156269</text:p>
          </table:table-cell>
          <table:table-cell table:style-name="ce4" office:value-type="float" office:value="0.104162">
            <text:p>0,104162</text:p>
          </table:table-cell>
          <table:table-cell table:style-name="ce4" office:value-type="float" office:value="0.00501591">
            <text:p>0,00501591</text:p>
          </table:table-cell>
          <table:table-cell table:style-name="ce4" office:value-type="float" office:value="0.00462054">
            <text:p>0,00462054</text:p>
          </table:table-cell>
          <table:table-cell table:style-name="ce4" office:value-type="float" office:value="0.000004609">
            <text:p>0,000004609</text:p>
          </table:table-cell>
          <table:table-cell table:style-name="ce4" office:value-type="float" office:value="0.00902611">
            <text:p>0,00902611</text:p>
          </table:table-cell>
          <table:table-cell table:style-name="ce4" office:value-type="float" office:value="6.82986">
            <text:p>6,82986</text:p>
          </table:table-cell>
          <table:table-cell table:style-name="ce4" table:formula="of:=AVERAGE([.$H$4:.H368])" office:value-type="float" office:value="6.91632920547945">
            <text:p>6,91632920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0">
            <text:p>170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office:value-type="float" office:value="683">
            <text:p>683</text:p>
          </table:table-cell>
          <table:table-cell table:style-name="ce4" office:value-type="float" office:value="0.00196512">
            <text:p>0,00196512</text:p>
          </table:table-cell>
          <table:table-cell table:style-name="ce4" office:value-type="float" office:value="0.0998801">
            <text:p>0,0998801</text:p>
          </table:table-cell>
          <table:table-cell table:style-name="ce4" office:value-type="float" office:value="0.0050428">
            <text:p>0,0050428</text:p>
          </table:table-cell>
          <table:table-cell table:style-name="ce4" office:value-type="float" office:value="0.00224839">
            <text:p>0,00224839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7.40801">
            <text:p>7,40801</text:p>
          </table:table-cell>
          <table:table-cell table:style-name="ce4" table:formula="of:=AVERAGE([.$H$4:.H369])" office:value-type="float" office:value="6.91767259562842">
            <text:p>6,91767259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office:value-type="float" office:value="685">
            <text:p>685</text:p>
          </table:table-cell>
          <table:table-cell table:style-name="ce4" office:value-type="float" office:value="0.00164462">
            <text:p>0,00164462</text:p>
          </table:table-cell>
          <table:table-cell table:style-name="ce4" office:value-type="float" office:value="0.0652574">
            <text:p>0,0652574</text:p>
          </table:table-cell>
          <table:table-cell table:style-name="ce4" office:value-type="float" office:value="0.00314941">
            <text:p>0,00314941</text:p>
          </table:table-cell>
          <table:table-cell table:style-name="ce4" office:value-type="float" office:value="0.0235233">
            <text:p>0,0235233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8.20978">
            <text:p>8,20978</text:p>
          </table:table-cell>
          <table:table-cell table:style-name="ce4" table:formula="of:=AVERAGE([.$H$4:.H370])" office:value-type="float" office:value="6.92119332425068">
            <text:p>6,921193324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6">
            <text:p>686</text:p>
          </table:table-cell>
          <table:table-cell table:style-name="ce4" office:value-type="float" office:value="0.00223792">
            <text:p>0,00223792</text:p>
          </table:table-cell>
          <table:table-cell table:style-name="ce4" office:value-type="float" office:value="0.0330848">
            <text:p>0,0330848</text:p>
          </table:table-cell>
          <table:table-cell table:style-name="ce4" office:value-type="float" office:value="0.00426023">
            <text:p>0,00426023</text:p>
          </table:table-cell>
          <table:table-cell table:style-name="ce4" office:value-type="float" office:value="0.0264854">
            <text:p>0,0264854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873543">
            <text:p>0,00873543</text:p>
          </table:table-cell>
          <table:table-cell table:style-name="ce4" office:value-type="float" office:value="10.8753">
            <text:p>10,8753</text:p>
          </table:table-cell>
          <table:table-cell table:style-name="ce4" table:formula="of:=AVERAGE([.$H$4:.H371])" office:value-type="float" office:value="6.93193817934783">
            <text:p>6,931938179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687">
            <text:p>687</text:p>
          </table:table-cell>
          <table:table-cell table:style-name="ce4" office:value-type="float" office:value="0.00163616">
            <text:p>0,00163616</text:p>
          </table:table-cell>
          <table:table-cell table:style-name="ce4" office:value-type="float" office:value="0.102505">
            <text:p>0,102505</text:p>
          </table:table-cell>
          <table:table-cell table:style-name="ce4" office:value-type="float" office:value="0.00484989">
            <text:p>0,00484989</text:p>
          </table:table-cell>
          <table:table-cell table:style-name="ce4" office:value-type="float" office:value="0.00209125">
            <text:p>0,00209125</text:p>
          </table:table-cell>
          <table:table-cell table:style-name="ce4" office:value-type="float" office:value="0.000002654">
            <text:p>0,000002654</text:p>
          </table:table-cell>
          <table:table-cell table:style-name="ce4" office:value-type="float" office:value="0.00872034">
            <text:p>0,00872034</text:p>
          </table:table-cell>
          <table:table-cell table:style-name="ce4" office:value-type="float" office:value="7.27018">
            <text:p>7,27018</text:p>
          </table:table-cell>
          <table:table-cell table:style-name="ce4" table:formula="of:=AVERAGE([.$H$4:.H372])" office:value-type="float" office:value="6.93285482384824">
            <text:p>6,932854823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81">
            <text:p>81</text:p>
          </table:table-cell>
          <table:table-cell table:number-columns-repeated="1011"/>
        </table:table-row>
        <table:table-row table:style-name="ro1">
          <table:table-cell office:value-type="float" office:value="688">
            <text:p>688</text:p>
          </table:table-cell>
          <table:table-cell table:style-name="ce4" office:value-type="float" office:value="0.00163519">
            <text:p>0,00163519</text:p>
          </table:table-cell>
          <table:table-cell table:style-name="ce4" office:value-type="float" office:value="0.127205">
            <text:p>0,127205</text:p>
          </table:table-cell>
          <table:table-cell table:style-name="ce4" office:value-type="float" office:value="0.00497896">
            <text:p>0,00497896</text:p>
          </table:table-cell>
          <table:table-cell table:style-name="ce4" office:value-type="float" office:value="0.00243543">
            <text:p>0,00243543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877">
            <text:p>0,00877</text:p>
          </table:table-cell>
          <table:table-cell table:style-name="ce4" office:value-type="float" office:value="6.02148">
            <text:p>6,02148</text:p>
          </table:table-cell>
          <table:table-cell table:style-name="ce4" table:formula="of:=AVERAGE([.$H$4:.H373])" office:value-type="float" office:value="6.93039164864865">
            <text:p>6,93039164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8">
            <text:p>198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5">
            <text:p>75</text:p>
          </table:table-cell>
          <table:table-cell table:number-columns-repeated="1011"/>
        </table:table-row>
        <table:table-row table:style-name="ro1">
          <table:table-cell office:value-type="float" office:value="691">
            <text:p>691</text:p>
          </table:table-cell>
          <table:table-cell table:style-name="ce4" office:value-type="float" office:value="0.00159642">
            <text:p>0,00159642</text:p>
          </table:table-cell>
          <table:table-cell table:style-name="ce4" office:value-type="float" office:value="0.113309">
            <text:p>0,113309</text:p>
          </table:table-cell>
          <table:table-cell table:style-name="ce4" office:value-type="float" office:value="0.00498546">
            <text:p>0,00498546</text:p>
          </table:table-cell>
          <table:table-cell table:style-name="ce4" office:value-type="float" office:value="0.00178863">
            <text:p>0,00178863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87804">
            <text:p>0,0087804</text:p>
          </table:table-cell>
          <table:table-cell table:style-name="ce4" office:value-type="float" office:value="6.84978">
            <text:p>6,84978</text:p>
          </table:table-cell>
          <table:table-cell table:style-name="ce4" table:formula="of:=AVERAGE([.$H$4:.H374])" office:value-type="float" office:value="6.93017436657682">
            <text:p>6,93017436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2">
            <text:p>692</text:p>
          </table:table-cell>
          <table:table-cell table:style-name="ce4" office:value-type="float" office:value="0.00157415">
            <text:p>0,00157415</text:p>
          </table:table-cell>
          <table:table-cell table:style-name="ce4" office:value-type="float" office:value="0.115844">
            <text:p>0,115844</text:p>
          </table:table-cell>
          <table:table-cell table:style-name="ce4" office:value-type="float" office:value="0.00506445">
            <text:p>0,00506445</text:p>
          </table:table-cell>
          <table:table-cell table:style-name="ce4" office:value-type="float" office:value="0.00216598">
            <text:p>0,00216598</text:p>
          </table:table-cell>
          <table:table-cell table:style-name="ce4" office:value-type="float" office:value="0.000002864">
            <text:p>0,000002864</text:p>
          </table:table-cell>
          <table:table-cell table:style-name="ce4" office:value-type="float" office:value="0.00876602">
            <text:p>0,00876602</text:p>
          </table:table-cell>
          <table:table-cell table:style-name="ce4" office:value-type="float" office:value="6.59909">
            <text:p>6,59909</text:p>
          </table:table-cell>
          <table:table-cell table:style-name="ce4" table:formula="of:=AVERAGE([.$H$4:.H375])" office:value-type="float" office:value="6.92928435483871">
            <text:p>6,92928435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77">
            <text:p>77</text:p>
          </table:table-cell>
          <table:table-cell table:number-columns-repeated="1011"/>
        </table:table-row>
        <table:table-row table:style-name="ro1">
          <table:table-cell office:value-type="float" office:value="694">
            <text:p>694</text:p>
          </table:table-cell>
          <table:table-cell table:style-name="ce4" office:value-type="float" office:value="0.00316589">
            <text:p>0,00316589</text:p>
          </table:table-cell>
          <table:table-cell table:style-name="ce4" office:value-type="float" office:value="0.0281889">
            <text:p>0,0281889</text:p>
          </table:table-cell>
          <table:table-cell table:style-name="ce4" office:value-type="float" office:value="0.00438978">
            <text:p>0,00438978</text:p>
          </table:table-cell>
          <table:table-cell table:style-name="ce4" office:value-type="float" office:value="0.121594">
            <text:p>0,121594</text:p>
          </table:table-cell>
          <table:table-cell table:style-name="ce4" office:value-type="float" office:value="0.000003073">
            <text:p>0,000003073</text:p>
          </table:table-cell>
          <table:table-cell table:style-name="ce4" office:value-type="float" office:value="0.00878138">
            <text:p>0,00878138</text:p>
          </table:table-cell>
          <table:table-cell table:style-name="ce4" office:value-type="float" office:value="5.50734">
            <text:p>5,50734</text:p>
          </table:table-cell>
          <table:table-cell table:style-name="ce4" table:formula="of:=AVERAGE([.$H$4:.H376])" office:value-type="float" office:value="6.92547217158177">
            <text:p>6,92547217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office:value-type="float" office:value="707">
            <text:p>707</text:p>
          </table:table-cell>
          <table:table-cell table:style-name="ce4" office:value-type="float" office:value="0.00273365">
            <text:p>0,00273365</text:p>
          </table:table-cell>
          <table:table-cell table:style-name="ce4" office:value-type="float" office:value="0.0792089">
            <text:p>0,0792089</text:p>
          </table:table-cell>
          <table:table-cell table:style-name="ce4" office:value-type="float" office:value="0.00462082">
            <text:p>0,00462082</text:p>
          </table:table-cell>
          <table:table-cell table:style-name="ce4" office:value-type="float" office:value="0.00254284">
            <text:p>0,00254284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8852">
            <text:p>0,00878852</text:p>
          </table:table-cell>
          <table:table-cell table:style-name="ce4" office:value-type="float" office:value="8.81143">
            <text:p>8,81143</text:p>
          </table:table-cell>
          <table:table-cell table:style-name="ce4" table:formula="of:=AVERAGE([.$H$4:.H377])" office:value-type="float" office:value="6.9305148395722">
            <text:p>6,93051483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office:value-type="float" office:value="714">
            <text:p>714</text:p>
          </table:table-cell>
          <table:table-cell table:style-name="ce4" office:value-type="float" office:value="0.00196484">
            <text:p>0,00196484</text:p>
          </table:table-cell>
          <table:table-cell table:style-name="ce4" office:value-type="float" office:value="0.05385">
            <text:p>0,05385</text:p>
          </table:table-cell>
          <table:table-cell table:style-name="ce4" office:value-type="float" office:value="0.00487951">
            <text:p>0,00487951</text:p>
          </table:table-cell>
          <table:table-cell table:style-name="ce4" office:value-type="float" office:value="0.074636">
            <text:p>0,074636</text:p>
          </table:table-cell>
          <table:table-cell table:style-name="ce4" office:value-type="float" office:value="0.000003701">
            <text:p>0,000003701</text:p>
          </table:table-cell>
          <table:table-cell table:style-name="ce4" office:value-type="float" office:value="0.00877475">
            <text:p>0,00877475</text:p>
          </table:table-cell>
          <table:table-cell table:style-name="ce4" office:value-type="float" office:value="6.20278">
            <text:p>6,20278</text:p>
          </table:table-cell>
          <table:table-cell table:style-name="ce4" table:formula="of:=AVERAGE([.$H$4:.H378])" office:value-type="float" office:value="6.92857421333334">
            <text:p>6,92857421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721">
            <text:p>721</text:p>
          </table:table-cell>
          <table:table-cell table:style-name="ce4" office:value-type="float" office:value="0.00163588">
            <text:p>0,00163588</text:p>
          </table:table-cell>
          <table:table-cell table:style-name="ce4" office:value-type="float" office:value="0.109119">
            <text:p>0,109119</text:p>
          </table:table-cell>
          <table:table-cell table:style-name="ce4" office:value-type="float" office:value="0.00494788">
            <text:p>0,00494788</text:p>
          </table:table-cell>
          <table:table-cell table:style-name="ce4" office:value-type="float" office:value="0.00214244">
            <text:p>0,00214244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880087">
            <text:p>0,00880087</text:p>
          </table:table-cell>
          <table:table-cell table:style-name="ce4" office:value-type="float" office:value="6.87995">
            <text:p>6,87995</text:p>
          </table:table-cell>
          <table:table-cell table:style-name="ce4" table:formula="of:=AVERAGE([.$H$4:.H379])" office:value-type="float" office:value="6.92844489361702">
            <text:p>6,92844489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office:value-type="float" office:value="732">
            <text:p>732</text:p>
          </table:table-cell>
          <table:table-cell table:style-name="ce4" office:value-type="float" office:value="0.00161479">
            <text:p>0,00161479</text:p>
          </table:table-cell>
          <table:table-cell table:style-name="ce4" office:value-type="float" office:value="0.10545">
            <text:p>0,10545</text:p>
          </table:table-cell>
          <table:table-cell table:style-name="ce4" office:value-type="float" office:value="0.00501682">
            <text:p>0,00501682</text:p>
          </table:table-cell>
          <table:table-cell table:style-name="ce4" office:value-type="float" office:value="0.00266639">
            <text:p>0,00266639</text:p>
          </table:table-cell>
          <table:table-cell table:style-name="ce4" office:value-type="float" office:value="0.000002724">
            <text:p>0,000002724</text:p>
          </table:table-cell>
          <table:table-cell table:style-name="ce4" office:value-type="float" office:value="0.0087531">
            <text:p>0,0087531</text:p>
          </table:table-cell>
          <table:table-cell table:style-name="ce4" office:value-type="float" office:value="7.09729">
            <text:p>7,09729</text:p>
          </table:table-cell>
          <table:table-cell table:style-name="ce4" table:formula="of:=AVERAGE([.$H$4:.H380])" office:value-type="float" office:value="6.92889275862069">
            <text:p>6,92889275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office:value-type="float" office:value="734">
            <text:p>734</text:p>
          </table:table-cell>
          <table:table-cell table:style-name="ce4" office:value-type="float" office:value="0.00170538">
            <text:p>0,00170538</text:p>
          </table:table-cell>
          <table:table-cell table:style-name="ce4" office:value-type="float" office:value="0.119443">
            <text:p>0,119443</text:p>
          </table:table-cell>
          <table:table-cell table:style-name="ce4" office:value-type="float" office:value="0.00495012">
            <text:p>0,00495012</text:p>
          </table:table-cell>
          <table:table-cell table:style-name="ce4" office:value-type="float" office:value="0.00304416">
            <text:p>0,00304416</text:p>
          </table:table-cell>
          <table:table-cell table:style-name="ce4" office:value-type="float" office:value="0.000002934">
            <text:p>0,000002934</text:p>
          </table:table-cell>
          <table:table-cell table:style-name="ce4" office:value-type="float" office:value="0.00878159">
            <text:p>0,00878159</text:p>
          </table:table-cell>
          <table:table-cell table:style-name="ce4" office:value-type="float" office:value="6.4642">
            <text:p>6,4642</text:p>
          </table:table-cell>
          <table:table-cell table:style-name="ce4" table:formula="of:=AVERAGE([.$H$4:.H381])" office:value-type="float" office:value="6.92766341269842">
            <text:p>6,92766341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7">
            <text:p>157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66">
            <text:p>66</text:p>
          </table:table-cell>
          <table:table-cell table:number-columns-repeated="1011"/>
        </table:table-row>
        <table:table-row table:style-name="ro1">
          <table:table-cell office:value-type="float" office:value="735">
            <text:p>735</text:p>
          </table:table-cell>
          <table:table-cell table:style-name="ce4" office:value-type="float" office:value="0.0016333">
            <text:p>0,0016333</text:p>
          </table:table-cell>
          <table:table-cell table:style-name="ce4" office:value-type="float" office:value="0.101142">
            <text:p>0,101142</text:p>
          </table:table-cell>
          <table:table-cell table:style-name="ce4" office:value-type="float" office:value="0.00480073">
            <text:p>0,00480073</text:p>
          </table:table-cell>
          <table:table-cell table:style-name="ce4" office:value-type="float" office:value="0.00428649">
            <text:p>0,00428649</text:p>
          </table:table-cell>
          <table:table-cell table:style-name="ce4" office:value-type="float" office:value="0.000003422">
            <text:p>0,000003422</text:p>
          </table:table-cell>
          <table:table-cell table:style-name="ce4" office:value-type="float" office:value="0.00881281">
            <text:p>0,00881281</text:p>
          </table:table-cell>
          <table:table-cell table:style-name="ce4" office:value-type="float" office:value="7.17983">
            <text:p>7,17983</text:p>
          </table:table-cell>
          <table:table-cell table:style-name="ce4" table:formula="of:=AVERAGE([.$H$4:.H382])" office:value-type="float" office:value="6.92832875989446">
            <text:p>6,92832875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57">
            <text:p>57</text:p>
          </table:table-cell>
          <table:table-cell table:number-columns-repeated="1011"/>
        </table:table-row>
        <table:table-row table:style-name="ro1">
          <table:table-cell office:value-type="float" office:value="736">
            <text:p>736</text:p>
          </table:table-cell>
          <table:table-cell table:style-name="ce4" office:value-type="float" office:value="0.00200953">
            <text:p>0,00200953</text:p>
          </table:table-cell>
          <table:table-cell table:style-name="ce4" office:value-type="float" office:value="0.0799342">
            <text:p>0,0799342</text:p>
          </table:table-cell>
          <table:table-cell table:style-name="ce4" office:value-type="float" office:value="0.00488943">
            <text:p>0,00488943</text:p>
          </table:table-cell>
          <table:table-cell table:style-name="ce4" office:value-type="float" office:value="0.0023468">
            <text:p>0,0023468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878544">
            <text:p>0,00878544</text:p>
          </table:table-cell>
          <table:table-cell table:style-name="ce4" office:value-type="float" office:value="8.65613">
            <text:p>8,65613</text:p>
          </table:table-cell>
          <table:table-cell table:style-name="ce4" table:formula="of:=AVERAGE([.$H$4:.H383])" office:value-type="float" office:value="6.93287560526316">
            <text:p>6,93287560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1">
            <text:p>181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37">
            <text:p>737</text:p>
          </table:table-cell>
          <table:table-cell table:style-name="ce4" office:value-type="float" office:value="0.00162695">
            <text:p>0,00162695</text:p>
          </table:table-cell>
          <table:table-cell table:style-name="ce4" office:value-type="float" office:value="0.0711608">
            <text:p>0,0711608</text:p>
          </table:table-cell>
          <table:table-cell table:style-name="ce4" office:value-type="float" office:value="0.00474611">
            <text:p>0,00474611</text:p>
          </table:table-cell>
          <table:table-cell table:style-name="ce4" office:value-type="float" office:value="0.00365653">
            <text:p>0,00365653</text:p>
          </table:table-cell>
          <table:table-cell table:style-name="ce4" office:value-type="float" office:value="0.000002793">
            <text:p>0,000002793</text:p>
          </table:table-cell>
          <table:table-cell table:style-name="ce4" office:value-type="float" office:value="0.0087941">
            <text:p>0,0087941</text:p>
          </table:table-cell>
          <table:table-cell table:style-name="ce4" office:value-type="float" office:value="9.11892">
            <text:p>9,11892</text:p>
          </table:table-cell>
          <table:table-cell table:style-name="ce4" table:formula="of:=AVERAGE([.$H$4:.H384])" office:value-type="float" office:value="6.93861325459318">
            <text:p>6,938613254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61">
            <text:p>61</text:p>
          </table:table-cell>
          <table:table-cell table:number-columns-repeated="1011"/>
        </table:table-row>
        <table:table-row table:style-name="ro1">
          <table:table-cell office:value-type="float" office:value="738">
            <text:p>738</text:p>
          </table:table-cell>
          <table:table-cell table:style-name="ce4" office:value-type="float" office:value="0.00159614">
            <text:p>0,00159614</text:p>
          </table:table-cell>
          <table:table-cell table:style-name="ce4" office:value-type="float" office:value="0.0386085">
            <text:p>0,0386085</text:p>
          </table:table-cell>
          <table:table-cell table:style-name="ce4" office:value-type="float" office:value="0.00437512">
            <text:p>0,00437512</text:p>
          </table:table-cell>
          <table:table-cell table:style-name="ce4" office:value-type="float" office:value="0.0249617">
            <text:p>0,0249617</text:p>
          </table:table-cell>
          <table:table-cell table:style-name="ce4" office:value-type="float" office:value="0.000002863">
            <text:p>0,000002863</text:p>
          </table:table-cell>
          <table:table-cell table:style-name="ce4" office:value-type="float" office:value="0.00878439">
            <text:p>0,00878439</text:p>
          </table:table-cell>
          <table:table-cell table:style-name="ce4" office:value-type="float" office:value="10.1215">
            <text:p>10,1215</text:p>
          </table:table-cell>
          <table:table-cell table:style-name="ce4" table:formula="of:=AVERAGE([.$H$4:.H385])" office:value-type="float" office:value="6.94694541884817">
            <text:p>6,94694541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float" office:value="739">
            <text:p>739</text:p>
          </table:table-cell>
          <table:table-cell table:style-name="ce4" office:value-type="float" office:value="0.00157086">
            <text:p>0,00157086</text:p>
          </table:table-cell>
          <table:table-cell table:style-name="ce4" office:value-type="float" office:value="0.0908837">
            <text:p>0,0908837</text:p>
          </table:table-cell>
          <table:table-cell table:style-name="ce4" office:value-type="float" office:value="0.00434969">
            <text:p>0,00434969</text:p>
          </table:table-cell>
          <table:table-cell table:style-name="ce4" office:value-type="float" office:value="0.0048529">
            <text:p>0,0048529</text:p>
          </table:table-cell>
          <table:table-cell table:style-name="ce4" office:value-type="float" office:value="0.000002794">
            <text:p>0,000002794</text:p>
          </table:table-cell>
          <table:table-cell table:style-name="ce4" office:value-type="float" office:value="0.00903463">
            <text:p>0,00903463</text:p>
          </table:table-cell>
          <table:table-cell table:style-name="ce4" office:value-type="float" office:value="7.8799">
            <text:p>7,8799</text:p>
          </table:table-cell>
          <table:table-cell table:style-name="ce4" table:formula="of:=AVERAGE([.$H$4:.H386])" office:value-type="float" office:value="6.94938133159269">
            <text:p>6,94938133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float" office:value="740">
            <text:p>740</text:p>
          </table:table-cell>
          <table:table-cell table:style-name="ce4" office:value-type="float" office:value="0.00158644">
            <text:p>0,00158644</text:p>
          </table:table-cell>
          <table:table-cell table:style-name="ce4" office:value-type="float" office:value="0.105033">
            <text:p>0,105033</text:p>
          </table:table-cell>
          <table:table-cell table:style-name="ce4" office:value-type="float" office:value="0.00310213">
            <text:p>0,00310213</text:p>
          </table:table-cell>
          <table:table-cell table:style-name="ce4" office:value-type="float" office:value="0.122222">
            <text:p>0,122222</text:p>
          </table:table-cell>
          <table:table-cell table:style-name="ce4" office:value-type="float" office:value="0.000003213">
            <text:p>0,000003213</text:p>
          </table:table-cell>
          <table:table-cell table:style-name="ce4" office:value-type="float" office:value="0.00925568">
            <text:p>0,00925568</text:p>
          </table:table-cell>
          <table:table-cell table:style-name="ce4" office:value-type="float" office:value="3.83696">
            <text:p>3,83696</text:p>
          </table:table-cell>
          <table:table-cell table:style-name="ce4" table:formula="of:=AVERAGE([.$H$4:.H387])" office:value-type="float" office:value="6.94127606770834">
            <text:p>6,941276067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office:value-type="float" office:value="741">
            <text:p>741</text:p>
          </table:table-cell>
          <table:table-cell table:style-name="ce4" office:value-type="float" office:value="0.00161863">
            <text:p>0,00161863</text:p>
          </table:table-cell>
          <table:table-cell table:style-name="ce4" office:value-type="float" office:value="0.105608">
            <text:p>0,105608</text:p>
          </table:table-cell>
          <table:table-cell table:style-name="ce4" office:value-type="float" office:value="0.00467976">
            <text:p>0,00467976</text:p>
          </table:table-cell>
          <table:table-cell table:style-name="ce4" office:value-type="float" office:value="0.0203401">
            <text:p>0,0203401</text:p>
          </table:table-cell>
          <table:table-cell table:style-name="ce4" office:value-type="float" office:value="0.000002933">
            <text:p>0,000002933</text:p>
          </table:table-cell>
          <table:table-cell table:style-name="ce4" office:value-type="float" office:value="0.00927398">
            <text:p>0,00927398</text:p>
          </table:table-cell>
          <table:table-cell table:style-name="ce4" office:value-type="float" office:value="6.30569">
            <text:p>6,30569</text:p>
          </table:table-cell>
          <table:table-cell table:style-name="ce4" table:formula="of:=AVERAGE([.$H$4:.H388])" office:value-type="float" office:value="6.9396251948052">
            <text:p>6,93962519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float" office:value="743">
            <text:p>743</text:p>
          </table:table-cell>
          <table:table-cell table:style-name="ce4" office:value-type="float" office:value="0.00153483">
            <text:p>0,00153483</text:p>
          </table:table-cell>
          <table:table-cell table:style-name="ce4" office:value-type="float" office:value="0.118487">
            <text:p>0,118487</text:p>
          </table:table-cell>
          <table:table-cell table:style-name="ce4" office:value-type="float" office:value="0.0048251">
            <text:p>0,0048251</text:p>
          </table:table-cell>
          <table:table-cell table:style-name="ce4" office:value-type="float" office:value="0.0101625">
            <text:p>0,0101625</text:p>
          </table:table-cell>
          <table:table-cell table:style-name="ce4" office:value-type="float" office:value="0.00000426">
            <text:p>0,00000426</text:p>
          </table:table-cell>
          <table:table-cell table:style-name="ce4" office:value-type="float" office:value="0.00983926">
            <text:p>0,00983926</text:p>
          </table:table-cell>
          <table:table-cell table:style-name="ce4" office:value-type="float" office:value="6.19962">
            <text:p>6,19962</text:p>
          </table:table-cell>
          <table:table-cell table:style-name="ce4" table:formula="of:=AVERAGE([.$H$4:.H389])" office:value-type="float" office:value="6.93770808290156">
            <text:p>6,937708082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744">
            <text:p>744</text:p>
          </table:table-cell>
          <table:table-cell table:style-name="ce4" office:value-type="float" office:value="0.00157834">
            <text:p>0,00157834</text:p>
          </table:table-cell>
          <table:table-cell table:style-name="ce4" office:value-type="float" office:value="0.111132">
            <text:p>0,111132</text:p>
          </table:table-cell>
          <table:table-cell table:style-name="ce4" office:value-type="float" office:value="0.00492128">
            <text:p>0,00492128</text:p>
          </table:table-cell>
          <table:table-cell table:style-name="ce4" office:value-type="float" office:value="0.00278659">
            <text:p>0,00278659</text:p>
          </table:table-cell>
          <table:table-cell table:style-name="ce4" office:value-type="float" office:value="0.000002514">
            <text:p>0,000002514</text:p>
          </table:table-cell>
          <table:table-cell table:style-name="ce4" office:value-type="float" office:value="0.00925379">
            <text:p>0,00925379</text:p>
          </table:table-cell>
          <table:table-cell table:style-name="ce4" office:value-type="float" office:value="6.7843">
            <text:p>6,7843</text:p>
          </table:table-cell>
          <table:table-cell table:style-name="ce4" table:formula="of:=AVERAGE([.$H$4:.H390])" office:value-type="float" office:value="6.93731167958657">
            <text:p>6,93731167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64">
            <text:p>64</text:p>
          </table:table-cell>
          <table:table-cell table:number-columns-repeated="1011"/>
        </table:table-row>
        <table:table-row table:style-name="ro1">
          <table:table-cell office:value-type="float" office:value="745">
            <text:p>745</text:p>
          </table:table-cell>
          <table:table-cell table:style-name="ce4" office:value-type="float" office:value="0.00176397">
            <text:p>0,00176397</text:p>
          </table:table-cell>
          <table:table-cell table:style-name="ce4" office:value-type="float" office:value="0.105597">
            <text:p>0,105597</text:p>
          </table:table-cell>
          <table:table-cell table:style-name="ce4" office:value-type="float" office:value="0.00498301">
            <text:p>0,00498301</text:p>
          </table:table-cell>
          <table:table-cell table:style-name="ce4" office:value-type="float" office:value="0.00301287">
            <text:p>0,00301287</text:p>
          </table:table-cell>
          <table:table-cell table:style-name="ce4" office:value-type="float" office:value="0.000002585">
            <text:p>0,000002585</text:p>
          </table:table-cell>
          <table:table-cell table:style-name="ce4" office:value-type="float" office:value="0.0092709">
            <text:p>0,0092709</text:p>
          </table:table-cell>
          <table:table-cell table:style-name="ce4" office:value-type="float" office:value="6.97763">
            <text:p>6,97763</text:p>
          </table:table-cell>
          <table:table-cell table:style-name="ce4" table:formula="of:=AVERAGE([.$H$4:.H391])" office:value-type="float" office:value="6.93741559278351">
            <text:p>6,937415592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63">
            <text:p>63</text:p>
          </table:table-cell>
          <table:table-cell table:number-columns-repeated="1011"/>
        </table:table-row>
        <table:table-row table:style-name="ro1">
          <table:table-cell office:value-type="float" office:value="746">
            <text:p>746</text:p>
          </table:table-cell>
          <table:table-cell table:style-name="ce4" office:value-type="float" office:value="0.00167646">
            <text:p>0,00167646</text:p>
          </table:table-cell>
          <table:table-cell table:style-name="ce4" office:value-type="float" office:value="0.0976741">
            <text:p>0,0976741</text:p>
          </table:table-cell>
          <table:table-cell table:style-name="ce4" office:value-type="float" office:value="0.00488321">
            <text:p>0,00488321</text:p>
          </table:table-cell>
          <table:table-cell table:style-name="ce4" office:value-type="float" office:value="0.00255206">
            <text:p>0,00255206</text:p>
          </table:table-cell>
          <table:table-cell table:style-name="ce4" office:value-type="float" office:value="0.000003003">
            <text:p>0,000003003</text:p>
          </table:table-cell>
          <table:table-cell table:style-name="ce4" office:value-type="float" office:value="0.00952652">
            <text:p>0,00952652</text:p>
          </table:table-cell>
          <table:table-cell table:style-name="ce4" office:value-type="float" office:value="7.43943">
            <text:p>7,43943</text:p>
          </table:table-cell>
          <table:table-cell table:style-name="ce4" table:formula="of:=AVERAGE([.$H$4:.H392])" office:value-type="float" office:value="6.93870611825193">
            <text:p>6,93870611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9">
            <text:p>69</text:p>
          </table:table-cell>
          <table:table-cell table:number-columns-repeated="1011"/>
        </table:table-row>
        <table:table-row table:style-name="ro1">
          <table:table-cell office:value-type="float" office:value="747">
            <text:p>747</text:p>
          </table:table-cell>
          <table:table-cell table:style-name="ce4" office:value-type="float" office:value="0.00180993">
            <text:p>0,00180993</text:p>
          </table:table-cell>
          <table:table-cell table:style-name="ce4" office:value-type="float" office:value="0.110092">
            <text:p>0,110092</text:p>
          </table:table-cell>
          <table:table-cell table:style-name="ce4" office:value-type="float" office:value="0.00492072">
            <text:p>0,00492072</text:p>
          </table:table-cell>
          <table:table-cell table:style-name="ce4" office:value-type="float" office:value="0.00292312">
            <text:p>0,00292312</text:p>
          </table:table-cell>
          <table:table-cell table:style-name="ce4" office:value-type="float" office:value="0.000002584">
            <text:p>0,000002584</text:p>
          </table:table-cell>
          <table:table-cell table:style-name="ce4" office:value-type="float" office:value="0.00919323">
            <text:p>0,00919323</text:p>
          </table:table-cell>
          <table:table-cell table:style-name="ce4" office:value-type="float" office:value="6.8252">
            <text:p>6,8252</text:p>
          </table:table-cell>
          <table:table-cell table:style-name="ce4" table:formula="of:=AVERAGE([.$H$4:.H393])" office:value-type="float" office:value="6.93841507692308">
            <text:p>6,93841507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59">
            <text:p>159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number-columns-repeated="1011"/>
        </table:table-row>
        <table:table-row table:style-name="ro1">
          <table:table-cell/>
          <table:table-cell table:formula="of:=AVERAGE([.B4:.B393])" office:value-type="float" office:value="0.00185491474358974">
            <text:p>0,0018549147</text:p>
          </table:table-cell>
          <table:table-cell table:formula="of:=AVERAGE([.C4:.C393])" office:value-type="float" office:value="0.0989873427179487">
            <text:p>0,0989873427</text:p>
          </table:table-cell>
          <table:table-cell table:formula="of:=AVERAGE([.D4:.D393])" office:value-type="float" office:value="0.00483917951156812">
            <text:p>0,0048391795</text:p>
          </table:table-cell>
          <table:table-cell table:formula="of:=AVERAGE([.E4:.E393])" office:value-type="float" office:value="0.0172571167435898">
            <text:p>0,0172571167</text:p>
          </table:table-cell>
          <table:table-cell table:formula="of:=AVERAGE([.F4:.F393])" office:value-type="float" office:value="0.00000299797435897436">
            <text:p>0,000002998</text:p>
          </table:table-cell>
          <table:table-cell table:formula="of:=AVERAGE([.G4:.G393])" office:value-type="float" office:value="0.00895525538461539">
            <text:p>0,0089552554</text:p>
          </table:table-cell>
          <table:table-cell table:formula="of:=AVERAGE([.H4:.H393])" office:value-type="float" office:value="6.93841507692308">
            <text:p>6,9384150769</text:p>
          </table:table-cell>
          <table:table-cell table:number-columns-repeated="1016"/>
        </table:table-row>
        <table:table-row table:style-name="ro4" table:number-rows-repeated="10481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office:forms form:automatic-focus="false" form:apply-design-mode="false"/>
        <table:shapes>
          <draw:frame draw:z-index="0" draw:name="Chart 1" draw:style-name="gr1" svg:width="26.885cm" svg:height="19.266cm" svg:x="2.46cm" svg:y="7.024cm">
            <draw:object draw:notify-on-update-of-ranges="Hoja3.B10:Hoja3.G10 Hoja3.A11:Hoja3.A11 Hoja3.B11:Hoja3.G11 Hoja3.A12:Hoja3.A12 Hoja3.B12:Hoja3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ce2"/>
        <table:table-column table:style-name="co10" table:default-cell-style-name="ce2"/>
        <table:table-column table:style-name="co20" table:default-cell-style-name="ce2"/>
        <table:table-column table:style-name="co3" table:default-cell-style-name="ce2"/>
        <table:table-column table:style-name="co14" table:default-cell-style-name="ce2"/>
        <table:table-column table:style-name="co4" table:number-columns-repeated="2" table:default-cell-style-name="ce2"/>
        <table:table-column table:style-name="co21" table:default-cell-style-name="ce2"/>
        <table:table-column table:style-name="co10" table:number-columns-repeated="249" table:default-cell-style-name="ce2"/>
        <table:table-column table:style-name="co10" table:number-columns-repeated="767" table:default-cell-style-name="Default"/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5">
          <table:table-cell/>
          <table:table-cell table:style-name="ce3" office:value-type="string">
            <text:p>Detección de</text:p>
            <text:p>Movimiento</text:p>
          </table:table-cell>
          <table:table-cell table:style-name="ce3" office:value-type="string">
            <text:p>Extracción y </text:p>
            <text:p>Descripción de Caract.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</text:p>
            <text:p>Imagen AR</text:p>
          </table:table-cell>
          <table:table-cell table:style-name="ce17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Pocesa==1</text:p>
          </table:table-cell>
          <table:table-cell table:style-name="ce15" office:value-type="float" office:value="0.00185491474358974">
            <text:p>0,00185491</text:p>
          </table:table-cell>
          <table:table-cell table:style-name="ce15" office:value-type="float" office:value="0.0989873427179487">
            <text:p>0,09898734</text:p>
          </table:table-cell>
          <table:table-cell table:style-name="ce15" office:value-type="float" office:value="0.00483917951156812">
            <text:p>0,00483918</text:p>
          </table:table-cell>
          <table:table-cell table:style-name="ce15" office:value-type="float" office:value="0.0172571167435898">
            <text:p>0,01725712</text:p>
          </table:table-cell>
          <table:table-cell table:style-name="ce15" office:value-type="float" office:value="0.00000299797435897436">
            <text:p>0,00000300</text:p>
          </table:table-cell>
          <table:table-cell table:style-name="ce15" office:value-type="float" office:value="0.00895525538461539">
            <text:p>0,00895526</text:p>
          </table:table-cell>
          <table:table-cell table:style-name="ce16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Todo el proceso</text:p>
          </table:table-cell>
          <table:table-cell table:style-name="ce15" office:value-type="float" office:value="0.00184481967479675">
            <text:p>0,00184482</text:p>
          </table:table-cell>
          <table:table-cell table:style-name="ce15" office:value-type="float" office:value="0.0505611543670151">
            <text:p>0,05056115</text:p>
          </table:table-cell>
          <table:table-cell table:style-name="ce15" office:value-type="float" office:value="0.00249662498953488">
            <text:p>0,00249662</text:p>
          </table:table-cell>
          <table:table-cell table:style-name="ce15" office:value-type="float" office:value="0.0139792305574913">
            <text:p>0,01397923</text:p>
          </table:table-cell>
          <table:table-cell table:style-name="ce15" office:value-type="float" office:value="0.00000159498490127758">
            <text:p>0,00000159</text:p>
          </table:table-cell>
          <table:table-cell table:style-name="ce15" office:value-type="float" office:value="0.004056387456446">
            <text:p>0,00405639</text:p>
          </table:table-cell>
          <table:table-cell table:style-name="ce16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office:value-type="string">
            <text:p>en ms:</text:p>
          </table:table-cell>
          <table:table-cell table:number-columns-repeated="1023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3">
          <table:table-cell/>
          <table:table-cell table:style-name="ce3" office:value-type="string">
            <text:p>Detección de movimiento</text:p>
          </table:table-cell>
          <table:table-cell table:style-name="ce3" office:value-type="string">
            <text:p>Extracción y </text:p>
            <text:p>descripción de</text:p>
            <text:p>Características</text:p>
          </table:table-cell>
          <table:table-cell table:style-name="ce3" office:value-type="string">
            <text:p>Correspondencias</text:p>
          </table:table-cell>
          <table:table-cell table:style-name="ce3" office:value-type="string">
            <text:p>Homografía</text:p>
          </table:table-cell>
          <table:table-cell table:style-name="ce3" office:value-type="string">
            <text:p>Comprobación</text:p>
            <text:p>convexidad y </text:p>
            <text:p>Vértices</text:p>
          </table:table-cell>
          <table:table-cell table:style-name="ce3" office:value-type="string">
            <text:p>Transf. Persp. Imagen AR</text:p>
          </table:table-cell>
          <table:table-cell table:style-name="ce17" office:value-type="string">
            <text:p>FPS Promedio</text:p>
          </table:table-cell>
          <table:table-cell table:number-columns-repeated="1016"/>
        </table:table-row>
        <table:table-row table:style-name="ro1">
          <table:table-cell office:value-type="string">
            <text:p>Método estándar</text:p>
          </table:table-cell>
          <table:table-cell table:style-name="ce16"/>
          <table:table-cell table:style-name="ce16" office:value-type="float" office:value="98.98">
            <text:p>98,9800</text:p>
          </table:table-cell>
          <table:table-cell table:style-name="ce16" office:value-type="float" office:value="4.83">
            <text:p>4,8300</text:p>
          </table:table-cell>
          <table:table-cell table:style-name="ce16" office:value-type="float" office:value="17.25">
            <text:p>17,2500</text:p>
          </table:table-cell>
          <table:table-cell table:style-name="ce16"/>
          <table:table-cell table:style-name="ce16" office:value-type="float" office:value="8.95525538461539">
            <text:p>8,9553</text:p>
          </table:table-cell>
          <table:table-cell table:style-name="ce16" office:value-type="float" office:value="6.93841507692308">
            <text:p>6,9384</text:p>
          </table:table-cell>
          <table:table-cell table:number-columns-repeated="1016"/>
        </table:table-row>
        <table:table-row table:style-name="ro1">
          <table:table-cell office:value-type="string">
            <text:p>Método propuesto</text:p>
          </table:table-cell>
          <table:table-cell table:style-name="ce16" office:value-type="float" office:value="1.84">
            <text:p>1,8400</text:p>
          </table:table-cell>
          <table:table-cell table:style-name="ce16" office:value-type="float" office:value="50.5">
            <text:p>50,5000</text:p>
          </table:table-cell>
          <table:table-cell table:style-name="ce16" office:value-type="float" office:value="2.49">
            <text:p>2,4900</text:p>
          </table:table-cell>
          <table:table-cell table:style-name="ce16" office:value-type="float" office:value="13.9">
            <text:p>13,9000</text:p>
          </table:table-cell>
          <table:table-cell table:style-name="ce16" office:value-type="float" office:value="0.00159498490127758">
            <text:p>0,0016</text:p>
          </table:table-cell>
          <table:table-cell table:style-name="ce16" office:value-type="float" office:value="4.056387456446">
            <text:p>4,0564</text:p>
          </table:table-cell>
          <table:table-cell table:style-name="ce16" office:value-type="float" office:value="28.351037804878">
            <text:p>28,3510</text:p>
          </table:table-cell>
          <table:table-cell table:number-columns-repeated="1016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ohit Hindi" svg:font-family="'Lohit Hindi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8"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ff99" fo:padding="0.071cm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2_5f_1_5f_1" style:display-name="Excel_CondFormat_2_1_1" style:family="table-cell" style:parent-style-name="Default">
      <style:table-cell-properties fo:background-color="#ffff99"/>
    </style:style>
    <style:style style:name="Sin_20_nombre2" style:display-name="Sin nombre2" style:family="table-cell" style:parent-style-name="Default">
      <style:table-cell-properties fo:background-color="#00ff00"/>
    </style:style>
    <style:style style:name="Sin_20_nombre3" style:display-name="Sin nombre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9:22:0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ian </dc:creator>
    <dc:date>2013-07-26T19:32:27</dc:date>
    <meta:editing-cycles>14</meta:editing-cycles>
    <meta:editing-duration>PT5H26M42S</meta:editing-duration>
    <meta:generator>LibreOffice/3.6$Linux_X86_64 LibreOffice_project/360m1$Build-2</meta:generator>
    <meta:document-statistic meta:table-count="3" meta:cell-count="172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8pt" style:font-size-asian="10.5pt" style:font-family-complex="Arial" style:font-size-complex="10.5pt"/>
    </style:style>
    <style:style style:name="ch3" style:family="chart">
      <style:chart-properties chart:vertical="true" chart:include-hidden-cells="fals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tick-mark-position="at-axis"/>
      <style:graphic-properties svg:stroke-color="#b3b3b3"/>
      <style:text-properties fo:color="#3c3c3c" fo:font-size="16pt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3c3c3c" fo:font-size="15pt" fo:font-weight="bold" style:font-size-asian="10.5pt" style:font-weight-asian="bold" style:font-family-complex="Arial" style:font-size-complex="10.5pt" style:font-weight-complex="bold"/>
    </style:style>
    <style:style style:name="ch6" style:family="chart" style:data-style-name="N116">
      <style:chart-properties chart:display-label="true" chart:logarithmic="false" chart:gap-width="77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6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3c3c3c" fo:font-size="15pt" fo:font-weight="bold" style:font-size-asian="10.5pt" style:font-weight-asian="bold" style:font-family-complex="Arial" style:font-size-complex="10.5pt" style:font-weight-complex="bold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ff0000" draw:opacity-name=""/>
      <style:text-properties fo:color="#3c3c3c" fo:font-size="14pt" style:font-size-asian="9pt" style:font-family-complex="Arial" style:font-size-complex="9pt"/>
    </style:style>
    <style:style style:name="ch10" style:family="chart" style:data-style-name="N116">
      <style:chart-properties chart:data-label-number="value" chart:data-label-text="false" chart:data-label-symbol="false" chart:label-position="avoid-overlap"/>
      <style:graphic-properties draw:stroke="none" svg:stroke-color="#3c3c3c" draw:fill-color="#579d1c"/>
      <style:text-properties fo:color="#3c3c3c" fo:font-size="14pt" style:font-size-asian="10pt" style:font-family-complex="Arial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6.886cm" svg:height="19.267cm" xlink:href=".." xlink:type="simple" chart:class="chart:bar" chart:row-mapping="0" chart:style-name="ch1">
        <chart:legend svg:x="5.225cm" svg:y="18.161cm" style:legend-expansion="custom" chartooo:width="16.24cm" chartooo:height="0.851cm" style:legend-expansion-aspect-ratio="19.0834312573443" chart:style-name="ch2"/>
        <chart:plot-area chart:style-name="ch3" table:cell-range-address="Hoja3.A10:Hoja3.G12" chart:data-source-has-labels="both" svg:x="0.422cm" svg:y="1.708cm" svg:width="25.727cm" svg:height="14.665cm">
          <chartooo:coordinate-region svg:x="7.259cm" svg:y="1.708cm" svg:width="17.677cm" svg:height="13.795cm"/>
          <chart:axis chart:dimension="x" chart:name="primary-x" chart:style-name="ch4" chartooo:axis-type="auto">
            <chartooo:date-scale/>
            <chart:title svg:x="0.001cm" svg:y="10.184cm" chart:style-name="ch5">
              <text:p>Proceso</text:p>
            </chart:title>
            <chart:categories table:cell-range-address="Hoja3.B10:Hoja3.G10"/>
          </chart:axis>
          <chart:axis chart:dimension="y" chart:name="primary-y" chart:style-name="ch6">
            <chart:title svg:x="10.325cm" svg:y="16.759cm" chart:style-name="ch7">
              <text:p>Tiempo promedio [ms]</text:p>
            </chart:title>
            <chart:grid chart:style-name="ch8" chart:class="major"/>
          </chart:axis>
          <chart:series chart:style-name="ch9" chart:values-cell-range-address="Hoja3.B11:Hoja3.G11" chart:label-cell-address="Hoja3.A11:Hoja3.A11" chart:class="chart:bar">
            <chart:data-point chart:repeated="6"/>
          </chart:series>
          <chart:series chart:style-name="ch10" chart:values-cell-range-address="Hoja3.B12:Hoja3.G12" chart:label-cell-address="Hoja3.A12:Hoja3.A1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ción de movimiento</text:p>
                <draw:g>
                  <svg:desc>Hoja3.B10:Hoja3.G10</svg:desc>
                </draw:g>
              </table:table-cell>
              <table:table-cell office:value-type="string">
                <text:p>Extracción y 
descripción de
Características</text:p>
              </table:table-cell>
              <table:table-cell office:value-type="string">
                <text:p>Correspondencias</text:p>
              </table:table-cell>
              <table:table-cell office:value-type="string">
                <text:p>Homografía</text:p>
              </table:table-cell>
              <table:table-cell office:value-type="string">
                <text:p>Comprobación
convexidad y 
Vértices</text:p>
              </table:table-cell>
              <table:table-cell office:value-type="string">
                <text:p>Transf. Persp. Imagen AR</text:p>
              </table:table-cell>
            </table:table-row>
          </table:table-header-rows>
          <table:table-rows>
            <table:table-row>
              <table:table-cell office:value-type="string">
                <text:p>Método estándar</text:p>
                <draw:g>
                  <svg:desc>Hoja3.A11:Hoja3.A11</svg:desc>
                </draw:g>
              </table:table-cell>
              <table:table-cell office:value-type="float" office:value="NaN">
                <text:p>NaN</text:p>
                <draw:g>
                  <svg:desc>Hoja3.B11:Hoja3.G11</svg:desc>
                </draw:g>
              </table:table-cell>
              <table:table-cell office:value-type="float" office:value="98.98">
                <text:p>98.98</text:p>
              </table:table-cell>
              <table:table-cell office:value-type="float" office:value="4.83">
                <text:p>4.83</text:p>
              </table:table-cell>
              <table:table-cell office:value-type="float" office:value="17.25">
                <text:p>17.25</text:p>
              </table:table-cell>
              <table:table-cell office:value-type="float" office:value="NaN">
                <text:p>NaN</text:p>
              </table:table-cell>
              <table:table-cell office:value-type="float" office:value="8.95525538461539">
                <text:p>8.95525538461539</text:p>
              </table:table-cell>
            </table:table-row>
            <table:table-row>
              <table:table-cell office:value-type="string">
                <text:p>Método propuesto</text:p>
                <draw:g>
                  <svg:desc>Hoja3.A12:Hoja3.A12</svg:desc>
                </draw:g>
              </table:table-cell>
              <table:table-cell office:value-type="float" office:value="1.84">
                <text:p>1.84</text:p>
                <draw:g>
                  <svg:desc>Hoja3.B12:Hoja3.G12</svg:desc>
                </draw:g>
              </table:table-cell>
              <table:table-cell office:value-type="float" office:value="50.5">
                <text:p>50.5</text:p>
              </table:table-cell>
              <table:table-cell office:value-type="float" office:value="2.49">
                <text:p>2.49</text:p>
              </table:table-cell>
              <table:table-cell office:value-type="float" office:value="13.9">
                <text:p>13.9</text:p>
              </table:table-cell>
              <table:table-cell office:value-type="float" office:value="0.00159498490127758">
                <text:p>0.00159498490127758</text:p>
              </table:table-cell>
              <table:table-cell office:value-type="float" office:value="4.056387456446">
                <text:p>4.056387456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